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3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63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2cm"/>
    </style:style>
    <style:style style:name="co8" style:family="table-column">
      <style:table-column-properties fo:break-before="auto" style:column-width="0.871cm"/>
    </style:style>
    <style:style style:name="co9" style:family="table-column">
      <style:table-column-properties fo:break-before="auto" style:column-width="1.057cm"/>
    </style:style>
    <style:style style:name="co10" style:family="table-column">
      <style:table-column-properties fo:break-before="auto" style:column-width="2.706cm"/>
    </style:style>
    <style:style style:name="co11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vg_dist" table:style-name="ta1">
        <table:shapes>
          <draw:frame draw:z-index="0" draw:style-name="gr1" draw:text-style-name="P1" svg:width="32.313cm" svg:height="16.161cm" svg:x="0cm" svg:y="0.071cm">
            <draw:object draw:notify-on-update-of-ranges="avg_dist.A1:avg_dist.A166 avg_dist.D1:avg_dist.D16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46.3333333333333" calcext:value-type="float">
            <text:p>46.3333333333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.3538461538462" calcext:value-type="float">
            <text:p>46.3538461538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.3714285714286" calcext:value-type="float">
            <text:p>46.3714285714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47.7733333333333" calcext:value-type="float">
            <text:p>47.7733333333</text:p>
          </table:table-cell>
          <table:table-cell office:value-type="float" office:value="4.82857142857143" calcext:value-type="float">
            <text:p>4.8285714286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49.16" calcext:value-type="float">
            <text:p>49.16</text:p>
          </table:table-cell>
          <table:table-cell office:value-type="float" office:value="6.42857142857143" calcext:value-type="float">
            <text:p>6.4285714286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.16" calcext:value-type="float">
            <text:p>49.16</text:p>
          </table:table-cell>
          <table:table-cell office:value-type="float" office:value="6.42857142857143" calcext:value-type="float">
            <text:p>6.4285714286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.16" calcext:value-type="float">
            <text:p>49.16</text:p>
          </table:table-cell>
          <table:table-cell office:value-type="float" office:value="6.42857142857143" calcext:value-type="float">
            <text:p>6.4285714286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0.8666666666667" calcext:value-type="float">
            <text:p>50.8666666667</text:p>
          </table:table-cell>
          <table:table-cell office:value-type="float" office:value="7.57142857142857" calcext:value-type="float">
            <text:p>7.5714285714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8666666666667" calcext:value-type="float">
            <text:p>50.8666666667</text:p>
          </table:table-cell>
          <table:table-cell office:value-type="float" office:value="7.57142857142857" calcext:value-type="float">
            <text:p>7.5714285714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8666666666667" calcext:value-type="float">
            <text:p>50.8666666667</text:p>
          </table:table-cell>
          <table:table-cell office:value-type="float" office:value="7.57142857142857" calcext:value-type="float">
            <text:p>7.5714285714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.8666666666667" calcext:value-type="float">
            <text:p>50.8666666667</text:p>
          </table:table-cell>
          <table:table-cell office:value-type="float" office:value="5.97142857142857" calcext:value-type="float">
            <text:p>5.9714285714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2.7866666666667" calcext:value-type="float">
            <text:p>52.7866666667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.8933333333333" calcext:value-type="float">
            <text:p>52.8933333333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2133333333333" calcext:value-type="float">
            <text:p>53.2133333333</text:p>
          </table:table-cell>
          <table:table-cell office:value-type="float" office:value="4.37142857142857" calcext:value-type="float">
            <text:p>4.3714285714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5.6666666666667" calcext:value-type="float">
            <text:p>55.6666666667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9866666666667" calcext:value-type="float">
            <text:p>55.9866666667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6.3066666666667" calcext:value-type="float">
            <text:p>56.3066666667</text:p>
          </table:table-cell>
          <table:table-cell office:value-type="float" office:value="5.51428571428571" calcext:value-type="float">
            <text:p>5.51428571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3466666666667" calcext:value-type="float">
            <text:p>55.3466666667</text:p>
          </table:table-cell>
          <table:table-cell office:value-type="float" office:value="4.14285714285714" calcext:value-type="float">
            <text:p>4.14285714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56.52" calcext:value-type="float">
            <text:p>56.52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.0533333333333" calcext:value-type="float">
            <text:p>57.0533333333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57.5866666666667" calcext:value-type="float">
            <text:p>57.5866666667</text:p>
          </table:table-cell>
          <table:table-cell office:value-type="float" office:value="5.97142857142857" calcext:value-type="float">
            <text:p>5.971428571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.6266666666667" calcext:value-type="float">
            <text:p>56.626666666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.4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0.1466666666667" calcext:value-type="float">
            <text:p>60.1466666667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5.74285714285714" calcext:value-type="float">
            <text:p>5.7428571429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9333333333333" calcext:value-type="float">
            <text:p>59.9333333333</text:p>
          </table:table-cell>
          <table:table-cell office:value-type="float" office:value="4.14285714285714" calcext:value-type="float">
            <text:p>4.1428571429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0.68" calcext:value-type="float">
            <text:p>60.68</text:p>
          </table:table-cell>
          <table:table-cell office:value-type="float" office:value="3.91428571428571" calcext:value-type="float">
            <text:p>3.9142857143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3.4533333333333" calcext:value-type="float">
            <text:p>63.4533333333</text:p>
          </table:table-cell>
          <table:table-cell office:value-type="float" office:value="5.05714285714286" calcext:value-type="float">
            <text:p>5.0571428571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3066666666667" calcext:value-type="float">
            <text:p>64.3066666667</text:p>
          </table:table-cell>
          <table:table-cell office:value-type="float" office:value="5.05714285714286" calcext:value-type="float">
            <text:p>5.0571428571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1333333333333" calcext:value-type="float">
            <text:p>63.1333333333</text:p>
          </table:table-cell>
          <table:table-cell office:value-type="float" office:value="3.91428571428571" calcext:value-type="float">
            <text:p>3.9142857143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88" calcext:value-type="float">
            <text:p>63.88</text:p>
          </table:table-cell>
          <table:table-cell office:value-type="float" office:value="4.14285714285714" calcext:value-type="float">
            <text:p>4.1428571429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4.6266666666667" calcext:value-type="float">
            <text:p>64.6266666667</text:p>
          </table:table-cell>
          <table:table-cell office:value-type="float" office:value="3.91428571428571" calcext:value-type="float">
            <text:p>3.91428571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7.2933333333333" calcext:value-type="float">
            <text:p>67.2933333333</text:p>
          </table:table-cell>
          <table:table-cell office:value-type="float" office:value="5.05714285714286" calcext:value-type="float">
            <text:p>5.0571428571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5.9066666666667" calcext:value-type="float">
            <text:p>65.9066666667</text:p>
          </table:table-cell>
          <table:table-cell office:value-type="float" office:value="5.05714285714286" calcext:value-type="float">
            <text:p>5.0571428571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.6533333333333" calcext:value-type="float">
            <text:p>66.6533333333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4" calcext:value-type="float">
            <text:p>67.4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9333333333333" calcext:value-type="float">
            <text:p>67.9333333333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8.4666666666667" calcext:value-type="float">
            <text:p>68.4666666667</text:p>
          </table:table-cell>
          <table:table-cell office:value-type="float" office:value="4.14285714285714" calcext:value-type="float">
            <text:p>4.1428571429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1.0266666666667" calcext:value-type="float">
            <text:p>71.0266666667</text:p>
          </table:table-cell>
          <table:table-cell office:value-type="float" office:value="4.82857142857143" calcext:value-type="float">
            <text:p>4.8285714286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1.56" calcext:value-type="float">
            <text:p>71.56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2" calcext:value-type="float">
            <text:p>72.2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84" calcext:value-type="float">
            <text:p>72.84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1.4533333333333" calcext:value-type="float">
            <text:p>71.4533333333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3.6933333333333" calcext:value-type="float">
            <text:p>73.6933333333</text:p>
          </table:table-cell>
          <table:table-cell office:value-type="float" office:value="3.91428571428572" calcext:value-type="float">
            <text:p>3.9142857143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4.2266666666667" calcext:value-type="float">
            <text:p>74.2266666667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8666666666667" calcext:value-type="float">
            <text:p>74.8666666667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6.8933333333334" calcext:value-type="float">
            <text:p>76.8933333333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5.5066666666667" calcext:value-type="float">
            <text:p>75.5066666667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5066666666667" calcext:value-type="float">
            <text:p>75.5066666667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2533333333334" calcext:value-type="float">
            <text:p>76.2533333333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8.0666666666667" calcext:value-type="float">
            <text:p>78.0666666667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9.88" calcext:value-type="float">
            <text:p>79.88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1.6933333333334" calcext:value-type="float">
            <text:p>81.6933333333</text:p>
          </table:table-cell>
          <table:table-cell office:value-type="float" office:value="3.91428571428572" calcext:value-type="float">
            <text:p>3.91428571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4133333333334" calcext:value-type="float">
            <text:p>80.4133333333</text:p>
          </table:table-cell>
          <table:table-cell office:value-type="float" office:value="3.91428571428572" calcext:value-type="float">
            <text:p>3.91428571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.1333333333334" calcext:value-type="float">
            <text:p>79.1333333333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6266666666667" calcext:value-type="float">
            <text:p>80.6266666667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0133333333333" calcext:value-type="float">
            <text:p>82.0133333333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0133333333333" calcext:value-type="float">
            <text:p>82.0133333333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76" calcext:value-type="float">
            <text:p>82.76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4.1466666666667" calcext:value-type="float">
            <text:p>84.1466666667</text:p>
          </table:table-cell>
          <table:table-cell office:value-type="float" office:value="3.68571428571429" calcext:value-type="float">
            <text:p>3.6857142857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3.72" calcext:value-type="float">
            <text:p>83.72</text:p>
          </table:table-cell>
          <table:table-cell office:value-type="float" office:value="3.91428571428572" calcext:value-type="float">
            <text:p>3.9142857143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4.37142857142857" calcext:value-type="float">
            <text:p>4.3714285714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-22.6" calcext:value-type="float">
            <text:p>-22.6</text:p>
          </table:table-cell>
          <table:table-cell office:value-type="float" office:value="1" calcext:value-type="float">
            <text:p>1</text:p>
          </table:table-cell>
          <table:table-cell office:value-type="float" office:value="83.9333333333333" calcext:value-type="float">
            <text:p>83.9333333333</text:p>
          </table:table-cell>
          <table:table-cell office:value-type="float" office:value="0.714285714285717" calcext:value-type="float">
            <text:p>0.7142857143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.1866666666667" calcext:value-type="float">
            <text:p>83.1866666667</text:p>
          </table:table-cell>
          <table:table-cell office:value-type="float" office:value="0.714285714285717" calcext:value-type="float">
            <text:p>0.7142857143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.36" calcext:value-type="float">
            <text:p>84.36</text:p>
          </table:table-cell>
          <table:table-cell office:value-type="float" office:value="0.714285714285717" calcext:value-type="float">
            <text:p>0.7142857143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.32" calcext:value-type="float">
            <text:p>85.32</text:p>
          </table:table-cell>
          <table:table-cell office:value-type="float" office:value="0.714285714285717" calcext:value-type="float">
            <text:p>0.7142857143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82.9733333333333" calcext:value-type="float">
            <text:p>82.9733333333</text:p>
          </table:table-cell>
          <table:table-cell office:value-type="float" office:value="-3.62857142857143" calcext:value-type="float">
            <text:p>-3.62857142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44" calcext:value-type="float">
            <text:p>82.44</text:p>
          </table:table-cell>
          <table:table-cell office:value-type="float" office:value="-4.08571428571428" calcext:value-type="float">
            <text:p>-4.0857142857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82.12" calcext:value-type="float">
            <text:p>82.12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82.8666666666667" calcext:value-type="float">
            <text:p>82.8666666667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8666666666667" calcext:value-type="float">
            <text:p>82.8666666667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8666666666667" calcext:value-type="float">
            <text:p>82.8666666667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.5066666666667" calcext:value-type="float">
            <text:p>83.5066666667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3.5066666666667" calcext:value-type="float">
            <text:p>83.5066666667</text:p>
          </table:table-cell>
          <table:table-cell office:value-type="float" office:value="-2.02857142857143" calcext:value-type="float">
            <text:p>-2.0285714286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3.5066666666667" calcext:value-type="float">
            <text:p>83.5066666667</text:p>
          </table:table-cell>
          <table:table-cell office:value-type="float" office:value="-2.25714285714285" calcext:value-type="float">
            <text:p>-2.2571428571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4.1466666666667" calcext:value-type="float">
            <text:p>84.146666666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82.44" calcext:value-type="float">
            <text:p>82.44</text:p>
          </table:table-cell>
          <table:table-cell office:value-type="float" office:value="-2.02857142857143" calcext:value-type="float">
            <text:p>-2.0285714286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2.3333333333333" calcext:value-type="float">
            <text:p>82.3333333333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2.3333333333333" calcext:value-type="float">
            <text:p>82.3333333333</text:p>
          </table:table-cell>
          <table:table-cell office:value-type="float" office:value="-1.57142857142857" calcext:value-type="float">
            <text:p>-1.5714285714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4.5733333333333" calcext:value-type="float">
            <text:p>84.5733333333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.32" calcext:value-type="float">
            <text:p>85.32</text:p>
          </table:table-cell>
          <table:table-cell office:value-type="float" office:value="-1.57142857142857" calcext:value-type="float">
            <text:p>-1.57142857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.5333333333333" calcext:value-type="float">
            <text:p>85.5333333333</text:p>
          </table:table-cell>
          <table:table-cell office:value-type="float" office:value="-1.34285714285714" calcext:value-type="float">
            <text:p>-1.34285714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5.7466666666667" calcext:value-type="float">
            <text:p>85.7466666667</text:p>
          </table:table-cell>
          <table:table-cell office:value-type="float" office:value="-1.11428571428571" calcext:value-type="float">
            <text:p>-1.11428571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.0933333333333" calcext:value-type="float">
            <text:p>88.0933333333</text:p>
          </table:table-cell>
          <table:table-cell office:value-type="float" office:value="2.31428571428572" calcext:value-type="float">
            <text:p>2.314285714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.0933333333333" calcext:value-type="float">
            <text:p>88.0933333333</text:p>
          </table:table-cell>
          <table:table-cell office:value-type="float" office:value="2.31428571428572" calcext:value-type="float">
            <text:p>2.31428571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8.6266666666667" calcext:value-type="float">
            <text:p>88.6266666667</text:p>
          </table:table-cell>
          <table:table-cell office:value-type="float" office:value="2.31428571428572" calcext:value-type="float">
            <text:p>2.3142857143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89.0533333333333" calcext:value-type="float">
            <text:p>89.0533333333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89.48" calcext:value-type="float">
            <text:p>89.48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90.0133333333333" calcext:value-type="float">
            <text:p>90.013333333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0133333333333" calcext:value-type="float">
            <text:p>90.013333333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0.3333333333333" calcext:value-type="float">
            <text:p>90.3333333333</text:p>
          </table:table-cell>
          <table:table-cell office:value-type="float" office:value="1.17142857142858" calcext:value-type="float">
            <text:p>1.1714285714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0.76" calcext:value-type="float">
            <text:p>90.76</text:p>
          </table:table-cell>
          <table:table-cell office:value-type="float" office:value="0.942857142857147" calcext:value-type="float">
            <text:p>0.94285714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76" calcext:value-type="float">
            <text:p>90.76</text:p>
          </table:table-cell>
          <table:table-cell office:value-type="float" office:value="0.942857142857147" calcext:value-type="float">
            <text:p>0.94285714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76" calcext:value-type="float">
            <text:p>90.76</text:p>
          </table:table-cell>
          <table:table-cell office:value-type="float" office:value="0.942857142857147" calcext:value-type="float">
            <text:p>0.9428571429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91.1866666666667" calcext:value-type="float">
            <text:p>91.1866666667</text:p>
          </table:table-cell>
          <table:table-cell office:value-type="float" office:value="0.48571428571429" calcext:value-type="float">
            <text:p>0.4857142857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93.32" calcext:value-type="float">
            <text:p>93.32</text:p>
          </table:table-cell>
          <table:table-cell office:value-type="float" office:value="0.257142857142861" calcext:value-type="float">
            <text:p>0.2571428571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3.96" calcext:value-type="float">
            <text:p>93.96</text:p>
          </table:table-cell>
          <table:table-cell office:value-type="float" office:value="0.48571428571429" calcext:value-type="float">
            <text:p>0.4857142857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4.4933333333333" calcext:value-type="float">
            <text:p>94.4933333333</text:p>
          </table:table-cell>
          <table:table-cell office:value-type="float" office:value="0.714285714285718" calcext:value-type="float">
            <text:p>0.7142857143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5.1333333333333" calcext:value-type="float">
            <text:p>95.1333333333</text:p>
          </table:table-cell>
          <table:table-cell office:value-type="float" office:value="0.942857142857146" calcext:value-type="float">
            <text:p>0.94285714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1333333333333" calcext:value-type="float">
            <text:p>95.1333333333</text:p>
          </table:table-cell>
          <table:table-cell office:value-type="float" office:value="0.942857142857146" calcext:value-type="float">
            <text:p>0.94285714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1333333333333" calcext:value-type="float">
            <text:p>95.1333333333</text:p>
          </table:table-cell>
          <table:table-cell office:value-type="float" office:value="0.942857142857146" calcext:value-type="float">
            <text:p>0.9428571429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95.56" calcext:value-type="float">
            <text:p>95.56</text:p>
          </table:table-cell>
          <table:table-cell office:value-type="float" office:value="0.714285714285718" calcext:value-type="float">
            <text:p>0.7142857143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95.9866666666667" calcext:value-type="float">
            <text:p>95.9866666667</text:p>
          </table:table-cell>
          <table:table-cell office:value-type="float" office:value="1.17142857142857" calcext:value-type="float">
            <text:p>1.1714285714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96.4133333333334" calcext:value-type="float">
            <text:p>96.4133333333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6.9466666666667" calcext:value-type="float">
            <text:p>96.9466666667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9466666666667" calcext:value-type="float">
            <text:p>96.9466666667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9466666666667" calcext:value-type="float">
            <text:p>96.9466666667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7.5866666666667" calcext:value-type="float">
            <text:p>97.5866666667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12" calcext:value-type="float">
            <text:p>98.12</text:p>
          </table:table-cell>
          <table:table-cell office:value-type="float" office:value="2.31428571428572" calcext:value-type="float">
            <text:p>2.31428571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98.5466666666667" calcext:value-type="float">
            <text:p>98.5466666667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98.9733333333334" calcext:value-type="float">
            <text:p>98.9733333333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9733333333334" calcext:value-type="float">
            <text:p>98.9733333333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9733333333334" calcext:value-type="float">
            <text:p>98.9733333333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99.5066666666667" calcext:value-type="float">
            <text:p>99.506666666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99.9333333333334" calcext:value-type="float">
            <text:p>99.9333333333</text:p>
          </table:table-cell>
          <table:table-cell office:value-type="float" office:value="0.714285714285719" calcext:value-type="float">
            <text:p>0.7142857143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.573333333333" calcext:value-type="float">
            <text:p>100.5733333333</text:p>
          </table:table-cell>
          <table:table-cell office:value-type="float" office:value="0.942857142857147" calcext:value-type="float">
            <text:p>0.9428571429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.213333333333" calcext:value-type="float">
            <text:p>101.2133333333</text:p>
          </table:table-cell>
          <table:table-cell office:value-type="float" office:value="1.17142857142858" calcext:value-type="float">
            <text:p>1.1714285714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1.64" calcext:value-type="float">
            <text:p>101.64</text:p>
          </table:table-cell>
          <table:table-cell office:value-type="float" office:value="0.942857142857147" calcext:value-type="float">
            <text:p>0.94285714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.64" calcext:value-type="float">
            <text:p>101.64</text:p>
          </table:table-cell>
          <table:table-cell office:value-type="float" office:value="0.942857142857147" calcext:value-type="float">
            <text:p>0.94285714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.64" calcext:value-type="float">
            <text:p>101.64</text:p>
          </table:table-cell>
          <table:table-cell office:value-type="float" office:value="0.942857142857147" calcext:value-type="float">
            <text:p>0.9428571429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173333333333" calcext:value-type="float">
            <text:p>102.1733333333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6" calcext:value-type="float">
            <text:p>102.6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3.026666666667" calcext:value-type="float">
            <text:p>103.0266666667</text:p>
          </table:table-cell>
          <table:table-cell office:value-type="float" office:value="2.54285714285715" calcext:value-type="float">
            <text:p>2.5428571429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3.453333333333" calcext:value-type="float">
            <text:p>103.4533333333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986666666667" calcext:value-type="float">
            <text:p>103.9866666667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986666666667" calcext:value-type="float">
            <text:p>103.9866666667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986666666667" calcext:value-type="float">
            <text:p>103.9866666667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.52" calcext:value-type="float">
            <text:p>104.52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.946666666667" calcext:value-type="float">
            <text:p>104.9466666667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5.266666666667" calcext:value-type="float">
            <text:p>105.2666666667</text:p>
          </table:table-cell>
          <table:table-cell office:value-type="float" office:value="3.22857142857143" calcext:value-type="float">
            <text:p>3.22857142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5.8" calcext:value-type="float">
            <text:p>105.8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6.333333333333" calcext:value-type="float">
            <text:p>106.3333333333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.333333333333" calcext:value-type="float">
            <text:p>106.3333333333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.333333333333" calcext:value-type="float">
            <text:p>106.3333333333</text:p>
          </table:table-cell>
          <table:table-cell office:value-type="float" office:value="3.45714285714286" calcext:value-type="float">
            <text:p>3.457142857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6.76" calcext:value-type="float">
            <text:p>106.7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7.186666666667" calcext:value-type="float">
            <text:p>107.1866666667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4" calcext:value-type="float">
            <text:p>107.4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613333333333" calcext:value-type="float">
            <text:p>107.6133333333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8.04" calcext:value-type="float">
            <text:p>108.04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.04" calcext:value-type="float">
            <text:p>108.04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.04" calcext:value-type="float">
            <text:p>108.04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.466666666667" calcext:value-type="float">
            <text:p>108.4666666667</text:p>
          </table:table-cell>
          <table:table-cell office:value-type="float" office:value="2.54285714285715" calcext:value-type="float">
            <text:p>2.5428571429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8.786666666667" calcext:value-type="float">
            <text:p>108.7866666667</text:p>
          </table:table-cell>
          <table:table-cell office:value-type="float" office:value="2.54285714285715" calcext:value-type="float">
            <text:p>2.5428571429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9.106666666667" calcext:value-type="float">
            <text:p>109.10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9.533333333333" calcext:value-type="float">
            <text:p>109.5333333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9.853333333333" calcext:value-type="float">
            <text:p>109.8533333333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.853333333333" calcext:value-type="float">
            <text:p>109.8533333333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.853333333333" calcext:value-type="float">
            <text:p>109.8533333333</text:p>
          </table:table-cell>
          <table:table-cell office:value-type="float" office:value="2.77142857142857" calcext:value-type="float">
            <text:p>2.7714285714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0.173333333333" calcext:value-type="float">
            <text:p>110.1733333333</text:p>
          </table:table-cell>
          <table:table-cell office:value-type="float" office:value="2.54285714285715" calcext:value-type="float">
            <text:p>2.5428571429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0.493333333333" calcext:value-type="float">
            <text:p>110.4933333333</text:p>
          </table:table-cell>
          <table:table-cell office:value-type="float" office:value="2.54285714285715" calcext:value-type="float">
            <text:p>2.5428571429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0.92" calcext:value-type="float">
            <text:p>110.92</text:p>
          </table:table-cell>
          <table:table-cell office:value-type="float" office:value="2.31428571428572" calcext:value-type="float">
            <text:p>2.3142857143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24" calcext:value-type="float">
            <text:p>111.24</text:p>
          </table:table-cell>
          <table:table-cell office:value-type="float" office:value="2.08571428571429" calcext:value-type="float">
            <text:p>2.0857142857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56" calcext:value-type="float">
            <text:p>111.56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56" calcext:value-type="float">
            <text:p>111.56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1.88" calcext:value-type="float">
            <text:p>111.88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2.2" calcext:value-type="float">
            <text:p>112.2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2.626666666667" calcext:value-type="float">
            <text:p>112.6266666667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3.053333333333" calcext:value-type="float">
            <text:p>113.0533333333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3.373333333333" calcext:value-type="float">
            <text:p>113.3733333333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.373333333333" calcext:value-type="float">
            <text:p>113.3733333333</text:p>
          </table:table-cell>
          <table:table-cell office:value-type="float" office:value="1.85714285714286" calcext:value-type="float">
            <text:p>1.8571428571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3.586666666667" calcext:value-type="float">
            <text:p>113.5866666667</text:p>
          </table:table-cell>
          <table:table-cell office:value-type="float" office:value="1.62857142857143" calcext:value-type="float">
            <text:p>1.6285714286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3.906666666667" calcext:value-type="float">
            <text:p>113.906666666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4.226666666667" calcext:value-type="float">
            <text:p>114.226666666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4.44" calcext:value-type="float">
            <text:p>114.44</text:p>
          </table:table-cell>
          <table:table-cell office:value-type="float" office:value="1.4" calcext:value-type="float">
            <text:p>1.4</text:p>
          </table:table-cell>
        </table:table-row>
      </table:table>
      <table:table table:name="fact_dist" table:style-name="ta1">
        <table:shapes>
          <draw:frame draw:z-index="0" draw:style-name="gr1" draw:text-style-name="P1" svg:width="31.843cm" svg:height="15.971cm" svg:x="0cm" svg:y="0cm">
            <draw:object draw:notify-on-update-of-ranges="fact_dist.A1:fact_dist.A267 fact_dist.D1:fact_dist.D26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.8435347303204" calcext:value-type="float">
            <text:p>48.8435347303</text:p>
          </table:table-cell>
          <table:table-cell office:value-type="float" office:value="3.80706441049299" calcext:value-type="float">
            <text:p>3.8070644105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55.1148277842564" calcext:value-type="float">
            <text:p>55.1148277843</text:p>
          </table:table-cell>
          <table:table-cell office:value-type="float" office:value="10.2849450873451" calcext:value-type="float">
            <text:p>10.2849450873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60.1318622274051" calcext:value-type="float">
            <text:p>60.1318622274</text:p>
          </table:table-cell>
          <table:table-cell office:value-type="float" office:value="14.8194615611416" calcext:value-type="float">
            <text:p>14.8194615611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.4254897819241" calcext:value-type="float">
            <text:p>57.4254897819</text:p>
          </table:table-cell>
          <table:table-cell office:value-type="float" office:value="11.2736230927991" calcext:value-type="float">
            <text:p>11.2736230928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2603918255393" calcext:value-type="float">
            <text:p>55.2603918255</text:p>
          </table:table-cell>
          <table:table-cell office:value-type="float" office:value="8.79153616495937" calcext:value-type="float">
            <text:p>8.791536165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5283134604314" calcext:value-type="float">
            <text:p>53.5283134604</text:p>
          </table:table-cell>
          <table:table-cell office:value-type="float" office:value="7.05407531547156" calcext:value-type="float">
            <text:p>7.0540753155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.1426507683451" calcext:value-type="float">
            <text:p>52.1426507683</text:p>
          </table:table-cell>
          <table:table-cell office:value-type="float" office:value="5.83785272083009" calcext:value-type="float">
            <text:p>5.8378527208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0341206146761" calcext:value-type="float">
            <text:p>51.0341206147</text:p>
          </table:table-cell>
          <table:table-cell office:value-type="float" office:value="4.98649690458106" calcext:value-type="float">
            <text:p>4.9864969046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50.1472964917409" calcext:value-type="float">
            <text:p>50.1472964917</text:p>
          </table:table-cell>
          <table:table-cell office:value-type="float" office:value="4.87054783320674" calcext:value-type="float">
            <text:p>4.8705478332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49.4378371933927" calcext:value-type="float">
            <text:p>49.4378371934</text:p>
          </table:table-cell>
          <table:table-cell office:value-type="float" office:value="4.78938348324472" calcext:value-type="float">
            <text:p>4.789383483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57.1902697547142" calcext:value-type="float">
            <text:p>57.1902697547</text:p>
          </table:table-cell>
          <table:table-cell office:value-type="float" office:value="10.9725684382713" calcext:value-type="float">
            <text:p>10.9725684383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63.3922158037714" calcext:value-type="float">
            <text:p>63.3922158038</text:p>
          </table:table-cell>
          <table:table-cell office:value-type="float" office:value="15.3007979067899" calcext:value-type="float">
            <text:p>15.3007979068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68.3537726430171" calcext:value-type="float">
            <text:p>68.353772643</text:p>
          </table:table-cell>
          <table:table-cell office:value-type="float" office:value="18.3305585347529" calcext:value-type="float">
            <text:p>18.3305585348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4.3230181144137" calcext:value-type="float">
            <text:p>64.3230181144</text:p>
          </table:table-cell>
          <table:table-cell office:value-type="float" office:value="14.2113909743271" calcext:value-type="float">
            <text:p>14.2113909743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1.0984144915309" calcext:value-type="float">
            <text:p>61.0984144915</text:p>
          </table:table-cell>
          <table:table-cell office:value-type="float" office:value="11.3279736820289" calcext:value-type="float">
            <text:p>11.327973682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.8387315932248" calcext:value-type="float">
            <text:p>58.8387315932</text:p>
          </table:table-cell>
          <table:table-cell office:value-type="float" office:value="8.82958157742026" calcext:value-type="float">
            <text:p>8.8295815774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.0309852745798" calcext:value-type="float">
            <text:p>57.0309852746</text:p>
          </table:table-cell>
          <table:table-cell office:value-type="float" office:value="7.08070710419418" calcext:value-type="float">
            <text:p>7.0807071042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5847882196639" calcext:value-type="float">
            <text:p>55.5847882197</text:p>
          </table:table-cell>
          <table:table-cell office:value-type="float" office:value="5.85649497293593" calcext:value-type="float">
            <text:p>5.8564949729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.4278305757311" calcext:value-type="float">
            <text:p>54.4278305757</text:p>
          </table:table-cell>
          <table:table-cell office:value-type="float" office:value="4.99954648105515" calcext:value-type="float">
            <text:p>4.9995464811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3.5022644605849" calcext:value-type="float">
            <text:p>53.5022644606</text:p>
          </table:table-cell>
          <table:table-cell office:value-type="float" office:value="4.3996825367386" calcext:value-type="float">
            <text:p>4.3996825367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61.0818115684679" calcext:value-type="float">
            <text:p>61.0818115685</text:p>
          </table:table-cell>
          <table:table-cell office:value-type="float" office:value="10.699777775717" calcext:value-type="float">
            <text:p>10.6997777757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67.1454492547743" calcext:value-type="float">
            <text:p>67.1454492548</text:p>
          </table:table-cell>
          <table:table-cell office:value-type="float" office:value="15.1098444430019" calcext:value-type="float">
            <text:p>15.109844443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9963594038195" calcext:value-type="float">
            <text:p>63.9963594038</text:p>
          </table:table-cell>
          <table:table-cell office:value-type="float" office:value="11.4768911101013" calcext:value-type="float">
            <text:p>11.4768911101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.4770875230556" calcext:value-type="float">
            <text:p>61.4770875231</text:p>
          </table:table-cell>
          <table:table-cell office:value-type="float" office:value="8.93382377707094" calcext:value-type="float">
            <text:p>8.9338237771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4616700184445" calcext:value-type="float">
            <text:p>59.4616700184</text:p>
          </table:table-cell>
          <table:table-cell office:value-type="float" office:value="7.15367664394966" calcext:value-type="float">
            <text:p>7.15367664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.1693360147556" calcext:value-type="float">
            <text:p>58.1693360148</text:p>
          </table:table-cell>
          <table:table-cell office:value-type="float" office:value="5.90757365076476" calcext:value-type="float">
            <text:p>5.90757365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.1354688118045" calcext:value-type="float">
            <text:p>57.1354688118</text:p>
          </table:table-cell>
          <table:table-cell office:value-type="float" office:value="5.03530155553533" calcext:value-type="float">
            <text:p>5.03530155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.3083750494436" calcext:value-type="float">
            <text:p>56.3083750494</text:p>
          </table:table-cell>
          <table:table-cell office:value-type="float" office:value="4.42471108887473" calcext:value-type="float">
            <text:p>4.42471108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6467000395549" calcext:value-type="float">
            <text:p>55.6467000396</text:p>
          </table:table-cell>
          <table:table-cell office:value-type="float" office:value="3.99729776221231" calcext:value-type="float">
            <text:p>3.997297762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62.1573600316439" calcext:value-type="float">
            <text:p>62.1573600316</text:p>
          </table:table-cell>
          <table:table-cell office:value-type="float" office:value="7.05810843354862" calcext:value-type="float">
            <text:p>7.058108433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67.3658880253151" calcext:value-type="float">
            <text:p>67.3658880253</text:p>
          </table:table-cell>
          <table:table-cell office:value-type="float" office:value="9.20067590348403" calcext:value-type="float">
            <text:p>9.200675903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71.5327104202521" calcext:value-type="float">
            <text:p>71.5327104203</text:p>
          </table:table-cell>
          <table:table-cell office:value-type="float" office:value="10.7004731324388" calcext:value-type="float">
            <text:p>10.7004731324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8.1461683362017" calcext:value-type="float">
            <text:p>68.1461683362</text:p>
          </table:table-cell>
          <table:table-cell office:value-type="float" office:value="8.87033119270718" calcext:value-type="float">
            <text:p>8.8703311927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5.4369346689613" calcext:value-type="float">
            <text:p>65.436934669</text:p>
          </table:table-cell>
          <table:table-cell office:value-type="float" office:value="7.58923183489502" calcext:value-type="float">
            <text:p>7.5892318349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3.5895477351691" calcext:value-type="float">
            <text:p>63.5895477352</text:p>
          </table:table-cell>
          <table:table-cell office:value-type="float" office:value="6.69246228442652" calcext:value-type="float">
            <text:p>6.6924622844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2.1116381881353" calcext:value-type="float">
            <text:p>62.1116381881</text:p>
          </table:table-cell>
          <table:table-cell office:value-type="float" office:value="6.06472359909856" calcext:value-type="float">
            <text:p>6.0647235991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1.2493105505082" calcext:value-type="float">
            <text:p>61.2493105505</text:p>
          </table:table-cell>
          <table:table-cell office:value-type="float" office:value="5.14530651936899" calcext:value-type="float">
            <text:p>5.145306519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.5594484404066" calcext:value-type="float">
            <text:p>60.5594484404</text:p>
          </table:table-cell>
          <table:table-cell office:value-type="float" office:value="4.5017145635583" calcext:value-type="float">
            <text:p>4.5017145636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66.7275587523253" calcext:value-type="float">
            <text:p>66.7275587523</text:p>
          </table:table-cell>
          <table:table-cell office:value-type="float" office:value="7.41120019449081" calcext:value-type="float">
            <text:p>7.4112001945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71.6620470018602" calcext:value-type="float">
            <text:p>71.6620470019</text:p>
          </table:table-cell>
          <table:table-cell office:value-type="float" office:value="9.44784013614357" calcext:value-type="float">
            <text:p>9.4478401361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75.6096376014882" calcext:value-type="float">
            <text:p>75.6096376015</text:p>
          </table:table-cell>
          <table:table-cell office:value-type="float" office:value="10.8734880953005" calcext:value-type="float">
            <text:p>10.8734880953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2.0477100811905" calcext:value-type="float">
            <text:p>72.0477100812</text:p>
          </table:table-cell>
          <table:table-cell office:value-type="float" office:value="8.99144166671035" calcext:value-type="float">
            <text:p>8.9914416667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9.1981680649524" calcext:value-type="float">
            <text:p>69.198168065</text:p>
          </table:table-cell>
          <table:table-cell office:value-type="float" office:value="7.67400916669724" calcext:value-type="float">
            <text:p>7.6740091667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2385344519619" calcext:value-type="float">
            <text:p>67.238534452</text:p>
          </table:table-cell>
          <table:table-cell office:value-type="float" office:value="6.27180641668807" calcext:value-type="float">
            <text:p>6.2718064167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.6708275615696" calcext:value-type="float">
            <text:p>65.6708275616</text:p>
          </table:table-cell>
          <table:table-cell office:value-type="float" office:value="5.29026449168165" calcext:value-type="float">
            <text:p>5.2902644917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4166620492557" calcext:value-type="float">
            <text:p>64.4166620493</text:p>
          </table:table-cell>
          <table:table-cell office:value-type="float" office:value="4.60318514417715" calcext:value-type="float">
            <text:p>4.60318514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7333296394045" calcext:value-type="float">
            <text:p>63.7333296394</text:p>
          </table:table-cell>
          <table:table-cell office:value-type="float" office:value="4.12222960092401" calcext:value-type="float">
            <text:p>4.12222960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1866637115236" calcext:value-type="float">
            <text:p>63.1866637115</text:p>
          </table:table-cell>
          <table:table-cell office:value-type="float" office:value="3.7855607206468" calcext:value-type="float">
            <text:p>3.7855607206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8.1893309692189" calcext:value-type="float">
            <text:p>68.1893309692</text:p>
          </table:table-cell>
          <table:table-cell office:value-type="float" office:value="5.94989250445276" calcext:value-type="float">
            <text:p>5.949892504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2.1914647753751" calcext:value-type="float">
            <text:p>72.1914647754</text:p>
          </table:table-cell>
          <table:table-cell office:value-type="float" office:value="7.46492475311694" calcext:value-type="float">
            <text:p>7.4649247531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5.3931718203001" calcext:value-type="float">
            <text:p>75.3931718203</text:p>
          </table:table-cell>
          <table:table-cell office:value-type="float" office:value="8.52544732718186" calcext:value-type="float">
            <text:p>8.5254473272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8345374562401" calcext:value-type="float">
            <text:p>72.8345374562</text:p>
          </table:table-cell>
          <table:table-cell office:value-type="float" office:value="6.8678131290273" calcext:value-type="float">
            <text:p>6.867813129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.7876299649921" calcext:value-type="float">
            <text:p>70.787629965</text:p>
          </table:table-cell>
          <table:table-cell office:value-type="float" office:value="5.70746919031911" calcext:value-type="float">
            <text:p>5.7074691903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.1501039719937" calcext:value-type="float">
            <text:p>69.150103972</text:p>
          </table:table-cell>
          <table:table-cell office:value-type="float" office:value="4.89522843322338" calcext:value-type="float">
            <text:p>4.8952284332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8400831775949" calcext:value-type="float">
            <text:p>67.8400831776</text:p>
          </table:table-cell>
          <table:table-cell office:value-type="float" office:value="4.32665990325636" calcext:value-type="float">
            <text:p>4.3266599033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112066542076" calcext:value-type="float">
            <text:p>67.1120665421</text:p>
          </table:table-cell>
          <table:table-cell office:value-type="float" office:value="3.92866193227945" calcext:value-type="float">
            <text:p>3.9286619323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.5296532336608" calcext:value-type="float">
            <text:p>66.5296532337</text:p>
          </table:table-cell>
          <table:table-cell office:value-type="float" office:value="3.65006335259562" calcext:value-type="float">
            <text:p>3.6500633526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.5437225869286" calcext:value-type="float">
            <text:p>70.5437225869</text:p>
          </table:table-cell>
          <table:table-cell office:value-type="float" office:value="5.85504434681693" calcext:value-type="float">
            <text:p>5.8550443468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3.7549780695429" calcext:value-type="float">
            <text:p>73.7549780695</text:p>
          </table:table-cell>
          <table:table-cell office:value-type="float" office:value="7.39853104277185" calcext:value-type="float">
            <text:p>7.3985310428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1639824556343" calcext:value-type="float">
            <text:p>72.1639824556</text:p>
          </table:table-cell>
          <table:table-cell office:value-type="float" office:value="6.0789717299403" calcext:value-type="float">
            <text:p>6.0789717299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.8911859645075" calcext:value-type="float">
            <text:p>70.8911859645</text:p>
          </table:table-cell>
          <table:table-cell office:value-type="float" office:value="5.15528021095821" calcext:value-type="float">
            <text:p>5.155280211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9.872948771606" calcext:value-type="float">
            <text:p>69.8729487716</text:p>
          </table:table-cell>
          <table:table-cell office:value-type="float" office:value="4.98869614767075" calcext:value-type="float">
            <text:p>4.9886961477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9.0583590172848" calcext:value-type="float">
            <text:p>69.0583590173</text:p>
          </table:table-cell>
          <table:table-cell office:value-type="float" office:value="4.87208730336952" calcext:value-type="float">
            <text:p>4.8720873034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8.4066872138278" calcext:value-type="float">
            <text:p>68.4066872138</text:p>
          </table:table-cell>
          <table:table-cell office:value-type="float" office:value="4.79046111235867" calcext:value-type="float">
            <text:p>4.7904611124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2053497710623" calcext:value-type="float">
            <text:p>68.2053497711</text:p>
          </table:table-cell>
          <table:table-cell office:value-type="float" office:value="4.25332277865107" calcext:value-type="float">
            <text:p>4.2533227787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0442798168498" calcext:value-type="float">
            <text:p>68.0442798168</text:p>
          </table:table-cell>
          <table:table-cell office:value-type="float" office:value="3.87732594505575" calcext:value-type="float">
            <text:p>3.8773259451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1.7554238534798" calcext:value-type="float">
            <text:p>71.7554238535</text:p>
          </table:table-cell>
          <table:table-cell office:value-type="float" office:value="4.09412816153902" calcext:value-type="float">
            <text:p>4.0941281615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4.7243390827839" calcext:value-type="float">
            <text:p>74.7243390828</text:p>
          </table:table-cell>
          <table:table-cell office:value-type="float" office:value="4.24588971307732" calcext:value-type="float">
            <text:p>4.2458897131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7.0994712662271" calcext:value-type="float">
            <text:p>77.0994712662</text:p>
          </table:table-cell>
          <table:table-cell office:value-type="float" office:value="4.35212279915412" calcext:value-type="float">
            <text:p>4.3521227992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8.9995770129817" calcext:value-type="float">
            <text:p>78.999577013</text:p>
          </table:table-cell>
          <table:table-cell office:value-type="float" office:value="4.42648595940789" calcext:value-type="float">
            <text:p>4.4264859594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0.5196616103853" calcext:value-type="float">
            <text:p>80.5196616104</text:p>
          </table:table-cell>
          <table:table-cell office:value-type="float" office:value="4.47854017158552" calcext:value-type="float">
            <text:p>4.47854017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5196616103853" calcext:value-type="float">
            <text:p>80.5196616104</text:p>
          </table:table-cell>
          <table:table-cell office:value-type="float" office:value="4.47854017158552" calcext:value-type="float">
            <text:p>4.47854017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5196616103853" calcext:value-type="float">
            <text:p>80.5196616104</text:p>
          </table:table-cell>
          <table:table-cell office:value-type="float" office:value="4.47854017158552" calcext:value-type="float">
            <text:p>4.4785401716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6788667445173" calcext:value-type="float">
            <text:p>75.6788667445</text:p>
          </table:table-cell>
          <table:table-cell office:value-type="float" office:value="3.50713927885383" calcext:value-type="float">
            <text:p>3.5071392789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6630933956139" calcext:value-type="float">
            <text:p>74.6630933956</text:p>
          </table:table-cell>
          <table:table-cell office:value-type="float" office:value="3.35499749519768" calcext:value-type="float">
            <text:p>3.3549974952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.8504747164911" calcext:value-type="float">
            <text:p>73.8504747165</text:p>
          </table:table-cell>
          <table:table-cell office:value-type="float" office:value="3.24849824663838" calcext:value-type="float">
            <text:p>3.2484982466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6.4003797731929" calcext:value-type="float">
            <text:p>76.4003797732</text:p>
          </table:table-cell>
          <table:table-cell office:value-type="float" office:value="4.13394877264686" calcext:value-type="float">
            <text:p>4.1339487726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8.4403038185543" calcext:value-type="float">
            <text:p>78.4403038186</text:p>
          </table:table-cell>
          <table:table-cell office:value-type="float" office:value="4.75376414085281" calcext:value-type="float">
            <text:p>4.753764140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0.0722430548434" calcext:value-type="float">
            <text:p>80.0722430548</text:p>
          </table:table-cell>
          <table:table-cell office:value-type="float" office:value="5.18763489859696" calcext:value-type="float">
            <text:p>5.1876348986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1.3777944438747" calcext:value-type="float">
            <text:p>81.3777944439</text:p>
          </table:table-cell>
          <table:table-cell office:value-type="float" office:value="5.49134442901788" calcext:value-type="float">
            <text:p>5.491344429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.2222355550998" calcext:value-type="float">
            <text:p>79.2222355551</text:p>
          </table:table-cell>
          <table:table-cell office:value-type="float" office:value="4.74394110031251" calcext:value-type="float">
            <text:p>4.7439411003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.4977884440798" calcext:value-type="float">
            <text:p>77.4977884441</text:p>
          </table:table-cell>
          <table:table-cell office:value-type="float" office:value="4.22075877021876" calcext:value-type="float">
            <text:p>4.2207587702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1182307552639" calcext:value-type="float">
            <text:p>76.1182307553</text:p>
          </table:table-cell>
          <table:table-cell office:value-type="float" office:value="3.85453113915313" calcext:value-type="float">
            <text:p>3.8545311392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3345846042111" calcext:value-type="float">
            <text:p>75.3345846042</text:p>
          </table:table-cell>
          <table:table-cell office:value-type="float" office:value="3.59817179740719" calcext:value-type="float">
            <text:p>3.5981717974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7076676833689" calcext:value-type="float">
            <text:p>74.7076676834</text:p>
          </table:table-cell>
          <table:table-cell office:value-type="float" office:value="3.41872025818503" calcext:value-type="float">
            <text:p>3.4187202582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7.0861341466951" calcext:value-type="float">
            <text:p>77.0861341467</text:p>
          </table:table-cell>
          <table:table-cell office:value-type="float" office:value="4.25310418072952" calcext:value-type="float">
            <text:p>4.253104180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8.9889073173561" calcext:value-type="float">
            <text:p>78.9889073174</text:p>
          </table:table-cell>
          <table:table-cell office:value-type="float" office:value="4.83717292651067" calcext:value-type="float">
            <text:p>4.8371729265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0.5111258538849" calcext:value-type="float">
            <text:p>80.5111258539</text:p>
          </table:table-cell>
          <table:table-cell office:value-type="float" office:value="5.24602104855747" calcext:value-type="float">
            <text:p>5.2460210486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1.7289006831079" calcext:value-type="float">
            <text:p>81.7289006831</text:p>
          </table:table-cell>
          <table:table-cell office:value-type="float" office:value="5.53221473399023" calcext:value-type="float">
            <text:p>5.532214734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2.7031205464863" calcext:value-type="float">
            <text:p>82.7031205465</text:p>
          </table:table-cell>
          <table:table-cell office:value-type="float" office:value="5.73255031379316" calcext:value-type="float">
            <text:p>5.7325503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7031205464863" calcext:value-type="float">
            <text:p>82.7031205465</text:p>
          </table:table-cell>
          <table:table-cell office:value-type="float" office:value="5.73255031379316" calcext:value-type="float">
            <text:p>5.73255031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7031205464863" calcext:value-type="float">
            <text:p>82.7031205465</text:p>
          </table:table-cell>
          <table:table-cell office:value-type="float" office:value="5.73255031379316" calcext:value-type="float">
            <text:p>5.7325503138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.139197719801" calcext:value-type="float">
            <text:p>79.1391977198</text:p>
          </table:table-cell>
          <table:table-cell office:value-type="float" office:value="3.93726475763105" calcext:value-type="float">
            <text:p>3.9372647576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.3913581758408" calcext:value-type="float">
            <text:p>78.3913581758</text:p>
          </table:table-cell>
          <table:table-cell office:value-type="float" office:value="3.65608533034174" calcext:value-type="float">
            <text:p>3.6560853303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.7930865406726" calcext:value-type="float">
            <text:p>77.7930865407</text:p>
          </table:table-cell>
          <table:table-cell office:value-type="float" office:value="3.45925973123922" calcext:value-type="float">
            <text:p>3.4592597312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9.5544692325381" calcext:value-type="float">
            <text:p>79.5544692325</text:p>
          </table:table-cell>
          <table:table-cell office:value-type="float" office:value="4.28148181186745" calcext:value-type="float">
            <text:p>4.281481811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0.9635753860305" calcext:value-type="float">
            <text:p>80.963575386</text:p>
          </table:table-cell>
          <table:table-cell office:value-type="float" office:value="4.85703726830722" calcext:value-type="float">
            <text:p>4.8570372683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2.0908603088244" calcext:value-type="float">
            <text:p>82.0908603088</text:p>
          </table:table-cell>
          <table:table-cell office:value-type="float" office:value="5.25992608781505" calcext:value-type="float">
            <text:p>5.2599260878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82.9926882470595" calcext:value-type="float">
            <text:p>82.9926882471</text:p>
          </table:table-cell>
          <table:table-cell office:value-type="float" office:value="5.54194826147054" calcext:value-type="float">
            <text:p>5.5419482615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77.9541505976476" calcext:value-type="float">
            <text:p>77.9541505976</text:p>
          </table:table-cell>
          <table:table-cell office:value-type="float" office:value="-0.980636216970626" calcext:value-type="float">
            <text:p>-0.980636217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73.9233204781181" calcext:value-type="float">
            <text:p>73.9233204781</text:p>
          </table:table-cell>
          <table:table-cell office:value-type="float" office:value="-5.54644535187944" calcext:value-type="float">
            <text:p>-5.5464453519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70.6986563824945" calcext:value-type="float">
            <text:p>70.6986563825</text:p>
          </table:table-cell>
          <table:table-cell office:value-type="float" office:value="-8.74251174631561" calcext:value-type="float">
            <text:p>-8.742511746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1.9589251059956" calcext:value-type="float">
            <text:p>71.958925106</text:p>
          </table:table-cell>
          <table:table-cell office:value-type="float" office:value="-5.69975822242093" calcext:value-type="float">
            <text:p>-5.69975822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2.9671400847965" calcext:value-type="float">
            <text:p>72.9671400848</text:p>
          </table:table-cell>
          <table:table-cell office:value-type="float" office:value="-3.56983075569465" calcext:value-type="float">
            <text:p>-3.56983075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5.3737120678372" calcext:value-type="float">
            <text:p>75.3737120678</text:p>
          </table:table-cell>
          <table:table-cell office:value-type="float" office:value="-1.11888152898625" calcext:value-type="float">
            <text:p>-1.118881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7.2989696542697" calcext:value-type="float">
            <text:p>77.2989696543</text:p>
          </table:table-cell>
          <table:table-cell office:value-type="float" office:value="0.596782929709622" calcext:value-type="float">
            <text:p>0.596782929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8.8391757234158" calcext:value-type="float">
            <text:p>78.8391757234</text:p>
          </table:table-cell>
          <table:table-cell office:value-type="float" office:value="1.79774805079674" calcext:value-type="float">
            <text:p>1.79774805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0.0713405787326" calcext:value-type="float">
            <text:p>80.0713405787</text:p>
          </table:table-cell>
          <table:table-cell office:value-type="float" office:value="2.63842363555772" calcext:value-type="float">
            <text:p>2.6384236356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73.6970724629861" calcext:value-type="float">
            <text:p>73.697072463</text:p>
          </table:table-cell>
          <table:table-cell office:value-type="float" office:value="-3.0131034551096" calcext:value-type="float">
            <text:p>-3.0131034551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68.5976579703889" calcext:value-type="float">
            <text:p>68.5976579704</text:p>
          </table:table-cell>
          <table:table-cell office:value-type="float" office:value="-6.96917241857672" calcext:value-type="float">
            <text:p>-6.9691724186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64.5181263763111" calcext:value-type="float">
            <text:p>64.5181263763</text:p>
          </table:table-cell>
          <table:table-cell office:value-type="float" office:value="-9.73842069300371" calcext:value-type="float">
            <text:p>-9.738420693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6545011010489" calcext:value-type="float">
            <text:p>67.654501101</text:p>
          </table:table-cell>
          <table:table-cell office:value-type="float" office:value="-5.9168944851026" calcext:value-type="float">
            <text:p>-5.9168944851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.1636008808391" calcext:value-type="float">
            <text:p>70.1636008808</text:p>
          </table:table-cell>
          <table:table-cell office:value-type="float" office:value="-3.24182613957182" calcext:value-type="float">
            <text:p>-3.2418261396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.4508807046713" calcext:value-type="float">
            <text:p>73.4508807047</text:p>
          </table:table-cell>
          <table:table-cell office:value-type="float" office:value="-1.36927829770027" calcext:value-type="float">
            <text:p>-1.369278297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080704563737" calcext:value-type="float">
            <text:p>76.0807045637</text:p>
          </table:table-cell>
          <table:table-cell office:value-type="float" office:value="-0.0584948083901894" calcext:value-type="float">
            <text:p>-0.0584948084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8.1845636509896" calcext:value-type="float">
            <text:p>78.184563651</text:p>
          </table:table-cell>
          <table:table-cell office:value-type="float" office:value="0.859053634126867" calcext:value-type="float">
            <text:p>0.8590536341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9.8676509207917" calcext:value-type="float">
            <text:p>79.8676509208</text:p>
          </table:table-cell>
          <table:table-cell office:value-type="float" office:value="1.50133754388881" calcext:value-type="float">
            <text:p>1.501337543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.2141207366333" calcext:value-type="float">
            <text:p>81.2141207366</text:p>
          </table:table-cell>
          <table:table-cell office:value-type="float" office:value="1.95093628072217" calcext:value-type="float">
            <text:p>1.9509362807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76.2112965893067" calcext:value-type="float">
            <text:p>76.2112965893</text:p>
          </table:table-cell>
          <table:table-cell office:value-type="float" office:value="-0.614344603494485" calcext:value-type="float">
            <text:p>-0.6143446035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72.2090372714453" calcext:value-type="float">
            <text:p>72.2090372714</text:p>
          </table:table-cell>
          <table:table-cell office:value-type="float" office:value="-2.41004122244614" calcext:value-type="float">
            <text:p>-2.4100412224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4472298171563" calcext:value-type="float">
            <text:p>74.4472298172</text:p>
          </table:table-cell>
          <table:table-cell office:value-type="float" office:value="-0.787028855712298" calcext:value-type="float">
            <text:p>-0.7870288557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237783853725" calcext:value-type="float">
            <text:p>76.2377838537</text:p>
          </table:table-cell>
          <table:table-cell office:value-type="float" office:value="0.349079801001392" calcext:value-type="float">
            <text:p>0.349079801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8.31022708298" calcext:value-type="float">
            <text:p>78.310227083</text:p>
          </table:table-cell>
          <table:table-cell office:value-type="float" office:value="1.62435586070097" calcext:value-type="float">
            <text:p>1.624355860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9.968181666384" calcext:value-type="float">
            <text:p>79.9681816664</text:p>
          </table:table-cell>
          <table:table-cell office:value-type="float" office:value="2.51704910249068" calcext:value-type="float">
            <text:p>2.5170491025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1.2945453331072" calcext:value-type="float">
            <text:p>81.2945453331</text:p>
          </table:table-cell>
          <table:table-cell office:value-type="float" office:value="3.14193437174348" calcext:value-type="float">
            <text:p>3.141934371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2.3556362664858" calcext:value-type="float">
            <text:p>82.3556362665</text:p>
          </table:table-cell>
          <table:table-cell office:value-type="float" office:value="3.57935406022043" calcext:value-type="float">
            <text:p>3.5793540602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3.2045090131886" calcext:value-type="float">
            <text:p>83.2045090132</text:p>
          </table:table-cell>
          <table:table-cell office:value-type="float" office:value="3.8855478421543" calcext:value-type="float">
            <text:p>3.8855478422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77.4836072105509" calcext:value-type="float">
            <text:p>77.4836072106</text:p>
          </table:table-cell>
          <table:table-cell office:value-type="float" office:value="-5.50011651049199" calcext:value-type="float">
            <text:p>-5.5001165105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72.9068857684407" calcext:value-type="float">
            <text:p>72.9068857684</text:p>
          </table:table-cell>
          <table:table-cell office:value-type="float" office:value="-12.0700815573444" calcext:value-type="float">
            <text:p>-12.0700815573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5.0055086147526" calcext:value-type="float">
            <text:p>75.0055086148</text:p>
          </table:table-cell>
          <table:table-cell office:value-type="float" office:value="-8.02905709014108" calcext:value-type="float">
            <text:p>-8.0290570901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6.6844068918021" calcext:value-type="float">
            <text:p>76.6844068918</text:p>
          </table:table-cell>
          <table:table-cell office:value-type="float" office:value="-5.20033996309875" calcext:value-type="float">
            <text:p>-5.2003399631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8.0275255134417" calcext:value-type="float">
            <text:p>78.0275255134</text:p>
          </table:table-cell>
          <table:table-cell office:value-type="float" office:value="-3.22023797416913" calcext:value-type="float">
            <text:p>-3.2202379742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9.7420204107533" calcext:value-type="float">
            <text:p>79.7420204108</text:p>
          </table:table-cell>
          <table:table-cell office:value-type="float" office:value="-0.874166581918388" calcext:value-type="float">
            <text:p>-0.874166581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1.1136163286026" calcext:value-type="float">
            <text:p>81.1136163286</text:p>
          </table:table-cell>
          <table:table-cell office:value-type="float" office:value="0.768083392657128" calcext:value-type="float">
            <text:p>0.7680833927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2.2108930628821" calcext:value-type="float">
            <text:p>82.2108930629</text:p>
          </table:table-cell>
          <table:table-cell office:value-type="float" office:value="1.91765837485999" calcext:value-type="float">
            <text:p>1.917658374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3.0887144503057" calcext:value-type="float">
            <text:p>83.0887144503</text:p>
          </table:table-cell>
          <table:table-cell office:value-type="float" office:value="2.72236086240199" calcext:value-type="float">
            <text:p>2.7223608624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3.7909715602445" calcext:value-type="float">
            <text:p>83.7909715602</text:p>
          </table:table-cell>
          <table:table-cell office:value-type="float" office:value="3.2856526036814" calcext:value-type="float">
            <text:p>3.2856526037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79.5527772481956" calcext:value-type="float">
            <text:p>79.5527772482</text:p>
          </table:table-cell>
          <table:table-cell office:value-type="float" office:value="-3.52004317742302" calcext:value-type="float">
            <text:p>-3.5200431774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76.1622217985565" calcext:value-type="float">
            <text:p>76.1622217986</text:p>
          </table:table-cell>
          <table:table-cell office:value-type="float" office:value="-8.28403022419612" calcext:value-type="float">
            <text:p>-8.2840302242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8.2497774388452" calcext:value-type="float">
            <text:p>78.2497774388</text:p>
          </table:table-cell>
          <table:table-cell office:value-type="float" office:value="-5.37882115693728" calcext:value-type="float">
            <text:p>-5.3788211569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79.9198219510762" calcext:value-type="float">
            <text:p>79.9198219511</text:p>
          </table:table-cell>
          <table:table-cell office:value-type="float" office:value="-3.3451748098561" calcext:value-type="float">
            <text:p>-3.3451748099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.5758575608609" calcext:value-type="float">
            <text:p>81.5758575609</text:p>
          </table:table-cell>
          <table:table-cell office:value-type="float" office:value="-1.44162236689927" calcext:value-type="float">
            <text:p>-1.4416223669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9006860486888" calcext:value-type="float">
            <text:p>82.9006860487</text:p>
          </table:table-cell>
          <table:table-cell office:value-type="float" office:value="-0.109135656829488" calcext:value-type="float">
            <text:p>-0.1091356568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.960548838951" calcext:value-type="float">
            <text:p>83.960548839</text:p>
          </table:table-cell>
          <table:table-cell office:value-type="float" office:value="0.823605040219359" calcext:value-type="float">
            <text:p>0.823605040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.8084390711608" calcext:value-type="float">
            <text:p>84.8084390712</text:p>
          </table:table-cell>
          <table:table-cell office:value-type="float" office:value="1.47652352815355" calcext:value-type="float">
            <text:p>1.47652352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.8084390711608" calcext:value-type="float">
            <text:p>84.8084390712</text:p>
          </table:table-cell>
          <table:table-cell office:value-type="float" office:value="1.47652352815355" calcext:value-type="float">
            <text:p>1.47652352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.8084390711608" calcext:value-type="float">
            <text:p>84.8084390712</text:p>
          </table:table-cell>
          <table:table-cell office:value-type="float" office:value="1.47652352815355" calcext:value-type="float">
            <text:p>1.47652352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.8084390711608" calcext:value-type="float">
            <text:p>84.8084390712</text:p>
          </table:table-cell>
          <table:table-cell office:value-type="float" office:value="1.47652352815355" calcext:value-type="float">
            <text:p>1.476523528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6.8108166435475" calcext:value-type="float">
            <text:p>86.8108166435</text:p>
          </table:table-cell>
          <table:table-cell office:value-type="float" office:value="3.85005329910967" calcext:value-type="float">
            <text:p>3.8500532991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7.088653314838" calcext:value-type="float">
            <text:p>87.0886533148</text:p>
          </table:table-cell>
          <table:table-cell office:value-type="float" office:value="4.07503730937677" calcext:value-type="float">
            <text:p>4.0750373094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9509226518704" calcext:value-type="float">
            <text:p>87.9509226519</text:p>
          </table:table-cell>
          <table:table-cell office:value-type="float" office:value="3.75252611656374" calcext:value-type="float">
            <text:p>3.7525261166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.6407381214963" calcext:value-type="float">
            <text:p>88.6407381215</text:p>
          </table:table-cell>
          <table:table-cell office:value-type="float" office:value="3.52676828159462" calcext:value-type="float">
            <text:p>3.5267682816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1925904971971" calcext:value-type="float">
            <text:p>89.1925904972</text:p>
          </table:table-cell>
          <table:table-cell office:value-type="float" office:value="3.36873779711623" calcext:value-type="float">
            <text:p>3.3687377971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6340723977577" calcext:value-type="float">
            <text:p>89.6340723978</text:p>
          </table:table-cell>
          <table:table-cell office:value-type="float" office:value="3.25811645798136" calcext:value-type="float">
            <text:p>3.258116458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84.5472579182061" calcext:value-type="float">
            <text:p>84.5472579182</text:p>
          </table:table-cell>
          <table:table-cell office:value-type="float" office:value="2.22068152058695" calcext:value-type="float">
            <text:p>2.2206815206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80.4778063345649" calcext:value-type="float">
            <text:p>80.4778063346</text:p>
          </table:table-cell>
          <table:table-cell office:value-type="float" office:value="1.49447706441087" calcext:value-type="float">
            <text:p>1.4944770644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7.2222450676519" calcext:value-type="float">
            <text:p>77.2222450677</text:p>
          </table:table-cell>
          <table:table-cell office:value-type="float" office:value="0.986133945087607" calcext:value-type="float">
            <text:p>0.98613394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.3777960541215" calcext:value-type="float">
            <text:p>80.3777960541</text:p>
          </table:table-cell>
          <table:table-cell office:value-type="float" office:value="1.59029376156132" calcext:value-type="float">
            <text:p>1.59029376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.9022368432972" calcext:value-type="float">
            <text:p>82.9022368433</text:p>
          </table:table-cell>
          <table:table-cell office:value-type="float" office:value="2.01320563309293" calcext:value-type="float">
            <text:p>2.0132056331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4.6017894746378" calcext:value-type="float">
            <text:p>84.6017894746</text:p>
          </table:table-cell>
          <table:table-cell office:value-type="float" office:value="1.82924394316505" calcext:value-type="float">
            <text:p>1.8292439432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5.9614315797102" calcext:value-type="float">
            <text:p>85.9614315797</text:p>
          </table:table-cell>
          <table:table-cell office:value-type="float" office:value="1.70047076021553" calcext:value-type="float">
            <text:p>1.7004707602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87.0491452637682" calcext:value-type="float">
            <text:p>87.0491452638</text:p>
          </table:table-cell>
          <table:table-cell office:value-type="float" office:value="1.61032953215087" calcext:value-type="float">
            <text:p>1.6103295322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82.4793162110146" calcext:value-type="float">
            <text:p>82.479316211</text:p>
          </table:table-cell>
          <table:table-cell office:value-type="float" office:value="1.06723067250561" calcext:value-type="float">
            <text:p>1.0672306725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8.8234529688117" calcext:value-type="float">
            <text:p>78.8234529688</text:p>
          </table:table-cell>
          <table:table-cell office:value-type="float" office:value="0.687061470753928" calcext:value-type="float">
            <text:p>0.68706147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1.6587623750493" calcext:value-type="float">
            <text:p>81.658762375</text:p>
          </table:table-cell>
          <table:table-cell office:value-type="float" office:value="1.38094302952775" calcext:value-type="float">
            <text:p>1.38094302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.9270099000395" calcext:value-type="float">
            <text:p>83.9270099</text:p>
          </table:table-cell>
          <table:table-cell office:value-type="float" office:value="1.86666012066942" calcext:value-type="float">
            <text:p>1.866660120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5.7416079200316" calcext:value-type="float">
            <text:p>85.74160792</text:p>
          </table:table-cell>
          <table:table-cell office:value-type="float" office:value="2.6866620844686" calcext:value-type="float">
            <text:p>2.68666208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7.1932863360252" calcext:value-type="float">
            <text:p>87.193286336</text:p>
          </table:table-cell>
          <table:table-cell office:value-type="float" office:value="3.26066345912802" calcext:value-type="float">
            <text:p>3.26066345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88.3546290688202" calcext:value-type="float">
            <text:p>88.3546290688</text:p>
          </table:table-cell>
          <table:table-cell office:value-type="float" office:value="3.66246442138961" calcext:value-type="float">
            <text:p>3.6624644214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6037032550562" calcext:value-type="float">
            <text:p>89.6037032551</text:p>
          </table:table-cell>
          <table:table-cell office:value-type="float" office:value="3.46372509497273" calcext:value-type="float">
            <text:p>3.463725095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6029626040449" calcext:value-type="float">
            <text:p>90.602962604</text:p>
          </table:table-cell>
          <table:table-cell office:value-type="float" office:value="3.32460756648091" calcext:value-type="float">
            <text:p>3.32460756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6029626040449" calcext:value-type="float">
            <text:p>90.602962604</text:p>
          </table:table-cell>
          <table:table-cell office:value-type="float" office:value="3.32460756648091" calcext:value-type="float">
            <text:p>3.32460756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6029626040449" calcext:value-type="float">
            <text:p>90.602962604</text:p>
          </table:table-cell>
          <table:table-cell office:value-type="float" office:value="3.32460756648091" calcext:value-type="float">
            <text:p>3.3246075665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92.553516853271" calcext:value-type="float">
            <text:p>92.5535168533</text:p>
          </table:table-cell>
          <table:table-cell office:value-type="float" office:value="4.16254039530295" calcext:value-type="float">
            <text:p>4.1625403953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92.9628134826168" calcext:value-type="float">
            <text:p>92.9628134826</text:p>
          </table:table-cell>
          <table:table-cell office:value-type="float" office:value="4.29377827671207" calcext:value-type="float">
            <text:p>4.2937782767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.6102507860934" calcext:value-type="float">
            <text:p>93.6102507861</text:p>
          </table:table-cell>
          <table:table-cell office:value-type="float" office:value="3.90564479369845" calcext:value-type="float">
            <text:p>3.9056447937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.1282006288748" calcext:value-type="float">
            <text:p>94.1282006289</text:p>
          </table:table-cell>
          <table:table-cell office:value-type="float" office:value="3.63395135558891" calcext:value-type="float">
            <text:p>3.6339513556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4.5425605030998" calcext:value-type="float">
            <text:p>94.5425605031</text:p>
          </table:table-cell>
          <table:table-cell office:value-type="float" office:value="3.44376594891224" calcext:value-type="float">
            <text:p>3.4437659489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4.8740484024798" calcext:value-type="float">
            <text:p>94.8740484025</text:p>
          </table:table-cell>
          <table:table-cell office:value-type="float" office:value="2.83063616423857" calcext:value-type="float">
            <text:p>2.8306361642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5.1392387219839" calcext:value-type="float">
            <text:p>95.139238722</text:p>
          </table:table-cell>
          <table:table-cell office:value-type="float" office:value="2.401445314967" calcext:value-type="float">
            <text:p>2.4014453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1392387219839" calcext:value-type="float">
            <text:p>95.139238722</text:p>
          </table:table-cell>
          <table:table-cell office:value-type="float" office:value="2.401445314967" calcext:value-type="float">
            <text:p>2.40144531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1392387219839" calcext:value-type="float">
            <text:p>95.139238722</text:p>
          </table:table-cell>
          <table:table-cell office:value-type="float" office:value="2.401445314967" calcext:value-type="float">
            <text:p>2.401445315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4376902256557" calcext:value-type="float">
            <text:p>96.4376902257</text:p>
          </table:table-cell>
          <table:table-cell office:value-type="float" office:value="2.79469574303368" calcext:value-type="float">
            <text:p>2.794695743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7101521805246" calcext:value-type="float">
            <text:p>96.7101521805</text:p>
          </table:table-cell>
          <table:table-cell office:value-type="float" office:value="2.85628702012358" calcext:value-type="float">
            <text:p>2.8562870201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9281217444197" calcext:value-type="float">
            <text:p>96.9281217444</text:p>
          </table:table-cell>
          <table:table-cell office:value-type="float" office:value="2.8994009140865" calcext:value-type="float">
            <text:p>2.8994009141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1024973955358" calcext:value-type="float">
            <text:p>97.1024973955</text:p>
          </table:table-cell>
          <table:table-cell office:value-type="float" office:value="2.92958063986055" calcext:value-type="float">
            <text:p>2.9295806399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2419979164286" calcext:value-type="float">
            <text:p>97.2419979164</text:p>
          </table:table-cell>
          <table:table-cell office:value-type="float" office:value="2.95070644790239" calcext:value-type="float">
            <text:p>2.9507064479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97.3535983331429" calcext:value-type="float">
            <text:p>97.3535983331</text:p>
          </table:table-cell>
          <table:table-cell office:value-type="float" office:value="3.44549451353167" calcext:value-type="float">
            <text:p>3.4454945135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97.4428786665143" calcext:value-type="float">
            <text:p>97.4428786665</text:p>
          </table:table-cell>
          <table:table-cell office:value-type="float" office:value="3.79184615947217" calcext:value-type="float">
            <text:p>3.79184615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4428786665143" calcext:value-type="float">
            <text:p>97.4428786665</text:p>
          </table:table-cell>
          <table:table-cell office:value-type="float" office:value="3.79184615947217" calcext:value-type="float">
            <text:p>3.79184615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4428786665143" calcext:value-type="float">
            <text:p>97.4428786665</text:p>
          </table:table-cell>
          <table:table-cell office:value-type="float" office:value="3.79184615947217" calcext:value-type="float">
            <text:p>3.7918461595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3979538772553" calcext:value-type="float">
            <text:p>98.3979538773</text:p>
          </table:table-cell>
          <table:table-cell office:value-type="float" office:value="3.27160323269895" calcext:value-type="float">
            <text:p>3.2716032327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5983631018043" calcext:value-type="float">
            <text:p>98.5983631018</text:p>
          </table:table-cell>
          <table:table-cell office:value-type="float" office:value="3.19012226288927" calcext:value-type="float">
            <text:p>3.1901222629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8.7586904814434" calcext:value-type="float">
            <text:p>98.7586904814</text:p>
          </table:table-cell>
          <table:table-cell office:value-type="float" office:value="2.65308558402249" calcext:value-type="float">
            <text:p>2.653085584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8.8869523851547" calcext:value-type="float">
            <text:p>98.8869523852</text:p>
          </table:table-cell>
          <table:table-cell office:value-type="float" office:value="2.27715990881574" calcext:value-type="float">
            <text:p>2.2771599088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8.9895619081238" calcext:value-type="float">
            <text:p>98.9895619081</text:p>
          </table:table-cell>
          <table:table-cell office:value-type="float" office:value="2.01401193617102" calcext:value-type="float">
            <text:p>2.0140119362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9.071649526499" calcext:value-type="float">
            <text:p>99.0716495265</text:p>
          </table:table-cell>
          <table:table-cell office:value-type="float" office:value="1.82980835531971" calcext:value-type="float">
            <text:p>1.8298083553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99.1373196211992" calcext:value-type="float">
            <text:p>99.1373196212</text:p>
          </table:table-cell>
          <table:table-cell office:value-type="float" office:value="1.7008658487238" calcext:value-type="float">
            <text:p>1.70086584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.1373196211992" calcext:value-type="float">
            <text:p>99.1373196212</text:p>
          </table:table-cell>
          <table:table-cell office:value-type="float" office:value="1.7008658487238" calcext:value-type="float">
            <text:p>1.700865848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.1373196211992" calcext:value-type="float">
            <text:p>99.1373196212</text:p>
          </table:table-cell>
          <table:table-cell office:value-type="float" office:value="1.7008658487238" calcext:value-type="float">
            <text:p>1.70086584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.046307646054" calcext:value-type="float">
            <text:p>100.0463076461</text:p>
          </table:table-cell>
          <table:table-cell office:value-type="float" office:value="2.55439698611226" calcext:value-type="float">
            <text:p>2.554396986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.237046116843" calcext:value-type="float">
            <text:p>100.2370461168</text:p>
          </table:table-cell>
          <table:table-cell office:value-type="float" office:value="2.68807789027858" calcext:value-type="float">
            <text:p>2.68807789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0.389636893475" calcext:value-type="float">
            <text:p>100.3896368935</text:p>
          </table:table-cell>
          <table:table-cell office:value-type="float" office:value="2.30165452319501" calcext:value-type="float">
            <text:p>2.30165452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0.51170951478" calcext:value-type="float">
            <text:p>100.5117095148</text:p>
          </table:table-cell>
          <table:table-cell office:value-type="float" office:value="2.03115816623651" calcext:value-type="float">
            <text:p>2.03115816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0.609367611824" calcext:value-type="float">
            <text:p>100.6093676118</text:p>
          </table:table-cell>
          <table:table-cell office:value-type="float" office:value="1.84181071636555" calcext:value-type="float">
            <text:p>1.8418107164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1.007494089459" calcext:value-type="float">
            <text:p>101.0074940895</text:p>
          </table:table-cell>
          <table:table-cell office:value-type="float" office:value="1.70926750145589" calcext:value-type="float">
            <text:p>1.7092675015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1.325995271567" calcext:value-type="float">
            <text:p>101.3259952716</text:p>
          </table:table-cell>
          <table:table-cell office:value-type="float" office:value="1.61648725101912" calcext:value-type="float">
            <text:p>1.6164872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.325995271567" calcext:value-type="float">
            <text:p>101.3259952716</text:p>
          </table:table-cell>
          <table:table-cell office:value-type="float" office:value="1.61648725101912" calcext:value-type="float">
            <text:p>1.61648725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1.325995271567" calcext:value-type="float">
            <text:p>101.3259952716</text:p>
          </table:table-cell>
          <table:table-cell office:value-type="float" office:value="1.61648725101912" calcext:value-type="float">
            <text:p>1.616487251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728509579042" calcext:value-type="float">
            <text:p>102.728509579</text:p>
          </table:table-cell>
          <table:table-cell office:value-type="float" office:value="2.52545512709956" calcext:value-type="float">
            <text:p>2.5254551271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022807663234" calcext:value-type="float">
            <text:p>103.0228076632</text:p>
          </table:table-cell>
          <table:table-cell office:value-type="float" office:value="2.66781858896969" calcext:value-type="float">
            <text:p>2.667818589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3.258246130587" calcext:value-type="float">
            <text:p>103.2582461306</text:p>
          </table:table-cell>
          <table:table-cell office:value-type="float" office:value="3.24747301227878" calcext:value-type="float">
            <text:p>3.2474730123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3.44659690447" calcext:value-type="float">
            <text:p>103.4465969045</text:p>
          </table:table-cell>
          <table:table-cell office:value-type="float" office:value="3.65323110859515" calcext:value-type="float">
            <text:p>3.6532311086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917277523576" calcext:value-type="float">
            <text:p>103.9172775236</text:p>
          </table:table-cell>
          <table:table-cell office:value-type="float" office:value="3.4572617760166" calcext:value-type="float">
            <text:p>3.4572617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917277523576" calcext:value-type="float">
            <text:p>103.9172775236</text:p>
          </table:table-cell>
          <table:table-cell office:value-type="float" office:value="3.4572617760166" calcext:value-type="float">
            <text:p>3.4572617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917277523576" calcext:value-type="float">
            <text:p>103.9172775236</text:p>
          </table:table-cell>
          <table:table-cell office:value-type="float" office:value="3.4572617760166" calcext:value-type="float">
            <text:p>3.45726177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917277523576" calcext:value-type="float">
            <text:p>103.9172775236</text:p>
          </table:table-cell>
          <table:table-cell office:value-type="float" office:value="3.4572617760166" calcext:value-type="float">
            <text:p>3.457261776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5.028836873657" calcext:value-type="float">
            <text:p>105.0288368737</text:p>
          </table:table-cell>
          <table:table-cell office:value-type="float" office:value="1.89394855242159" calcext:value-type="float">
            <text:p>1.8939485524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5.183069498925" calcext:value-type="float">
            <text:p>105.1830694989</text:p>
          </table:table-cell>
          <table:table-cell office:value-type="float" office:value="1.74576398669511" calcext:value-type="float">
            <text:p>1.7457639867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5.30645559914" calcext:value-type="float">
            <text:p>105.3064555991</text:p>
          </table:table-cell>
          <table:table-cell office:value-type="float" office:value="2.60203479068658" calcext:value-type="float">
            <text:p>2.6020347907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5.405164479312" calcext:value-type="float">
            <text:p>105.4051644793</text:p>
          </table:table-cell>
          <table:table-cell office:value-type="float" office:value="3.2014243534806" calcext:value-type="float">
            <text:p>3.2014243535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.80413158345" calcext:value-type="float">
            <text:p>105.8041315835</text:p>
          </table:table-cell>
          <table:table-cell office:value-type="float" office:value="3.14099704743642" calcext:value-type="float">
            <text:p>3.1409970474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.12330526676" calcext:value-type="float">
            <text:p>106.1233052668</text:p>
          </table:table-cell>
          <table:table-cell office:value-type="float" office:value="3.0986979332055" calcext:value-type="float">
            <text:p>3.09869793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.12330526676" calcext:value-type="float">
            <text:p>106.1233052668</text:p>
          </table:table-cell>
          <table:table-cell office:value-type="float" office:value="3.0986979332055" calcext:value-type="float">
            <text:p>3.098697933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.12330526676" calcext:value-type="float">
            <text:p>106.1233052668</text:p>
          </table:table-cell>
          <table:table-cell office:value-type="float" office:value="3.0986979332055" calcext:value-type="float">
            <text:p>3.0986979332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6.746332296581" calcext:value-type="float">
            <text:p>106.7463322966</text:p>
          </table:table-cell>
          <table:table-cell office:value-type="float" office:value="1.98265339108949" calcext:value-type="float">
            <text:p>1.9826533911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6.877065837265" calcext:value-type="float">
            <text:p>106.8770658373</text:p>
          </table:table-cell>
          <table:table-cell office:value-type="float" office:value="1.80785737376264" calcext:value-type="float">
            <text:p>1.8078573738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6.981652669812" calcext:value-type="float">
            <text:p>106.9816526698</text:p>
          </table:table-cell>
          <table:table-cell office:value-type="float" office:value="2.64550016163385" calcext:value-type="float">
            <text:p>2.6455001616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7.06532213585" calcext:value-type="float">
            <text:p>107.0653221359</text:p>
          </table:table-cell>
          <table:table-cell office:value-type="float" office:value="3.23185011314369" calcext:value-type="float">
            <text:p>3.2318501131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07.13225770868" calcext:value-type="float">
            <text:p>107.1322577087</text:p>
          </table:table-cell>
          <table:table-cell office:value-type="float" office:value="3.64229507920059" calcext:value-type="float">
            <text:p>3.64229507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505806166944" calcext:value-type="float">
            <text:p>107.5058061669</text:p>
          </table:table-cell>
          <table:table-cell office:value-type="float" office:value="3.44960655544041" calcext:value-type="float">
            <text:p>3.449606555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804644933555" calcext:value-type="float">
            <text:p>107.8046449336</text:p>
          </table:table-cell>
          <table:table-cell office:value-type="float" office:value="3.31472458880829" calcext:value-type="float">
            <text:p>3.31472458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804644933555" calcext:value-type="float">
            <text:p>107.8046449336</text:p>
          </table:table-cell>
          <table:table-cell office:value-type="float" office:value="3.31472458880829" calcext:value-type="float">
            <text:p>3.31472458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804644933555" calcext:value-type="float">
            <text:p>107.8046449336</text:p>
          </table:table-cell>
          <table:table-cell office:value-type="float" office:value="3.31472458880829" calcext:value-type="float">
            <text:p>3.31472458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804644933555" calcext:value-type="float">
            <text:p>107.8046449336</text:p>
          </table:table-cell>
          <table:table-cell office:value-type="float" office:value="3.31472458880829" calcext:value-type="float">
            <text:p>3.3147245888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565742564784" calcext:value-type="float">
            <text:p>107.5657425648</text:p>
          </table:table-cell>
          <table:table-cell office:value-type="float" office:value="3.07556537377287" calcext:value-type="float">
            <text:p>3.075565373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7.852594051827" calcext:value-type="float">
            <text:p>107.8525940518</text:p>
          </table:table-cell>
          <table:table-cell office:value-type="float" office:value="2.57289576164101" calcext:value-type="float">
            <text:p>2.57289576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08.082075241462" calcext:value-type="float">
            <text:p>108.0820752415</text:p>
          </table:table-cell>
          <table:table-cell office:value-type="float" office:value="2.22102703314871" calcext:value-type="float">
            <text:p>2.2210270331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107.945660193169" calcext:value-type="float">
            <text:p>107.9456601932</text:p>
          </table:table-cell>
          <table:table-cell office:value-type="float" office:value="1.49471892320409" calcext:value-type="float">
            <text:p>1.4947189232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107.836528154536" calcext:value-type="float">
            <text:p>107.8365281545</text:p>
          </table:table-cell>
          <table:table-cell office:value-type="float" office:value="0.986303246242866" calcext:value-type="float">
            <text:p>0.9863032462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107.749222523628" calcext:value-type="float">
            <text:p>107.7492225236</text:p>
          </table:table-cell>
          <table:table-cell office:value-type="float" office:value="0.630412272370006" calcext:value-type="float">
            <text:p>0.63041227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749222523628" calcext:value-type="float">
            <text:p>107.7492225236</text:p>
          </table:table-cell>
          <table:table-cell office:value-type="float" office:value="0.630412272370006" calcext:value-type="float">
            <text:p>0.630412272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.749222523628" calcext:value-type="float">
            <text:p>107.7492225236</text:p>
          </table:table-cell>
          <table:table-cell office:value-type="float" office:value="0.630412272370006" calcext:value-type="float">
            <text:p>0.63041227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108.359601932098" calcext:value-type="float">
            <text:p>108.3596019321</text:p>
          </table:table-cell>
          <table:table-cell office:value-type="float" office:value="0.0848314094229119" calcext:value-type="float">
            <text:p>0.08483140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108.487681545678" calcext:value-type="float">
            <text:p>108.4876815457</text:p>
          </table:table-cell>
          <table:table-cell office:value-type="float" office:value="-0.000618013403961754" calcext:value-type="float">
            <text:p>-0.00061801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108.590145236543" calcext:value-type="float">
            <text:p>108.5901452365</text:p>
          </table:table-cell>
          <table:table-cell office:value-type="float" office:value="-0.0604326093827733" calcext:value-type="float">
            <text:p>-0.0604326094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.312116189234" calcext:value-type="float">
            <text:p>109.3121161892</text:p>
          </table:table-cell>
          <table:table-cell office:value-type="float" office:value="0.857697173432059" calcext:value-type="float">
            <text:p>0.8576971734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.889692951387" calcext:value-type="float">
            <text:p>109.8896929514</text:p>
          </table:table-cell>
          <table:table-cell office:value-type="float" office:value="1.50038802140244" calcext:value-type="float">
            <text:p>1.5003880214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.35175436111" calcext:value-type="float">
            <text:p>110.3517543611</text:p>
          </table:table-cell>
          <table:table-cell office:value-type="float" office:value="1.95027161498171" calcext:value-type="float">
            <text:p>1.950271615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.721403488888" calcext:value-type="float">
            <text:p>110.7214034889</text:p>
          </table:table-cell>
          <table:table-cell office:value-type="float" office:value="2.2651901304872" calcext:value-type="float">
            <text:p>2.2651901305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01712279111" calcext:value-type="float">
            <text:p>111.0171227911</text:p>
          </table:table-cell>
          <table:table-cell office:value-type="float" office:value="2.48563309134104" calcext:value-type="float">
            <text:p>2.48563309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01712279111" calcext:value-type="float">
            <text:p>111.0171227911</text:p>
          </table:table-cell>
          <table:table-cell office:value-type="float" office:value="2.48563309134104" calcext:value-type="float">
            <text:p>2.48563309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.01712279111" calcext:value-type="float">
            <text:p>111.0171227911</text:p>
          </table:table-cell>
          <table:table-cell office:value-type="float" office:value="2.48563309134104" calcext:value-type="float">
            <text:p>2.4856330913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2.375166869048" calcext:value-type="float">
            <text:p>112.375166869</text:p>
          </table:table-cell>
          <table:table-cell office:value-type="float" office:value="1.77237215032998" calcext:value-type="float">
            <text:p>1.7723721503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2.660133495239" calcext:value-type="float">
            <text:p>112.6601334952</text:p>
          </table:table-cell>
          <table:table-cell office:value-type="float" office:value="1.66066050523098" calcext:value-type="float">
            <text:p>1.6606605052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2.888106796191" calcext:value-type="float">
            <text:p>112.8881067962</text:p>
          </table:table-cell>
          <table:table-cell office:value-type="float" office:value="1.58246235366169" calcext:value-type="float">
            <text:p>1.5824623537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12.750485436953" calcext:value-type="float">
            <text:p>112.750485437</text:p>
          </table:table-cell>
          <table:table-cell office:value-type="float" office:value="2.48772364756318" calcext:value-type="float">
            <text:p>2.4877236476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112.640388349562" calcext:value-type="float">
            <text:p>112.6403883496</text:p>
          </table:table-cell>
          <table:table-cell office:value-type="float" office:value="3.12140655329423" calcext:value-type="float">
            <text:p>3.1214065533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2.87231067965" calcext:value-type="float">
            <text:p>112.8723106797</text:p>
          </table:table-cell>
          <table:table-cell office:value-type="float" office:value="2.60498458730596" calcext:value-type="float">
            <text:p>2.6049845873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3.05784854372" calcext:value-type="float">
            <text:p>113.0578485437</text:p>
          </table:table-cell>
          <table:table-cell office:value-type="float" office:value="2.24348921111417" calcext:value-type="float">
            <text:p>2.24348921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.05784854372" calcext:value-type="float">
            <text:p>113.0578485437</text:p>
          </table:table-cell>
          <table:table-cell office:value-type="float" office:value="2.24348921111417" calcext:value-type="float">
            <text:p>2.24348921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.05784854372" calcext:value-type="float">
            <text:p>113.0578485437</text:p>
          </table:table-cell>
          <table:table-cell office:value-type="float" office:value="2.24348921111417" calcext:value-type="float">
            <text:p>2.2434892111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3.420018454385" calcext:value-type="float">
            <text:p>113.4200184544</text:p>
          </table:table-cell>
          <table:table-cell office:value-type="float" office:value="1.68931679941216" calcext:value-type="float">
            <text:p>1.6893167994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113.496014763508" calcext:value-type="float">
            <text:p>113.4960147635</text:p>
          </table:table-cell>
          <table:table-cell office:value-type="float" office:value="1.60252175958851" calcext:value-type="float">
            <text:p>1.6025217596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.876811810806" calcext:value-type="float">
            <text:p>113.8768118108</text:p>
          </table:table-cell>
          <table:table-cell office:value-type="float" office:value="2.02176523171196" calcext:value-type="float">
            <text:p>2.0217652317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.181449448645" calcext:value-type="float">
            <text:p>114.1814494486</text:p>
          </table:table-cell>
          <table:table-cell office:value-type="float" office:value="2.31523566219837" calcext:value-type="float">
            <text:p>2.3152356622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4.425159558916" calcext:value-type="float">
            <text:p>114.4251595589</text:p>
          </table:table-cell>
          <table:table-cell office:value-type="float" office:value="2.52066496353886" calcext:value-type="float">
            <text:p>2.5206649635</text:p>
          </table:table-cell>
        </table:table-row>
      </table:table>
      <table:table table:name="avg_angle" table:style-name="ta1">
        <table:shapes>
          <draw:frame draw:z-index="0" draw:style-name="gr1" draw:text-style-name="P1" svg:width="32.37cm" svg:height="16.185cm" svg:x="0cm" svg:y="0cm">
            <draw:object draw:notify-on-update-of-ranges="avg_angle.B1:avg_angle.B100 avg_angle.E1:avg_angle.E10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55.0666666666667" calcext:value-type="float">
            <text:p>55.0666666667</text:p>
          </table:table-cell>
          <table:table-cell office:value-type="float" office:value="-34.7142857142857" calcext:value-type="float">
            <text:p>-34.71428571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54.9333333333333" calcext:value-type="float">
            <text:p>54.9333333333</text:p>
          </table:table-cell>
          <table:table-cell office:value-type="float" office:value="-32.4285714285714" calcext:value-type="float">
            <text:p>-32.4285714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54.9333333333333" calcext:value-type="float">
            <text:p>54.9333333333</text:p>
          </table:table-cell>
          <table:table-cell office:value-type="float" office:value="-30.1428571428571" calcext:value-type="float">
            <text:p>-30.1428571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54.9333333333333" calcext:value-type="float">
            <text:p>54.9333333333</text:p>
          </table:table-cell>
          <table:table-cell office:value-type="float" office:value="-27.8571428571428" calcext:value-type="float">
            <text:p>-27.85714285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55.3333333333333" calcext:value-type="float">
            <text:p>55.3333333333</text:p>
          </table:table-cell>
          <table:table-cell office:value-type="float" office:value="-26.4857142857143" calcext:value-type="float">
            <text:p>-26.48571428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55.0666666666667" calcext:value-type="float">
            <text:p>55.0666666667</text:p>
          </table:table-cell>
          <table:table-cell office:value-type="float" office:value="-25.1142857142857" calcext:value-type="float">
            <text:p>-25.11428571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54.8" calcext:value-type="float">
            <text:p>54.8</text:p>
          </table:table-cell>
          <table:table-cell office:value-type="float" office:value="-23.7428571428571" calcext:value-type="float">
            <text:p>-23.7428571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54.1333333333333" calcext:value-type="float">
            <text:p>54.1333333333</text:p>
          </table:table-cell>
          <table:table-cell office:value-type="float" office:value="-23.7428571428571" calcext:value-type="float">
            <text:p>-23.7428571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-23.7428571428571" calcext:value-type="float">
            <text:p>-23.7428571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53.8666666666667" calcext:value-type="float">
            <text:p>53.8666666667</text:p>
          </table:table-cell>
          <table:table-cell office:value-type="float" office:value="-23.7428571428571" calcext:value-type="float">
            <text:p>-23.7428571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53.7333333333333" calcext:value-type="float">
            <text:p>53.7333333333</text:p>
          </table:table-cell>
          <table:table-cell office:value-type="float" office:value="-23.0571428571428" calcext:value-type="float">
            <text:p>-23.0571428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53.6" calcext:value-type="float">
            <text:p>53.6</text:p>
          </table:table-cell>
          <table:table-cell office:value-type="float" office:value="-21.4571428571428" calcext:value-type="float">
            <text:p>-21.4571428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53.4666666666667" calcext:value-type="float">
            <text:p>53.4666666667</text:p>
          </table:table-cell>
          <table:table-cell office:value-type="float" office:value="-19.8571428571428" calcext:value-type="float">
            <text:p>-19.85714285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3.4666666666667" calcext:value-type="float">
            <text:p>53.4666666667</text:p>
          </table:table-cell>
          <table:table-cell office:value-type="float" office:value="-13.4571428571428" calcext:value-type="float">
            <text:p>-13.45714285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3.4666666666667" calcext:value-type="float">
            <text:p>53.4666666667</text:p>
          </table:table-cell>
          <table:table-cell office:value-type="float" office:value="-7.97142857142855" calcext:value-type="float">
            <text:p>-7.9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3.6" calcext:value-type="float">
            <text:p>53.6</text:p>
          </table:table-cell>
          <table:table-cell office:value-type="float" office:value="-2.48571428571426" calcext:value-type="float">
            <text:p>-2.48571428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.4</text:p>
          </table:table-cell>
          <table:table-cell office:value-type="float" office:value="-1.57142857142855" calcext:value-type="float">
            <text:p>-1.57142857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office:value-type="float" office:value="-1.34285714285712" calcext:value-type="float">
            <text:p>-1.34285714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-1.11428571428569" calcext:value-type="float">
            <text:p>-1.11428571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office:value-type="float" office:value="-0.885714285714263" calcext:value-type="float">
            <text:p>-0.88571428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56.8" calcext:value-type="float">
            <text:p>56.8</text:p>
          </table:table-cell>
          <table:table-cell office:value-type="float" office:value="-5.45714285714283" calcext:value-type="float">
            <text:p>-5.4571428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office:value-type="float" office:value="-9.57142857142855" calcext:value-type="float">
            <text:p>-9.57142857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office:value-type="float" office:value="-13.6857142857143" calcext:value-type="float">
            <text:p>-13.68571428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office:value-type="float" office:value="-13.2285714285714" calcext:value-type="float">
            <text:p>-13.22857142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56.8" calcext:value-type="float">
            <text:p>56.8</text:p>
          </table:table-cell>
          <table:table-cell office:value-type="float" office:value="-12.3142857142857" calcext:value-type="float">
            <text:p>-12.31428571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57.2" calcext:value-type="float">
            <text:p>57.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-10.4857142857143" calcext:value-type="float">
            <text:p>-10.48571428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57.7333333333333" calcext:value-type="float">
            <text:p>57.7333333333</text:p>
          </table:table-cell>
          <table:table-cell office:value-type="float" office:value="-8.88571428571426" calcext:value-type="float">
            <text:p>-8.88571428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57.7333333333333" calcext:value-type="float">
            <text:p>57.7333333333</text:p>
          </table:table-cell>
          <table:table-cell office:value-type="float" office:value="-7.74285714285712" calcext:value-type="float">
            <text:p>-7.74285714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57.7333333333333" calcext:value-type="float">
            <text:p>57.7333333333</text:p>
          </table:table-cell>
          <table:table-cell office:value-type="float" office:value="-6.59999999999998" calcext:value-type="float">
            <text:p>-6.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-5.45714285714283" calcext:value-type="float">
            <text:p>-5.45714285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-4.77142857142855" calcext:value-type="float">
            <text:p>-4.77142857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57.2" calcext:value-type="float">
            <text:p>57.2</text:p>
          </table:table-cell>
          <table:table-cell office:value-type="float" office:value="-4.08571428571426" calcext:value-type="float">
            <text:p>-4.08571428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56.8" calcext:value-type="float">
            <text:p>56.8</text:p>
          </table:table-cell>
          <table:table-cell office:value-type="float" office:value="-3.39999999999997" calcext:value-type="float">
            <text:p>-3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56.4" calcext:value-type="float">
            <text:p>56.4</text:p>
          </table:table-cell>
          <table:table-cell office:value-type="float" office:value="-3.39999999999997" calcext:value-type="float">
            <text:p>-3.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.6</text:p>
          </table:table-cell>
          <table:table-cell office:value-type="float" office:value="-3.6285714285714" calcext:value-type="float">
            <text:p>-3.6285714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.6</text:p>
          </table:table-cell>
          <table:table-cell office:value-type="float" office:value="-3.85714285714283" calcext:value-type="float">
            <text:p>-3.8571428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55.6" calcext:value-type="float">
            <text:p>55.6</text:p>
          </table:table-cell>
          <table:table-cell office:value-type="float" office:value="-4.08571428571426" calcext:value-type="float">
            <text:p>-4.08571428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55.7333333333333" calcext:value-type="float">
            <text:p>55.7333333333</text:p>
          </table:table-cell>
          <table:table-cell office:value-type="float" office:value="-3.85714285714283" calcext:value-type="float">
            <text:p>-3.85714285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55.4666666666667" calcext:value-type="float">
            <text:p>55.4666666667</text:p>
          </table:table-cell>
          <table:table-cell office:value-type="float" office:value="-3.6285714285714" calcext:value-type="float">
            <text:p>-3.62857142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office:value-type="float" office:value="-3.39999999999997" calcext:value-type="float">
            <text:p>-3.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0666666666667" calcext:value-type="float">
            <text:p>55.0666666667</text:p>
          </table:table-cell>
          <table:table-cell office:value-type="float" office:value="-2.48571428571426" calcext:value-type="float">
            <text:p>-2.48571428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office:value-type="float" office:value="-1.34285714285712" calcext:value-type="float">
            <text:p>-1.34285714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55.4666666666667" calcext:value-type="float">
            <text:p>55.4666666667</text:p>
          </table:table-cell>
          <table:table-cell office:value-type="float" office:value="0.0285714285714531" calcext:value-type="float">
            <text:p>0.02857142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55.7333333333333" calcext:value-type="float">
            <text:p>55.7333333333</text:p>
          </table:table-cell>
          <table:table-cell office:value-type="float" office:value="1.40000000000002" calcext:value-type="float">
            <text:p>1.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55.7333333333333" calcext:value-type="float">
            <text:p>55.7333333333</text:p>
          </table:table-cell>
          <table:table-cell office:value-type="float" office:value="2.31428571428574" calcext:value-type="float">
            <text:p>2.31428571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55.7333333333333" calcext:value-type="float">
            <text:p>55.7333333333</text:p>
          </table:table-cell>
          <table:table-cell office:value-type="float" office:value="3.22857142857145" calcext:value-type="float">
            <text:p>3.22857142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55.7333333333333" calcext:value-type="float">
            <text:p>55.7333333333</text:p>
          </table:table-cell>
          <table:table-cell office:value-type="float" office:value="4.14285714285717" calcext:value-type="float">
            <text:p>4.14285714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56.8" calcext:value-type="float">
            <text:p>56.8</text:p>
          </table:table-cell>
          <table:table-cell office:value-type="float" office:value="4.60000000000003" calcext:value-type="float">
            <text:p>4.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57.8666666666667" calcext:value-type="float">
            <text:p>57.8666666667</text:p>
          </table:table-cell>
          <table:table-cell office:value-type="float" office:value="5.05714285714288" calcext:value-type="float">
            <text:p>5.05714285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59.3333333333333" calcext:value-type="float">
            <text:p>59.3333333333</text:p>
          </table:table-cell>
          <table:table-cell office:value-type="float" office:value="5.28571428571431" calcext:value-type="float">
            <text:p>5.28571428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0.8" calcext:value-type="float">
            <text:p>60.8</text:p>
          </table:table-cell>
          <table:table-cell office:value-type="float" office:value="5.51428571428574" calcext:value-type="float">
            <text:p>5.51428571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2.2666666666667" calcext:value-type="float">
            <text:p>62.2666666667</text:p>
          </table:table-cell>
          <table:table-cell office:value-type="float" office:value="5.74285714285717" calcext:value-type="float">
            <text:p>5.74285714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3.6" calcext:value-type="float">
            <text:p>63.6</text:p>
          </table:table-cell>
          <table:table-cell office:value-type="float" office:value="5.9714285714286" calcext:value-type="float">
            <text:p>5.97142857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3.7333333333333" calcext:value-type="float">
            <text:p>63.7333333333</text:p>
          </table:table-cell>
          <table:table-cell office:value-type="float" office:value="6.42857142857146" calcext:value-type="float">
            <text:p>6.42857142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3.8666666666667" calcext:value-type="float">
            <text:p>63.8666666667</text:p>
          </table:table-cell>
          <table:table-cell office:value-type="float" office:value="6.65714285714289" calcext:value-type="float">
            <text:p>6.65714285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3.8666666666667" calcext:value-type="float">
            <text:p>63.8666666667</text:p>
          </table:table-cell>
          <table:table-cell office:value-type="float" office:value="6.88571428571431" calcext:value-type="float">
            <text:p>6.88571428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3.6" calcext:value-type="float">
            <text:p>63.6</text:p>
          </table:table-cell>
          <table:table-cell office:value-type="float" office:value="7.80000000000003" calcext:value-type="float">
            <text:p>7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3.2" calcext:value-type="float">
            <text:p>63.2</text:p>
          </table:table-cell>
          <table:table-cell office:value-type="float" office:value="8.71428571428574" calcext:value-type="float">
            <text:p>8.71428571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2.8" calcext:value-type="float">
            <text:p>62.8</text:p>
          </table:table-cell>
          <table:table-cell office:value-type="float" office:value="9.62857142857146" calcext:value-type="float">
            <text:p>9.6285714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office:value-type="float" office:value="10.5428571428572" calcext:value-type="float">
            <text:p>10.54285714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2.2666666666667" calcext:value-type="float">
            <text:p>62.2666666667</text:p>
          </table:table-cell>
          <table:table-cell office:value-type="float" office:value="11.2285714285715" calcext:value-type="float">
            <text:p>11.22857142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2.1333333333333" calcext:value-type="float">
            <text:p>62.1333333333</text:p>
          </table:table-cell>
          <table:table-cell office:value-type="float" office:value="11.9142857142857" calcext:value-type="float">
            <text:p>11.91428571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0.9333333333333" calcext:value-type="float">
            <text:p>60.9333333333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60.2666666666667" calcext:value-type="float">
            <text:p>60.2666666667</text:p>
          </table:table-cell>
          <table:table-cell office:value-type="float" office:value="13.2857142857143" calcext:value-type="float">
            <text:p>13.28571428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9.6" calcext:value-type="float">
            <text:p>59.6</text:p>
          </table:table-cell>
          <table:table-cell office:value-type="float" office:value="13.9714285714286" calcext:value-type="float">
            <text:p>13.97142857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8.9333333333333" calcext:value-type="float">
            <text:p>58.9333333333</text:p>
          </table:table-cell>
          <table:table-cell office:value-type="float" office:value="14.6571428571429" calcext:value-type="float">
            <text:p>14.65714285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8.2666666666667" calcext:value-type="float">
            <text:p>58.2666666667</text:p>
          </table:table-cell>
          <table:table-cell office:value-type="float" office:value="15.3428571428572" calcext:value-type="float">
            <text:p>15.34285714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16.0285714285715" calcext:value-type="float">
            <text:p>16.02857142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8.1333333333333" calcext:value-type="float">
            <text:p>58.1333333333</text:p>
          </table:table-cell>
          <table:table-cell office:value-type="float" office:value="16.7142857142858" calcext:value-type="float">
            <text:p>16.71428571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57.8666666666667" calcext:value-type="float">
            <text:p>57.8666666667</text:p>
          </table:table-cell>
          <table:table-cell office:value-type="float" office:value="18.3142857142858" calcext:value-type="float">
            <text:p>18.31428571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19.2285714285715" calcext:value-type="float">
            <text:p>19.2285714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20.1428571428572" calcext:value-type="float">
            <text:p>20.1428571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21.0571428571429" calcext:value-type="float">
            <text:p>21.0571428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21.9714285714286" calcext:value-type="float">
            <text:p>21.97142857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57.6" calcext:value-type="float">
            <text:p>57.6</text:p>
          </table:table-cell>
          <table:table-cell office:value-type="float" office:value="22.8857142857143" calcext:value-type="float">
            <text:p>22.88571428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.8" calcext:value-type="float">
            <text:p>23.8</text:p>
          </table:table-cell>
          <table:table-cell office:value-type="float" office:value="1" calcext:value-type="float">
            <text:p>1</text:p>
          </table:table-cell>
          <table:table-cell office:value-type="float" office:value="57.3333333333333" calcext:value-type="float">
            <text:p>57.333333333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.3333333333333" calcext:value-type="float">
            <text:p>57.333333333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.3333333333333" calcext:value-type="float">
            <text:p>57.333333333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.3333333333333" calcext:value-type="float">
            <text:p>57.333333333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.3333333333333" calcext:value-type="float">
            <text:p>57.3333333333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7.0666666666667" calcext:value-type="float">
            <text:p>57.0666666667</text:p>
          </table:table-cell>
          <table:table-cell office:value-type="float" office:value="25.8571428571429" calcext:value-type="float">
            <text:p>25.85714285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6.8" calcext:value-type="float">
            <text:p>56.8</text:p>
          </table:table-cell>
          <table:table-cell office:value-type="float" office:value="27.9142857142858" calcext:value-type="float">
            <text:p>27.91428571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9.9714285714286" calcext:value-type="float">
            <text:p>29.97142857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5.2" calcext:value-type="float">
            <text:p>55.2</text:p>
          </table:table-cell>
          <table:table-cell office:value-type="float" office:value="32.0285714285715" calcext:value-type="float">
            <text:p>32.0285714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.4</text:p>
          </table:table-cell>
          <table:table-cell office:value-type="float" office:value="34.0857142857143" calcext:value-type="float">
            <text:p>34.085714285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3.6" calcext:value-type="float">
            <text:p>53.6</text:p>
          </table:table-cell>
          <table:table-cell office:value-type="float" office:value="36.1428571428572" calcext:value-type="float">
            <text:p>36.1428571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2.8" calcext:value-type="float">
            <text:p>52.8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5.4666666666667" calcext:value-type="float">
            <text:p>55.4666666667</text:p>
          </table:table-cell>
          <table:table-cell office:value-type="float" office:value="38.8857142857143" calcext:value-type="float">
            <text:p>38.88571428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8.9333333333333" calcext:value-type="float">
            <text:p>58.9333333333</text:p>
          </table:table-cell>
          <table:table-cell office:value-type="float" office:value="39.5714285714286" calcext:value-type="float">
            <text:p>39.57142857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2.4" calcext:value-type="float">
            <text:p>62.4</text:p>
          </table:table-cell>
          <table:table-cell office:value-type="float" office:value="40.2571428571429" calcext:value-type="float">
            <text:p>40.25714285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5.8666666666667" calcext:value-type="float">
            <text:p>65.8666666667</text:p>
          </table:table-cell>
          <table:table-cell office:value-type="float" office:value="40.9428571428572" calcext:value-type="float">
            <text:p>40.942857142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7.4666666666667" calcext:value-type="float">
            <text:p>67.4666666667</text:p>
          </table:table-cell>
          <table:table-cell office:value-type="float" office:value="41.6285714285715" calcext:value-type="float">
            <text:p>41.62857142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9.0666666666667" calcext:value-type="float">
            <text:p>69.0666666667</text:p>
          </table:table-cell>
          <table:table-cell office:value-type="float" office:value="42.3142857142858" calcext:value-type="float">
            <text:p>42.3142857143</text:p>
          </table:table-cell>
        </table:table-row>
      </table:table>
      <table:table table:name="fact_angle" table:style-name="ta1">
        <table:shapes>
          <draw:frame draw:z-index="0" draw:style-name="gr1" draw:text-style-name="P1" svg:width="32.417cm" svg:height="16.327cm" svg:x="0cm" svg:y="0cm">
            <draw:object draw:notify-on-update-of-ranges="fact_angle.B1:fact_angle.B86 fact_angle.E1:fact_angle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65.3279426944445" calcext:value-type="float">
            <text:p>65.3279426944</text:p>
          </table:table-cell>
          <table:table-cell office:value-type="float" office:value="-36.6281070287797" calcext:value-type="float">
            <text:p>-36.628107028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65.8623541555556" calcext:value-type="float">
            <text:p>65.8623541556</text:p>
          </table:table-cell>
          <table:table-cell office:value-type="float" office:value="-36.7396749201458" calcext:value-type="float">
            <text:p>-36.739674920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66.2898833244445" calcext:value-type="float">
            <text:p>66.2898833244</text:p>
          </table:table-cell>
          <table:table-cell office:value-type="float" office:value="-36.8177724441021" calcext:value-type="float">
            <text:p>-36.81777244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59.8319066595556" calcext:value-type="float">
            <text:p>59.8319066596</text:p>
          </table:table-cell>
          <table:table-cell office:value-type="float" office:value="-31.5924407108714" calcext:value-type="float">
            <text:p>-31.59244071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54.6655253276445" calcext:value-type="float">
            <text:p>54.6655253276</text:p>
          </table:table-cell>
          <table:table-cell office:value-type="float" office:value="-27.93470849761" calcext:value-type="float">
            <text:p>-27.9347084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50.5324202621156" calcext:value-type="float">
            <text:p>50.5324202621</text:p>
          </table:table-cell>
          <table:table-cell office:value-type="float" office:value="-25.374295948327" calcext:value-type="float">
            <text:p>-25.37429594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50.8259362096925" calcext:value-type="float">
            <text:p>50.8259362097</text:p>
          </table:table-cell>
          <table:table-cell office:value-type="float" office:value="-19.7420071638289" calcext:value-type="float">
            <text:p>-19.74200716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51.060748967754" calcext:value-type="float">
            <text:p>51.0607489678</text:p>
          </table:table-cell>
          <table:table-cell office:value-type="float" office:value="-15.7994050146802" calcext:value-type="float">
            <text:p>-15.79940501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51.2485991742032" calcext:value-type="float">
            <text:p>51.2485991742</text:p>
          </table:table-cell>
          <table:table-cell office:value-type="float" office:value="-13.0395835102762" calcext:value-type="float">
            <text:p>-13.03958351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51.3988793393626" calcext:value-type="float">
            <text:p>51.3988793394</text:p>
          </table:table-cell>
          <table:table-cell office:value-type="float" office:value="-11.1077084571933" calcext:value-type="float">
            <text:p>-11.10770845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51.51910347149" calcext:value-type="float">
            <text:p>51.5191034715</text:p>
          </table:table-cell>
          <table:table-cell office:value-type="float" office:value="-10.7153959200353" calcext:value-type="float">
            <text:p>-10.715395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51.615282777192" calcext:value-type="float">
            <text:p>51.6152827772</text:p>
          </table:table-cell>
          <table:table-cell office:value-type="float" office:value="-10.4407771440247" calcext:value-type="float">
            <text:p>-10.4407771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51.6922262217536" calcext:value-type="float">
            <text:p>51.6922262218</text:p>
          </table:table-cell>
          <table:table-cell office:value-type="float" office:value="-10.2485440008173" calcext:value-type="float">
            <text:p>-10.24854400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51.7537809774029" calcext:value-type="float">
            <text:p>51.7537809774</text:p>
          </table:table-cell>
          <table:table-cell office:value-type="float" office:value="-10.1139808005721" calcext:value-type="float">
            <text:p>-10.11398080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51.8030247819223" calcext:value-type="float">
            <text:p>51.8030247819</text:p>
          </table:table-cell>
          <table:table-cell office:value-type="float" office:value="-10.0197865604005" calcext:value-type="float">
            <text:p>-10.01978656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51.8424198255379" calcext:value-type="float">
            <text:p>51.8424198255</text:p>
          </table:table-cell>
          <table:table-cell office:value-type="float" office:value="-9.95385059228034" calcext:value-type="float">
            <text:p>-9.95385059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51.8739358604303" calcext:value-type="float">
            <text:p>51.8739358604</text:p>
          </table:table-cell>
          <table:table-cell office:value-type="float" office:value="-9.90769541459624" calcext:value-type="float">
            <text:p>-9.90769541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1.8991486883442" calcext:value-type="float">
            <text:p>51.8991486883</text:p>
          </table:table-cell>
          <table:table-cell office:value-type="float" office:value="-6.51538679021737" calcext:value-type="float">
            <text:p>-6.51538679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1.9193189506754" calcext:value-type="float">
            <text:p>51.9193189507</text:p>
          </table:table-cell>
          <table:table-cell office:value-type="float" office:value="-4.14077075315216" calcext:value-type="float">
            <text:p>-4.14077075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1.9354551605403" calcext:value-type="float">
            <text:p>51.9354551605</text:p>
          </table:table-cell>
          <table:table-cell office:value-type="float" office:value="-2.47853952720651" calcext:value-type="float">
            <text:p>-2.47853952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483641284323" calcext:value-type="float">
            <text:p>51.9483641284</text:p>
          </table:table-cell>
          <table:table-cell office:value-type="float" office:value="-1.79497766904456" calcext:value-type="float">
            <text:p>-1.7949776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586913027458" calcext:value-type="float">
            <text:p>51.9586913027</text:p>
          </table:table-cell>
          <table:table-cell office:value-type="float" office:value="-1.31648436833119" calcext:value-type="float">
            <text:p>-1.31648436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669530421966" calcext:value-type="float">
            <text:p>51.9669530422</text:p>
          </table:table-cell>
          <table:table-cell office:value-type="float" office:value="-0.981539057831832" calcext:value-type="float">
            <text:p>-0.98153905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735624337573" calcext:value-type="float">
            <text:p>51.9735624338</text:p>
          </table:table-cell>
          <table:table-cell office:value-type="float" office:value="-0.747077340482283" calcext:value-type="float">
            <text:p>-0.74707734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788499470059" calcext:value-type="float">
            <text:p>51.978849947</text:p>
          </table:table-cell>
          <table:table-cell office:value-type="float" office:value="-0.582954138337598" calcext:value-type="float">
            <text:p>-0.58295413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830799576047" calcext:value-type="float">
            <text:p>51.9830799576</text:p>
          </table:table-cell>
          <table:table-cell office:value-type="float" office:value="-0.468067896836319" calcext:value-type="float">
            <text:p>-0.4680678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864639660838" calcext:value-type="float">
            <text:p>51.9864639661</text:p>
          </table:table-cell>
          <table:table-cell office:value-type="float" office:value="-0.387647527785423" calcext:value-type="float">
            <text:p>-0.38764752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89171172867" calcext:value-type="float">
            <text:p>51.9891711729</text:p>
          </table:table-cell>
          <table:table-cell office:value-type="float" office:value="-0.331353269449796" calcext:value-type="float">
            <text:p>-0.33135326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51.9913369382936" calcext:value-type="float">
            <text:p>51.9913369383</text:p>
          </table:table-cell>
          <table:table-cell office:value-type="float" office:value="-0.291947288614857" calcext:value-type="float">
            <text:p>-0.29194728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1.9930695506349" calcext:value-type="float">
            <text:p>51.9930695506</text:p>
          </table:table-cell>
          <table:table-cell office:value-type="float" office:value="0.2156368979696" calcext:value-type="float">
            <text:p>0.2156368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1.9944556405079" calcext:value-type="float">
            <text:p>51.9944556405</text:p>
          </table:table-cell>
          <table:table-cell office:value-type="float" office:value="0.57094582857872" calcext:value-type="float">
            <text:p>0.57094582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51.9955645124063" calcext:value-type="float">
            <text:p>51.9955645124</text:p>
          </table:table-cell>
          <table:table-cell office:value-type="float" office:value="0.819662080005104" calcext:value-type="float">
            <text:p>0.819662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64516099251" calcext:value-type="float">
            <text:p>51.9964516099</text:p>
          </table:table-cell>
          <table:table-cell office:value-type="float" office:value="1.47376345600357" calcext:value-type="float">
            <text:p>1.4737634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71612879401" calcext:value-type="float">
            <text:p>51.9971612879</text:p>
          </table:table-cell>
          <table:table-cell office:value-type="float" office:value="1.9316344192025" calcext:value-type="float">
            <text:p>1.93163441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7729030352" calcext:value-type="float">
            <text:p>51.9977290304</text:p>
          </table:table-cell>
          <table:table-cell office:value-type="float" office:value="2.25214409344175" calcext:value-type="float">
            <text:p>2.25214409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81832242816" calcext:value-type="float">
            <text:p>51.9981832243</text:p>
          </table:table-cell>
          <table:table-cell office:value-type="float" office:value="2.47650086540923" calcext:value-type="float">
            <text:p>2.47650086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85465794253" calcext:value-type="float">
            <text:p>51.9985465794</text:p>
          </table:table-cell>
          <table:table-cell office:value-type="float" office:value="2.63355060578646" calcext:value-type="float">
            <text:p>2.63355060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88372635403" calcext:value-type="float">
            <text:p>51.9988372635</text:p>
          </table:table-cell>
          <table:table-cell office:value-type="float" office:value="2.74348542405052" calcext:value-type="float">
            <text:p>2.74348542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90698108322" calcext:value-type="float">
            <text:p>51.9990698108</text:p>
          </table:table-cell>
          <table:table-cell office:value-type="float" office:value="2.82043979683536" calcext:value-type="float">
            <text:p>2.82043979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92558486658" calcext:value-type="float">
            <text:p>51.9992558487</text:p>
          </table:table-cell>
          <table:table-cell office:value-type="float" office:value="2.87430785778476" calcext:value-type="float">
            <text:p>2.874307857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94046789326" calcext:value-type="float">
            <text:p>51.9994046789</text:p>
          </table:table-cell>
          <table:table-cell office:value-type="float" office:value="2.91201550044933" calcext:value-type="float">
            <text:p>2.91201550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.9995237431461" calcext:value-type="float">
            <text:p>51.9995237431</text:p>
          </table:table-cell>
          <table:table-cell office:value-type="float" office:value="2.93841085031453" calcext:value-type="float">
            <text:p>2.938410850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3.5996189945169" calcext:value-type="float">
            <text:p>63.5996189945</text:p>
          </table:table-cell>
          <table:table-cell office:value-type="float" office:value="14.9568875952202" calcext:value-type="float">
            <text:p>14.95688759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2.8796951956135" calcext:value-type="float">
            <text:p>72.8796951956</text:p>
          </table:table-cell>
          <table:table-cell office:value-type="float" office:value="23.3698213166541" calcext:value-type="float">
            <text:p>23.36982131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80.3037561564908" calcext:value-type="float">
            <text:p>80.3037561565</text:p>
          </table:table-cell>
          <table:table-cell office:value-type="float" office:value="29.2588749216579" calcext:value-type="float">
            <text:p>29.25887492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6.6430049251926" calcext:value-type="float">
            <text:p>76.6430049252</text:p>
          </table:table-cell>
          <table:table-cell office:value-type="float" office:value="26.1812124451605" calcext:value-type="float">
            <text:p>26.18121244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3.7144039401541" calcext:value-type="float">
            <text:p>73.7144039402</text:p>
          </table:table-cell>
          <table:table-cell office:value-type="float" office:value="24.0268487116124" calcext:value-type="float">
            <text:p>24.02684871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1.3715231521233" calcext:value-type="float">
            <text:p>71.3715231521</text:p>
          </table:table-cell>
          <table:table-cell office:value-type="float" office:value="22.5187940981287" calcext:value-type="float">
            <text:p>22.51879409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9.4972185216986" calcext:value-type="float">
            <text:p>69.4972185217</text:p>
          </table:table-cell>
          <table:table-cell office:value-type="float" office:value="21.4631558686901" calcext:value-type="float">
            <text:p>21.46315586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66.7977748173589" calcext:value-type="float">
            <text:p>66.7977748174</text:p>
          </table:table-cell>
          <table:table-cell office:value-type="float" office:value="19.764209108083" calcext:value-type="float">
            <text:p>19.76420910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64.6382198538871" calcext:value-type="float">
            <text:p>64.6382198539</text:p>
          </table:table-cell>
          <table:table-cell office:value-type="float" office:value="18.5749463756581" calcext:value-type="float">
            <text:p>18.57494637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62.9105758831097" calcext:value-type="float">
            <text:p>62.9105758831</text:p>
          </table:table-cell>
          <table:table-cell office:value-type="float" office:value="17.7424624629607" calcext:value-type="float">
            <text:p>17.7424624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61.5284607064878" calcext:value-type="float">
            <text:p>61.5284607065</text:p>
          </table:table-cell>
          <table:table-cell office:value-type="float" office:value="17.1597237240725" calcext:value-type="float">
            <text:p>17.15972372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60.4227685651902" calcext:value-type="float">
            <text:p>60.4227685652</text:p>
          </table:table-cell>
          <table:table-cell office:value-type="float" office:value="16.7518066068507" calcext:value-type="float">
            <text:p>16.75180660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59.5382148521522" calcext:value-type="float">
            <text:p>59.5382148522</text:p>
          </table:table-cell>
          <table:table-cell office:value-type="float" office:value="16.4662646247955" calcext:value-type="float">
            <text:p>16.46626462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58.8305718817217" calcext:value-type="float">
            <text:p>58.8305718817</text:p>
          </table:table-cell>
          <table:table-cell office:value-type="float" office:value="16.2663852373569" calcext:value-type="float">
            <text:p>16.26638523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58.2644575053774" calcext:value-type="float">
            <text:p>58.2644575054</text:p>
          </table:table-cell>
          <table:table-cell office:value-type="float" office:value="16.1264696661498" calcext:value-type="float">
            <text:p>16.12646966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57.8115660043019" calcext:value-type="float">
            <text:p>57.8115660043</text:p>
          </table:table-cell>
          <table:table-cell office:value-type="float" office:value="16.0285287663049" calcext:value-type="float">
            <text:p>16.02852876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61.4492528034415" calcext:value-type="float">
            <text:p>61.4492528034</text:p>
          </table:table-cell>
          <table:table-cell office:value-type="float" office:value="11.1599701364134" calcext:value-type="float">
            <text:p>11.15997013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64.3594022427532" calcext:value-type="float">
            <text:p>64.3594022428</text:p>
          </table:table-cell>
          <table:table-cell office:value-type="float" office:value="7.75197909548938" calcext:value-type="float">
            <text:p>7.75197909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61.8875217942026" calcext:value-type="float">
            <text:p>61.8875217942</text:p>
          </table:table-cell>
          <table:table-cell office:value-type="float" office:value="10.6463853668426" calcext:value-type="float">
            <text:p>10.64638536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9.9100174353621" calcext:value-type="float">
            <text:p>59.9100174354</text:p>
          </table:table-cell>
          <table:table-cell office:value-type="float" office:value="12.6724697567898" calcext:value-type="float">
            <text:p>12.67246975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8.3280139482897" calcext:value-type="float">
            <text:p>58.3280139483</text:p>
          </table:table-cell>
          <table:table-cell office:value-type="float" office:value="14.0907288297529" calcext:value-type="float">
            <text:p>14.09072882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7.0624111586317" calcext:value-type="float">
            <text:p>57.0624111586</text:p>
          </table:table-cell>
          <table:table-cell office:value-type="float" office:value="15.083510180827" calcext:value-type="float">
            <text:p>15.083510180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6.0499289269054" calcext:value-type="float">
            <text:p>56.0499289269</text:p>
          </table:table-cell>
          <table:table-cell office:value-type="float" office:value="15.7784571265789" calcext:value-type="float">
            <text:p>15.77845712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5.2399431415243" calcext:value-type="float">
            <text:p>55.2399431415</text:p>
          </table:table-cell>
          <table:table-cell office:value-type="float" office:value="16.2649199886052" calcext:value-type="float">
            <text:p>16.26491998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4.5919545132194" calcext:value-type="float">
            <text:p>54.5919545132</text:p>
          </table:table-cell>
          <table:table-cell office:value-type="float" office:value="16.6054439920237" calcext:value-type="float">
            <text:p>16.6054439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6.0735636105756" calcext:value-type="float">
            <text:p>56.0735636106</text:p>
          </table:table-cell>
          <table:table-cell office:value-type="float" office:value="24.5238107944166" calcext:value-type="float">
            <text:p>24.52381079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7.2588508884605" calcext:value-type="float">
            <text:p>57.2588508885</text:p>
          </table:table-cell>
          <table:table-cell office:value-type="float" office:value="30.0666675560916" calcext:value-type="float">
            <text:p>30.06666755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8.2070807107684" calcext:value-type="float">
            <text:p>58.2070807108</text:p>
          </table:table-cell>
          <table:table-cell office:value-type="float" office:value="33.9466672892641" calcext:value-type="float">
            <text:p>33.94666728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6.9656645686147" calcext:value-type="float">
            <text:p>56.9656645686</text:p>
          </table:table-cell>
          <table:table-cell office:value-type="float" office:value="34.2626671024849" calcext:value-type="float">
            <text:p>34.2626671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5.9725316548918" calcext:value-type="float">
            <text:p>55.9725316549</text:p>
          </table:table-cell>
          <table:table-cell office:value-type="float" office:value="34.4838669717394" calcext:value-type="float">
            <text:p>34.48386697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5.1780253239134" calcext:value-type="float">
            <text:p>55.1780253239</text:p>
          </table:table-cell>
          <table:table-cell office:value-type="float" office:value="34.6387068802176" calcext:value-type="float">
            <text:p>34.63870688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4.5424202591307" calcext:value-type="float">
            <text:p>54.5424202591</text:p>
          </table:table-cell>
          <table:table-cell office:value-type="float" office:value="34.7470948161523" calcext:value-type="float">
            <text:p>34.747094816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4.0339362073046" calcext:value-type="float">
            <text:p>54.0339362073</text:p>
          </table:table-cell>
          <table:table-cell office:value-type="float" office:value="34.8229663713066" calcext:value-type="float">
            <text:p>34.82296637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3.6271489658437" calcext:value-type="float">
            <text:p>53.6271489658</text:p>
          </table:table-cell>
          <table:table-cell office:value-type="float" office:value="34.8760764599146" calcext:value-type="float">
            <text:p>34.87607645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3.3017191726749" calcext:value-type="float">
            <text:p>53.3017191727</text:p>
          </table:table-cell>
          <table:table-cell office:value-type="float" office:value="34.9132535219402" calcext:value-type="float">
            <text:p>34.91325352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5.04137533814" calcext:value-type="float">
            <text:p>55.0413753381</text:p>
          </table:table-cell>
          <table:table-cell office:value-type="float" office:value="37.3392774653582" calcext:value-type="float">
            <text:p>37.339277465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6.433100270512" calcext:value-type="float">
            <text:p>56.4331002705</text:p>
          </table:table-cell>
          <table:table-cell office:value-type="float" office:value="39.0374942257507" calcext:value-type="float">
            <text:p>39.037494225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7.5464802164096" calcext:value-type="float">
            <text:p>57.5464802164</text:p>
          </table:table-cell>
          <table:table-cell office:value-type="float" office:value="40.2262459580255" calcext:value-type="float">
            <text:p>40.2262459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  <table:table-cell office:value-type="float" office:value="56.4371841731277" calcext:value-type="float">
            <text:p>56.4371841731</text:p>
          </table:table-cell>
          <table:table-cell office:value-type="float" office:value="40.5783721706179" calcext:value-type="float">
            <text:p>40.57837217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  <table:table-cell office:value-type="float" office:value="55.5497473385021" calcext:value-type="float">
            <text:p>55.5497473385</text:p>
          </table:table-cell>
          <table:table-cell office:value-type="float" office:value="40.8248605194325" calcext:value-type="float">
            <text:p>40.82486051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.4" calcext:value-type="float">
            <text:p>41.4</text:p>
          </table:table-cell>
          <table:table-cell office:value-type="float" office:value="1" calcext:value-type="float">
            <text:p>1</text:p>
          </table:table-cell>
          <table:table-cell office:value-type="float" office:value="54.8397978708017" calcext:value-type="float">
            <text:p>54.8397978708</text:p>
          </table:table-cell>
          <table:table-cell office:value-type="float" office:value="40.9974023636028" calcext:value-type="float">
            <text:p>40.99740236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4.2718382966414" calcext:value-type="float">
            <text:p>54.2718382966</text:p>
          </table:table-cell>
          <table:table-cell office:value-type="float" office:value="41.5981816545219" calcext:value-type="float">
            <text:p>41.59818165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3.8174706373131" calcext:value-type="float">
            <text:p>53.8174706373</text:p>
          </table:table-cell>
          <table:table-cell office:value-type="float" office:value="42.0187271581654" calcext:value-type="float">
            <text:p>42.01872715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3.4539765098505" calcext:value-type="float">
            <text:p>53.4539765099</text:p>
          </table:table-cell>
          <table:table-cell office:value-type="float" office:value="42.3131090107157" calcext:value-type="float">
            <text:p>42.3131090107</text:p>
          </table:table-cell>
        </table:table-row>
      </table:table>
      <table:table table:name="avg_curve" table:style-name="ta1">
        <table:shapes>
          <draw:frame draw:z-index="0" draw:style-name="gr1" draw:text-style-name="P1" svg:width="32.016cm" svg:height="16.09cm" svg:x="0cm" svg:y="0cm">
            <draw:object draw:notify-on-update-of-ranges="avg_curve.A1:avg_curve.A223 avg_curve.B1:avg_curve.B223 avg_curve.D1:avg_curve.D223 avg_curve.E1:avg_curve.E2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.84" calcext:value-type="float">
            <text:p>102.8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.48" calcext:value-type="float">
            <text:p>102.4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76" calcext:value-type="float">
            <text:p>101.7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52" calcext:value-type="float">
            <text:p>101.5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28" calcext:value-type="float">
            <text:p>101.2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0.92" calcext:value-type="float">
            <text:p>100.9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.92" calcext:value-type="float">
            <text:p>100.9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.92" calcext:value-type="float">
            <text:p>100.9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0.56" calcext:value-type="float">
            <text:p>100.5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0.2" calcext:value-type="float">
            <text:p>100.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84" calcext:value-type="float">
            <text:p>99.8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36" calcext:value-type="float">
            <text:p>99.3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12" calcext:value-type="float">
            <text:p>99.1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.12" calcext:value-type="float">
            <text:p>99.1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.12" calcext:value-type="float">
            <text:p>99.1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.12" calcext:value-type="float">
            <text:p>99.1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8.76" calcext:value-type="float">
            <text:p>98.7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8.04" calcext:value-type="float">
            <text:p>98.0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5.4" calcext:value-type="float">
            <text:p>-35.4</text:p>
          </table:table-cell>
          <table:table-cell office:value-type="float" office:value="1" calcext:value-type="float">
            <text:p>1</text:p>
          </table:table-cell>
          <table:table-cell office:value-type="float" office:value="97.32" calcext:value-type="float">
            <text:p>97.32</text:p>
          </table:table-cell>
          <table:table-cell office:value-type="float" office:value="-36.7714285714286" calcext:value-type="float">
            <text:p>-36.7714285714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5.4" calcext:value-type="float">
            <text:p>-35.4</text:p>
          </table:table-cell>
          <table:table-cell office:value-type="float" office:value="1" calcext:value-type="float">
            <text:p>1</text:p>
          </table:table-cell>
          <table:table-cell office:value-type="float" office:value="97.08" calcext:value-type="float">
            <text:p>97.08</text:p>
          </table:table-cell>
          <table:table-cell office:value-type="float" office:value="-36.5428571428572" calcext:value-type="float">
            <text:p>-36.5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08" calcext:value-type="float">
            <text:p>97.08</text:p>
          </table:table-cell>
          <table:table-cell office:value-type="float" office:value="-36.5428571428572" calcext:value-type="float">
            <text:p>-36.5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08" calcext:value-type="float">
            <text:p>97.08</text:p>
          </table:table-cell>
          <table:table-cell office:value-type="float" office:value="-36.5428571428572" calcext:value-type="float">
            <text:p>-36.5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7.08" calcext:value-type="float">
            <text:p>97.08</text:p>
          </table:table-cell>
          <table:table-cell office:value-type="float" office:value="-36.5428571428572" calcext:value-type="float">
            <text:p>-36.5428571429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3.8" calcext:value-type="float">
            <text:p>-33.8</text:p>
          </table:table-cell>
          <table:table-cell office:value-type="float" office:value="1" calcext:value-type="float">
            <text:p>1</text:p>
          </table:table-cell>
          <table:table-cell office:value-type="float" office:value="96.72" calcext:value-type="float">
            <text:p>96.72</text:p>
          </table:table-cell>
          <table:table-cell office:value-type="float" office:value="-36.0857142857143" calcext:value-type="float">
            <text:p>-36.0857142857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3.8" calcext:value-type="float">
            <text:p>-33.8</text:p>
          </table:table-cell>
          <table:table-cell office:value-type="float" office:value="1" calcext:value-type="float">
            <text:p>1</text:p>
          </table:table-cell>
          <table:table-cell office:value-type="float" office:value="96.36" calcext:value-type="float">
            <text:p>96.36</text:p>
          </table:table-cell>
          <table:table-cell office:value-type="float" office:value="-35.6285714285714" calcext:value-type="float">
            <text:p>-35.6285714286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-34.7142857142857" calcext:value-type="float">
            <text:p>-34.7142857143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5.64" calcext:value-type="float">
            <text:p>95.64</text:p>
          </table:table-cell>
          <table:table-cell office:value-type="float" office:value="-33.8" calcext:value-type="float">
            <text:p>-33.8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95.52" calcext:value-type="float">
            <text:p>95.52</text:p>
          </table:table-cell>
          <table:table-cell office:value-type="float" office:value="-32.6571428571429" calcext:value-type="float">
            <text:p>-32.6571428571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office:value-type="float" office:value="-31.7428571428572" calcext:value-type="float">
            <text:p>-31.7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office:value-type="float" office:value="-31.7428571428572" calcext:value-type="float">
            <text:p>-31.7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office:value-type="float" office:value="-31.7428571428572" calcext:value-type="float">
            <text:p>-31.7428571429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5.04" calcext:value-type="float">
            <text:p>95.04</text:p>
          </table:table-cell>
          <table:table-cell office:value-type="float" office:value="-30.3714285714286" calcext:value-type="float">
            <text:p>-30.3714285714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4.68" calcext:value-type="float">
            <text:p>94.68</text:p>
          </table:table-cell>
          <table:table-cell office:value-type="float" office:value="-29.2285714285714" calcext:value-type="float">
            <text:p>-29.2285714286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4.56" calcext:value-type="float">
            <text:p>94.56</text:p>
          </table:table-cell>
          <table:table-cell office:value-type="float" office:value="-28.0857142857143" calcext:value-type="float">
            <text:p>-28.0857142857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94.44" calcext:value-type="float">
            <text:p>94.44</text:p>
          </table:table-cell>
          <table:table-cell office:value-type="float" office:value="-27.1714285714286" calcext:value-type="float">
            <text:p>-27.1714285714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-26.2571428571429" calcext:value-type="float">
            <text:p>-26.2571428571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94.2" calcext:value-type="float">
            <text:p>94.2</text:p>
          </table:table-cell>
          <table:table-cell office:value-type="float" office:value="-25.5714285714286" calcext:value-type="float">
            <text:p>-25.5714285714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94.0799999999999" calcext:value-type="float">
            <text:p>94.08</text:p>
          </table:table-cell>
          <table:table-cell office:value-type="float" office:value="-24.8857142857143" calcext:value-type="float">
            <text:p>-24.8857142857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93.9599999999999" calcext:value-type="float">
            <text:p>93.96</text:p>
          </table:table-cell>
          <table:table-cell office:value-type="float" office:value="-24.6571428571429" calcext:value-type="float">
            <text:p>-24.6571428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.9599999999999" calcext:value-type="float">
            <text:p>93.96</text:p>
          </table:table-cell>
          <table:table-cell office:value-type="float" office:value="-24.6571428571429" calcext:value-type="float">
            <text:p>-24.6571428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.9599999999999" calcext:value-type="float">
            <text:p>93.96</text:p>
          </table:table-cell>
          <table:table-cell office:value-type="float" office:value="-24.6571428571429" calcext:value-type="float">
            <text:p>-24.6571428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.9599999999999" calcext:value-type="float">
            <text:p>93.96</text:p>
          </table:table-cell>
          <table:table-cell office:value-type="float" office:value="-24.6571428571429" calcext:value-type="float">
            <text:p>-24.6571428571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3.7199999999999" calcext:value-type="float">
            <text:p>93.72</text:p>
          </table:table-cell>
          <table:table-cell office:value-type="float" office:value="-24.6571428571429" calcext:value-type="float">
            <text:p>-24.6571428571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3.5999999999999" calcext:value-type="float">
            <text:p>93.6</text:p>
          </table:table-cell>
          <table:table-cell office:value-type="float" office:value="-24.6571428571429" calcext:value-type="float">
            <text:p>-24.6571428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3.3599999999999" calcext:value-type="float">
            <text:p>93.36</text:p>
          </table:table-cell>
          <table:table-cell office:value-type="float" office:value="-24.8857142857143" calcext:value-type="float">
            <text:p>-24.88571428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3.1199999999999" calcext:value-type="float">
            <text:p>93.12</text:p>
          </table:table-cell>
          <table:table-cell office:value-type="float" office:value="-25.1142857142857" calcext:value-type="float">
            <text:p>-25.11428571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2.8799999999999" calcext:value-type="float">
            <text:p>92.88</text:p>
          </table:table-cell>
          <table:table-cell office:value-type="float" office:value="-25.3428571428572" calcext:value-type="float">
            <text:p>-25.34285714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92.5199999999999" calcext:value-type="float">
            <text:p>92.52</text:p>
          </table:table-cell>
          <table:table-cell office:value-type="float" office:value="-25.8" calcext:value-type="float">
            <text:p>-25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92.1599999999999" calcext:value-type="float">
            <text:p>92.16</text:p>
          </table:table-cell>
          <table:table-cell office:value-type="float" office:value="-26.2571428571429" calcext:value-type="float">
            <text:p>-26.2571428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1599999999999" calcext:value-type="float">
            <text:p>92.16</text:p>
          </table:table-cell>
          <table:table-cell office:value-type="float" office:value="-26.2571428571429" calcext:value-type="float">
            <text:p>-26.2571428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1599999999999" calcext:value-type="float">
            <text:p>92.16</text:p>
          </table:table-cell>
          <table:table-cell office:value-type="float" office:value="-26.2571428571429" calcext:value-type="float">
            <text:p>-26.2571428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1599999999999" calcext:value-type="float">
            <text:p>92.16</text:p>
          </table:table-cell>
          <table:table-cell office:value-type="float" office:value="-26.2571428571429" calcext:value-type="float">
            <text:p>-26.2571428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1.9199999999999" calcext:value-type="float">
            <text:p>91.92</text:p>
          </table:table-cell>
          <table:table-cell office:value-type="float" office:value="-26.2571428571429" calcext:value-type="float">
            <text:p>-26.2571428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1.6799999999999" calcext:value-type="float">
            <text:p>91.68</text:p>
          </table:table-cell>
          <table:table-cell office:value-type="float" office:value="-26.2571428571429" calcext:value-type="float">
            <text:p>-26.25714285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91.44" calcext:value-type="float">
            <text:p>91.44</text:p>
          </table:table-cell>
          <table:table-cell office:value-type="float" office:value="-25.5714285714286" calcext:value-type="float">
            <text:p>-25.57142857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office:value-type="float" office:value="-24.8857142857143" calcext:value-type="float">
            <text:p>-24.885714285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90.96" calcext:value-type="float">
            <text:p>90.96</text:p>
          </table:table-cell>
          <table:table-cell office:value-type="float" office:value="-24.2" calcext:value-type="float">
            <text:p>-24.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90.6" calcext:value-type="float">
            <text:p>90.6</text:p>
          </table:table-cell>
          <table:table-cell office:value-type="float" office:value="-23.7428571428572" calcext:value-type="float">
            <text:p>-23.7428571429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90.24" calcext:value-type="float">
            <text:p>90.24</text:p>
          </table:table-cell>
          <table:table-cell office:value-type="float" office:value="-23.2857142857143" calcext:value-type="float">
            <text:p>-23.2857142857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89.88" calcext:value-type="float">
            <text:p>89.88</text:p>
          </table:table-cell>
          <table:table-cell office:value-type="float" office:value="-23.0571428571429" calcext:value-type="float">
            <text:p>-23.0571428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88" calcext:value-type="float">
            <text:p>89.88</text:p>
          </table:table-cell>
          <table:table-cell office:value-type="float" office:value="-23.0571428571429" calcext:value-type="float">
            <text:p>-23.057142857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88" calcext:value-type="float">
            <text:p>89.88</text:p>
          </table:table-cell>
          <table:table-cell office:value-type="float" office:value="-23.0571428571429" calcext:value-type="float">
            <text:p>-23.0571428571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89.64" calcext:value-type="float">
            <text:p>89.64</text:p>
          </table:table-cell>
          <table:table-cell office:value-type="float" office:value="-22.3714285714286" calcext:value-type="float">
            <text:p>-22.3714285714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-22.3714285714286" calcext:value-type="float">
            <text:p>-22.3714285714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89.28" calcext:value-type="float">
            <text:p>89.28</text:p>
          </table:table-cell>
          <table:table-cell office:value-type="float" office:value="-22.3714285714286" calcext:value-type="float">
            <text:p>-22.3714285714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89.16" calcext:value-type="float">
            <text:p>89.16</text:p>
          </table:table-cell>
          <table:table-cell office:value-type="float" office:value="-22.1428571428572" calcext:value-type="float">
            <text:p>-22.1428571429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89.04" calcext:value-type="float">
            <text:p>89.04</text:p>
          </table:table-cell>
          <table:table-cell office:value-type="float" office:value="-21.4571428571429" calcext:value-type="float">
            <text:p>-21.4571428571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17.8" calcext:value-type="float">
            <text:p>-17.8</text:p>
          </table:table-cell>
          <table:table-cell office:value-type="float" office:value="1" calcext:value-type="float">
            <text:p>1</text:p>
          </table:table-cell>
          <table:table-cell office:value-type="float" office:value="88.92" calcext:value-type="float">
            <text:p>88.92</text:p>
          </table:table-cell>
          <table:table-cell office:value-type="float" office:value="-20.5428571428572" calcext:value-type="float">
            <text:p>-20.5428571429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17.8" calcext:value-type="float">
            <text:p>-17.8</text:p>
          </table:table-cell>
          <table:table-cell office:value-type="float" office:value="1" calcext:value-type="float">
            <text:p>1</text:p>
          </table:table-cell>
          <table:table-cell office:value-type="float" office:value="88.8" calcext:value-type="float">
            <text:p>88.8</text:p>
          </table:table-cell>
          <table:table-cell office:value-type="float" office:value="-19.6285714285715" calcext:value-type="float">
            <text:p>-19.6285714286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17.8" calcext:value-type="float">
            <text:p>-17.8</text:p>
          </table:table-cell>
          <table:table-cell office:value-type="float" office:value="1" calcext:value-type="float">
            <text:p>1</text:p>
          </table:table-cell>
          <table:table-cell office:value-type="float" office:value="88.68" calcext:value-type="float">
            <text:p>88.68</text:p>
          </table:table-cell>
          <table:table-cell office:value-type="float" office:value="-19.1714285714286" calcext:value-type="float">
            <text:p>-19.17142857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.68" calcext:value-type="float">
            <text:p>88.68</text:p>
          </table:table-cell>
          <table:table-cell office:value-type="float" office:value="-19.1714285714286" calcext:value-type="float">
            <text:p>-19.17142857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8.68" calcext:value-type="float">
            <text:p>88.68</text:p>
          </table:table-cell>
          <table:table-cell office:value-type="float" office:value="-19.1714285714286" calcext:value-type="float">
            <text:p>-19.1714285714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8.44" calcext:value-type="float">
            <text:p>88.44</text:p>
          </table:table-cell>
          <table:table-cell office:value-type="float" office:value="-18.4857142857143" calcext:value-type="float">
            <text:p>-18.4857142857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8.2" calcext:value-type="float">
            <text:p>88.2</text:p>
          </table:table-cell>
          <table:table-cell office:value-type="float" office:value="-17.8" calcext:value-type="float">
            <text:p>-17.8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7.96" calcext:value-type="float">
            <text:p>87.96</text:p>
          </table:table-cell>
          <table:table-cell office:value-type="float" office:value="-17.3428571428572" calcext:value-type="float">
            <text:p>-17.3428571429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-16.8857142857143" calcext:value-type="float">
            <text:p>-16.8857142857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7.6000000000001" calcext:value-type="float">
            <text:p>87.6</text:p>
          </table:table-cell>
          <table:table-cell office:value-type="float" office:value="-16.6571428571429" calcext:value-type="float">
            <text:p>-16.6571428571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7.48" calcext:value-type="float">
            <text:p>87.48</text:p>
          </table:table-cell>
          <table:table-cell office:value-type="float" office:value="-16.4285714285715" calcext:value-type="float">
            <text:p>-16.4285714286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87.3600000000001" calcext:value-type="float">
            <text:p>87.36</text:p>
          </table:table-cell>
          <table:table-cell office:value-type="float" office:value="-15.9714285714286" calcext:value-type="float">
            <text:p>-15.9714285714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87.2400000000001" calcext:value-type="float">
            <text:p>87.24</text:p>
          </table:table-cell>
          <table:table-cell office:value-type="float" office:value="-15.7428571428572" calcext:value-type="float">
            <text:p>-15.7428571429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91.0800000000001" calcext:value-type="float">
            <text:p>91.08</text:p>
          </table:table-cell>
          <table:table-cell office:value-type="float" office:value="-17.3428571428572" calcext:value-type="float">
            <text:p>-17.3428571429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94.92" calcext:value-type="float">
            <text:p>94.92</text:p>
          </table:table-cell>
          <table:table-cell office:value-type="float" office:value="-18.9428571428572" calcext:value-type="float">
            <text:p>-18.9428571429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98.76" calcext:value-type="float">
            <text:p>98.76</text:p>
          </table:table-cell>
          <table:table-cell office:value-type="float" office:value="-20.5428571428572" calcext:value-type="float">
            <text:p>-20.5428571429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-20.3142857142857" calcext:value-type="float">
            <text:p>-20.3142857143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98.28" calcext:value-type="float">
            <text:p>98.28</text:p>
          </table:table-cell>
          <table:table-cell office:value-type="float" office:value="-20.0857142857143" calcext:value-type="float">
            <text:p>-20.0857142857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97.92" calcext:value-type="float">
            <text:p>97.92</text:p>
          </table:table-cell>
          <table:table-cell office:value-type="float" office:value="-20.3142857142857" calcext:value-type="float">
            <text:p>-20.3142857143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97.56" calcext:value-type="float">
            <text:p>97.56</text:p>
          </table:table-cell>
          <table:table-cell office:value-type="float" office:value="-20.5428571428572" calcext:value-type="float">
            <text:p>-20.5428571429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97.32" calcext:value-type="float">
            <text:p>97.32</text:p>
          </table:table-cell>
          <table:table-cell office:value-type="float" office:value="-18.9428571428572" calcext:value-type="float">
            <text:p>-18.9428571429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-16.6571428571429" calcext:value-type="float">
            <text:p>-16.6571428571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97.08" calcext:value-type="float">
            <text:p>97.08</text:p>
          </table:table-cell>
          <table:table-cell office:value-type="float" office:value="-14.3714285714286" calcext:value-type="float">
            <text:p>-14.3714285714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-17.5714285714286" calcext:value-type="float">
            <text:p>-17.5714285714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88" calcext:value-type="float">
            <text:p>101.88</text:p>
          </table:table-cell>
          <table:table-cell office:value-type="float" office:value="-20.7714285714286" calcext:value-type="float">
            <text:p>-20.7714285714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28" calcext:value-type="float">
            <text:p>104.28</text:p>
          </table:table-cell>
          <table:table-cell office:value-type="float" office:value="-23.7428571428572" calcext:value-type="float">
            <text:p>-23.7428571429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104.04" calcext:value-type="float">
            <text:p>104.04</text:p>
          </table:table-cell>
          <table:table-cell office:value-type="float" office:value="-23.0571428571429" calcext:value-type="float">
            <text:p>-23.0571428571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103.8" calcext:value-type="float">
            <text:p>103.8</text:p>
          </table:table-cell>
          <table:table-cell office:value-type="float" office:value="-22.3714285714286" calcext:value-type="float">
            <text:p>-22.3714285714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-22.3714285714286" calcext:value-type="float">
            <text:p>-22.3714285714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office:value-type="float" office:value="-22.1428571428572" calcext:value-type="float">
            <text:p>-22.1428571429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office:value-type="float" office:value="-18.2571428571429" calcext:value-type="float">
            <text:p>-18.25714285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90.96" calcext:value-type="float">
            <text:p>90.96</text:p>
          </table:table-cell>
          <table:table-cell office:value-type="float" office:value="-14.3714285714286" calcext:value-type="float">
            <text:p>-14.37142857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90.72" calcext:value-type="float">
            <text:p>90.72</text:p>
          </table:table-cell>
          <table:table-cell office:value-type="float" office:value="-10.4857142857143" calcext:value-type="float">
            <text:p>-10.48571428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90.6" calcext:value-type="float">
            <text:p>90.6</text:p>
          </table:table-cell>
          <table:table-cell office:value-type="float" office:value="-10.2571428571429" calcext:value-type="float">
            <text:p>-10.2571428571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92.64" calcext:value-type="float">
            <text:p>92.64</text:p>
          </table:table-cell>
          <table:table-cell office:value-type="float" office:value="-11.6285714285715" calcext:value-type="float">
            <text:p>-11.6285714286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94.68" calcext:value-type="float">
            <text:p>94.68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94.44" calcext:value-type="float">
            <text:p>94.44</text:p>
          </table:table-cell>
          <table:table-cell office:value-type="float" office:value="-12.7714285714286" calcext:value-type="float">
            <text:p>-12.77142857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94.2" calcext:value-type="float">
            <text:p>94.2</text:p>
          </table:table-cell>
          <table:table-cell office:value-type="float" office:value="-12.5428571428572" calcext:value-type="float">
            <text:p>-12.54285714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91.44" calcext:value-type="float">
            <text:p>91.44</text:p>
          </table:table-cell>
          <table:table-cell office:value-type="float" office:value="-12.3142857142857" calcext:value-type="float">
            <text:p>-12.31428571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.44" calcext:value-type="float">
            <text:p>91.44</text:p>
          </table:table-cell>
          <table:table-cell office:value-type="float" office:value="-12.3142857142857" calcext:value-type="float">
            <text:p>-12.31428571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.44" calcext:value-type="float">
            <text:p>91.44</text:p>
          </table:table-cell>
          <table:table-cell office:value-type="float" office:value="-12.3142857142857" calcext:value-type="float">
            <text:p>-12.31428571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88.68" calcext:value-type="float">
            <text:p>88.68</text:p>
          </table:table-cell>
          <table:table-cell office:value-type="float" office:value="-11.8571428571429" calcext:value-type="float">
            <text:p>-11.85714285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85.92" calcext:value-type="float">
            <text:p>85.92</text:p>
          </table:table-cell>
          <table:table-cell office:value-type="float" office:value="-11.4" calcext:value-type="float">
            <text:p>-11.4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87.12" calcext:value-type="float">
            <text:p>87.12</text:p>
          </table:table-cell>
          <table:table-cell office:value-type="float" office:value="-9.80000000000003" calcext:value-type="float">
            <text:p>-9.8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float" office:value="-8.20000000000003" calcext:value-type="float">
            <text:p>-8.2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office:value-type="float" office:value="-8.42857142857146" calcext:value-type="float">
            <text:p>-8.4285714286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90.72" calcext:value-type="float">
            <text:p>90.72</text:p>
          </table:table-cell>
          <table:table-cell office:value-type="float" office:value="-8.65714285714289" calcext:value-type="float">
            <text:p>-8.6571428571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91.92" calcext:value-type="float">
            <text:p>91.92</text:p>
          </table:table-cell>
          <table:table-cell office:value-type="float" office:value="-8.88571428571431" calcext:value-type="float">
            <text:p>-8.88571428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.92" calcext:value-type="float">
            <text:p>91.92</text:p>
          </table:table-cell>
          <table:table-cell office:value-type="float" office:value="-8.88571428571431" calcext:value-type="float">
            <text:p>-8.88571428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1.92" calcext:value-type="float">
            <text:p>91.92</text:p>
          </table:table-cell>
          <table:table-cell office:value-type="float" office:value="-8.88571428571431" calcext:value-type="float">
            <text:p>-8.8857142857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91.68" calcext:value-type="float">
            <text:p>91.68</text:p>
          </table:table-cell>
          <table:table-cell office:value-type="float" office:value="-8.88571428571432" calcext:value-type="float">
            <text:p>-8.8857142857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91.44" calcext:value-type="float">
            <text:p>91.44</text:p>
          </table:table-cell>
          <table:table-cell office:value-type="float" office:value="-8.88571428571432" calcext:value-type="float">
            <text:p>-8.885714285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92.4" calcext:value-type="float">
            <text:p>92.4</text:p>
          </table:table-cell>
          <table:table-cell office:value-type="float" office:value="-8.65714285714289" calcext:value-type="float">
            <text:p>-8.6571428571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office:value-type="float" office:value="-8.42857142857146" calcext:value-type="float">
            <text:p>-8.4285714286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-8.20000000000003" calcext:value-type="float">
            <text:p>-8.2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90.96" calcext:value-type="float">
            <text:p>90.96</text:p>
          </table:table-cell>
          <table:table-cell office:value-type="float" office:value="-7.97142857142861" calcext:value-type="float">
            <text:p>-7.9714285714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91.92" calcext:value-type="float">
            <text:p>91.92</text:p>
          </table:table-cell>
          <table:table-cell office:value-type="float" office:value="-7.74285714285718" calcext:value-type="float">
            <text:p>-7.7428571429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91.56" calcext:value-type="float">
            <text:p>91.56</text:p>
          </table:table-cell>
          <table:table-cell office:value-type="float" office:value="-7.05714285714289" calcext:value-type="float">
            <text:p>-7.0571428571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office:value-type="float" office:value="-6.37142857142861" calcext:value-type="float">
            <text:p>-6.3714285714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90.84" calcext:value-type="float">
            <text:p>90.84</text:p>
          </table:table-cell>
          <table:table-cell office:value-type="float" office:value="-5.45714285714289" calcext:value-type="float">
            <text:p>-5.4571428571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89.04" calcext:value-type="float">
            <text:p>89.04</text:p>
          </table:table-cell>
          <table:table-cell office:value-type="float" office:value="-5.22857142857146" calcext:value-type="float">
            <text:p>-5.2285714286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87.24" calcext:value-type="float">
            <text:p>87.24</text:p>
          </table:table-cell>
          <table:table-cell office:value-type="float" office:value="-5.00000000000003" calcext:value-type="float">
            <text:p>-5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86.28" calcext:value-type="float">
            <text:p>86.28</text:p>
          </table:table-cell>
          <table:table-cell office:value-type="float" office:value="-4.54285714285718" calcext:value-type="float">
            <text:p>-4.5428571429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85.32" calcext:value-type="float">
            <text:p>85.32</text:p>
          </table:table-cell>
          <table:table-cell office:value-type="float" office:value="-4.08571428571432" calcext:value-type="float">
            <text:p>-4.0857142857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84.36" calcext:value-type="float">
            <text:p>84.36</text:p>
          </table:table-cell>
          <table:table-cell office:value-type="float" office:value="-4.54285714285718" calcext:value-type="float">
            <text:p>-4.5428571429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84.96" calcext:value-type="float">
            <text:p>84.96</text:p>
          </table:table-cell>
          <table:table-cell office:value-type="float" office:value="-5.00000000000003" calcext:value-type="float">
            <text:p>-5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85.56" calcext:value-type="float">
            <text:p>85.56</text:p>
          </table:table-cell>
          <table:table-cell office:value-type="float" office:value="-5.45714285714289" calcext:value-type="float">
            <text:p>-5.457142857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83.4" calcext:value-type="float">
            <text:p>83.4</text:p>
          </table:table-cell>
          <table:table-cell office:value-type="float" office:value="-6.14285714285718" calcext:value-type="float">
            <text:p>-6.14285714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81.24" calcext:value-type="float">
            <text:p>81.24</text:p>
          </table:table-cell>
          <table:table-cell office:value-type="float" office:value="-6.82857142857146" calcext:value-type="float">
            <text:p>-6.828571428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79.08" calcext:value-type="float">
            <text:p>79.08</text:p>
          </table:table-cell>
          <table:table-cell office:value-type="float" office:value="-7.74285714285718" calcext:value-type="float">
            <text:p>-7.74285714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77.52" calcext:value-type="float">
            <text:p>77.52</text:p>
          </table:table-cell>
          <table:table-cell office:value-type="float" office:value="-7.28571428571432" calcext:value-type="float">
            <text:p>-7.28571428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75.96" calcext:value-type="float">
            <text:p>75.96</text:p>
          </table:table-cell>
          <table:table-cell office:value-type="float" office:value="-6.82857142857146" calcext:value-type="float">
            <text:p>-6.82857142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6.32" calcext:value-type="float">
            <text:p>76.32</text:p>
          </table:table-cell>
          <table:table-cell office:value-type="float" office:value="-6.14285714285718" calcext:value-type="float">
            <text:p>-6.14285714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6.68" calcext:value-type="float">
            <text:p>76.68</text:p>
          </table:table-cell>
          <table:table-cell office:value-type="float" office:value="-5.45714285714289" calcext:value-type="float">
            <text:p>-5.45714285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7.04" calcext:value-type="float">
            <text:p>77.04</text:p>
          </table:table-cell>
          <table:table-cell office:value-type="float" office:value="-3.85714285714289" calcext:value-type="float">
            <text:p>-3.85714285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7.52" calcext:value-type="float">
            <text:p>77.52</text:p>
          </table:table-cell>
          <table:table-cell office:value-type="float" office:value="-2.25714285714289" calcext:value-type="float">
            <text:p>-2.25714285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-0.657142857142893" calcext:value-type="float">
            <text:p>-0.657142857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7.64" calcext:value-type="float">
            <text:p>77.64</text:p>
          </table:table-cell>
          <table:table-cell office:value-type="float" office:value="-0.428571428571464" calcext:value-type="float">
            <text:p>-0.42857142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.64" calcext:value-type="float">
            <text:p>77.64</text:p>
          </table:table-cell>
          <table:table-cell office:value-type="float" office:value="-0.428571428571464" calcext:value-type="float">
            <text:p>-0.42857142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7.64" calcext:value-type="float">
            <text:p>77.64</text:p>
          </table:table-cell>
          <table:table-cell office:value-type="float" office:value="-0.428571428571464" calcext:value-type="float">
            <text:p>-0.4285714286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6.56" calcext:value-type="float">
            <text:p>76.56</text:p>
          </table:table-cell>
          <table:table-cell office:value-type="float" office:value="-0.200000000000035" calcext:value-type="float">
            <text:p>-0.2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75.48" calcext:value-type="float">
            <text:p>75.48</text:p>
          </table:table-cell>
          <table:table-cell office:value-type="float" office:value="-0.200000000000035" calcext:value-type="float">
            <text:p>-0.2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76" calcext:value-type="float">
            <text:p>74.76</text:p>
          </table:table-cell>
          <table:table-cell office:value-type="float" office:value="0.257142857142822" calcext:value-type="float">
            <text:p>0.2571428571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04" calcext:value-type="float">
            <text:p>74.04</text:p>
          </table:table-cell>
          <table:table-cell office:value-type="float" office:value="0.714285714285679" calcext:value-type="float">
            <text:p>0.7142857143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88" calcext:value-type="float">
            <text:p>74.88</text:p>
          </table:table-cell>
          <table:table-cell office:value-type="float" office:value="1.17142857142854" calcext:value-type="float">
            <text:p>1.1714285714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72" calcext:value-type="float">
            <text:p>75.72</text:p>
          </table:table-cell>
          <table:table-cell office:value-type="float" office:value="1.62857142857139" calcext:value-type="float">
            <text:p>1.6285714286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56" calcext:value-type="float">
            <text:p>76.56</text:p>
          </table:table-cell>
          <table:table-cell office:value-type="float" office:value="2.08571428571425" calcext:value-type="float">
            <text:p>2.0857142857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  <table:table-cell office:value-type="float" office:value="2.54285714285711" calcext:value-type="float">
            <text:p>2.5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  <table:table-cell office:value-type="float" office:value="2.54285714285711" calcext:value-type="float">
            <text:p>2.5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  <table:table-cell office:value-type="float" office:value="2.54285714285711" calcext:value-type="float">
            <text:p>2.5428571429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6.68" calcext:value-type="float">
            <text:p>76.68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96" calcext:value-type="float">
            <text:p>75.9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.36" calcext:value-type="float">
            <text:p>75.3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76" calcext:value-type="float">
            <text:p>74.7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.16" calcext:value-type="float">
            <text:p>74.1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.56" calcext:value-type="float">
            <text:p>73.5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96" calcext:value-type="float">
            <text:p>72.9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96" calcext:value-type="float">
            <text:p>72.9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2.96" calcext:value-type="float">
            <text:p>72.96</text:p>
          </table:table-cell>
          <table:table-cell office:value-type="float" office:value="2.99999999999996" calcext:value-type="float">
            <text:p>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2.72" calcext:value-type="float">
            <text:p>72.72</text:p>
          </table:table-cell>
          <table:table-cell office:value-type="float" office:value="3.22857142857139" calcext:value-type="float">
            <text:p>3.2285714286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2.48" calcext:value-type="float">
            <text:p>72.48</text:p>
          </table:table-cell>
          <table:table-cell office:value-type="float" office:value="3.45714285714282" calcext:value-type="float">
            <text:p>3.4571428571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71.8799999999999" calcext:value-type="float">
            <text:p>71.88</text:p>
          </table:table-cell>
          <table:table-cell office:value-type="float" office:value="3.68571428571425" calcext:value-type="float">
            <text:p>3.6857142857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1.28" calcext:value-type="float">
            <text:p>71.28</text:p>
          </table:table-cell>
          <table:table-cell office:value-type="float" office:value="4.14285714285711" calcext:value-type="float">
            <text:p>4.1428571429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0.6799999999999" calcext:value-type="float">
            <text:p>70.68</text:p>
          </table:table-cell>
          <table:table-cell office:value-type="float" office:value="4.59999999999997" calcext:value-type="float">
            <text:p>4.6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70.0799999999999" calcext:value-type="float">
            <text:p>70.08</text:p>
          </table:table-cell>
          <table:table-cell office:value-type="float" office:value="5.05714285714282" calcext:value-type="float">
            <text:p>5.0571428571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9.48" calcext:value-type="float">
            <text:p>69.48</text:p>
          </table:table-cell>
          <table:table-cell office:value-type="float" office:value="5.51428571428568" calcext:value-type="float">
            <text:p>5.514285714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8.8799999999999" calcext:value-type="float">
            <text:p>68.88</text:p>
          </table:table-cell>
          <table:table-cell office:value-type="float" office:value="5.74285714285711" calcext:value-type="float">
            <text:p>5.7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8799999999999" calcext:value-type="float">
            <text:p>68.88</text:p>
          </table:table-cell>
          <table:table-cell office:value-type="float" office:value="5.74285714285711" calcext:value-type="float">
            <text:p>5.7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8.8799999999999" calcext:value-type="float">
            <text:p>68.88</text:p>
          </table:table-cell>
          <table:table-cell office:value-type="float" office:value="5.74285714285711" calcext:value-type="float">
            <text:p>5.7428571429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8.2799999999999" calcext:value-type="float">
            <text:p>68.28</text:p>
          </table:table-cell>
          <table:table-cell office:value-type="float" office:value="6.19999999999997" calcext:value-type="float">
            <text:p>6.2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7.6799999999999" calcext:value-type="float">
            <text:p>67.68</text:p>
          </table:table-cell>
          <table:table-cell office:value-type="float" office:value="6.65714285714282" calcext:value-type="float">
            <text:p>6.6571428571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6.9599999999999" calcext:value-type="float">
            <text:p>66.96</text:p>
          </table:table-cell>
          <table:table-cell office:value-type="float" office:value="6.88571428571425" calcext:value-type="float">
            <text:p>6.8857142857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6.2399999999999" calcext:value-type="float">
            <text:p>66.24</text:p>
          </table:table-cell>
          <table:table-cell office:value-type="float" office:value="7.11428571428568" calcext:value-type="float">
            <text:p>7.1142857143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5.5199999999999" calcext:value-type="float">
            <text:p>65.52</text:p>
          </table:table-cell>
          <table:table-cell office:value-type="float" office:value="7.34285714285711" calcext:value-type="float">
            <text:p>7.3428571429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4.7999999999999" calcext:value-type="float">
            <text:p>64.8</text:p>
          </table:table-cell>
          <table:table-cell office:value-type="float" office:value="7.57142857142854" calcext:value-type="float">
            <text:p>7.5714285714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4.0799999999999" calcext:value-type="float">
            <text:p>64.08</text:p>
          </table:table-cell>
          <table:table-cell office:value-type="float" office:value="7.79999999999996" calcext:value-type="float">
            <text:p>7.8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3.7199999999999" calcext:value-type="float">
            <text:p>63.72</text:p>
          </table:table-cell>
          <table:table-cell office:value-type="float" office:value="7.79999999999996" calcext:value-type="float">
            <text:p>7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7199999999999" calcext:value-type="float">
            <text:p>63.72</text:p>
          </table:table-cell>
          <table:table-cell office:value-type="float" office:value="7.79999999999996" calcext:value-type="float">
            <text:p>7.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3.7199999999999" calcext:value-type="float">
            <text:p>63.72</text:p>
          </table:table-cell>
          <table:table-cell office:value-type="float" office:value="7.79999999999996" calcext:value-type="float">
            <text:p>7.8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3.1199999999999" calcext:value-type="float">
            <text:p>63.12</text:p>
          </table:table-cell>
          <table:table-cell office:value-type="float" office:value="8.25714285714282" calcext:value-type="float">
            <text:p>8.2571428571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2.5199999999999" calcext:value-type="float">
            <text:p>62.52</text:p>
          </table:table-cell>
          <table:table-cell office:value-type="float" office:value="8.71428571428568" calcext:value-type="float">
            <text:p>8.7142857143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.92" calcext:value-type="float">
            <text:p>61.92</text:p>
          </table:table-cell>
          <table:table-cell office:value-type="float" office:value="9.17142857142854" calcext:value-type="float">
            <text:p>9.1714285714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1.1999999999999" calcext:value-type="float">
            <text:p>61.2</text:p>
          </table:table-cell>
          <table:table-cell office:value-type="float" office:value="9.85714285714282" calcext:value-type="float">
            <text:p>9.8571428571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0.4799999999999" calcext:value-type="float">
            <text:p>60.48</text:p>
          </table:table-cell>
          <table:table-cell office:value-type="float" office:value="10.5428571428571" calcext:value-type="float">
            <text:p>10.5428571429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9.7599999999999" calcext:value-type="float">
            <text:p>59.76</text:p>
          </table:table-cell>
          <table:table-cell office:value-type="float" office:value="11.2285714285714" calcext:value-type="float">
            <text:p>11.2285714286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9.0399999999999" calcext:value-type="float">
            <text:p>59.04</text:p>
          </table:table-cell>
          <table:table-cell office:value-type="float" office:value="11.9142857142857" calcext:value-type="float">
            <text:p>11.9142857143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8.6799999999999" calcext:value-type="float">
            <text:p>58.68</text:p>
          </table:table-cell>
          <table:table-cell office:value-type="float" office:value="12.1428571428571" calcext:value-type="float">
            <text:p>12.1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.6799999999999" calcext:value-type="float">
            <text:p>58.68</text:p>
          </table:table-cell>
          <table:table-cell office:value-type="float" office:value="12.1428571428571" calcext:value-type="float">
            <text:p>12.1428571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8.6799999999999" calcext:value-type="float">
            <text:p>58.68</text:p>
          </table:table-cell>
          <table:table-cell office:value-type="float" office:value="12.1428571428571" calcext:value-type="float">
            <text:p>12.14285714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8.1999999999999" calcext:value-type="float">
            <text:p>58.2</text:p>
          </table:table-cell>
          <table:table-cell office:value-type="float" office:value="12.3714285714285" calcext:value-type="float">
            <text:p>12.3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7.7199999999999" calcext:value-type="float">
            <text:p>57.72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57.1199999999999" calcext:value-type="float">
            <text:p>57.12</text:p>
          </table:table-cell>
          <table:table-cell office:value-type="float" office:value="12.8285714285714" calcext:value-type="float">
            <text:p>12.8285714286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56.5199999999999" calcext:value-type="float">
            <text:p>56.52</text:p>
          </table:table-cell>
          <table:table-cell office:value-type="float" office:value="13.0571428571428" calcext:value-type="float">
            <text:p>13.0571428571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55.9199999999999" calcext:value-type="float">
            <text:p>55.92</text:p>
          </table:table-cell>
          <table:table-cell office:value-type="float" office:value="13.2857142857143" calcext:value-type="float">
            <text:p>13.28571428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9199999999999" calcext:value-type="float">
            <text:p>55.92</text:p>
          </table:table-cell>
          <table:table-cell office:value-type="float" office:value="13.2857142857143" calcext:value-type="float">
            <text:p>13.28571428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.9199999999999" calcext:value-type="float">
            <text:p>55.92</text:p>
          </table:table-cell>
          <table:table-cell office:value-type="float" office:value="13.2857142857143" calcext:value-type="float">
            <text:p>13.285714285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55.1999999999999" calcext:value-type="float">
            <text:p>55.2</text:p>
          </table:table-cell>
          <table:table-cell office:value-type="float" office:value="13.7428571428571" calcext:value-type="float">
            <text:p>13.742857142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.8" calcext:value-type="float">
            <text:p>15.8</text:p>
          </table:table-cell>
          <table:table-cell office:value-type="float" office:value="1" calcext:value-type="float">
            <text:p>1</text:p>
          </table:table-cell>
          <table:table-cell office:value-type="float" office:value="54.4799999999999" calcext:value-type="float">
            <text:p>54.48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3.8799999999999" calcext:value-type="float">
            <text:p>53.88</text:p>
          </table:table-cell>
          <table:table-cell office:value-type="float" office:value="14.8857142857143" calcext:value-type="float">
            <text:p>14.8857142857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3.2799999999999" calcext:value-type="float">
            <text:p>53.28</text:p>
          </table:table-cell>
          <table:table-cell office:value-type="float" office:value="15.5714285714285" calcext:value-type="float">
            <text:p>15.5714285714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2.6799999999999" calcext:value-type="float">
            <text:p>52.68</text:p>
          </table:table-cell>
          <table:table-cell office:value-type="float" office:value="16.0285714285714" calcext:value-type="float">
            <text:p>16.0285714286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2.1999999999999" calcext:value-type="float">
            <text:p>52.2</text:p>
          </table:table-cell>
          <table:table-cell office:value-type="float" office:value="16.4857142857143" calcext:value-type="float">
            <text:p>16.4857142857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7.4" calcext:value-type="float">
            <text:p>17.4</text:p>
          </table:table-cell>
          <table:table-cell office:value-type="float" office:value="1" calcext:value-type="float">
            <text:p>1</text:p>
          </table:table-cell>
          <table:table-cell office:value-type="float" office:value="51.7199999999999" calcext:value-type="float">
            <text:p>51.72</text:p>
          </table:table-cell>
          <table:table-cell office:value-type="float" office:value="16.9428571428571" calcext:value-type="float">
            <text:p>16.9428571429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5.3199999999999" calcext:value-type="float">
            <text:p>55.32</text:p>
          </table:table-cell>
          <table:table-cell office:value-type="float" office:value="20.8285714285714" calcext:value-type="float">
            <text:p>20.8285714286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8.9199999999999" calcext:value-type="float">
            <text:p>58.92</text:p>
          </table:table-cell>
          <table:table-cell office:value-type="float" office:value="24.7142857142857" calcext:value-type="float">
            <text:p>24.7142857143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2.5199999999999" calcext:value-type="float">
            <text:p>62.52</text:p>
          </table:table-cell>
          <table:table-cell office:value-type="float" office:value="28.3714285714285" calcext:value-type="float">
            <text:p>28.3714285714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62.0399999999999" calcext:value-type="float">
            <text:p>62.04</text:p>
          </table:table-cell>
          <table:table-cell office:value-type="float" office:value="28.8285714285714" calcext:value-type="float">
            <text:p>28.8285714286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61.5599999999999" calcext:value-type="float">
            <text:p>61.56</text:p>
          </table:table-cell>
          <table:table-cell office:value-type="float" office:value="29.2857142857142" calcext:value-type="float">
            <text:p>29.2857142857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61.1999999999999" calcext:value-type="float">
            <text:p>61.2</text:p>
          </table:table-cell>
          <table:table-cell office:value-type="float" office:value="29.7428571428571" calcext:value-type="float">
            <text:p>29.7428571429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60.8399999999999" calcext:value-type="float">
            <text:p>60.84</text:p>
          </table:table-cell>
          <table:table-cell office:value-type="float" office:value="30.2" calcext:value-type="float">
            <text:p>30.2</text:p>
          </table:table-cell>
        </table:table-row>
      </table:table>
      <table:table table:name="fact_curve" table:style-name="ta1">
        <table:shapes>
          <draw:frame draw:z-index="0" draw:style-name="gr1" draw:text-style-name="P1" svg:width="32.197cm" svg:height="16.018cm" svg:x="0cm" svg:y="0cm">
            <draw:object draw:notify-on-update-of-ranges="fact_curve.A1:fact_curve.A303 fact_curve.B1:fact_curve.B303 fact_curve.D1:fact_curve.D303 fact_curve.E1:fact_curve.E30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5.36644659241" calcext:value-type="float">
            <text:p>105.36644659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5.491479603549" calcext:value-type="float">
            <text:p>105.491479603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5.597757663016" calcext:value-type="float">
            <text:p>105.59775766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5.418094013564" calcext:value-type="float">
            <text:p>105.418094013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5.265379911529" calcext:value-type="float">
            <text:p>105.265379911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5.1355729248" calcext:value-type="float">
            <text:p>105.135572924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5.02523698608" calcext:value-type="float">
            <text:p>105.025236986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931451438168" calcext:value-type="float">
            <text:p>104.931451438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851733722443" calcext:value-type="float">
            <text:p>104.85173372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.851733722443" calcext:value-type="float">
            <text:p>104.85173372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.851733722443" calcext:value-type="float">
            <text:p>104.85173372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4.851733722443" calcext:value-type="float">
            <text:p>104.85173372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635807826451" calcext:value-type="float">
            <text:p>104.635807826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600436652483" calcext:value-type="float">
            <text:p>104.600436652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570371154611" calcext:value-type="float">
            <text:p>104.570371154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274815481419" calcext:value-type="float">
            <text:p>104.274815481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023593159206" calcext:value-type="float">
            <text:p>104.023593159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3.810054185325" calcext:value-type="float">
            <text:p>103.810054185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3.628546057527" calcext:value-type="float">
            <text:p>103.628546057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3.474264148898" calcext:value-type="float">
            <text:p>103.4742641489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3.343124526563" calcext:value-type="float">
            <text:p>103.343124526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343124526563" calcext:value-type="float">
            <text:p>103.343124526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343124526563" calcext:value-type="float">
            <text:p>103.343124526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3.343124526563" calcext:value-type="float">
            <text:p>103.343124526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.987915647394" calcext:value-type="float">
            <text:p>102.987915647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.929728300285" calcext:value-type="float">
            <text:p>102.929728300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.880269055242" calcext:value-type="float">
            <text:p>102.880269055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.568228696956" calcext:value-type="float">
            <text:p>102.56822869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.302994392413" calcext:value-type="float">
            <text:p>102.30299439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2.077545233551" calcext:value-type="float">
            <text:p>102.077545233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077545233551" calcext:value-type="float">
            <text:p>102.077545233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077545233551" calcext:value-type="float">
            <text:p>102.077545233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2.077545233551" calcext:value-type="float">
            <text:p>102.077545233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466886596571" calcext:value-type="float">
            <text:p>101.466886596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366853607085" calcext:value-type="float">
            <text:p>101.366853607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281825566023" calcext:value-type="float">
            <text:p>101.28182556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0.939551731119" calcext:value-type="float">
            <text:p>100.939551731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0.648618971451" calcext:value-type="float">
            <text:p>100.648618971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0.401326125734" calcext:value-type="float">
            <text:p>100.401326125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0.191127206874" calcext:value-type="float">
            <text:p>100.1911272069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0.012458125843" calcext:value-type="float">
            <text:p>100.012458125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8605894069662" calcext:value-type="float">
            <text:p>99.86058940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.8605894069662" calcext:value-type="float">
            <text:p>99.86058940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.8605894069662" calcext:value-type="float">
            <text:p>99.86058940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.8605894069662" calcext:value-type="float">
            <text:p>99.86058940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4492330491201" calcext:value-type="float">
            <text:p>99.4492330491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3818480917521" calcext:value-type="float">
            <text:p>99.381848091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3245708779893" calcext:value-type="float">
            <text:p>99.32457087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2758852462909" calcext:value-type="float">
            <text:p>99.275885246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2345024593473" calcext:value-type="float">
            <text:p>99.234502459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1993270904452" calcext:value-type="float">
            <text:p>99.199327090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8.8994280268784" calcext:value-type="float">
            <text:p>98.8994280269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8.6445138228466" calcext:value-type="float">
            <text:p>98.644513822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8.4278367494196" calcext:value-type="float">
            <text:p>98.427836749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4278367494196" calcext:value-type="float">
            <text:p>98.427836749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4278367494196" calcext:value-type="float">
            <text:p>98.427836749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8.4278367494196" calcext:value-type="float">
            <text:p>98.427836749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8409384571767" calcext:value-type="float">
            <text:p>97.840938457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7447976886002" calcext:value-type="float">
            <text:p>97.7447976886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6630780353102" calcext:value-type="float">
            <text:p>97.663078035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3236163300136" calcext:value-type="float">
            <text:p>97.3236163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0350738805116" calcext:value-type="float">
            <text:p>97.035073880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6.7898127984349" calcext:value-type="float">
            <text:p>96.789812798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6.5813408786696" calcext:value-type="float">
            <text:p>96.5813408787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6.4041397468692" calcext:value-type="float">
            <text:p>96.4041397469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6.2535187848388" calcext:value-type="float">
            <text:p>96.253518784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2535187848388" calcext:value-type="float">
            <text:p>96.253518784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2535187848388" calcext:value-type="float">
            <text:p>96.253518784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2535187848388" calcext:value-type="float">
            <text:p>96.253518784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5.8455421401782" calcext:value-type="float">
            <text:p>95.845542140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5.7787108191515" calcext:value-type="float">
            <text:p>95.7787108192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5.7219041962788" calcext:value-type="float">
            <text:p>95.721904196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5.403618566837" calcext:value-type="float">
            <text:p>95.403618566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5.1330757818114" calcext:value-type="float">
            <text:p>95.1330757818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5.1731144145397" calcext:value-type="float">
            <text:p>95.173114414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5.2071472523588" calcext:value-type="float">
            <text:p>95.2071472524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5.2360751645049" calcext:value-type="float">
            <text:p>95.236075164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2360751645049" calcext:value-type="float">
            <text:p>95.236075164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2360751645049" calcext:value-type="float">
            <text:p>95.236075164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5.2360751645049" calcext:value-type="float">
            <text:p>95.2360751645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4.4540414613414" calcext:value-type="float">
            <text:p>94.4540414613</text:p>
          </table:table-cell>
          <table:table-cell office:value-type="float" office:value="-32.13664" calcext:value-type="float">
            <text:p>-32.13664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4.3259352421402" calcext:value-type="float">
            <text:p>94.3259352421</text:p>
          </table:table-cell>
          <table:table-cell office:value-type="float" office:value="-31.675648" calcext:value-type="float">
            <text:p>-31.675648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4.2170449558192" calcext:value-type="float">
            <text:p>94.2170449558</text:p>
          </table:table-cell>
          <table:table-cell office:value-type="float" office:value="-31.3529536" calcext:value-type="float">
            <text:p>-31.3529536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35.4" calcext:value-type="float">
            <text:p>-35.4</text:p>
          </table:table-cell>
          <table:table-cell office:value-type="float" office:value="1" calcext:value-type="float">
            <text:p>1</text:p>
          </table:table-cell>
          <table:table-cell office:value-type="float" office:value="93.8544882124463" calcext:value-type="float">
            <text:p>93.8544882124</text:p>
          </table:table-cell>
          <table:table-cell office:value-type="float" office:value="-32.56706752" calcext:value-type="float">
            <text:p>-32.56706752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35.4" calcext:value-type="float">
            <text:p>-35.4</text:p>
          </table:table-cell>
          <table:table-cell office:value-type="float" office:value="1" calcext:value-type="float">
            <text:p>1</text:p>
          </table:table-cell>
          <table:table-cell office:value-type="float" office:value="93.5463149805793" calcext:value-type="float">
            <text:p>93.5463149806</text:p>
          </table:table-cell>
          <table:table-cell office:value-type="float" office:value="-33.416947264" calcext:value-type="float">
            <text:p>-33.416947264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35.4" calcext:value-type="float">
            <text:p>-35.4</text:p>
          </table:table-cell>
          <table:table-cell office:value-type="float" office:value="1" calcext:value-type="float">
            <text:p>1</text:p>
          </table:table-cell>
          <table:table-cell office:value-type="float" office:value="93.2843677334924" calcext:value-type="float">
            <text:p>93.2843677335</text:p>
          </table:table-cell>
          <table:table-cell office:value-type="float" office:value="-34.0118630848" calcext:value-type="float">
            <text:p>-34.0118630848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3.0617125734686" calcext:value-type="float">
            <text:p>93.0617125735</text:p>
          </table:table-cell>
          <table:table-cell office:value-type="float" office:value="-32.98830415936" calcext:value-type="float">
            <text:p>-32.9883041594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2.8724556874483" calcext:value-type="float">
            <text:p>92.8724556874</text:p>
          </table:table-cell>
          <table:table-cell office:value-type="float" office:value="-32.271812911552" calcext:value-type="float">
            <text:p>-32.2718129116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2.711587334331" calcext:value-type="float">
            <text:p>92.7115873343</text:p>
          </table:table-cell>
          <table:table-cell office:value-type="float" office:value="-31.7702690380864" calcext:value-type="float">
            <text:p>-31.77026903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711587334331" calcext:value-type="float">
            <text:p>92.7115873343</text:p>
          </table:table-cell>
          <table:table-cell office:value-type="float" office:value="-31.7702690380864" calcext:value-type="float">
            <text:p>-31.77026903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711587334331" calcext:value-type="float">
            <text:p>92.7115873343</text:p>
          </table:table-cell>
          <table:table-cell office:value-type="float" office:value="-31.7702690380864" calcext:value-type="float">
            <text:p>-31.77026903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2.711587334331" calcext:value-type="float">
            <text:p>92.7115873343</text:p>
          </table:table-cell>
          <table:table-cell office:value-type="float" office:value="-31.7702690380864" calcext:value-type="float">
            <text:p>-31.7702690381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92.2758542859416" calcext:value-type="float">
            <text:p>92.2758542859</text:p>
          </table:table-cell>
          <table:table-cell office:value-type="float" office:value="-29.6651415960445" calcext:value-type="float">
            <text:p>-29.665141596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92.2044761430504" calcext:value-type="float">
            <text:p>92.2044761431</text:p>
          </table:table-cell>
          <table:table-cell office:value-type="float" office:value="-29.4655991172312" calcext:value-type="float">
            <text:p>-29.4655991172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92.1438047215928" calcext:value-type="float">
            <text:p>92.1438047216</text:p>
          </table:table-cell>
          <table:table-cell office:value-type="float" office:value="-29.3259193820618" calcext:value-type="float">
            <text:p>-29.32591938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1.8222340133539" calcext:value-type="float">
            <text:p>91.8222340134</text:p>
          </table:table-cell>
          <table:table-cell office:value-type="float" office:value="-29.7081435674433" calcext:value-type="float">
            <text:p>-29.708143567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1.5488989113508" calcext:value-type="float">
            <text:p>91.5488989114</text:p>
          </table:table-cell>
          <table:table-cell office:value-type="float" office:value="-29.9757004972103" calcext:value-type="float">
            <text:p>-29.97570049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30.6" calcext:value-type="float">
            <text:p>-30.6</text:p>
          </table:table-cell>
          <table:table-cell office:value-type="float" office:value="1" calcext:value-type="float">
            <text:p>1</text:p>
          </table:table-cell>
          <table:table-cell office:value-type="float" office:value="91.3165640746482" calcext:value-type="float">
            <text:p>91.3165640746</text:p>
          </table:table-cell>
          <table:table-cell office:value-type="float" office:value="-30.1629903480472" calcext:value-type="float">
            <text:p>-30.1629903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91.119079463451" calcext:value-type="float">
            <text:p>91.1190794635</text:p>
          </table:table-cell>
          <table:table-cell office:value-type="float" office:value="-29.814093243633" calcext:value-type="float">
            <text:p>-29.81409324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90.9512175439333" calcext:value-type="float">
            <text:p>90.9512175439</text:p>
          </table:table-cell>
          <table:table-cell office:value-type="float" office:value="-29.5698652705431" calcext:value-type="float">
            <text:p>-29.56986527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90.8085349123433" calcext:value-type="float">
            <text:p>90.8085349123</text:p>
          </table:table-cell>
          <table:table-cell office:value-type="float" office:value="-29.3989056893802" calcext:value-type="float">
            <text:p>-29.39890568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8085349123433" calcext:value-type="float">
            <text:p>90.8085349123</text:p>
          </table:table-cell>
          <table:table-cell office:value-type="float" office:value="-29.3989056893802" calcext:value-type="float">
            <text:p>-29.39890568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8085349123433" calcext:value-type="float">
            <text:p>90.8085349123</text:p>
          </table:table-cell>
          <table:table-cell office:value-type="float" office:value="-29.3989056893802" calcext:value-type="float">
            <text:p>-29.39890568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.8085349123433" calcext:value-type="float">
            <text:p>90.8085349123</text:p>
          </table:table-cell>
          <table:table-cell office:value-type="float" office:value="-29.3989056893802" calcext:value-type="float">
            <text:p>-29.39890568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90.4220602775864" calcext:value-type="float">
            <text:p>90.4220602776</text:p>
          </table:table-cell>
          <table:table-cell office:value-type="float" office:value="-27.8799372560202" calcext:value-type="float">
            <text:p>-27.8799372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90.3587512359485" calcext:value-type="float">
            <text:p>90.3587512359</text:p>
          </table:table-cell>
          <table:table-cell office:value-type="float" office:value="-27.7359560792141" calcext:value-type="float">
            <text:p>-27.73595607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90.3049385505562" calcext:value-type="float">
            <text:p>90.3049385506</text:p>
          </table:table-cell>
          <table:table-cell office:value-type="float" office:value="-27.6351692554499" calcext:value-type="float">
            <text:p>-27.63516925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0.2591977679728" calcext:value-type="float">
            <text:p>90.259197768</text:p>
          </table:table-cell>
          <table:table-cell office:value-type="float" office:value="-27.0846184788149" calcext:value-type="float">
            <text:p>-27.08461847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0.2203181027768" calcext:value-type="float">
            <text:p>90.2203181028</text:p>
          </table:table-cell>
          <table:table-cell office:value-type="float" office:value="-26.6992329351704" calcext:value-type="float">
            <text:p>-26.699232935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89.9172703873603" calcext:value-type="float">
            <text:p>89.9172703874</text:p>
          </table:table-cell>
          <table:table-cell office:value-type="float" office:value="-26.9094630546193" calcext:value-type="float">
            <text:p>-26.9094630546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89.6596798292563" calcext:value-type="float">
            <text:p>89.6596798293</text:p>
          </table:table-cell>
          <table:table-cell office:value-type="float" office:value="-27.0566241382335" calcext:value-type="float">
            <text:p>-27.056624138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89.4407278548678" calcext:value-type="float">
            <text:p>89.4407278549</text:p>
          </table:table-cell>
          <table:table-cell office:value-type="float" office:value="-27.1596368967635" calcext:value-type="float">
            <text:p>-27.1596368968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7.4" calcext:value-type="float">
            <text:p>-27.4</text:p>
          </table:table-cell>
          <table:table-cell office:value-type="float" office:value="1" calcext:value-type="float">
            <text:p>1</text:p>
          </table:table-cell>
          <table:table-cell office:value-type="float" office:value="89.2546186766377" calcext:value-type="float">
            <text:p>89.2546186766</text:p>
          </table:table-cell>
          <table:table-cell office:value-type="float" office:value="-27.2317458277344" calcext:value-type="float">
            <text:p>-27.23174582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2546186766377" calcext:value-type="float">
            <text:p>89.2546186766</text:p>
          </table:table-cell>
          <table:table-cell office:value-type="float" office:value="-27.2317458277344" calcext:value-type="float">
            <text:p>-27.23174582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2546186766377" calcext:value-type="float">
            <text:p>89.2546186766</text:p>
          </table:table-cell>
          <table:table-cell office:value-type="float" office:value="-27.2317458277344" calcext:value-type="float">
            <text:p>-27.23174582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9.2546186766377" calcext:value-type="float">
            <text:p>89.2546186766</text:p>
          </table:table-cell>
          <table:table-cell office:value-type="float" office:value="-27.2317458277344" calcext:value-type="float">
            <text:p>-27.2317458277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88.7505175405716" calcext:value-type="float">
            <text:p>88.7505175406</text:p>
          </table:table-cell>
          <table:table-cell office:value-type="float" office:value="-24.927922173239" calcext:value-type="float">
            <text:p>-24.927922173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88.6679399094859" calcext:value-type="float">
            <text:p>88.6679399095</text:p>
          </table:table-cell>
          <table:table-cell office:value-type="float" office:value="-24.7095455212673" calcext:value-type="float">
            <text:p>-24.7095455213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88.597748923063" calcext:value-type="float">
            <text:p>88.5977489231</text:p>
          </table:table-cell>
          <table:table-cell office:value-type="float" office:value="-24.5566818648871" calcext:value-type="float">
            <text:p>-24.5566818649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88.5380865846035" calcext:value-type="float">
            <text:p>88.5380865846</text:p>
          </table:table-cell>
          <table:table-cell office:value-type="float" office:value="-24.929677305421" calcext:value-type="float">
            <text:p>-24.9296773054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88.487373596913" calcext:value-type="float">
            <text:p>88.4873735969</text:p>
          </table:table-cell>
          <table:table-cell office:value-type="float" office:value="-25.1907741137947" calcext:value-type="float">
            <text:p>-25.1907741138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88.444267557376" calcext:value-type="float">
            <text:p>88.4442675574</text:p>
          </table:table-cell>
          <table:table-cell office:value-type="float" office:value="-25.3735418796563" calcext:value-type="float">
            <text:p>-25.3735418797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88.1376274237696" calcext:value-type="float">
            <text:p>88.1376274238</text:p>
          </table:table-cell>
          <table:table-cell office:value-type="float" office:value="-25.0214793157594" calcext:value-type="float">
            <text:p>-25.0214793158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87.8769833102042" calcext:value-type="float">
            <text:p>87.8769833102</text:p>
          </table:table-cell>
          <table:table-cell office:value-type="float" office:value="-24.7750355210316" calcext:value-type="float">
            <text:p>-24.775035521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24.2" calcext:value-type="float">
            <text:p>-24.2</text:p>
          </table:table-cell>
          <table:table-cell office:value-type="float" office:value="1" calcext:value-type="float">
            <text:p>1</text:p>
          </table:table-cell>
          <table:table-cell office:value-type="float" office:value="87.6554358136736" calcext:value-type="float">
            <text:p>87.6554358137</text:p>
          </table:table-cell>
          <table:table-cell office:value-type="float" office:value="-24.6025248647221" calcext:value-type="float">
            <text:p>-24.60252486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6554358136736" calcext:value-type="float">
            <text:p>87.6554358137</text:p>
          </table:table-cell>
          <table:table-cell office:value-type="float" office:value="-24.6025248647221" calcext:value-type="float">
            <text:p>-24.60252486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7.6554358136736" calcext:value-type="float">
            <text:p>87.6554358137</text:p>
          </table:table-cell>
          <table:table-cell office:value-type="float" office:value="-24.6025248647221" calcext:value-type="float">
            <text:p>-24.6025248647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22.6" calcext:value-type="float">
            <text:p>-22.6</text:p>
          </table:table-cell>
          <table:table-cell office:value-type="float" office:value="1" calcext:value-type="float">
            <text:p>1</text:p>
          </table:table-cell>
          <table:table-cell office:value-type="float" office:value="87.1709945190723" calcext:value-type="float">
            <text:p>87.1709945191</text:p>
          </table:table-cell>
          <table:table-cell office:value-type="float" office:value="-23.2868660285997" calcext:value-type="float">
            <text:p>-23.2868660286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22.6" calcext:value-type="float">
            <text:p>-22.6</text:p>
          </table:table-cell>
          <table:table-cell office:value-type="float" office:value="1" calcext:value-type="float">
            <text:p>1</text:p>
          </table:table-cell>
          <table:table-cell office:value-type="float" office:value="87.0553453412115" calcext:value-type="float">
            <text:p>87.0553453412</text:p>
          </table:table-cell>
          <table:table-cell office:value-type="float" office:value="-23.0808062200198" calcext:value-type="float">
            <text:p>-23.08080622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22.6" calcext:value-type="float">
            <text:p>-22.6</text:p>
          </table:table-cell>
          <table:table-cell office:value-type="float" office:value="1" calcext:value-type="float">
            <text:p>1</text:p>
          </table:table-cell>
          <table:table-cell office:value-type="float" office:value="86.9570435400297" calcext:value-type="float">
            <text:p>86.95704354</text:p>
          </table:table-cell>
          <table:table-cell office:value-type="float" office:value="-22.9365643540138" calcext:value-type="float">
            <text:p>-22.936564354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86.8734870090253" calcext:value-type="float">
            <text:p>86.873487009</text:p>
          </table:table-cell>
          <table:table-cell office:value-type="float" office:value="-21.8755950478097" calcext:value-type="float">
            <text:p>-21.8755950478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86.8024639576715" calcext:value-type="float">
            <text:p>86.8024639577</text:p>
          </table:table-cell>
          <table:table-cell office:value-type="float" office:value="-21.1329165334668" calcext:value-type="float">
            <text:p>-21.1329165335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9.4" calcext:value-type="float">
            <text:p>-19.4</text:p>
          </table:table-cell>
          <table:table-cell office:value-type="float" office:value="1" calcext:value-type="float">
            <text:p>1</text:p>
          </table:table-cell>
          <table:table-cell office:value-type="float" office:value="86.7420943640208" calcext:value-type="float">
            <text:p>86.742094364</text:p>
          </table:table-cell>
          <table:table-cell office:value-type="float" office:value="-20.6130415734267" calcext:value-type="float">
            <text:p>-20.6130415734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7.8" calcext:value-type="float">
            <text:p>-17.8</text:p>
          </table:table-cell>
          <table:table-cell office:value-type="float" office:value="1" calcext:value-type="float">
            <text:p>1</text:p>
          </table:table-cell>
          <table:table-cell office:value-type="float" office:value="86.6907802094177" calcext:value-type="float">
            <text:p>86.6907802094</text:p>
          </table:table-cell>
          <table:table-cell office:value-type="float" office:value="-19.7691291013987" calcext:value-type="float">
            <text:p>-19.7691291014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7.8" calcext:value-type="float">
            <text:p>-17.8</text:p>
          </table:table-cell>
          <table:table-cell office:value-type="float" office:value="1" calcext:value-type="float">
            <text:p>1</text:p>
          </table:table-cell>
          <table:table-cell office:value-type="float" office:value="86.647163178005" calcext:value-type="float">
            <text:p>86.647163178</text:p>
          </table:table-cell>
          <table:table-cell office:value-type="float" office:value="-19.1783903709791" calcext:value-type="float">
            <text:p>-19.178390371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-17.8" calcext:value-type="float">
            <text:p>-17.8</text:p>
          </table:table-cell>
          <table:table-cell office:value-type="float" office:value="1" calcext:value-type="float">
            <text:p>1</text:p>
          </table:table-cell>
          <table:table-cell office:value-type="float" office:value="86.6100887013043" calcext:value-type="float">
            <text:p>86.6100887013</text:p>
          </table:table-cell>
          <table:table-cell office:value-type="float" office:value="-18.7648732596854" calcext:value-type="float">
            <text:p>-18.7648732597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2.2485753961086" calcext:value-type="float">
            <text:p>92.2485753961</text:p>
          </table:table-cell>
          <table:table-cell office:value-type="float" office:value="-24.2354112817798" calcext:value-type="float">
            <text:p>-24.2354112818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0412890866923" calcext:value-type="float">
            <text:p>97.0412890867</text:p>
          </table:table-cell>
          <table:table-cell office:value-type="float" office:value="-28.0647878972458" calcext:value-type="float">
            <text:p>-28.0647878972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115095723688" calcext:value-type="float">
            <text:p>101.1150957237</text:p>
          </table:table-cell>
          <table:table-cell office:value-type="float" office:value="-30.7453515280721" calcext:value-type="float">
            <text:p>-30.7453515281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577831365135" calcext:value-type="float">
            <text:p>104.5778313651</text:p>
          </table:table-cell>
          <table:table-cell office:value-type="float" office:value="-32.6217460696505" calcext:value-type="float">
            <text:p>-32.6217460697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7.521156660365" calcext:value-type="float">
            <text:p>107.5211566604</text:p>
          </table:table-cell>
          <table:table-cell office:value-type="float" office:value="-33.9352222487553" calcext:value-type="float">
            <text:p>-33.9352222488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10.02298316131" calcext:value-type="float">
            <text:p>110.0229831613</text:p>
          </table:table-cell>
          <table:table-cell office:value-type="float" office:value="-34.8546555741287" calcext:value-type="float">
            <text:p>-34.85465557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.02298316131" calcext:value-type="float">
            <text:p>110.0229831613</text:p>
          </table:table-cell>
          <table:table-cell office:value-type="float" office:value="-34.8546555741287" calcext:value-type="float">
            <text:p>-34.85465557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.02298316131" calcext:value-type="float">
            <text:p>110.0229831613</text:p>
          </table:table-cell>
          <table:table-cell office:value-type="float" office:value="-34.8546555741287" calcext:value-type="float">
            <text:p>-34.85465557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.02298316131" calcext:value-type="float">
            <text:p>110.0229831613</text:p>
          </table:table-cell>
          <table:table-cell office:value-type="float" office:value="-34.8546555741287" calcext:value-type="float">
            <text:p>-34.8546555741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97.8709561038487" calcext:value-type="float">
            <text:p>97.8709561038</text:p>
          </table:table-cell>
          <table:table-cell office:value-type="float" office:value="-18.2473028033483" calcext:value-type="float">
            <text:p>-18.2473028033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95.8803126882714" calcext:value-type="float">
            <text:p>95.8803126883</text:p>
          </table:table-cell>
          <table:table-cell office:value-type="float" office:value="-16.6731119623438" calcext:value-type="float">
            <text:p>-16.6731119623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94.1882657850307" calcext:value-type="float">
            <text:p>94.188265785</text:p>
          </table:table-cell>
          <table:table-cell office:value-type="float" office:value="-15.5711783736407" calcext:value-type="float">
            <text:p>-15.5711783736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7.0700259172761" calcext:value-type="float">
            <text:p>97.0700259173</text:p>
          </table:table-cell>
          <table:table-cell office:value-type="float" office:value="-21.9998248615485" calcext:value-type="float">
            <text:p>-21.9998248615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99.5195220296847" calcext:value-type="float">
            <text:p>99.5195220297</text:p>
          </table:table-cell>
          <table:table-cell office:value-type="float" office:value="-26.4998774030839" calcext:value-type="float">
            <text:p>-26.4998774031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1.601593725232" calcext:value-type="float">
            <text:p>101.6015937252</text:p>
          </table:table-cell>
          <table:table-cell office:value-type="float" office:value="-29.6499141821587" calcext:value-type="float">
            <text:p>-29.6499141822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3.371354666447" calcext:value-type="float">
            <text:p>103.3713546664</text:p>
          </table:table-cell>
          <table:table-cell office:value-type="float" office:value="-31.8549399275111" calcext:value-type="float">
            <text:p>-31.8549399275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4.87565146648" calcext:value-type="float">
            <text:p>104.8756514665</text:p>
          </table:table-cell>
          <table:table-cell office:value-type="float" office:value="-33.3984579492578" calcext:value-type="float">
            <text:p>-33.3984579493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-37" calcext:value-type="float">
            <text:p>-37</text:p>
          </table:table-cell>
          <table:table-cell office:value-type="float" office:value="1" calcext:value-type="float">
            <text:p>1</text:p>
          </table:table-cell>
          <table:table-cell office:value-type="float" office:value="106.154303746508" calcext:value-type="float">
            <text:p>106.1543037465</text:p>
          </table:table-cell>
          <table:table-cell office:value-type="float" office:value="-34.4789205644805" calcext:value-type="float">
            <text:p>-34.4789205645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102.651158184532" calcext:value-type="float">
            <text:p>102.6511581845</text:p>
          </table:table-cell>
          <table:table-cell office:value-type="float" office:value="-28.5152443951363" calcext:value-type="float">
            <text:p>-28.5152443951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99.6734844568521" calcext:value-type="float">
            <text:p>99.6734844569</text:p>
          </table:table-cell>
          <table:table-cell office:value-type="float" office:value="-24.3406710765954" calcext:value-type="float">
            <text:p>-24.3406710766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4.6" calcext:value-type="float">
            <text:p>-14.6</text:p>
          </table:table-cell>
          <table:table-cell office:value-type="float" office:value="1" calcext:value-type="float">
            <text:p>1</text:p>
          </table:table-cell>
          <table:table-cell office:value-type="float" office:value="97.1424617883243" calcext:value-type="float">
            <text:p>97.1424617883</text:p>
          </table:table-cell>
          <table:table-cell office:value-type="float" office:value="-21.4184697536168" calcext:value-type="float">
            <text:p>-21.4184697536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94.9910925200756" calcext:value-type="float">
            <text:p>94.9910925201</text:p>
          </table:table-cell>
          <table:table-cell office:value-type="float" office:value="-18.8929288275318" calcext:value-type="float">
            <text:p>-18.8929288275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93.1624286420643" calcext:value-type="float">
            <text:p>93.1624286421</text:p>
          </table:table-cell>
          <table:table-cell office:value-type="float" office:value="-17.1250501792722" calcext:value-type="float">
            <text:p>-17.1250501793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  <table:table-cell office:value-type="float" office:value="91.6080643457547" calcext:value-type="float">
            <text:p>91.6080643458</text:p>
          </table:table-cell>
          <table:table-cell office:value-type="float" office:value="-15.8875351254906" calcext:value-type="float">
            <text:p>-15.88753512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2.7168546938915" calcext:value-type="float">
            <text:p>92.7168546939</text:p>
          </table:table-cell>
          <table:table-cell office:value-type="float" office:value="-18.8612745878434" calcext:value-type="float">
            <text:p>-18.86127458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3.6593264898077" calcext:value-type="float">
            <text:p>93.6593264898</text:p>
          </table:table-cell>
          <table:table-cell office:value-type="float" office:value="-20.9428922114904" calcext:value-type="float">
            <text:p>-20.94289221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4.4604275163366" calcext:value-type="float">
            <text:p>94.4604275163</text:p>
          </table:table-cell>
          <table:table-cell office:value-type="float" office:value="-22.4000245480433" calcext:value-type="float">
            <text:p>-22.4000245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5.1413633888861" calcext:value-type="float">
            <text:p>95.1413633889</text:p>
          </table:table-cell>
          <table:table-cell office:value-type="float" office:value="-23.4200171836303" calcext:value-type="float">
            <text:p>-23.42001718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5.7201588805532" calcext:value-type="float">
            <text:p>95.7201588806</text:p>
          </table:table-cell>
          <table:table-cell office:value-type="float" office:value="-24.1340120285412" calcext:value-type="float">
            <text:p>-24.13401202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25.8" calcext:value-type="float">
            <text:p>-25.8</text:p>
          </table:table-cell>
          <table:table-cell office:value-type="float" office:value="1" calcext:value-type="float">
            <text:p>1</text:p>
          </table:table-cell>
          <table:table-cell office:value-type="float" office:value="96.2121350484702" calcext:value-type="float">
            <text:p>96.2121350485</text:p>
          </table:table-cell>
          <table:table-cell office:value-type="float" office:value="-24.6338084199788" calcext:value-type="float">
            <text:p>-24.633808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2121350484702" calcext:value-type="float">
            <text:p>96.2121350485</text:p>
          </table:table-cell>
          <table:table-cell office:value-type="float" office:value="-24.6338084199788" calcext:value-type="float">
            <text:p>-24.633808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2121350484702" calcext:value-type="float">
            <text:p>96.2121350485</text:p>
          </table:table-cell>
          <table:table-cell office:value-type="float" office:value="-24.6338084199788" calcext:value-type="float">
            <text:p>-24.633808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.2121350484702" calcext:value-type="float">
            <text:p>96.2121350485</text:p>
          </table:table-cell>
          <table:table-cell office:value-type="float" office:value="-24.6338084199788" calcext:value-type="float">
            <text:p>-24.63380842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88.0804408211455" calcext:value-type="float">
            <text:p>88.0804408211</text:p>
          </table:table-cell>
          <table:table-cell office:value-type="float" office:value="-14.5774374016369" calcext:value-type="float">
            <text:p>-14.5774374016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86.7483746979737" calcext:value-type="float">
            <text:p>86.748374698</text:p>
          </table:table-cell>
          <table:table-cell office:value-type="float" office:value="-13.6242061811458" calcext:value-type="float">
            <text:p>-13.6242061811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-11.4" calcext:value-type="float">
            <text:p>-11.4</text:p>
          </table:table-cell>
          <table:table-cell office:value-type="float" office:value="1" calcext:value-type="float">
            <text:p>1</text:p>
          </table:table-cell>
          <table:table-cell office:value-type="float" office:value="85.6161184932776" calcext:value-type="float">
            <text:p>85.6161184933</text:p>
          </table:table-cell>
          <table:table-cell office:value-type="float" office:value="-12.9569443268021" calcext:value-type="float">
            <text:p>-12.9569443268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6.813700719286" calcext:value-type="float">
            <text:p>86.8137007193</text:p>
          </table:table-cell>
          <table:table-cell office:value-type="float" office:value="-13.9298610287615" calcext:value-type="float">
            <text:p>-13.9298610288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7.8316456113931" calcext:value-type="float">
            <text:p>87.8316456114</text:p>
          </table:table-cell>
          <table:table-cell office:value-type="float" office:value="-14.610902720133" calcext:value-type="float">
            <text:p>-14.6109027201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8.6968987696841" calcext:value-type="float">
            <text:p>88.6968987697</text:p>
          </table:table-cell>
          <table:table-cell office:value-type="float" office:value="-15.0876319040931" calcext:value-type="float">
            <text:p>-15.0876319041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89.4323639542315" calcext:value-type="float">
            <text:p>89.4323639542</text:p>
          </table:table-cell>
          <table:table-cell office:value-type="float" office:value="-15.4213423328652" calcext:value-type="float">
            <text:p>-15.4213423329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90.0575093610968" calcext:value-type="float">
            <text:p>90.0575093611</text:p>
          </table:table-cell>
          <table:table-cell office:value-type="float" office:value="-15.6549396330056" calcext:value-type="float">
            <text:p>-15.654939633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90.5888829569323" calcext:value-type="float">
            <text:p>90.5888829569</text:p>
          </table:table-cell>
          <table:table-cell office:value-type="float" office:value="-15.8184577431039" calcext:value-type="float">
            <text:p>-15.8184577431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86.1805505133924" calcext:value-type="float">
            <text:p>86.1805505134</text:p>
          </table:table-cell>
          <table:table-cell office:value-type="float" office:value="-11.6129204201728" calcext:value-type="float">
            <text:p>-11.6129204202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82.4334679363836" calcext:value-type="float">
            <text:p>82.4334679364</text:p>
          </table:table-cell>
          <table:table-cell office:value-type="float" office:value="-8.66904429412093" calcext:value-type="float">
            <text:p>-8.6690442941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79.248447745926" calcext:value-type="float">
            <text:p>79.2484477459</text:p>
          </table:table-cell>
          <table:table-cell office:value-type="float" office:value="-6.60833100588465" calcext:value-type="float">
            <text:p>-6.6083310059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78.9711805840371" calcext:value-type="float">
            <text:p>78.971180584</text:p>
          </table:table-cell>
          <table:table-cell office:value-type="float" office:value="-7.08583170411926" calcext:value-type="float">
            <text:p>-7.0858317041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78.7355034964316" calcext:value-type="float">
            <text:p>78.7355034964</text:p>
          </table:table-cell>
          <table:table-cell office:value-type="float" office:value="-7.42008219288348" calcext:value-type="float">
            <text:p>-7.4200821929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78.5351779719668" calcext:value-type="float">
            <text:p>78.535177972</text:p>
          </table:table-cell>
          <table:table-cell office:value-type="float" office:value="-7.65405753501844" calcext:value-type="float">
            <text:p>-7.65405753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79.9849012761718" calcext:value-type="float">
            <text:p>79.9849012762</text:p>
          </table:table-cell>
          <table:table-cell office:value-type="float" office:value="-8.29784027451291" calcext:value-type="float">
            <text:p>-8.297840274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81.217166084746" calcext:value-type="float">
            <text:p>81.2171660847</text:p>
          </table:table-cell>
          <table:table-cell office:value-type="float" office:value="-8.74848819215903" calcext:value-type="float">
            <text:p>-8.748488192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82.2645911720341" calcext:value-type="float">
            <text:p>82.264591172</text:p>
          </table:table-cell>
          <table:table-cell office:value-type="float" office:value="-9.06394173451132" calcext:value-type="float">
            <text:p>-9.0639417345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83.154902496229" calcext:value-type="float">
            <text:p>83.1549024962</text:p>
          </table:table-cell>
          <table:table-cell office:value-type="float" office:value="-9.28475921415793" calcext:value-type="float">
            <text:p>-9.2847592142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83.9116671217947" calcext:value-type="float">
            <text:p>83.9116671218</text:p>
          </table:table-cell>
          <table:table-cell office:value-type="float" office:value="-9.43933144991055" calcext:value-type="float">
            <text:p>-9.4393314499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79.6949170535255" calcext:value-type="float">
            <text:p>79.6949170535</text:p>
          </table:table-cell>
          <table:table-cell office:value-type="float" office:value="-7.14753201493739" calcext:value-type="float">
            <text:p>-7.1475320149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76.1106794954967" calcext:value-type="float">
            <text:p>76.1106794955</text:p>
          </table:table-cell>
          <table:table-cell office:value-type="float" office:value="-5.54327241045617" calcext:value-type="float">
            <text:p>-5.5432724105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75.7640775711722" calcext:value-type="float">
            <text:p>75.7640775712</text:p>
          </table:table-cell>
          <table:table-cell office:value-type="float" office:value="-6.34029068731932" calcext:value-type="float">
            <text:p>-6.3402906873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75.4694659354963" calcext:value-type="float">
            <text:p>75.4694659355</text:p>
          </table:table-cell>
          <table:table-cell office:value-type="float" office:value="-6.89820348112352" calcext:value-type="float">
            <text:p>-6.8982034811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-8.2" calcext:value-type="float">
            <text:p>-8.2</text:p>
          </table:table-cell>
          <table:table-cell office:value-type="float" office:value="1" calcext:value-type="float">
            <text:p>1</text:p>
          </table:table-cell>
          <table:table-cell office:value-type="float" office:value="75.2190460451719" calcext:value-type="float">
            <text:p>75.2190460452</text:p>
          </table:table-cell>
          <table:table-cell office:value-type="float" office:value="-7.28874243678647" calcext:value-type="float">
            <text:p>-7.28874243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76.0861891383961" calcext:value-type="float">
            <text:p>76.0861891384</text:p>
          </table:table-cell>
          <table:table-cell office:value-type="float" office:value="-7.08211970575053" calcext:value-type="float">
            <text:p>-7.08211970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76.8232607676367" calcext:value-type="float">
            <text:p>76.8232607676</text:p>
          </table:table-cell>
          <table:table-cell office:value-type="float" office:value="-6.93748379402537" calcext:value-type="float">
            <text:p>-6.93748379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77.4497716524912" calcext:value-type="float">
            <text:p>77.4497716525</text:p>
          </table:table-cell>
          <table:table-cell office:value-type="float" office:value="-6.83623865581776" calcext:value-type="float">
            <text:p>-6.83623865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77.9823059046175" calcext:value-type="float">
            <text:p>77.9823059046</text:p>
          </table:table-cell>
          <table:table-cell office:value-type="float" office:value="-6.76536705907243" calcext:value-type="float">
            <text:p>-6.76536705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6.6" calcext:value-type="float">
            <text:p>-6.6</text:p>
          </table:table-cell>
          <table:table-cell office:value-type="float" office:value="1" calcext:value-type="float">
            <text:p>1</text:p>
          </table:table-cell>
          <table:table-cell office:value-type="float" office:value="78.4349600189249" calcext:value-type="float">
            <text:p>78.4349600189</text:p>
          </table:table-cell>
          <table:table-cell office:value-type="float" office:value="-6.7157569413507" calcext:value-type="float">
            <text:p>-6.7157569414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76.9297160160862" calcext:value-type="float">
            <text:p>76.9297160161</text:p>
          </table:table-cell>
          <table:table-cell office:value-type="float" office:value="-7.64102985894549" calcext:value-type="float">
            <text:p>-7.6410298589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75.6502586136732" calcext:value-type="float">
            <text:p>75.6502586137</text:p>
          </table:table-cell>
          <table:table-cell office:value-type="float" office:value="-8.28872090126185" calcext:value-type="float">
            <text:p>-8.2887209013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9.8" calcext:value-type="float">
            <text:p>-9.8</text:p>
          </table:table-cell>
          <table:table-cell office:value-type="float" office:value="1" calcext:value-type="float">
            <text:p>1</text:p>
          </table:table-cell>
          <table:table-cell office:value-type="float" office:value="74.5627198216223" calcext:value-type="float">
            <text:p>74.5627198216</text:p>
          </table:table-cell>
          <table:table-cell office:value-type="float" office:value="-8.74210463088329" calcext:value-type="float">
            <text:p>-8.74210463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74.1783118483789" calcext:value-type="float">
            <text:p>74.1783118484</text:p>
          </table:table-cell>
          <table:table-cell office:value-type="float" office:value="-7.1394732416183" calcext:value-type="float">
            <text:p>-7.13947324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73.8515650711221" calcext:value-type="float">
            <text:p>73.8515650711</text:p>
          </table:table-cell>
          <table:table-cell office:value-type="float" office:value="-6.01763126913281" calcext:value-type="float">
            <text:p>-6.01763126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73.5738303104538" calcext:value-type="float">
            <text:p>73.5738303105</text:p>
          </table:table-cell>
          <table:table-cell office:value-type="float" office:value="-5.23234188839297" calcext:value-type="float">
            <text:p>-5.2323418884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73.8777557638857" calcext:value-type="float">
            <text:p>73.8777557639</text:p>
          </table:table-cell>
          <table:table-cell office:value-type="float" office:value="-5.16263932187508" calcext:value-type="float">
            <text:p>-5.1626393219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74.1360923993029" calcext:value-type="float">
            <text:p>74.1360923993</text:p>
          </table:table-cell>
          <table:table-cell office:value-type="float" office:value="-5.11384752531256" calcext:value-type="float">
            <text:p>-5.1138475253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74.3556785394074" calcext:value-type="float">
            <text:p>74.3556785394</text:p>
          </table:table-cell>
          <table:table-cell office:value-type="float" office:value="-5.07969326771879" calcext:value-type="float">
            <text:p>-5.0796932677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74.5423267584963" calcext:value-type="float">
            <text:p>74.5423267585</text:p>
          </table:table-cell>
          <table:table-cell office:value-type="float" office:value="-5.05578528740315" calcext:value-type="float">
            <text:p>-5.0557852874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74.7009777447219" calcext:value-type="float">
            <text:p>74.7009777447</text:p>
          </table:table-cell>
          <table:table-cell office:value-type="float" office:value="-5.03904970118221" calcext:value-type="float">
            <text:p>-5.0390497012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70.7858310830136" calcext:value-type="float">
            <text:p>70.785831083</text:p>
          </table:table-cell>
          <table:table-cell office:value-type="float" office:value="-8.38733479082755" calcext:value-type="float">
            <text:p>-8.3873347908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67.4579564205616" calcext:value-type="float">
            <text:p>67.4579564206</text:p>
          </table:table-cell>
          <table:table-cell office:value-type="float" office:value="-10.7311343535793" calcext:value-type="float">
            <text:p>-10.7311343536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64.6292629574773" calcext:value-type="float">
            <text:p>64.6292629575</text:p>
          </table:table-cell>
          <table:table-cell office:value-type="float" office:value="-12.3717940475055" calcext:value-type="float">
            <text:p>-12.3717940475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-16.2" calcext:value-type="float">
            <text:p>-16.2</text:p>
          </table:table-cell>
          <table:table-cell office:value-type="float" office:value="1" calcext:value-type="float">
            <text:p>1</text:p>
          </table:table-cell>
          <table:table-cell office:value-type="float" office:value="62.2248735138557" calcext:value-type="float">
            <text:p>62.2248735139</text:p>
          </table:table-cell>
          <table:table-cell office:value-type="float" office:value="-13.5202558332539" calcext:value-type="float">
            <text:p>-13.5202558333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3.4211424867774" calcext:value-type="float">
            <text:p>63.4211424868</text:p>
          </table:table-cell>
          <table:table-cell office:value-type="float" office:value="-10.4841790832777" calcext:value-type="float">
            <text:p>-10.4841790833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4.4379711137608" calcext:value-type="float">
            <text:p>64.4379711138</text:p>
          </table:table-cell>
          <table:table-cell office:value-type="float" office:value="-8.35892535829439" calcext:value-type="float">
            <text:p>-8.3589253583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5.3022754466967" calcext:value-type="float">
            <text:p>65.3022754467</text:p>
          </table:table-cell>
          <table:table-cell office:value-type="float" office:value="-6.87124775080607" calcext:value-type="float">
            <text:p>-6.871247750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6.3069341296922" calcext:value-type="float">
            <text:p>66.3069341297</text:p>
          </table:table-cell>
          <table:table-cell office:value-type="float" office:value="-5.82987342556425" calcext:value-type="float">
            <text:p>-5.82987342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7.1608940102383" calcext:value-type="float">
            <text:p>67.1608940102</text:p>
          </table:table-cell>
          <table:table-cell office:value-type="float" office:value="-5.10091139789498" calcext:value-type="float">
            <text:p>-5.10091139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7.8867599087026" calcext:value-type="float">
            <text:p>67.8867599087</text:p>
          </table:table-cell>
          <table:table-cell office:value-type="float" office:value="-4.59063797852648" calcext:value-type="float">
            <text:p>-4.59063797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8.5037459223972" calcext:value-type="float">
            <text:p>68.5037459224</text:p>
          </table:table-cell>
          <table:table-cell office:value-type="float" office:value="-4.23344658496854" calcext:value-type="float">
            <text:p>-4.2334465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9.0281840340376" calcext:value-type="float">
            <text:p>69.028184034</text:p>
          </table:table-cell>
          <table:table-cell office:value-type="float" office:value="-3.98341260947798" calcext:value-type="float">
            <text:p>-3.98341260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float" office:value="69.473956428932" calcext:value-type="float">
            <text:p>69.4739564289</text:p>
          </table:table-cell>
          <table:table-cell office:value-type="float" office:value="-3.80838882663458" calcext:value-type="float">
            <text:p>-3.80838882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.473956428932" calcext:value-type="float">
            <text:p>69.4739564289</text:p>
          </table:table-cell>
          <table:table-cell office:value-type="float" office:value="-3.80838882663458" calcext:value-type="float">
            <text:p>-3.80838882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.473956428932" calcext:value-type="float">
            <text:p>69.4739564289</text:p>
          </table:table-cell>
          <table:table-cell office:value-type="float" office:value="-3.80838882663458" calcext:value-type="float">
            <text:p>-3.808388826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9.473956428932" calcext:value-type="float">
            <text:p>69.4739564289</text:p>
          </table:table-cell>
          <table:table-cell office:value-type="float" office:value="-3.80838882663458" calcext:value-type="float">
            <text:p>-3.8083888266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9606119681302" calcext:value-type="float">
            <text:p>68.9606119681</text:p>
          </table:table-cell>
          <table:table-cell office:value-type="float" office:value="-2.28221415727496" calcext:value-type="float">
            <text:p>-2.2822141573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8765201729107" calcext:value-type="float">
            <text:p>68.8765201729</text:p>
          </table:table-cell>
          <table:table-cell office:value-type="float" office:value="-2.13754991009247" calcext:value-type="float">
            <text:p>-2.1375499101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8050421469741" calcext:value-type="float">
            <text:p>68.805042147</text:p>
          </table:table-cell>
          <table:table-cell office:value-type="float" office:value="-2.03628493706473" calcext:value-type="float">
            <text:p>-2.0362849371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7442858249279" calcext:value-type="float">
            <text:p>68.7442858249</text:p>
          </table:table-cell>
          <table:table-cell office:value-type="float" office:value="-1.96539945594531" calcext:value-type="float">
            <text:p>-1.9653994559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6926429511887" calcext:value-type="float">
            <text:p>68.6926429512</text:p>
          </table:table-cell>
          <table:table-cell office:value-type="float" office:value="-1.91577961916172" calcext:value-type="float">
            <text:p>-1.9157796192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6487465085104" calcext:value-type="float">
            <text:p>68.6487465085</text:p>
          </table:table-cell>
          <table:table-cell office:value-type="float" office:value="-1.8810457334132" calcext:value-type="float">
            <text:p>-1.8810457334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6114345322339" calcext:value-type="float">
            <text:p>68.6114345322</text:p>
          </table:table-cell>
          <table:table-cell office:value-type="float" office:value="-1.85673201338924" calcext:value-type="float">
            <text:p>-1.8567320134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5797193523988" calcext:value-type="float">
            <text:p>68.5797193524</text:p>
          </table:table-cell>
          <table:table-cell office:value-type="float" office:value="-1.83971240937247" calcext:value-type="float">
            <text:p>-1.8397124094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  <table:table-cell office:value-type="float" office:value="68.552761449539" calcext:value-type="float">
            <text:p>68.5527614495</text:p>
          </table:table-cell>
          <table:table-cell office:value-type="float" office:value="-1.82779868656073" calcext:value-type="float">
            <text:p>-1.8277986866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8.2598472321081" calcext:value-type="float">
            <text:p>68.2598472321</text:p>
          </table:table-cell>
          <table:table-cell office:value-type="float" office:value="-0.85945908059251" calcext:value-type="float">
            <text:p>-0.8594590806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8.0108701472919" calcext:value-type="float">
            <text:p>68.0108701473</text:p>
          </table:table-cell>
          <table:table-cell office:value-type="float" office:value="-0.181621356414757" calcext:value-type="float">
            <text:p>-0.1816213564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7.7992396251981" calcext:value-type="float">
            <text:p>67.7992396252</text:p>
          </table:table-cell>
          <table:table-cell office:value-type="float" office:value="0.29286505050967" calcext:value-type="float">
            <text:p>0.2928650505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7.6193536814184" calcext:value-type="float">
            <text:p>67.6193536814</text:p>
          </table:table-cell>
          <table:table-cell office:value-type="float" office:value="0.625005535356769" calcext:value-type="float">
            <text:p>0.6250055354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7.4664506292056" calcext:value-type="float">
            <text:p>67.4664506292</text:p>
          </table:table-cell>
          <table:table-cell office:value-type="float" office:value="0.857503874749738" calcext:value-type="float">
            <text:p>0.8575038747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67.3364830348248" calcext:value-type="float">
            <text:p>67.3364830348</text:p>
          </table:table-cell>
          <table:table-cell office:value-type="float" office:value="1.02025271232482" calcext:value-type="float">
            <text:p>1.020252712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2260105796011" calcext:value-type="float">
            <text:p>67.2260105796</text:p>
          </table:table-cell>
          <table:table-cell office:value-type="float" office:value="1.61417689862737" calcext:value-type="float">
            <text:p>1.6141768986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1321089926609" calcext:value-type="float">
            <text:p>67.1321089927</text:p>
          </table:table-cell>
          <table:table-cell office:value-type="float" office:value="2.02992382903916" calcext:value-type="float">
            <text:p>2.029923829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7.0522926437618" calcext:value-type="float">
            <text:p>67.0522926438</text:p>
          </table:table-cell>
          <table:table-cell office:value-type="float" office:value="2.32094668032741" calcext:value-type="float">
            <text:p>2.3209466803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.9844487471975" calcext:value-type="float">
            <text:p>66.9844487472</text:p>
          </table:table-cell>
          <table:table-cell office:value-type="float" office:value="2.52466267622919" calcext:value-type="float">
            <text:p>2.5246626762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.9267814351179" calcext:value-type="float">
            <text:p>66.9267814351</text:p>
          </table:table-cell>
          <table:table-cell office:value-type="float" office:value="2.66726387336043" calcext:value-type="float">
            <text:p>2.6672638734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.8777642198502" calcext:value-type="float">
            <text:p>66.8777642199</text:p>
          </table:table-cell>
          <table:table-cell office:value-type="float" office:value="2.7670847113523" calcext:value-type="float">
            <text:p>2.7670847114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67.1060995868727" calcext:value-type="float">
            <text:p>67.1060995869</text:p>
          </table:table-cell>
          <table:table-cell office:value-type="float" office:value="1.87695929794661" calcext:value-type="float">
            <text:p>1.8769592979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67.3001846488418" calcext:value-type="float">
            <text:p>67.3001846488</text:p>
          </table:table-cell>
          <table:table-cell office:value-type="float" office:value="1.25387150856263" calcext:value-type="float">
            <text:p>1.2538715086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  <table:table-cell office:value-type="float" office:value="67.4651569515155" calcext:value-type="float">
            <text:p>67.4651569515</text:p>
          </table:table-cell>
          <table:table-cell office:value-type="float" office:value="0.817710055993839" calcext:value-type="float">
            <text:p>0.8177100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6.7953834087882" calcext:value-type="float">
            <text:p>66.7953834088</text:p>
          </table:table-cell>
          <table:table-cell office:value-type="float" office:value="1.95239703919569" calcext:value-type="float">
            <text:p>1.95239703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6.22607589747" calcext:value-type="float">
            <text:p>66.2260758975</text:p>
          </table:table-cell>
          <table:table-cell office:value-type="float" office:value="2.74667792743698" calcext:value-type="float">
            <text:p>2.74667792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65.7421645128495" calcext:value-type="float">
            <text:p>65.7421645128</text:p>
          </table:table-cell>
          <table:table-cell office:value-type="float" office:value="3.30267454920589" calcext:value-type="float">
            <text:p>3.30267454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.330839835922" calcext:value-type="float">
            <text:p>65.3308398359</text:p>
          </table:table-cell>
          <table:table-cell office:value-type="float" office:value="3.21187218444412" calcext:value-type="float">
            <text:p>3.21187218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9812138605337" calcext:value-type="float">
            <text:p>64.9812138605</text:p>
          </table:table-cell>
          <table:table-cell office:value-type="float" office:value="3.14831052911088" calcext:value-type="float">
            <text:p>3.14831052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6840317814537" calcext:value-type="float">
            <text:p>64.6840317815</text:p>
          </table:table-cell>
          <table:table-cell office:value-type="float" office:value="3.10381737037762" calcext:value-type="float">
            <text:p>3.10381737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4314270142356" calcext:value-type="float">
            <text:p>64.4314270142</text:p>
          </table:table-cell>
          <table:table-cell office:value-type="float" office:value="3.07267215926433" calcext:value-type="float">
            <text:p>3.07267215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2167129621003" calcext:value-type="float">
            <text:p>64.2167129621</text:p>
          </table:table-cell>
          <table:table-cell office:value-type="float" office:value="3.05087051148503" calcext:value-type="float">
            <text:p>3.050870511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0342060177852" calcext:value-type="float">
            <text:p>64.0342060178</text:p>
          </table:table-cell>
          <table:table-cell office:value-type="float" office:value="3.03560935803952" calcext:value-type="float">
            <text:p>3.0356093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0342060177852" calcext:value-type="float">
            <text:p>64.0342060178</text:p>
          </table:table-cell>
          <table:table-cell office:value-type="float" office:value="3.03560935803952" calcext:value-type="float">
            <text:p>3.0356093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0342060177852" calcext:value-type="float">
            <text:p>64.0342060178</text:p>
          </table:table-cell>
          <table:table-cell office:value-type="float" office:value="3.03560935803952" calcext:value-type="float">
            <text:p>3.0356093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4.0342060177852" calcext:value-type="float">
            <text:p>64.0342060178</text:p>
          </table:table-cell>
          <table:table-cell office:value-type="float" office:value="3.03560935803952" calcext:value-type="float">
            <text:p>3.035609358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1.8190845050715" calcext:value-type="float">
            <text:p>61.8190845051</text:p>
          </table:table-cell>
          <table:table-cell office:value-type="float" office:value="5.44022980686529" calcext:value-type="float">
            <text:p>5.4402298069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1.4562218293108" calcext:value-type="float">
            <text:p>61.4562218293</text:p>
          </table:table-cell>
          <table:table-cell office:value-type="float" office:value="5.6681608648057" calcext:value-type="float">
            <text:p>5.6681608648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 office:value-type="float" office:value="61.1477885549142" calcext:value-type="float">
            <text:p>61.1477885549</text:p>
          </table:table-cell>
          <table:table-cell office:value-type="float" office:value="5.82771260536399" calcext:value-type="float">
            <text:p>5.8277126054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0.615620271677" calcext:value-type="float">
            <text:p>60.6156202717</text:p>
          </table:table-cell>
          <table:table-cell office:value-type="float" office:value="6.4193988237548" calcext:value-type="float">
            <text:p>6.4193988238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60.1632772309255" calcext:value-type="float">
            <text:p>60.1632772309</text:p>
          </table:table-cell>
          <table:table-cell office:value-type="float" office:value="6.83357917662836" calcext:value-type="float">
            <text:p>6.8335791766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59.7787856462867" calcext:value-type="float">
            <text:p>59.7787856463</text:p>
          </table:table-cell>
          <table:table-cell office:value-type="float" office:value="7.12350542363985" calcext:value-type="float">
            <text:p>7.12350542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7787856462867" calcext:value-type="float">
            <text:p>59.7787856463</text:p>
          </table:table-cell>
          <table:table-cell office:value-type="float" office:value="7.12350542363985" calcext:value-type="float">
            <text:p>7.12350542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7787856462867" calcext:value-type="float">
            <text:p>59.7787856463</text:p>
          </table:table-cell>
          <table:table-cell office:value-type="float" office:value="7.12350542363985" calcext:value-type="float">
            <text:p>7.12350542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7787856462867" calcext:value-type="float">
            <text:p>59.7787856463</text:p>
          </table:table-cell>
          <table:table-cell office:value-type="float" office:value="7.12350542363985" calcext:value-type="float">
            <text:p>7.12350542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9.7787856462867" calcext:value-type="float">
            <text:p>59.7787856463</text:p>
          </table:table-cell>
          <table:table-cell office:value-type="float" office:value="7.12350542363985" calcext:value-type="float">
            <text:p>7.1235054236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57.5654083285561" calcext:value-type="float">
            <text:p>57.5654083286</text:p>
          </table:table-cell>
          <table:table-cell office:value-type="float" office:value="9.01738955655115" calcext:value-type="float">
            <text:p>9.0173895566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57.3005970792727" calcext:value-type="float">
            <text:p>57.3005970793</text:p>
          </table:table-cell>
          <table:table-cell office:value-type="float" office:value="9.13217268958581" calcext:value-type="float">
            <text:p>9.1321726896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57.0755075173818" calcext:value-type="float">
            <text:p>57.0755075174</text:p>
          </table:table-cell>
          <table:table-cell office:value-type="float" office:value="9.21252088271006" calcext:value-type="float">
            <text:p>9.2125208827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56.8841813897745" calcext:value-type="float">
            <text:p>56.8841813898</text:p>
          </table:table-cell>
          <table:table-cell office:value-type="float" office:value="9.26876461789705" calcext:value-type="float">
            <text:p>9.2687646179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56.7215541813084" calcext:value-type="float">
            <text:p>56.7215541813</text:p>
          </table:table-cell>
          <table:table-cell office:value-type="float" office:value="9.30813523252793" calcext:value-type="float">
            <text:p>9.30813523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56.3133210541121" calcext:value-type="float">
            <text:p>56.3133210541</text:p>
          </table:table-cell>
          <table:table-cell office:value-type="float" office:value="9.33569466276955" calcext:value-type="float">
            <text:p>9.33569466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55.9663228959953" calcext:value-type="float">
            <text:p>55.966322896</text:p>
          </table:table-cell>
          <table:table-cell office:value-type="float" office:value="9.35498626393869" calcext:value-type="float">
            <text:p>9.35498626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4" calcext:value-type="float">
            <text:p>9.4</text:p>
          </table:table-cell>
          <table:table-cell office:value-type="float" office:value="1" calcext:value-type="float">
            <text:p>1</text:p>
          </table:table-cell>
          <table:table-cell office:value-type="float" office:value="55.671374461596" calcext:value-type="float">
            <text:p>55.6713744616</text:p>
          </table:table-cell>
          <table:table-cell office:value-type="float" office:value="9.36849038475708" calcext:value-type="float">
            <text:p>9.3684903848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71.3506682923566" calcext:value-type="float">
            <text:p>71.3506682924</text:p>
          </table:table-cell>
          <table:table-cell office:value-type="float" office:value="12.73794326933" calcext:value-type="float">
            <text:p>12.7379432693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84.6780680485031" calcext:value-type="float">
            <text:p>84.6780680485</text:p>
          </table:table-cell>
          <table:table-cell office:value-type="float" office:value="15.096560288531" calcext:value-type="float">
            <text:p>15.0965602885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20.6" calcext:value-type="float">
            <text:p>20.6</text:p>
          </table:table-cell>
          <table:table-cell office:value-type="float" office:value="1" calcext:value-type="float">
            <text:p>1</text:p>
          </table:table-cell>
          <table:table-cell office:value-type="float" office:value="96.0063578412276" calcext:value-type="float">
            <text:p>96.0063578412</text:p>
          </table:table-cell>
          <table:table-cell office:value-type="float" office:value="16.7475922019717" calcext:value-type="float">
            <text:p>16.747592202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9.4354041650435" calcext:value-type="float">
            <text:p>89.435404165</text:p>
          </table:table-cell>
          <table:table-cell office:value-type="float" office:value="15.0233145413802" calcext:value-type="float">
            <text:p>15.0233145414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3.850093540287" calcext:value-type="float">
            <text:p>83.8500935403</text:p>
          </table:table-cell>
          <table:table-cell office:value-type="float" office:value="13.8163201789661" calcext:value-type="float">
            <text:p>13.816320179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9.1025795092439" calcext:value-type="float">
            <text:p>79.1025795092</text:p>
          </table:table-cell>
          <table:table-cell office:value-type="float" office:value="12.9714241252763" calcext:value-type="float">
            <text:p>12.9714241253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5.0671925828573" calcext:value-type="float">
            <text:p>75.0671925829</text:p>
          </table:table-cell>
          <table:table-cell office:value-type="float" office:value="12.3799968876934" calcext:value-type="float">
            <text:p>12.379996887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71.3671136954287" calcext:value-type="float">
            <text:p>71.3671136954</text:p>
          </table:table-cell>
          <table:table-cell office:value-type="float" office:value="12.4459978213854" calcext:value-type="float">
            <text:p>12.4459978214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8.2220466411144" calcext:value-type="float">
            <text:p>68.2220466411</text:p>
          </table:table-cell>
          <table:table-cell office:value-type="float" office:value="12.4921984749698" calcext:value-type="float">
            <text:p>12.49219847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5.5487396449472" calcext:value-type="float">
            <text:p>65.5487396449</text:p>
          </table:table-cell>
          <table:table-cell office:value-type="float" office:value="12.5245389324788" calcext:value-type="float">
            <text:p>12.5245389325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3.2764286982052" calcext:value-type="float">
            <text:p>63.2764286982</text:p>
          </table:table-cell>
          <table:table-cell office:value-type="float" office:value="12.5471772527352" calcext:value-type="float">
            <text:p>12.547177252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61.3449643934744" calcext:value-type="float">
            <text:p>61.3449643935</text:p>
          </table:table-cell>
          <table:table-cell office:value-type="float" office:value="12.5630240769146" calcext:value-type="float">
            <text:p>12.5630240769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59.7032197344532" calcext:value-type="float">
            <text:p>59.7032197345</text:p>
          </table:table-cell>
          <table:table-cell office:value-type="float" office:value="12.5741168538402" calcext:value-type="float">
            <text:p>12.5741168538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6.1377367742852" calcext:value-type="float">
            <text:p>66.1377367743</text:p>
          </table:table-cell>
          <table:table-cell office:value-type="float" office:value="21.7018817976882" calcext:value-type="float">
            <text:p>21.701881797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1.6070762581425" calcext:value-type="float">
            <text:p>71.6070762581</text:p>
          </table:table-cell>
          <table:table-cell office:value-type="float" office:value="28.0913172583817" calcext:value-type="float">
            <text:p>28.0913172584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6.2560148194211" calcext:value-type="float">
            <text:p>76.2560148194</text:p>
          </table:table-cell>
          <table:table-cell office:value-type="float" office:value="32.5639220808672" calcext:value-type="float">
            <text:p>32.5639220809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71.8376125965079" calcext:value-type="float">
            <text:p>71.8376125965</text:p>
          </table:table-cell>
          <table:table-cell office:value-type="float" office:value="27.054745456607" calcext:value-type="float">
            <text:p>27.0547454566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68.0819707070317" calcext:value-type="float">
            <text:p>68.081970707</text:p>
          </table:table-cell>
          <table:table-cell office:value-type="float" office:value="23.1983218196249" calcext:value-type="float">
            <text:p>23.1983218196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64.889675100977" calcext:value-type="float">
            <text:p>64.889675101</text:p>
          </table:table-cell>
          <table:table-cell office:value-type="float" office:value="20.4988252737375" calcext:value-type="float">
            <text:p>20.4988252737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62.1762238358304" calcext:value-type="float">
            <text:p>62.1762238358</text:p>
          </table:table-cell>
          <table:table-cell office:value-type="float" office:value="18.6091776916162" calcext:value-type="float">
            <text:p>18.6091776916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59.8697902604559" calcext:value-type="float">
            <text:p>59.8697902605</text:p>
          </table:table-cell>
          <table:table-cell office:value-type="float" office:value="17.2864243841314" calcext:value-type="float">
            <text:p>17.2864243841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57.9093217213875" calcext:value-type="float">
            <text:p>57.9093217214</text:p>
          </table:table-cell>
          <table:table-cell office:value-type="float" office:value="16.3604970688919" calcext:value-type="float">
            <text:p>16.3604970689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56.2429234631794" calcext:value-type="float">
            <text:p>56.2429234632</text:p>
          </table:table-cell>
          <table:table-cell office:value-type="float" office:value="15.7123479482244" calcext:value-type="float">
            <text:p>15.7123479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4T10:27:31.525884000</meta:creation-date>
    <meta:generator>LibreOffice/4.2.5.2$MacOSX_X86_64 LibreOffice_project/61cb170a04bb1f12e77c884eab9192be736ec5f5</meta:generator>
    <dc:date>2014-09-04T16:58:29.321994000</dc:date>
    <meta:editing-duration>PT6H17M16S</meta:editing-duration>
    <meta:editing-cycles>19</meta:editing-cycles>
    <meta:document-statistic meta:table-count="6" meta:cell-count="572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418cm" svg:height="16.328cm" xlink:href=".." xlink:type="simple" chart:class="chart:line" chart:style-name="ch1">
        <chart:legend chart:legend-position="end" svg:x="29.527cm" svg:y="7.62cm" style:legend-expansion="high" chart:style-name="ch2"/>
        <chart:plot-area chart:style-name="ch3" table:cell-range-address="fact_angle.B1:fact_angle.B86 fact_angle.E1:fact_angle.E86" svg:x="1.098cm" svg:y="1.439cm" svg:width="27.133cm" svg:height="14.143cm">
          <chartooo:coordinate-region svg:x="1.857cm" svg:y="1.636cm" svg:width="26.176cm" svg:height="13.7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act_angle.B1:fact_angle.B86" chart:class="chart:line">
            <chart:data-point chart:repeated="86"/>
          </chart:series>
          <chart:series chart:style-name="ch7" chart:values-cell-range-address="fact_angle.E1:fact_angle.E86" chart:class="chart:line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7">
                <text:p>-37</text:p>
                <draw:g>
                  <svg:desc>fact_angle.B1:fact_angle.B86</svg:desc>
                </draw:g>
              </table:table-cell>
              <table:table-cell office:value-type="float" office:value="-36.6281070287797">
                <text:p>-36.6281070287797</text:p>
                <draw:g>
                  <svg:desc>fact_angle.E1:fact_angle.E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">
                <text:p>-37</text:p>
              </table:table-cell>
              <table:table-cell office:value-type="float" office:value="-36.7396749201458">
                <text:p>-36.73967492014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7">
                <text:p>-37</text:p>
              </table:table-cell>
              <table:table-cell office:value-type="float" office:value="-36.8177724441021">
                <text:p>-36.8177724441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9.4">
                <text:p>-19.4</text:p>
              </table:table-cell>
              <table:table-cell office:value-type="float" office:value="-31.5924407108714">
                <text:p>-31.5924407108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9.4">
                <text:p>-19.4</text:p>
              </table:table-cell>
              <table:table-cell office:value-type="float" office:value="-27.93470849761">
                <text:p>-27.93470849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.4">
                <text:p>-19.4</text:p>
              </table:table-cell>
              <table:table-cell office:value-type="float" office:value="-25.374295948327">
                <text:p>-25.374295948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6">
                <text:p>-6.6</text:p>
              </table:table-cell>
              <table:table-cell office:value-type="float" office:value="-19.7420071638289">
                <text:p>-19.7420071638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6">
                <text:p>-6.6</text:p>
              </table:table-cell>
              <table:table-cell office:value-type="float" office:value="-15.7994050146802">
                <text:p>-15.7994050146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6">
                <text:p>-6.6</text:p>
              </table:table-cell>
              <table:table-cell office:value-type="float" office:value="-13.0395835102762">
                <text:p>-13.03958351027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.6">
                <text:p>-6.6</text:p>
              </table:table-cell>
              <table:table-cell office:value-type="float" office:value="-11.1077084571933">
                <text:p>-11.10770845719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.8">
                <text:p>-9.8</text:p>
              </table:table-cell>
              <table:table-cell office:value-type="float" office:value="-10.7153959200353">
                <text:p>-10.7153959200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8">
                <text:p>-9.8</text:p>
              </table:table-cell>
              <table:table-cell office:value-type="float" office:value="-10.4407771440247">
                <text:p>-10.4407771440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.8">
                <text:p>-9.8</text:p>
              </table:table-cell>
              <table:table-cell office:value-type="float" office:value="-10.2485440008173">
                <text:p>-10.2485440008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.8">
                <text:p>-9.8</text:p>
              </table:table-cell>
              <table:table-cell office:value-type="float" office:value="-10.1139808005721">
                <text:p>-10.1139808005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.8">
                <text:p>-9.8</text:p>
              </table:table-cell>
              <table:table-cell office:value-type="float" office:value="-10.0197865604005">
                <text:p>-10.0197865604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9.8">
                <text:p>-9.8</text:p>
              </table:table-cell>
              <table:table-cell office:value-type="float" office:value="-9.95385059228034">
                <text:p>-9.953850592280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.8">
                <text:p>-9.8</text:p>
              </table:table-cell>
              <table:table-cell office:value-type="float" office:value="-9.90769541459624">
                <text:p>-9.90769541459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">
                <text:p>1.4</text:p>
              </table:table-cell>
              <table:table-cell office:value-type="float" office:value="-6.51538679021737">
                <text:p>-6.51538679021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">
                <text:p>1.4</text:p>
              </table:table-cell>
              <table:table-cell office:value-type="float" office:value="-4.14077075315216">
                <text:p>-4.14077075315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">
                <text:p>1.4</text:p>
              </table:table-cell>
              <table:table-cell office:value-type="float" office:value="-2.47853952720651">
                <text:p>-2.478539527206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">
                <text:p>-0.2</text:p>
              </table:table-cell>
              <table:table-cell office:value-type="float" office:value="-1.79497766904456">
                <text:p>-1.794977669044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">
                <text:p>-0.2</text:p>
              </table:table-cell>
              <table:table-cell office:value-type="float" office:value="-1.31648436833119">
                <text:p>-1.316484368331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">
                <text:p>-0.2</text:p>
              </table:table-cell>
              <table:table-cell office:value-type="float" office:value="-0.981539057831832">
                <text:p>-0.981539057831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">
                <text:p>-0.2</text:p>
              </table:table-cell>
              <table:table-cell office:value-type="float" office:value="-0.747077340482283">
                <text:p>-0.747077340482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">
                <text:p>-0.2</text:p>
              </table:table-cell>
              <table:table-cell office:value-type="float" office:value="-0.582954138337598">
                <text:p>-0.582954138337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">
                <text:p>-0.2</text:p>
              </table:table-cell>
              <table:table-cell office:value-type="float" office:value="-0.468067896836319">
                <text:p>-0.468067896836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">
                <text:p>-0.2</text:p>
              </table:table-cell>
              <table:table-cell office:value-type="float" office:value="-0.387647527785423">
                <text:p>-0.387647527785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">
                <text:p>-0.2</text:p>
              </table:table-cell>
              <table:table-cell office:value-type="float" office:value="-0.331353269449796">
                <text:p>-0.3313532694497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">
                <text:p>-0.2</text:p>
              </table:table-cell>
              <table:table-cell office:value-type="float" office:value="-0.291947288614857">
                <text:p>-0.291947288614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">
                <text:p>1.4</text:p>
              </table:table-cell>
              <table:table-cell office:value-type="float" office:value="0.2156368979696">
                <text:p>0.2156368979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">
                <text:p>1.4</text:p>
              </table:table-cell>
              <table:table-cell office:value-type="float" office:value="0.57094582857872">
                <text:p>0.57094582857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">
                <text:p>1.4</text:p>
              </table:table-cell>
              <table:table-cell office:value-type="float" office:value="0.819662080005104">
                <text:p>0.819662080005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1.47376345600357">
                <text:p>1.47376345600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1.9316344192025">
                <text:p>1.9316344192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2.25214409344175">
                <text:p>2.25214409344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.47650086540923">
                <text:p>2.47650086540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2.63355060578646">
                <text:p>2.633550605786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2.74348542405052">
                <text:p>2.743485424050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2.82043979683536">
                <text:p>2.820439796835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2.87430785778476">
                <text:p>2.87430785778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2.91201550044933">
                <text:p>2.91201550044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2.93841085031453">
                <text:p>2.93841085031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4.9568875952202">
                <text:p>14.95688759522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3.3698213166541">
                <text:p>23.3698213166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29.2588749216579">
                <text:p>29.25887492165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">
                <text:p>19</text:p>
              </table:table-cell>
              <table:table-cell office:value-type="float" office:value="26.1812124451605">
                <text:p>26.181212445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  <table:table-cell office:value-type="float" office:value="24.0268487116124">
                <text:p>24.02684871161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22.5187940981287">
                <text:p>22.51879409812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21.4631558686901">
                <text:p>21.4631558686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8">
                <text:p>15.8</text:p>
              </table:table-cell>
              <table:table-cell office:value-type="float" office:value="19.764209108083">
                <text:p>19.764209108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">
                <text:p>15.8</text:p>
              </table:table-cell>
              <table:table-cell office:value-type="float" office:value="18.5749463756581">
                <text:p>18.57494637565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8">
                <text:p>15.8</text:p>
              </table:table-cell>
              <table:table-cell office:value-type="float" office:value="17.7424624629607">
                <text:p>17.7424624629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8">
                <text:p>15.8</text:p>
              </table:table-cell>
              <table:table-cell office:value-type="float" office:value="17.1597237240725">
                <text:p>17.1597237240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8">
                <text:p>15.8</text:p>
              </table:table-cell>
              <table:table-cell office:value-type="float" office:value="16.7518066068507">
                <text:p>16.7518066068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8">
                <text:p>15.8</text:p>
              </table:table-cell>
              <table:table-cell office:value-type="float" office:value="16.4662646247955">
                <text:p>16.46626462479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8">
                <text:p>15.8</text:p>
              </table:table-cell>
              <table:table-cell office:value-type="float" office:value="16.2663852373569">
                <text:p>16.26638523735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8">
                <text:p>15.8</text:p>
              </table:table-cell>
              <table:table-cell office:value-type="float" office:value="16.1264696661498">
                <text:p>16.1264696661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8">
                <text:p>15.8</text:p>
              </table:table-cell>
              <table:table-cell office:value-type="float" office:value="16.0285287663049">
                <text:p>16.02852876630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2">
                <text:p>-0.2</text:p>
              </table:table-cell>
              <table:table-cell office:value-type="float" office:value="11.1599701364134">
                <text:p>11.15997013641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">
                <text:p>-0.2</text:p>
              </table:table-cell>
              <table:table-cell office:value-type="float" office:value="7.75197909548938">
                <text:p>7.751979095489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4">
                <text:p>17.4</text:p>
              </table:table-cell>
              <table:table-cell office:value-type="float" office:value="10.6463853668426">
                <text:p>10.6463853668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.4">
                <text:p>17.4</text:p>
              </table:table-cell>
              <table:table-cell office:value-type="float" office:value="12.6724697567898">
                <text:p>12.67246975678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4">
                <text:p>17.4</text:p>
              </table:table-cell>
              <table:table-cell office:value-type="float" office:value="14.0907288297529">
                <text:p>14.09072882975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4">
                <text:p>17.4</text:p>
              </table:table-cell>
              <table:table-cell office:value-type="float" office:value="15.083510180827">
                <text:p>15.0835101808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4">
                <text:p>17.4</text:p>
              </table:table-cell>
              <table:table-cell office:value-type="float" office:value="15.7784571265789">
                <text:p>15.7784571265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4">
                <text:p>17.4</text:p>
              </table:table-cell>
              <table:table-cell office:value-type="float" office:value="16.2649199886052">
                <text:p>16.26491998860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4">
                <text:p>17.4</text:p>
              </table:table-cell>
              <table:table-cell office:value-type="float" office:value="16.6054439920237">
                <text:p>16.6054439920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24.5238107944166">
                <text:p>24.52381079441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">
                <text:p>43</text:p>
              </table:table-cell>
              <table:table-cell office:value-type="float" office:value="30.0666675560916">
                <text:p>30.0666675560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">
                <text:p>43</text:p>
              </table:table-cell>
              <table:table-cell office:value-type="float" office:value="33.9466672892641">
                <text:p>33.9466672892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34.2626671024849">
                <text:p>34.26266710248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34.4838669717394">
                <text:p>34.48386697173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">
                <text:p>35</text:p>
              </table:table-cell>
              <table:table-cell office:value-type="float" office:value="34.6387068802176">
                <text:p>34.63870688021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">
                <text:p>35</text:p>
              </table:table-cell>
              <table:table-cell office:value-type="float" office:value="34.7470948161523">
                <text:p>34.74709481615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">
                <text:p>35</text:p>
              </table:table-cell>
              <table:table-cell office:value-type="float" office:value="34.8229663713066">
                <text:p>34.82296637130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34.8760764599146">
                <text:p>34.8760764599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">
                <text:p>35</text:p>
              </table:table-cell>
              <table:table-cell office:value-type="float" office:value="34.9132535219402">
                <text:p>34.91325352194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37.3392774653582">
                <text:p>37.33927746535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">
                <text:p>43</text:p>
              </table:table-cell>
              <table:table-cell office:value-type="float" office:value="39.0374942257507">
                <text:p>39.03749422575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">
                <text:p>43</text:p>
              </table:table-cell>
              <table:table-cell office:value-type="float" office:value="40.2262459580255">
                <text:p>40.2262459580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.4">
                <text:p>41.4</text:p>
              </table:table-cell>
              <table:table-cell office:value-type="float" office:value="40.5783721706179">
                <text:p>40.57837217061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.4">
                <text:p>41.4</text:p>
              </table:table-cell>
              <table:table-cell office:value-type="float" office:value="40.8248605194325">
                <text:p>40.82486051943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.4">
                <text:p>41.4</text:p>
              </table:table-cell>
              <table:table-cell office:value-type="float" office:value="40.9974023636028">
                <text:p>40.99740236360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">
                <text:p>43</text:p>
              </table:table-cell>
              <table:table-cell office:value-type="float" office:value="41.5981816545219">
                <text:p>41.59818165452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">
                <text:p>43</text:p>
              </table:table-cell>
              <table:table-cell office:value-type="float" office:value="42.0187271581654">
                <text:p>42.01872715816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42.3131090107157">
                <text:p>42.3131090107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14cm" svg:height="16.162cm" xlink:href=".." xlink:type="simple" chart:class="chart:line" chart:style-name="ch1">
        <chart:legend chart:legend-position="end" svg:x="29.4cm" svg:y="7.537cm" style:legend-expansion="high" chart:style-name="ch2"/>
        <chart:plot-area chart:style-name="ch3" table:cell-range-address="avg_dist.A1:avg_dist.A166 avg_dist.D1:avg_dist.D166" svg:x="1.096cm" svg:y="1.427cm" svg:width="27.012cm" svg:height="13.992cm">
          <chartooo:coordinate-region svg:x="1.947cm" svg:y="1.624cm" svg:width="26.161cm" svg:height="12.8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g_dist.A1:avg_dist.A166" chart:class="chart:line">
            <chart:data-point chart:repeated="166"/>
          </chart:series>
          <chart:series chart:style-name="ch7" chart:values-cell-range-address="avg_dist.D1:avg_dist.D166" chart:class="chart:line">
            <chart:data-point chart:repeated="1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6">
                <text:p>46.6</text:p>
                <draw:g>
                  <svg:desc>avg_dist.A1:avg_dist.A166</svg:desc>
                </draw:g>
              </table:table-cell>
              <table:table-cell office:value-type="float" office:value="46.6">
                <text:p>46.6</text:p>
                <draw:g>
                  <svg:desc>avg_dist.D1:avg_dist.D1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4">
                <text:p>43.4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.6">
                <text:p>46.6</text:p>
              </table:table-cell>
              <table:table-cell office:value-type="float" office:value="46.3538461538462">
                <text:p>46.35384615384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6">
                <text:p>46.6</text:p>
              </table:table-cell>
              <table:table-cell office:value-type="float" office:value="46.3714285714286">
                <text:p>46.3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4">
                <text:p>67.4</text:p>
              </table:table-cell>
              <table:table-cell office:value-type="float" office:value="47.7733333333333">
                <text:p>47.77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.4">
                <text:p>67.4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6">
                <text:p>46.6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6">
                <text:p>46.6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2">
                <text:p>72.2</text:p>
              </table:table-cell>
              <table:table-cell office:value-type="float" office:value="50.8666666666667">
                <text:p>50.8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6">
                <text:p>46.6</text:p>
              </table:table-cell>
              <table:table-cell office:value-type="float" office:value="50.8666666666667">
                <text:p>50.8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6">
                <text:p>46.6</text:p>
              </table:table-cell>
              <table:table-cell office:value-type="float" office:value="50.8666666666667">
                <text:p>50.8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6">
                <text:p>46.6</text:p>
              </table:table-cell>
              <table:table-cell office:value-type="float" office:value="50.8666666666667">
                <text:p>50.8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.4">
                <text:p>75.4</text:p>
              </table:table-cell>
              <table:table-cell office:value-type="float" office:value="52.7866666666667">
                <text:p>52.78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2">
                <text:p>48.2</text:p>
              </table:table-cell>
              <table:table-cell office:value-type="float" office:value="52.8933333333333">
                <text:p>52.89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2">
                <text:p>48.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8">
                <text:p>49.8</text:p>
              </table:table-cell>
              <table:table-cell office:value-type="float" office:value="53.2133333333333">
                <text:p>53.21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2">
                <text:p>80.2</text:p>
              </table:table-cell>
              <table:table-cell office:value-type="float" office:value="55.6666666666667">
                <text:p>55.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.4">
                <text:p>51.4</text:p>
              </table:table-cell>
              <table:table-cell office:value-type="float" office:value="55.9866666666667">
                <text:p>55.98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.4">
                <text:p>51.4</text:p>
              </table:table-cell>
              <table:table-cell office:value-type="float" office:value="56.3066666666667">
                <text:p>56.30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">
                <text:p>53</text:p>
              </table:table-cell>
              <table:table-cell office:value-type="float" office:value="55.3466666666667">
                <text:p>55.34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">
                <text:p>85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6">
                <text:p>54.6</text:p>
              </table:table-cell>
              <table:table-cell office:value-type="float" office:value="57.0533333333333">
                <text:p>57.05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.6">
                <text:p>54.6</text:p>
              </table:table-cell>
              <table:table-cell office:value-type="float" office:value="57.5866666666667">
                <text:p>57.58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8">
                <text:p>57.8</text:p>
              </table:table-cell>
              <table:table-cell office:value-type="float" office:value="56.6266666666667">
                <text:p>56.62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.2">
                <text:p>88.2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8">
                <text:p>57.8</text:p>
              </table:table-cell>
              <table:table-cell office:value-type="float" office:value="60.1466666666667">
                <text:p>60.14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4">
                <text:p>59.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4">
                <text:p>59.4</text:p>
              </table:table-cell>
              <table:table-cell office:value-type="float" office:value="59.9333333333333">
                <text:p>59.9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4">
                <text:p>59.4</text:p>
              </table:table-cell>
              <table:table-cell office:value-type="float" office:value="60.68">
                <text:p>60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9.8">
                <text:p>89.8</text:p>
              </table:table-cell>
              <table:table-cell office:value-type="float" office:value="63.4533333333333">
                <text:p>63.4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6">
                <text:p>62.6</text:p>
              </table:table-cell>
              <table:table-cell office:value-type="float" office:value="64.3066666666667">
                <text:p>64.30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6">
                <text:p>62.6</text:p>
              </table:table-cell>
              <table:table-cell office:value-type="float" office:value="63.1333333333333">
                <text:p>63.1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6">
                <text:p>62.6</text:p>
              </table:table-cell>
              <table:table-cell office:value-type="float" office:value="63.88">
                <text:p>63.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6">
                <text:p>62.6</text:p>
              </table:table-cell>
              <table:table-cell office:value-type="float" office:value="64.6266666666667">
                <text:p>64.62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">
                <text:p>93</text:p>
              </table:table-cell>
              <table:table-cell office:value-type="float" office:value="67.2933333333333">
                <text:p>67.29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.2">
                <text:p>64.2</text:p>
              </table:table-cell>
              <table:table-cell office:value-type="float" office:value="65.9066666666667">
                <text:p>65.90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8">
                <text:p>65.8</text:p>
              </table:table-cell>
              <table:table-cell office:value-type="float" office:value="66.6533333333333">
                <text:p>66.65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8">
                <text:p>65.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8">
                <text:p>65.8</text:p>
              </table:table-cell>
              <table:table-cell office:value-type="float" office:value="67.9333333333333">
                <text:p>67.9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.2">
                <text:p>96.2</text:p>
              </table:table-cell>
              <table:table-cell office:value-type="float" office:value="68.4666666666667">
                <text:p>68.4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.2">
                <text:p>96.2</text:p>
              </table:table-cell>
              <table:table-cell office:value-type="float" office:value="71.0266666666667">
                <text:p>71.02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4">
                <text:p>67.4</text:p>
              </table:table-cell>
              <table:table-cell office:value-type="float" office:value="71.56">
                <text:p>71.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">
                <text:p>6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72.84">
                <text:p>72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71.4533333333333">
                <text:p>71.45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.2">
                <text:p>96.2</text:p>
              </table:table-cell>
              <table:table-cell office:value-type="float" office:value="73.6933333333333">
                <text:p>73.69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6">
                <text:p>70.6</text:p>
              </table:table-cell>
              <table:table-cell office:value-type="float" office:value="74.2266666666667">
                <text:p>74.22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.2">
                <text:p>72.2</text:p>
              </table:table-cell>
              <table:table-cell office:value-type="float" office:value="74.8666666666667">
                <text:p>74.8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76.8933333333334">
                <text:p>76.8933333333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2">
                <text:p>72.2</text:p>
              </table:table-cell>
              <table:table-cell office:value-type="float" office:value="75.5066666666667">
                <text:p>75.50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">
                <text:p>165</text:p>
              </table:table-cell>
              <table:table-cell office:value-type="float" office:value="75.5066666666667">
                <text:p>75.5066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.4">
                <text:p>75.4</text:p>
              </table:table-cell>
              <table:table-cell office:value-type="float" office:value="76.2533333333334">
                <text:p>76.2533333333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">
                <text:p>93</text:p>
              </table:table-cell>
              <table:table-cell office:value-type="float" office:value="78.0666666666667">
                <text:p>78.0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">
                <text:p>93</text:p>
              </table:table-cell>
              <table:table-cell office:value-type="float" office:value="79.88">
                <text:p>79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3">
                <text:p>93</text:p>
              </table:table-cell>
              <table:table-cell office:value-type="float" office:value="81.6933333333334">
                <text:p>81.6933333333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7">
                <text:p>77</text:p>
              </table:table-cell>
              <table:table-cell office:value-type="float" office:value="80.4133333333334">
                <text:p>80.4133333333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7">
                <text:p>77</text:p>
              </table:table-cell>
              <table:table-cell office:value-type="float" office:value="79.1333333333334">
                <text:p>79.1333333333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.8">
                <text:p>89.8</text:p>
              </table:table-cell>
              <table:table-cell office:value-type="float" office:value="80.6266666666667">
                <text:p>80.62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9.8">
                <text:p>89.8</text:p>
              </table:table-cell>
              <table:table-cell office:value-type="float" office:value="82.0133333333333">
                <text:p>82.01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">
                <text:p>165</text:p>
              </table:table-cell>
              <table:table-cell office:value-type="float" office:value="82.0133333333333">
                <text:p>82.01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.2">
                <text:p>80.2</text:p>
              </table:table-cell>
              <table:table-cell office:value-type="float" office:value="82.76">
                <text:p>82.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.8">
                <text:p>89.8</text:p>
              </table:table-cell>
              <table:table-cell office:value-type="float" office:value="84.1466666666667">
                <text:p>84.14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.8">
                <text:p>89.8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.8">
                <text:p>89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.2">
                <text:p>56.2</text:p>
              </table:table-cell>
              <table:table-cell office:value-type="float" office:value="83.9333333333333">
                <text:p>83.9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.8">
                <text:p>81.8</text:p>
              </table:table-cell>
              <table:table-cell office:value-type="float" office:value="83.1866666666667">
                <text:p>83.18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9.8">
                <text:p>89.8</text:p>
              </table:table-cell>
              <table:table-cell office:value-type="float" office:value="84.36">
                <text:p>84.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.8">
                <text:p>89.8</text:p>
              </table:table-cell>
              <table:table-cell office:value-type="float" office:value="85.32">
                <text:p>85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7.8">
                <text:p>57.8</text:p>
              </table:table-cell>
              <table:table-cell office:value-type="float" office:value="82.9733333333333">
                <text:p>82.97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">
                <text:p>85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2">
                <text:p>88.2</text:p>
              </table:table-cell>
              <table:table-cell office:value-type="float" office:value="82.12">
                <text:p>82.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2">
                <text:p>88.2</text:p>
              </table:table-cell>
              <table:table-cell office:value-type="float" office:value="82.8666666666667">
                <text:p>82.8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82.8666666666667">
                <text:p>82.8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">
                <text:p>165</text:p>
              </table:table-cell>
              <table:table-cell office:value-type="float" office:value="82.8666666666667">
                <text:p>82.8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.6">
                <text:p>86.6</text:p>
              </table:table-cell>
              <table:table-cell office:value-type="float" office:value="83.5066666666667">
                <text:p>83.50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9.8">
                <text:p>89.8</text:p>
              </table:table-cell>
              <table:table-cell office:value-type="float" office:value="83.5066666666667">
                <text:p>83.50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.8">
                <text:p>89.8</text:p>
              </table:table-cell>
              <table:table-cell office:value-type="float" office:value="83.5066666666667">
                <text:p>83.50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9.8">
                <text:p>89.8</text:p>
              </table:table-cell>
              <table:table-cell office:value-type="float" office:value="84.1466666666667">
                <text:p>84.14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4.2">
                <text:p>64.2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8.2">
                <text:p>88.2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.8">
                <text:p>89.8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.8">
                <text:p>89.8</text:p>
              </table:table-cell>
              <table:table-cell office:value-type="float" office:value="84.5733333333333">
                <text:p>84.57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85.32">
                <text:p>85.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">
                <text:p>93</text:p>
              </table:table-cell>
              <table:table-cell office:value-type="float" office:value="85.5333333333333">
                <text:p>85.5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">
                <text:p>93</text:p>
              </table:table-cell>
              <table:table-cell office:value-type="float" office:value="85.7466666666667">
                <text:p>85.74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3">
                <text:p>93</text:p>
              </table:table-cell>
              <table:table-cell office:value-type="float" office:value="88.0933333333333">
                <text:p>88.09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">
                <text:p>165</text:p>
              </table:table-cell>
              <table:table-cell office:value-type="float" office:value="88.0933333333333">
                <text:p>88.09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88.6266666666667">
                <text:p>88.62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.6">
                <text:p>94.6</text:p>
              </table:table-cell>
              <table:table-cell office:value-type="float" office:value="89.0533333333333">
                <text:p>89.05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.6">
                <text:p>94.6</text:p>
              </table:table-cell>
              <table:table-cell office:value-type="float" office:value="89.48">
                <text:p>89.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.6">
                <text:p>94.6</text:p>
              </table:table-cell>
              <table:table-cell office:value-type="float" office:value="90.0133333333333">
                <text:p>90.01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90.0133333333333">
                <text:p>90.01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.6">
                <text:p>94.6</text:p>
              </table:table-cell>
              <table:table-cell office:value-type="float" office:value="90.3333333333333">
                <text:p>90.3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.2">
                <text:p>96.2</text:p>
              </table:table-cell>
              <table:table-cell office:value-type="float" office:value="90.76">
                <text:p>90.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90.76">
                <text:p>90.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">
                <text:p>165</text:p>
              </table:table-cell>
              <table:table-cell office:value-type="float" office:value="90.76">
                <text:p>90.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2">
                <text:p>96.2</text:p>
              </table:table-cell>
              <table:table-cell office:value-type="float" office:value="91.1866666666667">
                <text:p>91.18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.2">
                <text:p>96.2</text:p>
              </table:table-cell>
              <table:table-cell office:value-type="float" office:value="93.32">
                <text:p>93.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8">
                <text:p>97.8</text:p>
              </table:table-cell>
              <table:table-cell office:value-type="float" office:value="93.96">
                <text:p>93.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.8">
                <text:p>97.8</text:p>
              </table:table-cell>
              <table:table-cell office:value-type="float" office:value="94.4933333333333">
                <text:p>94.49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4">
                <text:p>99.4</text:p>
              </table:table-cell>
              <table:table-cell office:value-type="float" office:value="95.1333333333333">
                <text:p>95.1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">
                <text:p>165</text:p>
              </table:table-cell>
              <table:table-cell office:value-type="float" office:value="95.1333333333333">
                <text:p>95.1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95.1333333333333">
                <text:p>95.13333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4">
                <text:p>99.4</text:p>
              </table:table-cell>
              <table:table-cell office:value-type="float" office:value="95.56">
                <text:p>95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4">
                <text:p>99.4</text:p>
              </table:table-cell>
              <table:table-cell office:value-type="float" office:value="95.9866666666667">
                <text:p>95.9866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4">
                <text:p>99.4</text:p>
              </table:table-cell>
              <table:table-cell office:value-type="float" office:value="96.4133333333334">
                <text:p>96.4133333333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">
                <text:p>101</text:p>
              </table:table-cell>
              <table:table-cell office:value-type="float" office:value="96.9466666666667">
                <text:p>96.94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5">
                <text:p>165</text:p>
              </table:table-cell>
              <table:table-cell office:value-type="float" office:value="96.9466666666667">
                <text:p>96.94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5">
                <text:p>165</text:p>
              </table:table-cell>
              <table:table-cell office:value-type="float" office:value="96.9466666666667">
                <text:p>96.94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.6">
                <text:p>102.6</text:p>
              </table:table-cell>
              <table:table-cell office:value-type="float" office:value="97.5866666666667">
                <text:p>97.58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.6">
                <text:p>102.6</text:p>
              </table:table-cell>
              <table:table-cell office:value-type="float" office:value="98.12">
                <text:p>98.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">
                <text:p>101</text:p>
              </table:table-cell>
              <table:table-cell office:value-type="float" office:value="98.5466666666667">
                <text:p>98.5466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">
                <text:p>101</text:p>
              </table:table-cell>
              <table:table-cell office:value-type="float" office:value="98.9733333333334">
                <text:p>98.9733333333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5">
                <text:p>165</text:p>
              </table:table-cell>
              <table:table-cell office:value-type="float" office:value="98.9733333333334">
                <text:p>98.9733333333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5">
                <text:p>165</text:p>
              </table:table-cell>
              <table:table-cell office:value-type="float" office:value="98.9733333333334">
                <text:p>98.9733333333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.6">
                <text:p>102.6</text:p>
              </table:table-cell>
              <table:table-cell office:value-type="float" office:value="99.5066666666667">
                <text:p>99.50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2.6">
                <text:p>102.6</text:p>
              </table:table-cell>
              <table:table-cell office:value-type="float" office:value="99.9333333333334">
                <text:p>99.9333333333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.8">
                <text:p>105.8</text:p>
              </table:table-cell>
              <table:table-cell office:value-type="float" office:value="100.573333333333">
                <text:p>100.57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.8">
                <text:p>105.8</text:p>
              </table:table-cell>
              <table:table-cell office:value-type="float" office:value="101.213333333333">
                <text:p>101.21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4.2">
                <text:p>104.2</text:p>
              </table:table-cell>
              <table:table-cell office:value-type="float" office:value="101.64">
                <text:p>101.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5">
                <text:p>165</text:p>
              </table:table-cell>
              <table:table-cell office:value-type="float" office:value="101.64">
                <text:p>101.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5">
                <text:p>165</text:p>
              </table:table-cell>
              <table:table-cell office:value-type="float" office:value="101.64">
                <text:p>101.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5.8">
                <text:p>105.8</text:p>
              </table:table-cell>
              <table:table-cell office:value-type="float" office:value="102.173333333333">
                <text:p>102.17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5.8">
                <text:p>105.8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5.8">
                <text:p>105.8</text:p>
              </table:table-cell>
              <table:table-cell office:value-type="float" office:value="103.026666666667">
                <text:p>103.02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5.8">
                <text:p>105.8</text:p>
              </table:table-cell>
              <table:table-cell office:value-type="float" office:value="103.453333333333">
                <text:p>103.4533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7.4">
                <text:p>107.4</text:p>
              </table:table-cell>
              <table:table-cell office:value-type="float" office:value="103.986666666667">
                <text:p>103.98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5">
                <text:p>165</text:p>
              </table:table-cell>
              <table:table-cell office:value-type="float" office:value="103.986666666667">
                <text:p>103.98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5">
                <text:p>165</text:p>
              </table:table-cell>
              <table:table-cell office:value-type="float" office:value="103.986666666667">
                <text:p>103.98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9">
                <text:p>109</text:p>
              </table:table-cell>
              <table:table-cell office:value-type="float" office:value="104.52">
                <text:p>104.5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9">
                <text:p>109</text:p>
              </table:table-cell>
              <table:table-cell office:value-type="float" office:value="104.946666666667">
                <text:p>104.946666666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7.4">
                <text:p>107.4</text:p>
              </table:table-cell>
              <table:table-cell office:value-type="float" office:value="105.266666666667">
                <text:p>105.2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">
                <text:p>109</text:p>
              </table:table-cell>
              <table:table-cell office:value-type="float" office:value="105.8">
                <text:p>105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">
                <text:p>109</text:p>
              </table:table-cell>
              <table:table-cell office:value-type="float" office:value="106.333333333333">
                <text:p>106.33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5">
                <text:p>165</text:p>
              </table:table-cell>
              <table:table-cell office:value-type="float" office:value="106.333333333333">
                <text:p>106.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5">
                <text:p>165</text:p>
              </table:table-cell>
              <table:table-cell office:value-type="float" office:value="106.333333333333">
                <text:p>106.3333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">
                <text:p>109</text:p>
              </table:table-cell>
              <table:table-cell office:value-type="float" office:value="106.76">
                <text:p>106.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">
                <text:p>109</text:p>
              </table:table-cell>
              <table:table-cell office:value-type="float" office:value="107.186666666667">
                <text:p>107.18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9">
                <text:p>10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9">
                <text:p>109</text:p>
              </table:table-cell>
              <table:table-cell office:value-type="float" office:value="107.613333333333">
                <text:p>107.61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0.6">
                <text:p>110.6</text:p>
              </table:table-cell>
              <table:table-cell office:value-type="float" office:value="108.04">
                <text:p>108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">
                <text:p>165</text:p>
              </table:table-cell>
              <table:table-cell office:value-type="float" office:value="108.04">
                <text:p>108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">
                <text:p>165</text:p>
              </table:table-cell>
              <table:table-cell office:value-type="float" office:value="108.04">
                <text:p>108.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.2">
                <text:p>112.2</text:p>
              </table:table-cell>
              <table:table-cell office:value-type="float" office:value="108.466666666667">
                <text:p>108.4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0.6">
                <text:p>110.6</text:p>
              </table:table-cell>
              <table:table-cell office:value-type="float" office:value="108.786666666667">
                <text:p>108.78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0.6">
                <text:p>110.6</text:p>
              </table:table-cell>
              <table:table-cell office:value-type="float" office:value="109.106666666667">
                <text:p>109.10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2.2">
                <text:p>112.2</text:p>
              </table:table-cell>
              <table:table-cell office:value-type="float" office:value="109.533333333333">
                <text:p>109.5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2.2">
                <text:p>112.2</text:p>
              </table:table-cell>
              <table:table-cell office:value-type="float" office:value="109.853333333333">
                <text:p>109.85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">
                <text:p>165</text:p>
              </table:table-cell>
              <table:table-cell office:value-type="float" office:value="109.853333333333">
                <text:p>109.85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109.853333333333">
                <text:p>109.85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.8">
                <text:p>113.8</text:p>
              </table:table-cell>
              <table:table-cell office:value-type="float" office:value="110.173333333333">
                <text:p>110.17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3.8">
                <text:p>113.8</text:p>
              </table:table-cell>
              <table:table-cell office:value-type="float" office:value="110.493333333333">
                <text:p>110.49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3.8">
                <text:p>113.8</text:p>
              </table:table-cell>
              <table:table-cell office:value-type="float" office:value="110.92">
                <text:p>110.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3.8">
                <text:p>113.8</text:p>
              </table:table-cell>
              <table:table-cell office:value-type="float" office:value="111.24">
                <text:p>111.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3.8">
                <text:p>113.8</text:p>
              </table:table-cell>
              <table:table-cell office:value-type="float" office:value="111.56">
                <text:p>111.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5">
                <text:p>165</text:p>
              </table:table-cell>
              <table:table-cell office:value-type="float" office:value="111.56">
                <text:p>111.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3.8">
                <text:p>113.8</text:p>
              </table:table-cell>
              <table:table-cell office:value-type="float" office:value="111.88">
                <text:p>111.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3.8">
                <text:p>113.8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4">
                <text:p>115.4</text:p>
              </table:table-cell>
              <table:table-cell office:value-type="float" office:value="112.626666666667">
                <text:p>112.62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4">
                <text:p>115.4</text:p>
              </table:table-cell>
              <table:table-cell office:value-type="float" office:value="113.053333333333">
                <text:p>113.05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4">
                <text:p>115.4</text:p>
              </table:table-cell>
              <table:table-cell office:value-type="float" office:value="113.373333333333">
                <text:p>113.37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">
                <text:p>165</text:p>
              </table:table-cell>
              <table:table-cell office:value-type="float" office:value="113.373333333333">
                <text:p>113.373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4">
                <text:p>115.4</text:p>
              </table:table-cell>
              <table:table-cell office:value-type="float" office:value="113.586666666667">
                <text:p>113.58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4">
                <text:p>115.4</text:p>
              </table:table-cell>
              <table:table-cell office:value-type="float" office:value="113.906666666667">
                <text:p>113.90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4">
                <text:p>115.4</text:p>
              </table:table-cell>
              <table:table-cell office:value-type="float" office:value="114.226666666667">
                <text:p>114.22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4">
                <text:p>115.4</text:p>
              </table:table-cell>
              <table:table-cell office:value-type="float" office:value="114.44">
                <text:p>114.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371cm" svg:height="16.186cm" xlink:href=".." xlink:type="simple" chart:class="chart:line" chart:style-name="ch1">
        <chart:legend chart:legend-position="end" svg:x="29.48cm" svg:y="7.549cm" style:legend-expansion="high" chart:style-name="ch2"/>
        <chart:plot-area chart:style-name="ch3" table:cell-range-address="avg_angle.B1:avg_angle.B100 avg_angle.E1:avg_angle.E100" svg:x="1.097cm" svg:y="1.427cm" svg:width="27.089cm" svg:height="14.016cm">
          <chartooo:coordinate-region svg:x="1.856cm" svg:y="1.624cm" svg:width="26.029cm" svg:height="13.6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g_angle.B1:avg_angle.B100" chart:class="chart:line">
            <chart:data-point chart:repeated="100"/>
          </chart:series>
          <chart:series chart:style-name="ch7" chart:values-cell-range-address="avg_angle.E1:avg_angle.E100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7">
                <text:p>-37</text:p>
                <draw:g>
                  <svg:desc>avg_angle.B1:avg_angle.B100</svg:desc>
                </draw:g>
              </table:table-cell>
              <table:table-cell office:value-type="float" office:value="-37">
                <text:p>-37</text:p>
                <draw:g>
                  <svg:desc>avg_angle.E1:avg_angle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1">
                <text:p>-21</text:p>
              </table:table-cell>
              <table:table-cell office:value-type="float" office:value="-34.7142857142857">
                <text:p>-34.7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1">
                <text:p>-21</text:p>
              </table:table-cell>
              <table:table-cell office:value-type="float" office:value="-32.4285714285714">
                <text:p>-32.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1">
                <text:p>-21</text:p>
              </table:table-cell>
              <table:table-cell office:value-type="float" office:value="-30.1428571428571">
                <text:p>-30.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">
                <text:p>-21</text:p>
              </table:table-cell>
              <table:table-cell office:value-type="float" office:value="-27.8571428571428">
                <text:p>-27.8571428571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7.4">
                <text:p>-27.4</text:p>
              </table:table-cell>
              <table:table-cell office:value-type="float" office:value="-26.4857142857143">
                <text:p>-26.4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7.4">
                <text:p>-27.4</text:p>
              </table:table-cell>
              <table:table-cell office:value-type="float" office:value="-25.1142857142857">
                <text:p>-25.1142857142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7.4">
                <text:p>-27.4</text:p>
              </table:table-cell>
              <table:table-cell office:value-type="float" office:value="-23.7428571428571">
                <text:p>-23.74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1">
                <text:p>-21</text:p>
              </table:table-cell>
              <table:table-cell office:value-type="float" office:value="-23.7428571428571">
                <text:p>-23.7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">
                <text:p>-21</text:p>
              </table:table-cell>
              <table:table-cell office:value-type="float" office:value="-23.7428571428571">
                <text:p>-23.74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1">
                <text:p>-21</text:p>
              </table:table-cell>
              <table:table-cell office:value-type="float" office:value="-23.7428571428571">
                <text:p>-23.74285714285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.2">
                <text:p>-16.2</text:p>
              </table:table-cell>
              <table:table-cell office:value-type="float" office:value="-23.0571428571428">
                <text:p>-23.05714285714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.2">
                <text:p>-16.2</text:p>
              </table:table-cell>
              <table:table-cell office:value-type="float" office:value="-21.4571428571428">
                <text:p>-21.45714285714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.2">
                <text:p>-16.2</text:p>
              </table:table-cell>
              <table:table-cell office:value-type="float" office:value="-19.8571428571428">
                <text:p>-19.85714285714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4">
                <text:p>17.4</text:p>
              </table:table-cell>
              <table:table-cell office:value-type="float" office:value="-13.4571428571428">
                <text:p>-13.45714285714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4">
                <text:p>17.4</text:p>
              </table:table-cell>
              <table:table-cell office:value-type="float" office:value="-7.97142857142855">
                <text:p>-7.971428571428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4">
                <text:p>17.4</text:p>
              </table:table-cell>
              <table:table-cell office:value-type="float" office:value="-2.48571428571426">
                <text:p>-2.485714285714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4.6">
                <text:p>-14.6</text:p>
              </table:table-cell>
              <table:table-cell office:value-type="float" office:value="-1.57142857142855">
                <text:p>-1.57142857142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.6">
                <text:p>-14.6</text:p>
              </table:table-cell>
              <table:table-cell office:value-type="float" office:value="-1.34285714285712">
                <text:p>-1.34285714285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4.6">
                <text:p>-14.6</text:p>
              </table:table-cell>
              <table:table-cell office:value-type="float" office:value="-1.11428571428569">
                <text:p>-1.11428571428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4.6">
                <text:p>-14.6</text:p>
              </table:table-cell>
              <table:table-cell office:value-type="float" office:value="-0.885714285714263">
                <text:p>-0.885714285714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4.6">
                <text:p>-14.6</text:p>
              </table:table-cell>
              <table:table-cell office:value-type="float" office:value="-5.45714285714283">
                <text:p>-5.45714285714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1.4">
                <text:p>-11.4</text:p>
              </table:table-cell>
              <table:table-cell office:value-type="float" office:value="-9.57142857142855">
                <text:p>-9.57142857142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1.4">
                <text:p>-11.4</text:p>
              </table:table-cell>
              <table:table-cell office:value-type="float" office:value="-13.6857142857143">
                <text:p>-13.6857142857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.4">
                <text:p>-11.4</text:p>
              </table:table-cell>
              <table:table-cell office:value-type="float" office:value="-13.2285714285714">
                <text:p>-13.2285714285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8.2">
                <text:p>-8.2</text:p>
              </table:table-cell>
              <table:table-cell office:value-type="float" office:value="-12.3142857142857">
                <text:p>-12.3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8.2">
                <text:p>-8.2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.2">
                <text:p>-8.2</text:p>
              </table:table-cell>
              <table:table-cell office:value-type="float" office:value="-10.4857142857143">
                <text:p>-10.4857142857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4">
                <text:p>-3.4</text:p>
              </table:table-cell>
              <table:table-cell office:value-type="float" office:value="-8.88571428571426">
                <text:p>-8.885714285714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4">
                <text:p>-3.4</text:p>
              </table:table-cell>
              <table:table-cell office:value-type="float" office:value="-7.74285714285712">
                <text:p>-7.74285714285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4">
                <text:p>-3.4</text:p>
              </table:table-cell>
              <table:table-cell office:value-type="float" office:value="-6.59999999999998">
                <text:p>-6.599999999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4">
                <text:p>-3.4</text:p>
              </table:table-cell>
              <table:table-cell office:value-type="float" office:value="-5.45714285714283">
                <text:p>-5.457142857142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4">
                <text:p>-3.4</text:p>
              </table:table-cell>
              <table:table-cell office:value-type="float" office:value="-4.77142857142855">
                <text:p>-4.771428571428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4">
                <text:p>-3.4</text:p>
              </table:table-cell>
              <table:table-cell office:value-type="float" office:value="-4.08571428571426">
                <text:p>-4.085714285714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4">
                <text:p>-3.4</text:p>
              </table:table-cell>
              <table:table-cell office:value-type="float" office:value="-3.39999999999997">
                <text:p>-3.399999999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4">
                <text:p>-3.4</text:p>
              </table:table-cell>
              <table:table-cell office:value-type="float" office:value="-3.39999999999997">
                <text:p>-3.3999999999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5">
                <text:p>-5</text:p>
              </table:table-cell>
              <table:table-cell office:value-type="float" office:value="-3.6285714285714">
                <text:p>-3.6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5">
                <text:p>-5</text:p>
              </table:table-cell>
              <table:table-cell office:value-type="float" office:value="-3.85714285714283">
                <text:p>-3.857142857142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5">
                <text:p>-5</text:p>
              </table:table-cell>
              <table:table-cell office:value-type="float" office:value="-4.08571428571426">
                <text:p>-4.085714285714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8">
                <text:p>-1.8</text:p>
              </table:table-cell>
              <table:table-cell office:value-type="float" office:value="-3.85714285714283">
                <text:p>-3.857142857142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8">
                <text:p>-1.8</text:p>
              </table:table-cell>
              <table:table-cell office:value-type="float" office:value="-3.6285714285714">
                <text:p>-3.6285714285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8">
                <text:p>-1.8</text:p>
              </table:table-cell>
              <table:table-cell office:value-type="float" office:value="-3.39999999999997">
                <text:p>-3.399999999999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-2.48571428571426">
                <text:p>-2.48571428571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-1.34285714285712">
                <text:p>-1.342857142857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0.0285714285714531">
                <text:p>0.0285714285714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">
                <text:p>4.6</text:p>
              </table:table-cell>
              <table:table-cell office:value-type="float" office:value="1.40000000000002">
                <text:p>1.400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">
                <text:p>4.6</text:p>
              </table:table-cell>
              <table:table-cell office:value-type="float" office:value="2.31428571428574">
                <text:p>2.31428571428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">
                <text:p>4.6</text:p>
              </table:table-cell>
              <table:table-cell office:value-type="float" office:value="3.22857142857145">
                <text:p>3.22857142857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">
                <text:p>4.6</text:p>
              </table:table-cell>
              <table:table-cell office:value-type="float" office:value="4.14285714285717">
                <text:p>4.142857142857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2">
                <text:p>6.2</text:p>
              </table:table-cell>
              <table:table-cell office:value-type="float" office:value="4.60000000000003">
                <text:p>4.60000000000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2">
                <text:p>6.2</text:p>
              </table:table-cell>
              <table:table-cell office:value-type="float" office:value="5.05714285714288">
                <text:p>5.05714285714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2">
                <text:p>6.2</text:p>
              </table:table-cell>
              <table:table-cell office:value-type="float" office:value="5.28571428571431">
                <text:p>5.285714285714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2">
                <text:p>6.2</text:p>
              </table:table-cell>
              <table:table-cell office:value-type="float" office:value="5.51428571428574">
                <text:p>5.51428571428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2">
                <text:p>6.2</text:p>
              </table:table-cell>
              <table:table-cell office:value-type="float" office:value="5.74285714285717">
                <text:p>5.74285714285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2">
                <text:p>6.2</text:p>
              </table:table-cell>
              <table:table-cell office:value-type="float" office:value="5.9714285714286">
                <text:p>5.97142857142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8">
                <text:p>7.8</text:p>
              </table:table-cell>
              <table:table-cell office:value-type="float" office:value="6.42857142857146">
                <text:p>6.428571428571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8">
                <text:p>7.8</text:p>
              </table:table-cell>
              <table:table-cell office:value-type="float" office:value="6.65714285714289">
                <text:p>6.657142857142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8">
                <text:p>7.8</text:p>
              </table:table-cell>
              <table:table-cell office:value-type="float" office:value="6.88571428571431">
                <text:p>6.885714285714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6">
                <text:p>12.6</text:p>
              </table:table-cell>
              <table:table-cell office:value-type="float" office:value="7.80000000000003">
                <text:p>7.80000000000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">
                <text:p>12.6</text:p>
              </table:table-cell>
              <table:table-cell office:value-type="float" office:value="8.71428571428574">
                <text:p>8.714285714285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9.62857142857146">
                <text:p>9.62857142857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">
                <text:p>12.6</text:p>
              </table:table-cell>
              <table:table-cell office:value-type="float" office:value="10.5428571428572">
                <text:p>10.5428571428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6">
                <text:p>12.6</text:p>
              </table:table-cell>
              <table:table-cell office:value-type="float" office:value="11.2285714285715">
                <text:p>11.22857142857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6">
                <text:p>12.6</text:p>
              </table:table-cell>
              <table:table-cell office:value-type="float" office:value="11.9142857142857">
                <text:p>11.91428571428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6">
                <text:p>1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4">
                <text:p>17.4</text:p>
              </table:table-cell>
              <table:table-cell office:value-type="float" office:value="13.2857142857143">
                <text:p>13.28571428571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4">
                <text:p>17.4</text:p>
              </table:table-cell>
              <table:table-cell office:value-type="float" office:value="13.9714285714286">
                <text:p>13.971428571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4">
                <text:p>17.4</text:p>
              </table:table-cell>
              <table:table-cell office:value-type="float" office:value="14.6571428571429">
                <text:p>14.6571428571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4">
                <text:p>17.4</text:p>
              </table:table-cell>
              <table:table-cell office:value-type="float" office:value="15.3428571428572">
                <text:p>15.34285714285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4">
                <text:p>17.4</text:p>
              </table:table-cell>
              <table:table-cell office:value-type="float" office:value="16.0285714285715">
                <text:p>16.02857142857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4">
                <text:p>17.4</text:p>
              </table:table-cell>
              <table:table-cell office:value-type="float" office:value="16.7142857142858">
                <text:p>16.71428571428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8">
                <text:p>23.8</text:p>
              </table:table-cell>
              <table:table-cell office:value-type="float" office:value="18.3142857142858">
                <text:p>18.3142857142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8">
                <text:p>23.8</text:p>
              </table:table-cell>
              <table:table-cell office:value-type="float" office:value="19.2285714285715">
                <text:p>19.2285714285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8">
                <text:p>23.8</text:p>
              </table:table-cell>
              <table:table-cell office:value-type="float" office:value="20.1428571428572">
                <text:p>20.1428571428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8">
                <text:p>23.8</text:p>
              </table:table-cell>
              <table:table-cell office:value-type="float" office:value="21.0571428571429">
                <text:p>21.0571428571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8">
                <text:p>23.8</text:p>
              </table:table-cell>
              <table:table-cell office:value-type="float" office:value="21.9714285714286">
                <text:p>21.9714285714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8">
                <text:p>23.8</text:p>
              </table:table-cell>
              <table:table-cell office:value-type="float" office:value="22.8857142857143">
                <text:p>22.8857142857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8">
                <text:p>23.8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.2">
                <text:p>38.2</text:p>
              </table:table-cell>
              <table:table-cell office:value-type="float" office:value="25.8571428571429">
                <text:p>25.8571428571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.2">
                <text:p>38.2</text:p>
              </table:table-cell>
              <table:table-cell office:value-type="float" office:value="27.9142857142858">
                <text:p>27.91428571428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.2">
                <text:p>38.2</text:p>
              </table:table-cell>
              <table:table-cell office:value-type="float" office:value="29.9714285714286">
                <text:p>29.9714285714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.2">
                <text:p>38.2</text:p>
              </table:table-cell>
              <table:table-cell office:value-type="float" office:value="32.0285714285715">
                <text:p>32.02857142857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.2">
                <text:p>38.2</text:p>
              </table:table-cell>
              <table:table-cell office:value-type="float" office:value="34.0857142857143">
                <text:p>34.08571428571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2">
                <text:p>38.2</text:p>
              </table:table-cell>
              <table:table-cell office:value-type="float" office:value="36.1428571428572">
                <text:p>36.14285714285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2">
                <text:p>38.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2">
                <text:p>38.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.2">
                <text:p>38.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8.2">
                <text:p>38.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">
                <text:p>43</text:p>
              </table:table-cell>
              <table:table-cell office:value-type="float" office:value="38.8857142857143">
                <text:p>38.8857142857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">
                <text:p>43</text:p>
              </table:table-cell>
              <table:table-cell office:value-type="float" office:value="39.5714285714286">
                <text:p>39.5714285714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">
                <text:p>43</text:p>
              </table:table-cell>
              <table:table-cell office:value-type="float" office:value="40.2571428571429">
                <text:p>40.25714285714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40.9428571428572">
                <text:p>40.94285714285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41.6285714285715">
                <text:p>41.6285714285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42.3142857142858">
                <text:p>42.31428571428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844cm" svg:height="15.972cm" xlink:href=".." xlink:type="simple" chart:class="chart:line" chart:style-name="ch1">
        <chart:legend chart:legend-position="end" svg:x="28.93cm" svg:y="7.442cm" style:legend-expansion="high" chart:style-name="ch2"/>
        <chart:plot-area chart:style-name="ch3" table:cell-range-address="fact_dist.A1:fact_dist.A267 fact_dist.D1:fact_dist.D267" svg:x="1.086cm" svg:y="1.411cm" svg:width="26.572cm" svg:height="13.822cm">
          <chartooo:coordinate-region svg:x="1.937cm" svg:y="1.608cm" svg:width="25.582cm" svg:height="12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act_dist.A1:fact_dist.A267" chart:class="chart:line">
            <chart:data-point chart:repeated="267"/>
          </chart:series>
          <chart:series chart:style-name="ch7" chart:values-cell-range-address="fact_dist.D1:fact_dist.D267" chart:class="chart:line">
            <chart:data-point chart:repeated="2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6">
                <text:p>46.6</text:p>
                <draw:g>
                  <svg:desc>fact_dist.A1:fact_dist.A267</svg:desc>
                </draw:g>
              </table:table-cell>
              <table:table-cell office:value-type="float" office:value="48.8435347303204">
                <text:p>48.8435347303204</text:p>
                <draw:g>
                  <svg:desc>fact_dist.D1:fact_dist.D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.2">
                <text:p>80.2</text:p>
              </table:table-cell>
              <table:table-cell office:value-type="float" office:value="55.1148277842564">
                <text:p>55.1148277842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2">
                <text:p>80.2</text:p>
              </table:table-cell>
              <table:table-cell office:value-type="float" office:value="60.1318622274051">
                <text:p>60.1318622274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.6">
                <text:p>46.6</text:p>
              </table:table-cell>
              <table:table-cell office:value-type="float" office:value="57.4254897819241">
                <text:p>57.4254897819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.6">
                <text:p>46.6</text:p>
              </table:table-cell>
              <table:table-cell office:value-type="float" office:value="55.2603918255393">
                <text:p>55.2603918255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.6">
                <text:p>46.6</text:p>
              </table:table-cell>
              <table:table-cell office:value-type="float" office:value="53.5283134604314">
                <text:p>53.5283134604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6">
                <text:p>46.6</text:p>
              </table:table-cell>
              <table:table-cell office:value-type="float" office:value="52.1426507683451">
                <text:p>52.14265076834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6">
                <text:p>46.6</text:p>
              </table:table-cell>
              <table:table-cell office:value-type="float" office:value="51.0341206146761">
                <text:p>51.03412061467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.6">
                <text:p>46.6</text:p>
              </table:table-cell>
              <table:table-cell office:value-type="float" office:value="50.1472964917409">
                <text:p>50.1472964917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.6">
                <text:p>46.6</text:p>
              </table:table-cell>
              <table:table-cell office:value-type="float" office:value="49.4378371933927">
                <text:p>49.4378371933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2">
                <text:p>88.2</text:p>
              </table:table-cell>
              <table:table-cell office:value-type="float" office:value="57.1902697547142">
                <text:p>57.1902697547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.2">
                <text:p>88.2</text:p>
              </table:table-cell>
              <table:table-cell office:value-type="float" office:value="63.3922158037714">
                <text:p>63.39221580377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.2">
                <text:p>88.2</text:p>
              </table:table-cell>
              <table:table-cell office:value-type="float" office:value="68.3537726430171">
                <text:p>68.3537726430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2">
                <text:p>48.2</text:p>
              </table:table-cell>
              <table:table-cell office:value-type="float" office:value="64.3230181144137">
                <text:p>64.3230181144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2">
                <text:p>48.2</text:p>
              </table:table-cell>
              <table:table-cell office:value-type="float" office:value="61.0984144915309">
                <text:p>61.0984144915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.8">
                <text:p>49.8</text:p>
              </table:table-cell>
              <table:table-cell office:value-type="float" office:value="58.8387315932248">
                <text:p>58.8387315932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.8">
                <text:p>49.8</text:p>
              </table:table-cell>
              <table:table-cell office:value-type="float" office:value="57.0309852745798">
                <text:p>57.03098527457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.8">
                <text:p>49.8</text:p>
              </table:table-cell>
              <table:table-cell office:value-type="float" office:value="55.5847882196639">
                <text:p>55.5847882196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.8">
                <text:p>49.8</text:p>
              </table:table-cell>
              <table:table-cell office:value-type="float" office:value="54.4278305757311">
                <text:p>54.4278305757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.8">
                <text:p>49.8</text:p>
              </table:table-cell>
              <table:table-cell office:value-type="float" office:value="53.5022644605849">
                <text:p>53.50226446058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.4">
                <text:p>91.4</text:p>
              </table:table-cell>
              <table:table-cell office:value-type="float" office:value="61.0818115684679">
                <text:p>61.0818115684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.4">
                <text:p>91.4</text:p>
              </table:table-cell>
              <table:table-cell office:value-type="float" office:value="67.1454492547743">
                <text:p>67.1454492547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4">
                <text:p>51.4</text:p>
              </table:table-cell>
              <table:table-cell office:value-type="float" office:value="63.9963594038195">
                <text:p>63.99635940381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.4">
                <text:p>51.4</text:p>
              </table:table-cell>
              <table:table-cell office:value-type="float" office:value="61.4770875230556">
                <text:p>61.4770875230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4">
                <text:p>51.4</text:p>
              </table:table-cell>
              <table:table-cell office:value-type="float" office:value="59.4616700184445">
                <text:p>59.4616700184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58.1693360147556">
                <text:p>58.1693360147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57.1354688118045">
                <text:p>57.1354688118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">
                <text:p>53</text:p>
              </table:table-cell>
              <table:table-cell office:value-type="float" office:value="56.3083750494436">
                <text:p>56.30837504944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55.6467000395549">
                <text:p>55.6467000395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.2">
                <text:p>88.2</text:p>
              </table:table-cell>
              <table:table-cell office:value-type="float" office:value="62.1573600316439">
                <text:p>62.15736003164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8.2">
                <text:p>88.2</text:p>
              </table:table-cell>
              <table:table-cell office:value-type="float" office:value="67.3658880253151">
                <text:p>67.36588802531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2">
                <text:p>88.2</text:p>
              </table:table-cell>
              <table:table-cell office:value-type="float" office:value="71.5327104202521">
                <text:p>71.53271042025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.6">
                <text:p>54.6</text:p>
              </table:table-cell>
              <table:table-cell office:value-type="float" office:value="68.1461683362017">
                <text:p>68.14616833620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.6">
                <text:p>54.6</text:p>
              </table:table-cell>
              <table:table-cell office:value-type="float" office:value="65.4369346689613">
                <text:p>65.43693466896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2">
                <text:p>56.2</text:p>
              </table:table-cell>
              <table:table-cell office:value-type="float" office:value="63.5895477351691">
                <text:p>63.58954773516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.2">
                <text:p>56.2</text:p>
              </table:table-cell>
              <table:table-cell office:value-type="float" office:value="62.1116381881353">
                <text:p>62.1116381881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8">
                <text:p>57.8</text:p>
              </table:table-cell>
              <table:table-cell office:value-type="float" office:value="61.2493105505082">
                <text:p>61.2493105505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8">
                <text:p>57.8</text:p>
              </table:table-cell>
              <table:table-cell office:value-type="float" office:value="60.5594484404066">
                <text:p>60.55944844040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.4">
                <text:p>91.4</text:p>
              </table:table-cell>
              <table:table-cell office:value-type="float" office:value="66.7275587523253">
                <text:p>66.72755875232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.4">
                <text:p>91.4</text:p>
              </table:table-cell>
              <table:table-cell office:value-type="float" office:value="71.6620470018602">
                <text:p>71.66204700186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1.4">
                <text:p>91.4</text:p>
              </table:table-cell>
              <table:table-cell office:value-type="float" office:value="75.6096376014882">
                <text:p>75.6096376014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7.8">
                <text:p>57.8</text:p>
              </table:table-cell>
              <table:table-cell office:value-type="float" office:value="72.0477100811905">
                <text:p>72.0477100811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8">
                <text:p>57.8</text:p>
              </table:table-cell>
              <table:table-cell office:value-type="float" office:value="69.1981680649524">
                <text:p>69.1981680649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.4">
                <text:p>59.4</text:p>
              </table:table-cell>
              <table:table-cell office:value-type="float" office:value="67.2385344519619">
                <text:p>67.2385344519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4">
                <text:p>59.4</text:p>
              </table:table-cell>
              <table:table-cell office:value-type="float" office:value="65.6708275615696">
                <text:p>65.67082756156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4">
                <text:p>59.4</text:p>
              </table:table-cell>
              <table:table-cell office:value-type="float" office:value="64.4166620492557">
                <text:p>64.4166620492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63.7333296394045">
                <text:p>63.7333296394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">
                <text:p>61</text:p>
              </table:table-cell>
              <table:table-cell office:value-type="float" office:value="63.1866637115236">
                <text:p>63.18666371152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.2">
                <text:p>88.2</text:p>
              </table:table-cell>
              <table:table-cell office:value-type="float" office:value="68.1893309692189">
                <text:p>68.18933096921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.2">
                <text:p>88.2</text:p>
              </table:table-cell>
              <table:table-cell office:value-type="float" office:value="72.1914647753751">
                <text:p>72.19146477537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8.2">
                <text:p>88.2</text:p>
              </table:table-cell>
              <table:table-cell office:value-type="float" office:value="75.3931718203001">
                <text:p>75.3931718203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6">
                <text:p>62.6</text:p>
              </table:table-cell>
              <table:table-cell office:value-type="float" office:value="72.8345374562401">
                <text:p>72.83453745624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.6">
                <text:p>62.6</text:p>
              </table:table-cell>
              <table:table-cell office:value-type="float" office:value="70.7876299649921">
                <text:p>70.78762996499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.6">
                <text:p>62.6</text:p>
              </table:table-cell>
              <table:table-cell office:value-type="float" office:value="69.1501039719937">
                <text:p>69.15010397199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6">
                <text:p>62.6</text:p>
              </table:table-cell>
              <table:table-cell office:value-type="float" office:value="67.8400831775949">
                <text:p>67.8400831775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.2">
                <text:p>64.2</text:p>
              </table:table-cell>
              <table:table-cell office:value-type="float" office:value="67.112066542076">
                <text:p>67.1120665420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6.5296532336608">
                <text:p>66.5296532336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.6">
                <text:p>86.6</text:p>
              </table:table-cell>
              <table:table-cell office:value-type="float" office:value="70.5437225869286">
                <text:p>70.543722586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.6">
                <text:p>86.6</text:p>
              </table:table-cell>
              <table:table-cell office:value-type="float" office:value="73.7549780695429">
                <text:p>73.7549780695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8">
                <text:p>65.8</text:p>
              </table:table-cell>
              <table:table-cell office:value-type="float" office:value="72.1639824556343">
                <text:p>72.16398245563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.8">
                <text:p>65.8</text:p>
              </table:table-cell>
              <table:table-cell office:value-type="float" office:value="70.8911859645075">
                <text:p>70.8911859645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.8">
                <text:p>65.8</text:p>
              </table:table-cell>
              <table:table-cell office:value-type="float" office:value="69.872948771606">
                <text:p>69.8729487716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5.8">
                <text:p>65.8</text:p>
              </table:table-cell>
              <table:table-cell office:value-type="float" office:value="69.0583590172848">
                <text:p>69.05835901728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.8">
                <text:p>65.8</text:p>
              </table:table-cell>
              <table:table-cell office:value-type="float" office:value="68.4066872138278">
                <text:p>68.40668721382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7.4">
                <text:p>67.4</text:p>
              </table:table-cell>
              <table:table-cell office:value-type="float" office:value="68.2053497710623">
                <text:p>68.20534977106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.4">
                <text:p>67.4</text:p>
              </table:table-cell>
              <table:table-cell office:value-type="float" office:value="68.0442798168498">
                <text:p>68.04427981684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.6">
                <text:p>86.6</text:p>
              </table:table-cell>
              <table:table-cell office:value-type="float" office:value="71.7554238534798">
                <text:p>71.75542385347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6">
                <text:p>86.6</text:p>
              </table:table-cell>
              <table:table-cell office:value-type="float" office:value="74.7243390827839">
                <text:p>74.72433908278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6">
                <text:p>86.6</text:p>
              </table:table-cell>
              <table:table-cell office:value-type="float" office:value="77.0994712662271">
                <text:p>77.09947126622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6.6">
                <text:p>86.6</text:p>
              </table:table-cell>
              <table:table-cell office:value-type="float" office:value="78.9995770129817">
                <text:p>78.99957701298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6.6">
                <text:p>86.6</text:p>
              </table:table-cell>
              <table:table-cell office:value-type="float" office:value="80.5196616103853">
                <text:p>80.5196616103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">
                <text:p>165</text:p>
              </table:table-cell>
              <table:table-cell office:value-type="float" office:value="80.5196616103853">
                <text:p>80.51966161038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80.5196616103853">
                <text:p>80.51966161038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6">
                <text:p>70.6</text:p>
              </table:table-cell>
              <table:table-cell office:value-type="float" office:value="75.6788667445173">
                <text:p>75.67886674451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6">
                <text:p>70.6</text:p>
              </table:table-cell>
              <table:table-cell office:value-type="float" office:value="74.6630933956139">
                <text:p>74.66309339561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.6">
                <text:p>70.6</text:p>
              </table:table-cell>
              <table:table-cell office:value-type="float" office:value="73.8504747164911">
                <text:p>73.85047471649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6.6">
                <text:p>86.6</text:p>
              </table:table-cell>
              <table:table-cell office:value-type="float" office:value="76.4003797731929">
                <text:p>76.40037977319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.6">
                <text:p>86.6</text:p>
              </table:table-cell>
              <table:table-cell office:value-type="float" office:value="78.4403038185543">
                <text:p>78.44030381855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.6">
                <text:p>86.6</text:p>
              </table:table-cell>
              <table:table-cell office:value-type="float" office:value="80.0722430548434">
                <text:p>80.07224305484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6">
                <text:p>86.6</text:p>
              </table:table-cell>
              <table:table-cell office:value-type="float" office:value="81.3777944438747">
                <text:p>81.3777944438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6">
                <text:p>70.6</text:p>
              </table:table-cell>
              <table:table-cell office:value-type="float" office:value="79.2222355550998">
                <text:p>79.2222355550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.6">
                <text:p>70.6</text:p>
              </table:table-cell>
              <table:table-cell office:value-type="float" office:value="77.4977884440798">
                <text:p>77.49778844407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0.6">
                <text:p>70.6</text:p>
              </table:table-cell>
              <table:table-cell office:value-type="float" office:value="76.1182307552639">
                <text:p>76.11823075526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.2">
                <text:p>72.2</text:p>
              </table:table-cell>
              <table:table-cell office:value-type="float" office:value="75.3345846042111">
                <text:p>75.33458460421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.2">
                <text:p>72.2</text:p>
              </table:table-cell>
              <table:table-cell office:value-type="float" office:value="74.7076676833689">
                <text:p>74.7076676833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6">
                <text:p>86.6</text:p>
              </table:table-cell>
              <table:table-cell office:value-type="float" office:value="77.0861341466951">
                <text:p>77.08613414669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6">
                <text:p>86.6</text:p>
              </table:table-cell>
              <table:table-cell office:value-type="float" office:value="78.9889073173561">
                <text:p>78.98890731735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.6">
                <text:p>86.6</text:p>
              </table:table-cell>
              <table:table-cell office:value-type="float" office:value="80.5111258538849">
                <text:p>80.51112585388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6.6">
                <text:p>86.6</text:p>
              </table:table-cell>
              <table:table-cell office:value-type="float" office:value="81.7289006831079">
                <text:p>81.72890068310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.6">
                <text:p>86.6</text:p>
              </table:table-cell>
              <table:table-cell office:value-type="float" office:value="82.7031205464863">
                <text:p>82.70312054648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5">
                <text:p>165</text:p>
              </table:table-cell>
              <table:table-cell office:value-type="float" office:value="82.7031205464863">
                <text:p>82.70312054648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82.7031205464863">
                <text:p>82.7031205464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.4">
                <text:p>75.4</text:p>
              </table:table-cell>
              <table:table-cell office:value-type="float" office:value="79.139197719801">
                <text:p>79.1391977198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5.4">
                <text:p>75.4</text:p>
              </table:table-cell>
              <table:table-cell office:value-type="float" office:value="78.3913581758408">
                <text:p>78.39135817584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5.4">
                <text:p>75.4</text:p>
              </table:table-cell>
              <table:table-cell office:value-type="float" office:value="77.7930865406726">
                <text:p>77.79308654067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.6">
                <text:p>86.6</text:p>
              </table:table-cell>
              <table:table-cell office:value-type="float" office:value="79.5544692325381">
                <text:p>79.55446923253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.6">
                <text:p>86.6</text:p>
              </table:table-cell>
              <table:table-cell office:value-type="float" office:value="80.9635753860305">
                <text:p>80.96357538603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.6">
                <text:p>86.6</text:p>
              </table:table-cell>
              <table:table-cell office:value-type="float" office:value="82.0908603088244">
                <text:p>82.09086030882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.6">
                <text:p>86.6</text:p>
              </table:table-cell>
              <table:table-cell office:value-type="float" office:value="82.9926882470595">
                <text:p>82.99268824705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7.8">
                <text:p>57.8</text:p>
              </table:table-cell>
              <table:table-cell office:value-type="float" office:value="77.9541505976476">
                <text:p>77.9541505976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.8">
                <text:p>57.8</text:p>
              </table:table-cell>
              <table:table-cell office:value-type="float" office:value="73.9233204781181">
                <text:p>73.92332047811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.8">
                <text:p>57.8</text:p>
              </table:table-cell>
              <table:table-cell office:value-type="float" office:value="70.6986563824945">
                <text:p>70.69865638249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71.9589251059956">
                <text:p>71.95892510599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">
                <text:p>77</text:p>
              </table:table-cell>
              <table:table-cell office:value-type="float" office:value="72.9671400847965">
                <text:p>72.96714008479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75.3737120678372">
                <text:p>75.37371206783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77.2989696542697">
                <text:p>77.29896965426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">
                <text:p>85</text:p>
              </table:table-cell>
              <table:table-cell office:value-type="float" office:value="78.8391757234158">
                <text:p>78.8391757234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5">
                <text:p>85</text:p>
              </table:table-cell>
              <table:table-cell office:value-type="float" office:value="80.0713405787326">
                <text:p>80.07134057873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8.2">
                <text:p>48.2</text:p>
              </table:table-cell>
              <table:table-cell office:value-type="float" office:value="73.6970724629861">
                <text:p>73.69707246298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8.2">
                <text:p>48.2</text:p>
              </table:table-cell>
              <table:table-cell office:value-type="float" office:value="68.5976579703889">
                <text:p>68.59765797038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8.2">
                <text:p>48.2</text:p>
              </table:table-cell>
              <table:table-cell office:value-type="float" office:value="64.5181263763111">
                <text:p>64.5181263763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.2">
                <text:p>80.2</text:p>
              </table:table-cell>
              <table:table-cell office:value-type="float" office:value="67.6545011010489">
                <text:p>67.65450110104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0.2">
                <text:p>80.2</text:p>
              </table:table-cell>
              <table:table-cell office:value-type="float" office:value="70.1636008808391">
                <text:p>70.16360088083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.6">
                <text:p>86.6</text:p>
              </table:table-cell>
              <table:table-cell office:value-type="float" office:value="73.4508807046713">
                <text:p>73.4508807046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.6">
                <text:p>86.6</text:p>
              </table:table-cell>
              <table:table-cell office:value-type="float" office:value="76.080704563737">
                <text:p>76.0807045637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6.6">
                <text:p>86.6</text:p>
              </table:table-cell>
              <table:table-cell office:value-type="float" office:value="78.1845636509896">
                <text:p>78.18456365098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.6">
                <text:p>86.6</text:p>
              </table:table-cell>
              <table:table-cell office:value-type="float" office:value="79.8676509207917">
                <text:p>79.86765092079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.6">
                <text:p>86.6</text:p>
              </table:table-cell>
              <table:table-cell office:value-type="float" office:value="81.2141207366333">
                <text:p>81.2141207366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2">
                <text:p>56.2</text:p>
              </table:table-cell>
              <table:table-cell office:value-type="float" office:value="76.2112965893067">
                <text:p>76.21129658930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.2">
                <text:p>56.2</text:p>
              </table:table-cell>
              <table:table-cell office:value-type="float" office:value="72.2090372714453">
                <text:p>72.20903727144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3.4">
                <text:p>83.4</text:p>
              </table:table-cell>
              <table:table-cell office:value-type="float" office:value="74.4472298171563">
                <text:p>74.4472298171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.4">
                <text:p>83.4</text:p>
              </table:table-cell>
              <table:table-cell office:value-type="float" office:value="76.237783853725">
                <text:p>76.237783853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.6">
                <text:p>86.6</text:p>
              </table:table-cell>
              <table:table-cell office:value-type="float" office:value="78.31022708298">
                <text:p>78.310227082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.6">
                <text:p>86.6</text:p>
              </table:table-cell>
              <table:table-cell office:value-type="float" office:value="79.968181666384">
                <text:p>79.968181666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.6">
                <text:p>86.6</text:p>
              </table:table-cell>
              <table:table-cell office:value-type="float" office:value="81.2945453331072">
                <text:p>81.29454533310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.6">
                <text:p>86.6</text:p>
              </table:table-cell>
              <table:table-cell office:value-type="float" office:value="82.3556362664858">
                <text:p>82.35563626648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6.6">
                <text:p>86.6</text:p>
              </table:table-cell>
              <table:table-cell office:value-type="float" office:value="83.2045090131886">
                <text:p>83.20450901318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4.6">
                <text:p>54.6</text:p>
              </table:table-cell>
              <table:table-cell office:value-type="float" office:value="77.4836072105509">
                <text:p>77.48360721055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4.6">
                <text:p>54.6</text:p>
              </table:table-cell>
              <table:table-cell office:value-type="float" office:value="72.9068857684407">
                <text:p>72.9068857684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3.4">
                <text:p>83.4</text:p>
              </table:table-cell>
              <table:table-cell office:value-type="float" office:value="75.0055086147526">
                <text:p>75.00550861475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3.4">
                <text:p>83.4</text:p>
              </table:table-cell>
              <table:table-cell office:value-type="float" office:value="76.6844068918021">
                <text:p>76.6844068918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3.4">
                <text:p>83.4</text:p>
              </table:table-cell>
              <table:table-cell office:value-type="float" office:value="78.0275255134417">
                <text:p>78.02752551344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.6">
                <text:p>86.6</text:p>
              </table:table-cell>
              <table:table-cell office:value-type="float" office:value="79.7420204107533">
                <text:p>79.74202041075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.6">
                <text:p>86.6</text:p>
              </table:table-cell>
              <table:table-cell office:value-type="float" office:value="81.1136163286026">
                <text:p>81.1136163286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.6">
                <text:p>86.6</text:p>
              </table:table-cell>
              <table:table-cell office:value-type="float" office:value="82.2108930628821">
                <text:p>82.21089306288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.6">
                <text:p>86.6</text:p>
              </table:table-cell>
              <table:table-cell office:value-type="float" office:value="83.0887144503057">
                <text:p>83.08871445030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.6">
                <text:p>86.6</text:p>
              </table:table-cell>
              <table:table-cell office:value-type="float" office:value="83.7909715602445">
                <text:p>83.79097156024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6">
                <text:p>62.6</text:p>
              </table:table-cell>
              <table:table-cell office:value-type="float" office:value="79.5527772481956">
                <text:p>79.55277724819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2.6">
                <text:p>62.6</text:p>
              </table:table-cell>
              <table:table-cell office:value-type="float" office:value="76.1622217985565">
                <text:p>76.16222179855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.6">
                <text:p>86.6</text:p>
              </table:table-cell>
              <table:table-cell office:value-type="float" office:value="78.2497774388452">
                <text:p>78.24977743884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6.6">
                <text:p>86.6</text:p>
              </table:table-cell>
              <table:table-cell office:value-type="float" office:value="79.9198219510762">
                <text:p>79.91982195107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8.2">
                <text:p>88.2</text:p>
              </table:table-cell>
              <table:table-cell office:value-type="float" office:value="81.5758575608609">
                <text:p>81.57585756086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8.2">
                <text:p>88.2</text:p>
              </table:table-cell>
              <table:table-cell office:value-type="float" office:value="82.9006860486888">
                <text:p>82.90068604868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8.2">
                <text:p>88.2</text:p>
              </table:table-cell>
              <table:table-cell office:value-type="float" office:value="83.960548838951">
                <text:p>83.9605488389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8.2">
                <text:p>88.2</text:p>
              </table:table-cell>
              <table:table-cell office:value-type="float" office:value="84.8084390711608">
                <text:p>84.80843907116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84.8084390711608">
                <text:p>84.80843907116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4.8084390711608">
                <text:p>84.80843907116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84.8084390711608">
                <text:p>84.8084390711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.2">
                <text:p>88.2</text:p>
              </table:table-cell>
              <table:table-cell office:value-type="float" office:value="86.8108166435475">
                <text:p>86.8108166435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.2">
                <text:p>88.2</text:p>
              </table:table-cell>
              <table:table-cell office:value-type="float" office:value="87.088653314838">
                <text:p>87.0886533148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.4">
                <text:p>91.4</text:p>
              </table:table-cell>
              <table:table-cell office:value-type="float" office:value="87.9509226518704">
                <text:p>87.9509226518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.4">
                <text:p>91.4</text:p>
              </table:table-cell>
              <table:table-cell office:value-type="float" office:value="88.6407381214963">
                <text:p>88.64073812149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.4">
                <text:p>91.4</text:p>
              </table:table-cell>
              <table:table-cell office:value-type="float" office:value="89.1925904971971">
                <text:p>89.19259049719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.4">
                <text:p>91.4</text:p>
              </table:table-cell>
              <table:table-cell office:value-type="float" office:value="89.6340723977577">
                <text:p>89.63407239775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4.2">
                <text:p>64.2</text:p>
              </table:table-cell>
              <table:table-cell office:value-type="float" office:value="84.5472579182061">
                <text:p>84.54725791820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4.2">
                <text:p>64.2</text:p>
              </table:table-cell>
              <table:table-cell office:value-type="float" office:value="80.4778063345649">
                <text:p>80.47780633456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4.2">
                <text:p>64.2</text:p>
              </table:table-cell>
              <table:table-cell office:value-type="float" office:value="77.2222450676519">
                <text:p>77.2222450676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3">
                <text:p>93</text:p>
              </table:table-cell>
              <table:table-cell office:value-type="float" office:value="80.3777960541215">
                <text:p>80.3777960541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">
                <text:p>93</text:p>
              </table:table-cell>
              <table:table-cell office:value-type="float" office:value="82.9022368432972">
                <text:p>82.90223684329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.4">
                <text:p>91.4</text:p>
              </table:table-cell>
              <table:table-cell office:value-type="float" office:value="84.6017894746378">
                <text:p>84.60178947463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.4">
                <text:p>91.4</text:p>
              </table:table-cell>
              <table:table-cell office:value-type="float" office:value="85.9614315797102">
                <text:p>85.96143157971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.4">
                <text:p>91.4</text:p>
              </table:table-cell>
              <table:table-cell office:value-type="float" office:value="87.0491452637682">
                <text:p>87.04914526376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.2">
                <text:p>64.2</text:p>
              </table:table-cell>
              <table:table-cell office:value-type="float" office:value="82.4793162110146">
                <text:p>82.4793162110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4.2">
                <text:p>64.2</text:p>
              </table:table-cell>
              <table:table-cell office:value-type="float" office:value="78.8234529688117">
                <text:p>78.82345296881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">
                <text:p>93</text:p>
              </table:table-cell>
              <table:table-cell office:value-type="float" office:value="81.6587623750493">
                <text:p>81.65876237504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">
                <text:p>93</text:p>
              </table:table-cell>
              <table:table-cell office:value-type="float" office:value="83.9270099000395">
                <text:p>83.92700990003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">
                <text:p>93</text:p>
              </table:table-cell>
              <table:table-cell office:value-type="float" office:value="85.7416079200316">
                <text:p>85.74160792003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">
                <text:p>93</text:p>
              </table:table-cell>
              <table:table-cell office:value-type="float" office:value="87.1932863360252">
                <text:p>87.19328633602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">
                <text:p>93</text:p>
              </table:table-cell>
              <table:table-cell office:value-type="float" office:value="88.3546290688202">
                <text:p>88.35462906882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.6">
                <text:p>94.6</text:p>
              </table:table-cell>
              <table:table-cell office:value-type="float" office:value="89.6037032550562">
                <text:p>89.60370325505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6">
                <text:p>94.6</text:p>
              </table:table-cell>
              <table:table-cell office:value-type="float" office:value="90.6029626040449">
                <text:p>90.60296260404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5">
                <text:p>165</text:p>
              </table:table-cell>
              <table:table-cell office:value-type="float" office:value="90.6029626040449">
                <text:p>90.60296260404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5">
                <text:p>165</text:p>
              </table:table-cell>
              <table:table-cell office:value-type="float" office:value="90.6029626040449">
                <text:p>90.60296260404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.6">
                <text:p>94.6</text:p>
              </table:table-cell>
              <table:table-cell office:value-type="float" office:value="92.553516853271">
                <text:p>92.553516853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.6">
                <text:p>94.6</text:p>
              </table:table-cell>
              <table:table-cell office:value-type="float" office:value="92.9628134826168">
                <text:p>92.96281348261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6.2">
                <text:p>96.2</text:p>
              </table:table-cell>
              <table:table-cell office:value-type="float" office:value="93.6102507860934">
                <text:p>93.61025078609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6.2">
                <text:p>96.2</text:p>
              </table:table-cell>
              <table:table-cell office:value-type="float" office:value="94.1282006288748">
                <text:p>94.12820062887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6.2">
                <text:p>96.2</text:p>
              </table:table-cell>
              <table:table-cell office:value-type="float" office:value="94.5425605030998">
                <text:p>94.5425605030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6.2">
                <text:p>96.2</text:p>
              </table:table-cell>
              <table:table-cell office:value-type="float" office:value="94.8740484024798">
                <text:p>94.87404840247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.2">
                <text:p>96.2</text:p>
              </table:table-cell>
              <table:table-cell office:value-type="float" office:value="95.1392387219839">
                <text:p>95.13923872198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5">
                <text:p>165</text:p>
              </table:table-cell>
              <table:table-cell office:value-type="float" office:value="95.1392387219839">
                <text:p>95.13923872198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5">
                <text:p>165</text:p>
              </table:table-cell>
              <table:table-cell office:value-type="float" office:value="95.1392387219839">
                <text:p>95.13923872198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7.8">
                <text:p>97.8</text:p>
              </table:table-cell>
              <table:table-cell office:value-type="float" office:value="96.4376902256557">
                <text:p>96.43769022565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7.8">
                <text:p>97.8</text:p>
              </table:table-cell>
              <table:table-cell office:value-type="float" office:value="96.7101521805246">
                <text:p>96.71015218052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7.8">
                <text:p>97.8</text:p>
              </table:table-cell>
              <table:table-cell office:value-type="float" office:value="96.9281217444197">
                <text:p>96.9281217444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7.8">
                <text:p>97.8</text:p>
              </table:table-cell>
              <table:table-cell office:value-type="float" office:value="97.1024973955358">
                <text:p>97.102497395535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7.8">
                <text:p>97.8</text:p>
              </table:table-cell>
              <table:table-cell office:value-type="float" office:value="97.2419979164286">
                <text:p>97.2419979164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.8">
                <text:p>97.8</text:p>
              </table:table-cell>
              <table:table-cell office:value-type="float" office:value="97.3535983331429">
                <text:p>97.35359833314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.8">
                <text:p>97.8</text:p>
              </table:table-cell>
              <table:table-cell office:value-type="float" office:value="97.4428786665143">
                <text:p>97.442878666514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5">
                <text:p>165</text:p>
              </table:table-cell>
              <table:table-cell office:value-type="float" office:value="97.4428786665143">
                <text:p>97.44287866651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5">
                <text:p>165</text:p>
              </table:table-cell>
              <table:table-cell office:value-type="float" office:value="97.4428786665143">
                <text:p>97.44287866651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.4">
                <text:p>99.4</text:p>
              </table:table-cell>
              <table:table-cell office:value-type="float" office:value="98.3979538772553">
                <text:p>98.39795387725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.4">
                <text:p>99.4</text:p>
              </table:table-cell>
              <table:table-cell office:value-type="float" office:value="98.5983631018043">
                <text:p>98.59836310180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4">
                <text:p>99.4</text:p>
              </table:table-cell>
              <table:table-cell office:value-type="float" office:value="98.7586904814434">
                <text:p>98.75869048144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.4">
                <text:p>99.4</text:p>
              </table:table-cell>
              <table:table-cell office:value-type="float" office:value="98.8869523851547">
                <text:p>98.88695238515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.4">
                <text:p>99.4</text:p>
              </table:table-cell>
              <table:table-cell office:value-type="float" office:value="98.9895619081238">
                <text:p>98.98956190812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.4">
                <text:p>99.4</text:p>
              </table:table-cell>
              <table:table-cell office:value-type="float" office:value="99.071649526499">
                <text:p>99.0716495264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.4">
                <text:p>99.4</text:p>
              </table:table-cell>
              <table:table-cell office:value-type="float" office:value="99.1373196211992">
                <text:p>99.13731962119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5">
                <text:p>165</text:p>
              </table:table-cell>
              <table:table-cell office:value-type="float" office:value="99.1373196211992">
                <text:p>99.13731962119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">
                <text:p>165</text:p>
              </table:table-cell>
              <table:table-cell office:value-type="float" office:value="99.1373196211992">
                <text:p>99.13731962119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">
                <text:p>101</text:p>
              </table:table-cell>
              <table:table-cell office:value-type="float" office:value="100.046307646054">
                <text:p>100.0463076460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">
                <text:p>101</text:p>
              </table:table-cell>
              <table:table-cell office:value-type="float" office:value="100.237046116843">
                <text:p>100.2370461168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">
                <text:p>101</text:p>
              </table:table-cell>
              <table:table-cell office:value-type="float" office:value="100.389636893475">
                <text:p>100.3896368934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">
                <text:p>101</text:p>
              </table:table-cell>
              <table:table-cell office:value-type="float" office:value="100.51170951478">
                <text:p>100.5117095147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1">
                <text:p>101</text:p>
              </table:table-cell>
              <table:table-cell office:value-type="float" office:value="100.609367611824">
                <text:p>100.6093676118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.6">
                <text:p>102.6</text:p>
              </table:table-cell>
              <table:table-cell office:value-type="float" office:value="101.007494089459">
                <text:p>101.0074940894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.6">
                <text:p>102.6</text:p>
              </table:table-cell>
              <table:table-cell office:value-type="float" office:value="101.325995271567">
                <text:p>101.325995271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5">
                <text:p>165</text:p>
              </table:table-cell>
              <table:table-cell office:value-type="float" office:value="101.325995271567">
                <text:p>101.3259952715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65">
                <text:p>165</text:p>
              </table:table-cell>
              <table:table-cell office:value-type="float" office:value="101.325995271567">
                <text:p>101.3259952715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.2">
                <text:p>104.2</text:p>
              </table:table-cell>
              <table:table-cell office:value-type="float" office:value="102.728509579042">
                <text:p>102.7285095790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4.2">
                <text:p>104.2</text:p>
              </table:table-cell>
              <table:table-cell office:value-type="float" office:value="103.022807663234">
                <text:p>103.0228076632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.2">
                <text:p>104.2</text:p>
              </table:table-cell>
              <table:table-cell office:value-type="float" office:value="103.258246130587">
                <text:p>103.2582461305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4.2">
                <text:p>104.2</text:p>
              </table:table-cell>
              <table:table-cell office:value-type="float" office:value="103.44659690447">
                <text:p>103.446596904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5.8">
                <text:p>105.8</text:p>
              </table:table-cell>
              <table:table-cell office:value-type="float" office:value="103.917277523576">
                <text:p>103.9172775235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">
                <text:p>165</text:p>
              </table:table-cell>
              <table:table-cell office:value-type="float" office:value="103.917277523576">
                <text:p>103.9172775235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5">
                <text:p>165</text:p>
              </table:table-cell>
              <table:table-cell office:value-type="float" office:value="103.917277523576">
                <text:p>103.9172775235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">
                <text:p>165</text:p>
              </table:table-cell>
              <table:table-cell office:value-type="float" office:value="103.917277523576">
                <text:p>103.9172775235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.8">
                <text:p>105.8</text:p>
              </table:table-cell>
              <table:table-cell office:value-type="float" office:value="105.028836873657">
                <text:p>105.0288368736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5.8">
                <text:p>105.8</text:p>
              </table:table-cell>
              <table:table-cell office:value-type="float" office:value="105.183069498925">
                <text:p>105.1830694989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5.8">
                <text:p>105.8</text:p>
              </table:table-cell>
              <table:table-cell office:value-type="float" office:value="105.30645559914">
                <text:p>105.306455599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5.8">
                <text:p>105.8</text:p>
              </table:table-cell>
              <table:table-cell office:value-type="float" office:value="105.405164479312">
                <text:p>105.4051644793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.4">
                <text:p>107.4</text:p>
              </table:table-cell>
              <table:table-cell office:value-type="float" office:value="105.80413158345">
                <text:p>105.804131583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.4">
                <text:p>107.4</text:p>
              </table:table-cell>
              <table:table-cell office:value-type="float" office:value="106.12330526676">
                <text:p>106.123305266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5">
                <text:p>165</text:p>
              </table:table-cell>
              <table:table-cell office:value-type="float" office:value="106.12330526676">
                <text:p>106.123305266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">
                <text:p>165</text:p>
              </table:table-cell>
              <table:table-cell office:value-type="float" office:value="106.12330526676">
                <text:p>106.123305266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7.4">
                <text:p>107.4</text:p>
              </table:table-cell>
              <table:table-cell office:value-type="float" office:value="106.746332296581">
                <text:p>106.7463322965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7.4">
                <text:p>107.4</text:p>
              </table:table-cell>
              <table:table-cell office:value-type="float" office:value="106.877065837265">
                <text:p>106.877065837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.4">
                <text:p>107.4</text:p>
              </table:table-cell>
              <table:table-cell office:value-type="float" office:value="106.981652669812">
                <text:p>106.9816526698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7.4">
                <text:p>107.4</text:p>
              </table:table-cell>
              <table:table-cell office:value-type="float" office:value="107.06532213585">
                <text:p>107.065322135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7.4">
                <text:p>107.4</text:p>
              </table:table-cell>
              <table:table-cell office:value-type="float" office:value="107.13225770868">
                <text:p>107.132257708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9">
                <text:p>109</text:p>
              </table:table-cell>
              <table:table-cell office:value-type="float" office:value="107.505806166944">
                <text:p>107.5058061669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9">
                <text:p>109</text:p>
              </table:table-cell>
              <table:table-cell office:value-type="float" office:value="107.804644933555">
                <text:p>107.8046449335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">
                <text:p>165</text:p>
              </table:table-cell>
              <table:table-cell office:value-type="float" office:value="107.804644933555">
                <text:p>107.80464493355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5">
                <text:p>165</text:p>
              </table:table-cell>
              <table:table-cell office:value-type="float" office:value="107.804644933555">
                <text:p>107.80464493355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5">
                <text:p>165</text:p>
              </table:table-cell>
              <table:table-cell office:value-type="float" office:value="107.804644933555">
                <text:p>107.8046449335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7.4">
                <text:p>107.4</text:p>
              </table:table-cell>
              <table:table-cell office:value-type="float" office:value="107.565742564784">
                <text:p>107.5657425647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9">
                <text:p>109</text:p>
              </table:table-cell>
              <table:table-cell office:value-type="float" office:value="107.852594051827">
                <text:p>107.8525940518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9">
                <text:p>109</text:p>
              </table:table-cell>
              <table:table-cell office:value-type="float" office:value="108.082075241462">
                <text:p>108.0820752414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7.4">
                <text:p>107.4</text:p>
              </table:table-cell>
              <table:table-cell office:value-type="float" office:value="107.945660193169">
                <text:p>107.9456601931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7.4">
                <text:p>107.4</text:p>
              </table:table-cell>
              <table:table-cell office:value-type="float" office:value="107.836528154536">
                <text:p>107.8365281545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7.4">
                <text:p>107.4</text:p>
              </table:table-cell>
              <table:table-cell office:value-type="float" office:value="107.749222523628">
                <text:p>107.7492225236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5">
                <text:p>165</text:p>
              </table:table-cell>
              <table:table-cell office:value-type="float" office:value="107.749222523628">
                <text:p>107.7492225236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5">
                <text:p>165</text:p>
              </table:table-cell>
              <table:table-cell office:value-type="float" office:value="107.749222523628">
                <text:p>107.7492225236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9">
                <text:p>109</text:p>
              </table:table-cell>
              <table:table-cell office:value-type="float" office:value="108.359601932098">
                <text:p>108.359601932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9">
                <text:p>109</text:p>
              </table:table-cell>
              <table:table-cell office:value-type="float" office:value="108.487681545678">
                <text:p>108.4876815456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9">
                <text:p>109</text:p>
              </table:table-cell>
              <table:table-cell office:value-type="float" office:value="108.590145236543">
                <text:p>108.5901452365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12.2">
                <text:p>112.2</text:p>
              </table:table-cell>
              <table:table-cell office:value-type="float" office:value="109.312116189234">
                <text:p>109.3121161892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2.2">
                <text:p>112.2</text:p>
              </table:table-cell>
              <table:table-cell office:value-type="float" office:value="109.889692951387">
                <text:p>109.8896929513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2.2">
                <text:p>112.2</text:p>
              </table:table-cell>
              <table:table-cell office:value-type="float" office:value="110.35175436111">
                <text:p>110.351754361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2.2">
                <text:p>112.2</text:p>
              </table:table-cell>
              <table:table-cell office:value-type="float" office:value="110.721403488888">
                <text:p>110.7214034888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2.2">
                <text:p>112.2</text:p>
              </table:table-cell>
              <table:table-cell office:value-type="float" office:value="111.01712279111">
                <text:p>111.01712279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5">
                <text:p>165</text:p>
              </table:table-cell>
              <table:table-cell office:value-type="float" office:value="111.01712279111">
                <text:p>111.017122791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5">
                <text:p>165</text:p>
              </table:table-cell>
              <table:table-cell office:value-type="float" office:value="111.01712279111">
                <text:p>111.017122791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3.8">
                <text:p>113.8</text:p>
              </table:table-cell>
              <table:table-cell office:value-type="float" office:value="112.375166869048">
                <text:p>112.37516686904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3.8">
                <text:p>113.8</text:p>
              </table:table-cell>
              <table:table-cell office:value-type="float" office:value="112.660133495239">
                <text:p>112.6601334952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3.8">
                <text:p>113.8</text:p>
              </table:table-cell>
              <table:table-cell office:value-type="float" office:value="112.888106796191">
                <text:p>112.88810679619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2.2">
                <text:p>112.2</text:p>
              </table:table-cell>
              <table:table-cell office:value-type="float" office:value="112.750485436953">
                <text:p>112.7504854369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2.2">
                <text:p>112.2</text:p>
              </table:table-cell>
              <table:table-cell office:value-type="float" office:value="112.640388349562">
                <text:p>112.6403883495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3.8">
                <text:p>113.8</text:p>
              </table:table-cell>
              <table:table-cell office:value-type="float" office:value="112.87231067965">
                <text:p>112.872310679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.8">
                <text:p>113.8</text:p>
              </table:table-cell>
              <table:table-cell office:value-type="float" office:value="113.05784854372">
                <text:p>113.057848543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5">
                <text:p>165</text:p>
              </table:table-cell>
              <table:table-cell office:value-type="float" office:value="113.05784854372">
                <text:p>113.057848543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5">
                <text:p>165</text:p>
              </table:table-cell>
              <table:table-cell office:value-type="float" office:value="113.05784854372">
                <text:p>113.057848543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.8">
                <text:p>113.8</text:p>
              </table:table-cell>
              <table:table-cell office:value-type="float" office:value="113.420018454385">
                <text:p>113.4200184543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3.8">
                <text:p>113.8</text:p>
              </table:table-cell>
              <table:table-cell office:value-type="float" office:value="113.496014763508">
                <text:p>113.49601476350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5.4">
                <text:p>115.4</text:p>
              </table:table-cell>
              <table:table-cell office:value-type="float" office:value="113.876811810806">
                <text:p>113.8768118108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15.4">
                <text:p>115.4</text:p>
              </table:table-cell>
              <table:table-cell office:value-type="float" office:value="114.181449448645">
                <text:p>114.1814494486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15.4">
                <text:p>115.4</text:p>
              </table:table-cell>
              <table:table-cell office:value-type="float" office:value="114.425159558916">
                <text:p>114.4251595589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017cm" svg:height="16.091cm" xlink:href=".." xlink:type="simple" chart:class="chart:line" chart:style-name="ch1">
        <chart:legend chart:legend-position="end" svg:x="29.103cm" svg:y="7.007cm" style:legend-expansion="high" chart:style-name="ch2"/>
        <chart:plot-area chart:style-name="ch3" table:cell-range-address="avg_curve.A1:avg_curve.B223 avg_curve.D1:avg_curve.E223" svg:x="1.09cm" svg:y="1.419cm" svg:width="26.733cm" svg:height="13.931cm">
          <chartooo:coordinate-region svg:x="1.941cm" svg:y="1.616cm" svg:width="25.744cm" svg:height="13.5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vg_curve.A1:avg_curve.A223" chart:class="chart:line">
            <chart:data-point chart:repeated="223"/>
          </chart:series>
          <chart:series chart:style-name="ch7" chart:values-cell-range-address="avg_curve.B1:avg_curve.B223" chart:class="chart:line">
            <chart:data-point chart:repeated="223"/>
          </chart:series>
          <chart:series chart:style-name="ch8" chart:values-cell-range-address="avg_curve.D1:avg_curve.D223" chart:class="chart:line">
            <chart:data-point chart:repeated="223"/>
          </chart:series>
          <chart:series chart:style-name="ch9" chart:values-cell-range-address="avg_curve.E1:avg_curve.E223" chart:class="chart:line">
            <chart:data-point chart:repeated="2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.8">
                <text:p>100.8</text:p>
                <draw:g>
                  <svg:desc>avg_curve.A1:avg_curve.A223</svg:desc>
                </draw:g>
              </table:table-cell>
              <table:table-cell office:value-type="float" office:value="-37">
                <text:p>-37</text:p>
                <draw:g>
                  <svg:desc>avg_curve.B1:avg_curve.B223</svg:desc>
                </draw:g>
              </table:table-cell>
              <table:table-cell office:value-type="float" office:value="102.84">
                <text:p>102.84</text:p>
                <draw:g>
                  <svg:desc>avg_curve.D1:avg_curve.D223</svg:desc>
                </draw:g>
              </table:table-cell>
              <table:table-cell office:value-type="float" office:value="-37">
                <text:p>-37</text:p>
                <draw:g>
                  <svg:desc>avg_curve.E1:avg_curve.E2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.8">
                <text:p>100.8</text:p>
              </table:table-cell>
              <table:table-cell office:value-type="float" office:value="-37">
                <text:p>-37</text:p>
              </table:table-cell>
              <table:table-cell office:value-type="float" office:value="102.48">
                <text:p>102.4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2">
                <text:p>10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1.76">
                <text:p>101.7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1.52">
                <text:p>101.5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1.28">
                <text:p>101.2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0.92">
                <text:p>100.9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0.92">
                <text:p>100.9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0.92">
                <text:p>100.9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0.56">
                <text:p>100.5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0.2">
                <text:p>100.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84">
                <text:p>99.8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.2">
                <text:p>97.2</text:p>
              </table:table-cell>
              <table:table-cell office:value-type="float" office:value="-37">
                <text:p>-37</text:p>
              </table:table-cell>
              <table:table-cell office:value-type="float" office:value="99.6">
                <text:p>99.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.2">
                <text:p>97.2</text:p>
              </table:table-cell>
              <table:table-cell office:value-type="float" office:value="-37">
                <text:p>-37</text:p>
              </table:table-cell>
              <table:table-cell office:value-type="float" office:value="99.36">
                <text:p>99.3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24">
                <text:p>99.2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12">
                <text:p>99.1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9.12">
                <text:p>99.1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9.12">
                <text:p>99.1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9.12">
                <text:p>99.1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8.76">
                <text:p>98.7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8.4">
                <text:p>98.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8.04">
                <text:p>98.0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7.8">
                <text:p>97.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7.56">
                <text:p>97.5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.4">
                <text:p>95.4</text:p>
              </table:table-cell>
              <table:table-cell office:value-type="float" office:value="-35.4">
                <text:p>-35.4</text:p>
              </table:table-cell>
              <table:table-cell office:value-type="float" office:value="97.32">
                <text:p>97.32</text:p>
              </table:table-cell>
              <table:table-cell office:value-type="float" office:value="-36.7714285714286">
                <text:p>-36.7714285714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5.4">
                <text:p>95.4</text:p>
              </table:table-cell>
              <table:table-cell office:value-type="float" office:value="-35.4">
                <text:p>-35.4</text:p>
              </table:table-cell>
              <table:table-cell office:value-type="float" office:value="97.08">
                <text:p>97.08</text:p>
              </table:table-cell>
              <table:table-cell office:value-type="float" office:value="-36.5428571428572">
                <text:p>-36.5428571428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7.08">
                <text:p>97.08</text:p>
              </table:table-cell>
              <table:table-cell office:value-type="float" office:value="-36.5428571428572">
                <text:p>-36.5428571428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7.08">
                <text:p>97.08</text:p>
              </table:table-cell>
              <table:table-cell office:value-type="float" office:value="-36.5428571428572">
                <text:p>-36.5428571428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7.08">
                <text:p>97.08</text:p>
              </table:table-cell>
              <table:table-cell office:value-type="float" office:value="-36.5428571428572">
                <text:p>-36.54285714285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6">
                <text:p>93.6</text:p>
              </table:table-cell>
              <table:table-cell office:value-type="float" office:value="-33.8">
                <text:p>-33.8</text:p>
              </table:table-cell>
              <table:table-cell office:value-type="float" office:value="96.72">
                <text:p>96.72</text:p>
              </table:table-cell>
              <table:table-cell office:value-type="float" office:value="-36.0857142857143">
                <text:p>-36.0857142857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6">
                <text:p>93.6</text:p>
              </table:table-cell>
              <table:table-cell office:value-type="float" office:value="-33.8">
                <text:p>-33.8</text:p>
              </table:table-cell>
              <table:table-cell office:value-type="float" office:value="96.36">
                <text:p>96.36</text:p>
              </table:table-cell>
              <table:table-cell office:value-type="float" office:value="-35.6285714285714">
                <text:p>-35.6285714285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3.6">
                <text:p>93.6</text:p>
              </table:table-cell>
              <table:table-cell office:value-type="float" office:value="-30.6">
                <text:p>-30.6</text:p>
              </table:table-cell>
              <table:table-cell office:value-type="float" office:value="96">
                <text:p>96</text:p>
              </table:table-cell>
              <table:table-cell office:value-type="float" office:value="-34.7142857142857">
                <text:p>-34.7142857142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.6">
                <text:p>93.6</text:p>
              </table:table-cell>
              <table:table-cell office:value-type="float" office:value="-30.6">
                <text:p>-30.6</text:p>
              </table:table-cell>
              <table:table-cell office:value-type="float" office:value="95.64">
                <text:p>95.64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.4">
                <text:p>95.4</text:p>
              </table:table-cell>
              <table:table-cell office:value-type="float" office:value="-29">
                <text:p>-29</text:p>
              </table:table-cell>
              <table:table-cell office:value-type="float" office:value="95.52">
                <text:p>95.52</text:p>
              </table:table-cell>
              <table:table-cell office:value-type="float" office:value="-32.6571428571429">
                <text:p>-32.65714285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.4">
                <text:p>95.4</text:p>
              </table:table-cell>
              <table:table-cell office:value-type="float" office:value="-29">
                <text:p>-29</text:p>
              </table:table-cell>
              <table:table-cell office:value-type="float" office:value="95.4">
                <text:p>95.4</text:p>
              </table:table-cell>
              <table:table-cell office:value-type="float" office:value="-31.7428571428572">
                <text:p>-31.7428571428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5.4">
                <text:p>95.4</text:p>
              </table:table-cell>
              <table:table-cell office:value-type="float" office:value="-31.7428571428572">
                <text:p>-31.74285714285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5.4">
                <text:p>95.4</text:p>
              </table:table-cell>
              <table:table-cell office:value-type="float" office:value="-31.7428571428572">
                <text:p>-31.74285714285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.6">
                <text:p>93.6</text:p>
              </table:table-cell>
              <table:table-cell office:value-type="float" office:value="-25.8">
                <text:p>-25.8</text:p>
              </table:table-cell>
              <table:table-cell office:value-type="float" office:value="95.04">
                <text:p>95.04</text:p>
              </table:table-cell>
              <table:table-cell office:value-type="float" office:value="-30.3714285714286">
                <text:p>-30.3714285714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3.6">
                <text:p>93.6</text:p>
              </table:table-cell>
              <table:table-cell office:value-type="float" office:value="-25.8">
                <text:p>-25.8</text:p>
              </table:table-cell>
              <table:table-cell office:value-type="float" office:value="94.68">
                <text:p>94.68</text:p>
              </table:table-cell>
              <table:table-cell office:value-type="float" office:value="-29.2285714285714">
                <text:p>-29.2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3.6">
                <text:p>93.6</text:p>
              </table:table-cell>
              <table:table-cell office:value-type="float" office:value="-25.8">
                <text:p>-25.8</text:p>
              </table:table-cell>
              <table:table-cell office:value-type="float" office:value="94.56">
                <text:p>94.56</text:p>
              </table:table-cell>
              <table:table-cell office:value-type="float" office:value="-28.0857142857143">
                <text:p>-28.08571428571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3.6">
                <text:p>93.6</text:p>
              </table:table-cell>
              <table:table-cell office:value-type="float" office:value="-24.2">
                <text:p>-24.2</text:p>
              </table:table-cell>
              <table:table-cell office:value-type="float" office:value="94.44">
                <text:p>94.44</text:p>
              </table:table-cell>
              <table:table-cell office:value-type="float" office:value="-27.1714285714286">
                <text:p>-27.1714285714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3.6">
                <text:p>93.6</text:p>
              </table:table-cell>
              <table:table-cell office:value-type="float" office:value="-24.2">
                <text:p>-24.2</text:p>
              </table:table-cell>
              <table:table-cell office:value-type="float" office:value="94.32">
                <text:p>94.32</text:p>
              </table:table-cell>
              <table:table-cell office:value-type="float" office:value="-26.2571428571429">
                <text:p>-26.25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.6">
                <text:p>93.6</text:p>
              </table:table-cell>
              <table:table-cell office:value-type="float" office:value="-24.2">
                <text:p>-24.2</text:p>
              </table:table-cell>
              <table:table-cell office:value-type="float" office:value="94.2">
                <text:p>94.2</text:p>
              </table:table-cell>
              <table:table-cell office:value-type="float" office:value="-25.5714285714286">
                <text:p>-25.5714285714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3.6">
                <text:p>93.6</text:p>
              </table:table-cell>
              <table:table-cell office:value-type="float" office:value="-24.2">
                <text:p>-24.2</text:p>
              </table:table-cell>
              <table:table-cell office:value-type="float" office:value="94.0799999999999">
                <text:p>94.0799999999999</text:p>
              </table:table-cell>
              <table:table-cell office:value-type="float" office:value="-24.8857142857143">
                <text:p>-24.8857142857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.6">
                <text:p>93.6</text:p>
              </table:table-cell>
              <table:table-cell office:value-type="float" office:value="-24.2">
                <text:p>-24.2</text:p>
              </table:table-cell>
              <table:table-cell office:value-type="float" office:value="93.9599999999999">
                <text:p>93.9599999999999</text:p>
              </table:table-cell>
              <table:table-cell office:value-type="float" office:value="-24.6571428571429">
                <text:p>-24.6571428571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3.9599999999999">
                <text:p>93.9599999999999</text:p>
              </table:table-cell>
              <table:table-cell office:value-type="float" office:value="-24.6571428571429">
                <text:p>-24.65714285714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3.9599999999999">
                <text:p>93.9599999999999</text:p>
              </table:table-cell>
              <table:table-cell office:value-type="float" office:value="-24.6571428571429">
                <text:p>-24.6571428571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3.9599999999999">
                <text:p>93.9599999999999</text:p>
              </table:table-cell>
              <table:table-cell office:value-type="float" office:value="-24.6571428571429">
                <text:p>-24.65714285714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.8">
                <text:p>91.8</text:p>
              </table:table-cell>
              <table:table-cell office:value-type="float" office:value="-25.8">
                <text:p>-25.8</text:p>
              </table:table-cell>
              <table:table-cell office:value-type="float" office:value="93.7199999999999">
                <text:p>93.7199999999999</text:p>
              </table:table-cell>
              <table:table-cell office:value-type="float" office:value="-24.6571428571429">
                <text:p>-24.65714285714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.8">
                <text:p>91.8</text:p>
              </table:table-cell>
              <table:table-cell office:value-type="float" office:value="-25.8">
                <text:p>-25.8</text:p>
              </table:table-cell>
              <table:table-cell office:value-type="float" office:value="93.5999999999999">
                <text:p>93.5999999999999</text:p>
              </table:table-cell>
              <table:table-cell office:value-type="float" office:value="-24.6571428571429">
                <text:p>-24.65714285714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  <table:table-cell office:value-type="float" office:value="-25.8">
                <text:p>-25.8</text:p>
              </table:table-cell>
              <table:table-cell office:value-type="float" office:value="93.3599999999999">
                <text:p>93.3599999999999</text:p>
              </table:table-cell>
              <table:table-cell office:value-type="float" office:value="-24.8857142857143">
                <text:p>-24.88571428571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">
                <text:p>90</text:p>
              </table:table-cell>
              <table:table-cell office:value-type="float" office:value="-25.8">
                <text:p>-25.8</text:p>
              </table:table-cell>
              <table:table-cell office:value-type="float" office:value="93.1199999999999">
                <text:p>93.1199999999999</text:p>
              </table:table-cell>
              <table:table-cell office:value-type="float" office:value="-25.1142857142857">
                <text:p>-25.11428571428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">
                <text:p>90</text:p>
              </table:table-cell>
              <table:table-cell office:value-type="float" office:value="-25.8">
                <text:p>-25.8</text:p>
              </table:table-cell>
              <table:table-cell office:value-type="float" office:value="92.8799999999999">
                <text:p>92.8799999999999</text:p>
              </table:table-cell>
              <table:table-cell office:value-type="float" office:value="-25.3428571428572">
                <text:p>-25.3428571428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">
                <text:p>90</text:p>
              </table:table-cell>
              <table:table-cell office:value-type="float" office:value="-27.4">
                <text:p>-27.4</text:p>
              </table:table-cell>
              <table:table-cell office:value-type="float" office:value="92.5199999999999">
                <text:p>92.5199999999999</text:p>
              </table:table-cell>
              <table:table-cell office:value-type="float" office:value="-25.8">
                <text:p>-25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-27.4">
                <text:p>-27.4</text:p>
              </table:table-cell>
              <table:table-cell office:value-type="float" office:value="92.1599999999999">
                <text:p>92.1599999999999</text:p>
              </table:table-cell>
              <table:table-cell office:value-type="float" office:value="-26.2571428571429">
                <text:p>-26.257142857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2.1599999999999">
                <text:p>92.1599999999999</text:p>
              </table:table-cell>
              <table:table-cell office:value-type="float" office:value="-26.2571428571429">
                <text:p>-26.2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2.1599999999999">
                <text:p>92.1599999999999</text:p>
              </table:table-cell>
              <table:table-cell office:value-type="float" office:value="-26.2571428571429">
                <text:p>-26.25714285714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2.1599999999999">
                <text:p>92.1599999999999</text:p>
              </table:table-cell>
              <table:table-cell office:value-type="float" office:value="-26.2571428571429">
                <text:p>-26.2571428571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-25.8">
                <text:p>-25.8</text:p>
              </table:table-cell>
              <table:table-cell office:value-type="float" office:value="91.9199999999999">
                <text:p>91.9199999999999</text:p>
              </table:table-cell>
              <table:table-cell office:value-type="float" office:value="-26.2571428571429">
                <text:p>-26.2571428571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-25.8">
                <text:p>-25.8</text:p>
              </table:table-cell>
              <table:table-cell office:value-type="float" office:value="91.6799999999999">
                <text:p>91.6799999999999</text:p>
              </table:table-cell>
              <table:table-cell office:value-type="float" office:value="-26.2571428571429">
                <text:p>-26.25714285714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-21">
                <text:p>-21</text:p>
              </table:table-cell>
              <table:table-cell office:value-type="float" office:value="91.44">
                <text:p>91.44</text:p>
              </table:table-cell>
              <table:table-cell office:value-type="float" office:value="-25.5714285714286">
                <text:p>-25.5714285714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-21">
                <text:p>-21</text:p>
              </table:table-cell>
              <table:table-cell office:value-type="float" office:value="91.2">
                <text:p>91.2</text:p>
              </table:table-cell>
              <table:table-cell office:value-type="float" office:value="-24.8857142857143">
                <text:p>-24.88571428571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-21">
                <text:p>-21</text:p>
              </table:table-cell>
              <table:table-cell office:value-type="float" office:value="90.96">
                <text:p>90.96</text:p>
              </table:table-cell>
              <table:table-cell office:value-type="float" office:value="-24.2">
                <text:p>-24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.2">
                <text:p>88.2</text:p>
              </table:table-cell>
              <table:table-cell office:value-type="float" office:value="-24.2">
                <text:p>-24.2</text:p>
              </table:table-cell>
              <table:table-cell office:value-type="float" office:value="90.6">
                <text:p>90.6</text:p>
              </table:table-cell>
              <table:table-cell office:value-type="float" office:value="-23.7428571428572">
                <text:p>-23.74285714285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2">
                <text:p>88.2</text:p>
              </table:table-cell>
              <table:table-cell office:value-type="float" office:value="-24.2">
                <text:p>-24.2</text:p>
              </table:table-cell>
              <table:table-cell office:value-type="float" office:value="90.24">
                <text:p>90.24</text:p>
              </table:table-cell>
              <table:table-cell office:value-type="float" office:value="-23.2857142857143">
                <text:p>-23.28571428571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.2">
                <text:p>88.2</text:p>
              </table:table-cell>
              <table:table-cell office:value-type="float" office:value="-24.2">
                <text:p>-24.2</text:p>
              </table:table-cell>
              <table:table-cell office:value-type="float" office:value="89.88">
                <text:p>89.88</text:p>
              </table:table-cell>
              <table:table-cell office:value-type="float" office:value="-23.0571428571429">
                <text:p>-23.0571428571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9.88">
                <text:p>89.88</text:p>
              </table:table-cell>
              <table:table-cell office:value-type="float" office:value="-23.0571428571429">
                <text:p>-23.05714285714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9.88">
                <text:p>89.88</text:p>
              </table:table-cell>
              <table:table-cell office:value-type="float" office:value="-23.0571428571429">
                <text:p>-23.05714285714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8.2">
                <text:p>88.2</text:p>
              </table:table-cell>
              <table:table-cell office:value-type="float" office:value="-21">
                <text:p>-21</text:p>
              </table:table-cell>
              <table:table-cell office:value-type="float" office:value="89.64">
                <text:p>89.64</text:p>
              </table:table-cell>
              <table:table-cell office:value-type="float" office:value="-22.3714285714286">
                <text:p>-22.3714285714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.2">
                <text:p>88.2</text:p>
              </table:table-cell>
              <table:table-cell office:value-type="float" office:value="-21">
                <text:p>-21</text:p>
              </table:table-cell>
              <table:table-cell office:value-type="float" office:value="89.4">
                <text:p>89.4</text:p>
              </table:table-cell>
              <table:table-cell office:value-type="float" office:value="-22.3714285714286">
                <text:p>-22.3714285714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2">
                <text:p>88.2</text:p>
              </table:table-cell>
              <table:table-cell office:value-type="float" office:value="-21">
                <text:p>-21</text:p>
              </table:table-cell>
              <table:table-cell office:value-type="float" office:value="89.28">
                <text:p>89.28</text:p>
              </table:table-cell>
              <table:table-cell office:value-type="float" office:value="-22.3714285714286">
                <text:p>-22.3714285714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8.2">
                <text:p>88.2</text:p>
              </table:table-cell>
              <table:table-cell office:value-type="float" office:value="-19.4">
                <text:p>-19.4</text:p>
              </table:table-cell>
              <table:table-cell office:value-type="float" office:value="89.16">
                <text:p>89.16</text:p>
              </table:table-cell>
              <table:table-cell office:value-type="float" office:value="-22.1428571428572">
                <text:p>-22.14285714285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8.2">
                <text:p>88.2</text:p>
              </table:table-cell>
              <table:table-cell office:value-type="float" office:value="-19.4">
                <text:p>-19.4</text:p>
              </table:table-cell>
              <table:table-cell office:value-type="float" office:value="89.04">
                <text:p>89.04</text:p>
              </table:table-cell>
              <table:table-cell office:value-type="float" office:value="-21.4571428571429">
                <text:p>-21.4571428571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.2">
                <text:p>88.2</text:p>
              </table:table-cell>
              <table:table-cell office:value-type="float" office:value="-17.8">
                <text:p>-17.8</text:p>
              </table:table-cell>
              <table:table-cell office:value-type="float" office:value="88.92">
                <text:p>88.92</text:p>
              </table:table-cell>
              <table:table-cell office:value-type="float" office:value="-20.5428571428572">
                <text:p>-20.54285714285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8.2">
                <text:p>88.2</text:p>
              </table:table-cell>
              <table:table-cell office:value-type="float" office:value="-17.8">
                <text:p>-17.8</text:p>
              </table:table-cell>
              <table:table-cell office:value-type="float" office:value="88.8">
                <text:p>88.8</text:p>
              </table:table-cell>
              <table:table-cell office:value-type="float" office:value="-19.6285714285715">
                <text:p>-19.62857142857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.2">
                <text:p>88.2</text:p>
              </table:table-cell>
              <table:table-cell office:value-type="float" office:value="-17.8">
                <text:p>-17.8</text:p>
              </table:table-cell>
              <table:table-cell office:value-type="float" office:value="88.68">
                <text:p>88.68</text:p>
              </table:table-cell>
              <table:table-cell office:value-type="float" office:value="-19.1714285714286">
                <text:p>-19.17142857142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8.68">
                <text:p>88.68</text:p>
              </table:table-cell>
              <table:table-cell office:value-type="float" office:value="-19.1714285714286">
                <text:p>-19.17142857142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8.68">
                <text:p>88.68</text:p>
              </table:table-cell>
              <table:table-cell office:value-type="float" office:value="-19.1714285714286">
                <text:p>-19.1714285714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6.4">
                <text:p>86.4</text:p>
              </table:table-cell>
              <table:table-cell office:value-type="float" office:value="-16.2">
                <text:p>-16.2</text:p>
              </table:table-cell>
              <table:table-cell office:value-type="float" office:value="88.44">
                <text:p>88.44</text:p>
              </table:table-cell>
              <table:table-cell office:value-type="float" office:value="-18.4857142857143">
                <text:p>-18.48571428571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6.4">
                <text:p>86.4</text:p>
              </table:table-cell>
              <table:table-cell office:value-type="float" office:value="-16.2">
                <text:p>-16.2</text:p>
              </table:table-cell>
              <table:table-cell office:value-type="float" office:value="88.2">
                <text:p>88.2</text:p>
              </table:table-cell>
              <table:table-cell office:value-type="float" office:value="-17.8">
                <text:p>-17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.4">
                <text:p>86.4</text:p>
              </table:table-cell>
              <table:table-cell office:value-type="float" office:value="-16.2">
                <text:p>-16.2</text:p>
              </table:table-cell>
              <table:table-cell office:value-type="float" office:value="87.96">
                <text:p>87.96</text:p>
              </table:table-cell>
              <table:table-cell office:value-type="float" office:value="-17.3428571428572">
                <text:p>-17.34285714285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.4">
                <text:p>86.4</text:p>
              </table:table-cell>
              <table:table-cell office:value-type="float" office:value="-16.2">
                <text:p>-16.2</text:p>
              </table:table-cell>
              <table:table-cell office:value-type="float" office:value="87.72">
                <text:p>87.72</text:p>
              </table:table-cell>
              <table:table-cell office:value-type="float" office:value="-16.8857142857143">
                <text:p>-16.88571428571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.4">
                <text:p>86.4</text:p>
              </table:table-cell>
              <table:table-cell office:value-type="float" office:value="-16.2">
                <text:p>-16.2</text:p>
              </table:table-cell>
              <table:table-cell office:value-type="float" office:value="87.6000000000001">
                <text:p>87.6000000000001</text:p>
              </table:table-cell>
              <table:table-cell office:value-type="float" office:value="-16.6571428571429">
                <text:p>-16.6571428571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6.4">
                <text:p>86.4</text:p>
              </table:table-cell>
              <table:table-cell office:value-type="float" office:value="-16.2">
                <text:p>-16.2</text:p>
              </table:table-cell>
              <table:table-cell office:value-type="float" office:value="87.48">
                <text:p>87.48</text:p>
              </table:table-cell>
              <table:table-cell office:value-type="float" office:value="-16.4285714285715">
                <text:p>-16.42857142857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.4">
                <text:p>86.4</text:p>
              </table:table-cell>
              <table:table-cell office:value-type="float" office:value="-14.6">
                <text:p>-14.6</text:p>
              </table:table-cell>
              <table:table-cell office:value-type="float" office:value="87.3600000000001">
                <text:p>87.3600000000001</text:p>
              </table:table-cell>
              <table:table-cell office:value-type="float" office:value="-15.9714285714286">
                <text:p>-15.9714285714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.4">
                <text:p>86.4</text:p>
              </table:table-cell>
              <table:table-cell office:value-type="float" office:value="-14.6">
                <text:p>-14.6</text:p>
              </table:table-cell>
              <table:table-cell office:value-type="float" office:value="87.2400000000001">
                <text:p>87.2400000000001</text:p>
              </table:table-cell>
              <table:table-cell office:value-type="float" office:value="-15.7428571428572">
                <text:p>-15.74285714285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5.8">
                <text:p>145.8</text:p>
              </table:table-cell>
              <table:table-cell office:value-type="float" office:value="-27.4">
                <text:p>-27.4</text:p>
              </table:table-cell>
              <table:table-cell office:value-type="float" office:value="91.0800000000001">
                <text:p>91.0800000000001</text:p>
              </table:table-cell>
              <table:table-cell office:value-type="float" office:value="-17.3428571428572">
                <text:p>-17.34285714285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5.8">
                <text:p>145.8</text:p>
              </table:table-cell>
              <table:table-cell office:value-type="float" office:value="-27.4">
                <text:p>-27.4</text:p>
              </table:table-cell>
              <table:table-cell office:value-type="float" office:value="94.92">
                <text:p>94.92</text:p>
              </table:table-cell>
              <table:table-cell office:value-type="float" office:value="-18.9428571428572">
                <text:p>-18.94285714285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5.8">
                <text:p>145.8</text:p>
              </table:table-cell>
              <table:table-cell office:value-type="float" office:value="-27.4">
                <text:p>-27.4</text:p>
              </table:table-cell>
              <table:table-cell office:value-type="float" office:value="98.76">
                <text:p>98.76</text:p>
              </table:table-cell>
              <table:table-cell office:value-type="float" office:value="-20.5428571428572">
                <text:p>-20.54285714285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.6">
                <text:p>84.6</text:p>
              </table:table-cell>
              <table:table-cell office:value-type="float" office:value="-14.6">
                <text:p>-14.6</text:p>
              </table:table-cell>
              <table:table-cell office:value-type="float" office:value="98.52">
                <text:p>98.52</text:p>
              </table:table-cell>
              <table:table-cell office:value-type="float" office:value="-20.3142857142857">
                <text:p>-20.3142857142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4.6">
                <text:p>84.6</text:p>
              </table:table-cell>
              <table:table-cell office:value-type="float" office:value="-14.6">
                <text:p>-14.6</text:p>
              </table:table-cell>
              <table:table-cell office:value-type="float" office:value="98.28">
                <text:p>98.28</text:p>
              </table:table-cell>
              <table:table-cell office:value-type="float" office:value="-20.0857142857143">
                <text:p>-20.08571428571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.8">
                <text:p>82.8</text:p>
              </table:table-cell>
              <table:table-cell office:value-type="float" office:value="-16.2">
                <text:p>-16.2</text:p>
              </table:table-cell>
              <table:table-cell office:value-type="float" office:value="97.92">
                <text:p>97.92</text:p>
              </table:table-cell>
              <table:table-cell office:value-type="float" office:value="-20.3142857142857">
                <text:p>-20.31428571428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.8">
                <text:p>82.8</text:p>
              </table:table-cell>
              <table:table-cell office:value-type="float" office:value="-16.2">
                <text:p>-16.2</text:p>
              </table:table-cell>
              <table:table-cell office:value-type="float" office:value="97.56">
                <text:p>97.56</text:p>
              </table:table-cell>
              <table:table-cell office:value-type="float" office:value="-20.5428571428572">
                <text:p>-20.54285714285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.8">
                <text:p>82.8</text:p>
              </table:table-cell>
              <table:table-cell office:value-type="float" office:value="-16.2">
                <text:p>-16.2</text:p>
              </table:table-cell>
              <table:table-cell office:value-type="float" office:value="97.32">
                <text:p>97.32</text:p>
              </table:table-cell>
              <table:table-cell office:value-type="float" office:value="-18.9428571428572">
                <text:p>-18.94285714285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.6">
                <text:p>84.6</text:p>
              </table:table-cell>
              <table:table-cell office:value-type="float" office:value="-11.4">
                <text:p>-11.4</text:p>
              </table:table-cell>
              <table:table-cell office:value-type="float" office:value="97.2">
                <text:p>97.2</text:p>
              </table:table-cell>
              <table:table-cell office:value-type="float" office:value="-16.6571428571429">
                <text:p>-16.6571428571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.6">
                <text:p>84.6</text:p>
              </table:table-cell>
              <table:table-cell office:value-type="float" office:value="-11.4">
                <text:p>-11.4</text:p>
              </table:table-cell>
              <table:table-cell office:value-type="float" office:value="97.08">
                <text:p>97.08</text:p>
              </table:table-cell>
              <table:table-cell office:value-type="float" office:value="-14.3714285714286">
                <text:p>-14.37142857142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2.4">
                <text:p>122.4</text:p>
              </table:table-cell>
              <table:table-cell office:value-type="float" office:value="-37">
                <text:p>-37</text:p>
              </table:table-cell>
              <table:table-cell office:value-type="float" office:value="99.48">
                <text:p>99.48</text:p>
              </table:table-cell>
              <table:table-cell office:value-type="float" office:value="-17.5714285714286">
                <text:p>-17.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.4">
                <text:p>122.4</text:p>
              </table:table-cell>
              <table:table-cell office:value-type="float" office:value="-37">
                <text:p>-37</text:p>
              </table:table-cell>
              <table:table-cell office:value-type="float" office:value="101.88">
                <text:p>101.88</text:p>
              </table:table-cell>
              <table:table-cell office:value-type="float" office:value="-20.7714285714286">
                <text:p>-20.77142857142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2.4">
                <text:p>122.4</text:p>
              </table:table-cell>
              <table:table-cell office:value-type="float" office:value="-37">
                <text:p>-37</text:p>
              </table:table-cell>
              <table:table-cell office:value-type="float" office:value="104.28">
                <text:p>104.28</text:p>
              </table:table-cell>
              <table:table-cell office:value-type="float" office:value="-23.7428571428572">
                <text:p>-23.74285714285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.8">
                <text:p>82.8</text:p>
              </table:table-cell>
              <table:table-cell office:value-type="float" office:value="-11.4">
                <text:p>-11.4</text:p>
              </table:table-cell>
              <table:table-cell office:value-type="float" office:value="104.04">
                <text:p>104.04</text:p>
              </table:table-cell>
              <table:table-cell office:value-type="float" office:value="-23.0571428571429">
                <text:p>-23.0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.8">
                <text:p>82.8</text:p>
              </table:table-cell>
              <table:table-cell office:value-type="float" office:value="-11.4">
                <text:p>-11.4</text:p>
              </table:table-cell>
              <table:table-cell office:value-type="float" office:value="103.8">
                <text:p>103.8</text:p>
              </table:table-cell>
              <table:table-cell office:value-type="float" office:value="-22.3714285714286">
                <text:p>-22.37142857142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.8">
                <text:p>82.8</text:p>
              </table:table-cell>
              <table:table-cell office:value-type="float" office:value="-11.4">
                <text:p>-11.4</text:p>
              </table:table-cell>
              <table:table-cell office:value-type="float" office:value="99.6">
                <text:p>99.6</text:p>
              </table:table-cell>
              <table:table-cell office:value-type="float" office:value="-22.3714285714286">
                <text:p>-22.37142857142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2.8">
                <text:p>82.8</text:p>
              </table:table-cell>
              <table:table-cell office:value-type="float" office:value="-9.8">
                <text:p>-9.8</text:p>
              </table:table-cell>
              <table:table-cell office:value-type="float" office:value="95.4">
                <text:p>95.4</text:p>
              </table:table-cell>
              <table:table-cell office:value-type="float" office:value="-22.1428571428572">
                <text:p>-22.14285714285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2.8">
                <text:p>82.8</text:p>
              </table:table-cell>
              <table:table-cell office:value-type="float" office:value="-9.8">
                <text:p>-9.8</text:p>
              </table:table-cell>
              <table:table-cell office:value-type="float" office:value="91.2">
                <text:p>91.2</text:p>
              </table:table-cell>
              <table:table-cell office:value-type="float" office:value="-18.2571428571429">
                <text:p>-18.2571428571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">
                <text:p>81</text:p>
              </table:table-cell>
              <table:table-cell office:value-type="float" office:value="-9.8">
                <text:p>-9.8</text:p>
              </table:table-cell>
              <table:table-cell office:value-type="float" office:value="90.96">
                <text:p>90.96</text:p>
              </table:table-cell>
              <table:table-cell office:value-type="float" office:value="-14.3714285714286">
                <text:p>-14.37142857142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1">
                <text:p>81</text:p>
              </table:table-cell>
              <table:table-cell office:value-type="float" office:value="-9.8">
                <text:p>-9.8</text:p>
              </table:table-cell>
              <table:table-cell office:value-type="float" office:value="90.72">
                <text:p>90.72</text:p>
              </table:table-cell>
              <table:table-cell office:value-type="float" office:value="-10.4857142857143">
                <text:p>-10.4857142857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1">
                <text:p>81</text:p>
              </table:table-cell>
              <table:table-cell office:value-type="float" office:value="-9.8">
                <text:p>-9.8</text:p>
              </table:table-cell>
              <table:table-cell office:value-type="float" office:value="90.6">
                <text:p>90.6</text:p>
              </table:table-cell>
              <table:table-cell office:value-type="float" office:value="-10.2571428571429">
                <text:p>-10.25714285714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.4">
                <text:p>113.4</text:p>
              </table:table-cell>
              <table:table-cell office:value-type="float" office:value="-21">
                <text:p>-21</text:p>
              </table:table-cell>
              <table:table-cell office:value-type="float" office:value="92.64">
                <text:p>92.64</text:p>
              </table:table-cell>
              <table:table-cell office:value-type="float" office:value="-11.6285714285715">
                <text:p>-11.62857142857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3.4">
                <text:p>113.4</text:p>
              </table:table-cell>
              <table:table-cell office:value-type="float" office:value="-21">
                <text:p>-21</text:p>
              </table:table-cell>
              <table:table-cell office:value-type="float" office:value="94.68">
                <text:p>94.68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-8.2">
                <text:p>-8.2</text:p>
              </table:table-cell>
              <table:table-cell office:value-type="float" office:value="94.44">
                <text:p>94.44</text:p>
              </table:table-cell>
              <table:table-cell office:value-type="float" office:value="-12.7714285714286">
                <text:p>-12.77142857142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1">
                <text:p>81</text:p>
              </table:table-cell>
              <table:table-cell office:value-type="float" office:value="-8.2">
                <text:p>-8.2</text:p>
              </table:table-cell>
              <table:table-cell office:value-type="float" office:value="94.2">
                <text:p>94.2</text:p>
              </table:table-cell>
              <table:table-cell office:value-type="float" office:value="-12.5428571428572">
                <text:p>-12.54285714285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-8.2">
                <text:p>-8.2</text:p>
              </table:table-cell>
              <table:table-cell office:value-type="float" office:value="91.44">
                <text:p>91.44</text:p>
              </table:table-cell>
              <table:table-cell office:value-type="float" office:value="-12.3142857142857">
                <text:p>-12.31428571428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1.44">
                <text:p>91.44</text:p>
              </table:table-cell>
              <table:table-cell office:value-type="float" office:value="-12.3142857142857">
                <text:p>-12.31428571428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1.44">
                <text:p>91.44</text:p>
              </table:table-cell>
              <table:table-cell office:value-type="float" office:value="-12.3142857142857">
                <text:p>-12.31428571428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1">
                <text:p>81</text:p>
              </table:table-cell>
              <table:table-cell office:value-type="float" office:value="-6.6">
                <text:p>-6.6</text:p>
              </table:table-cell>
              <table:table-cell office:value-type="float" office:value="88.68">
                <text:p>88.68</text:p>
              </table:table-cell>
              <table:table-cell office:value-type="float" office:value="-11.8571428571429">
                <text:p>-11.85714285714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1">
                <text:p>81</text:p>
              </table:table-cell>
              <table:table-cell office:value-type="float" office:value="-6.6">
                <text:p>-6.6</text:p>
              </table:table-cell>
              <table:table-cell office:value-type="float" office:value="85.92">
                <text:p>85.92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0.8">
                <text:p>100.8</text:p>
              </table:table-cell>
              <table:table-cell office:value-type="float" office:value="-9.8">
                <text:p>-9.8</text:p>
              </table:table-cell>
              <table:table-cell office:value-type="float" office:value="87.12">
                <text:p>87.12</text:p>
              </table:table-cell>
              <table:table-cell office:value-type="float" office:value="-9.80000000000003">
                <text:p>-9.800000000000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0.8">
                <text:p>100.8</text:p>
              </table:table-cell>
              <table:table-cell office:value-type="float" office:value="-9.8">
                <text:p>-9.8</text:p>
              </table:table-cell>
              <table:table-cell office:value-type="float" office:value="88.32">
                <text:p>88.32</text:p>
              </table:table-cell>
              <table:table-cell office:value-type="float" office:value="-8.20000000000003">
                <text:p>-8.200000000000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0.8">
                <text:p>100.8</text:p>
              </table:table-cell>
              <table:table-cell office:value-type="float" office:value="-9.8">
                <text:p>-9.8</text:p>
              </table:table-cell>
              <table:table-cell office:value-type="float" office:value="89.52">
                <text:p>89.52</text:p>
              </table:table-cell>
              <table:table-cell office:value-type="float" office:value="-8.42857142857146">
                <text:p>-8.428571428571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.8">
                <text:p>100.8</text:p>
              </table:table-cell>
              <table:table-cell office:value-type="float" office:value="-9.8">
                <text:p>-9.8</text:p>
              </table:table-cell>
              <table:table-cell office:value-type="float" office:value="90.72">
                <text:p>90.72</text:p>
              </table:table-cell>
              <table:table-cell office:value-type="float" office:value="-8.65714285714289">
                <text:p>-8.657142857142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0.8">
                <text:p>100.8</text:p>
              </table:table-cell>
              <table:table-cell office:value-type="float" office:value="-9.8">
                <text:p>-9.8</text:p>
              </table:table-cell>
              <table:table-cell office:value-type="float" office:value="91.92">
                <text:p>91.92</text:p>
              </table:table-cell>
              <table:table-cell office:value-type="float" office:value="-8.88571428571431">
                <text:p>-8.885714285714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1.92">
                <text:p>91.92</text:p>
              </table:table-cell>
              <table:table-cell office:value-type="float" office:value="-8.88571428571431">
                <text:p>-8.885714285714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1.92">
                <text:p>91.92</text:p>
              </table:table-cell>
              <table:table-cell office:value-type="float" office:value="-8.88571428571431">
                <text:p>-8.885714285714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7.4">
                <text:p>77.4</text:p>
              </table:table-cell>
              <table:table-cell office:value-type="float" office:value="-6.6">
                <text:p>-6.6</text:p>
              </table:table-cell>
              <table:table-cell office:value-type="float" office:value="91.68">
                <text:p>91.68</text:p>
              </table:table-cell>
              <table:table-cell office:value-type="float" office:value="-8.88571428571432">
                <text:p>-8.885714285714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7.4">
                <text:p>77.4</text:p>
              </table:table-cell>
              <table:table-cell office:value-type="float" office:value="-6.6">
                <text:p>-6.6</text:p>
              </table:table-cell>
              <table:table-cell office:value-type="float" office:value="91.44">
                <text:p>91.44</text:p>
              </table:table-cell>
              <table:table-cell office:value-type="float" office:value="-8.88571428571432">
                <text:p>-8.885714285714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.4">
                <text:p>95.4</text:p>
              </table:table-cell>
              <table:table-cell office:value-type="float" office:value="-8.2">
                <text:p>-8.2</text:p>
              </table:table-cell>
              <table:table-cell office:value-type="float" office:value="92.4">
                <text:p>92.4</text:p>
              </table:table-cell>
              <table:table-cell office:value-type="float" office:value="-8.65714285714289">
                <text:p>-8.657142857142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5.4">
                <text:p>95.4</text:p>
              </table:table-cell>
              <table:table-cell office:value-type="float" office:value="-8.2">
                <text:p>-8.2</text:p>
              </table:table-cell>
              <table:table-cell office:value-type="float" office:value="91.2">
                <text:p>91.2</text:p>
              </table:table-cell>
              <table:table-cell office:value-type="float" office:value="-8.42857142857146">
                <text:p>-8.428571428571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5.4">
                <text:p>95.4</text:p>
              </table:table-cell>
              <table:table-cell office:value-type="float" office:value="-8.2">
                <text:p>-8.2</text:p>
              </table:table-cell>
              <table:table-cell office:value-type="float" office:value="90">
                <text:p>90</text:p>
              </table:table-cell>
              <table:table-cell office:value-type="float" office:value="-8.20000000000003">
                <text:p>-8.200000000000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.4">
                <text:p>95.4</text:p>
              </table:table-cell>
              <table:table-cell office:value-type="float" office:value="-8.2">
                <text:p>-8.2</text:p>
              </table:table-cell>
              <table:table-cell office:value-type="float" office:value="90.96">
                <text:p>90.96</text:p>
              </table:table-cell>
              <table:table-cell office:value-type="float" office:value="-7.97142857142861">
                <text:p>-7.971428571428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.4">
                <text:p>95.4</text:p>
              </table:table-cell>
              <table:table-cell office:value-type="float" office:value="-8.2">
                <text:p>-8.2</text:p>
              </table:table-cell>
              <table:table-cell office:value-type="float" office:value="91.92">
                <text:p>91.92</text:p>
              </table:table-cell>
              <table:table-cell office:value-type="float" office:value="-7.74285714285718">
                <text:p>-7.742857142857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.6">
                <text:p>75.6</text:p>
              </table:table-cell>
              <table:table-cell office:value-type="float" office:value="-1.8">
                <text:p>-1.8</text:p>
              </table:table-cell>
              <table:table-cell office:value-type="float" office:value="91.56">
                <text:p>91.56</text:p>
              </table:table-cell>
              <table:table-cell office:value-type="float" office:value="-7.05714285714289">
                <text:p>-7.057142857142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.6">
                <text:p>75.6</text:p>
              </table:table-cell>
              <table:table-cell office:value-type="float" office:value="-1.8">
                <text:p>-1.8</text:p>
              </table:table-cell>
              <table:table-cell office:value-type="float" office:value="91.2">
                <text:p>91.2</text:p>
              </table:table-cell>
              <table:table-cell office:value-type="float" office:value="-6.37142857142861">
                <text:p>-6.37142857142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5.6">
                <text:p>75.6</text:p>
              </table:table-cell>
              <table:table-cell office:value-type="float" office:value="-1.8">
                <text:p>-1.8</text:p>
              </table:table-cell>
              <table:table-cell office:value-type="float" office:value="90.84">
                <text:p>90.84</text:p>
              </table:table-cell>
              <table:table-cell office:value-type="float" office:value="-5.45714285714289">
                <text:p>-5.457142857142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3.8">
                <text:p>73.8</text:p>
              </table:table-cell>
              <table:table-cell office:value-type="float" office:value="-6.6">
                <text:p>-6.6</text:p>
              </table:table-cell>
              <table:table-cell office:value-type="float" office:value="89.04">
                <text:p>89.04</text:p>
              </table:table-cell>
              <table:table-cell office:value-type="float" office:value="-5.22857142857146">
                <text:p>-5.228571428571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.8">
                <text:p>73.8</text:p>
              </table:table-cell>
              <table:table-cell office:value-type="float" office:value="-6.6">
                <text:p>-6.6</text:p>
              </table:table-cell>
              <table:table-cell office:value-type="float" office:value="87.24">
                <text:p>87.24</text:p>
              </table:table-cell>
              <table:table-cell office:value-type="float" office:value="-5.00000000000003">
                <text:p>-5.000000000000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.4">
                <text:p>86.4</text:p>
              </table:table-cell>
              <table:table-cell office:value-type="float" office:value="-5">
                <text:p>-5</text:p>
              </table:table-cell>
              <table:table-cell office:value-type="float" office:value="86.28">
                <text:p>86.28</text:p>
              </table:table-cell>
              <table:table-cell office:value-type="float" office:value="-4.54285714285718">
                <text:p>-4.542857142857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.4">
                <text:p>86.4</text:p>
              </table:table-cell>
              <table:table-cell office:value-type="float" office:value="-5">
                <text:p>-5</text:p>
              </table:table-cell>
              <table:table-cell office:value-type="float" office:value="85.32">
                <text:p>85.32</text:p>
              </table:table-cell>
              <table:table-cell office:value-type="float" office:value="-4.08571428571432">
                <text:p>-4.085714285714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6.4">
                <text:p>86.4</text:p>
              </table:table-cell>
              <table:table-cell office:value-type="float" office:value="-5">
                <text:p>-5</text:p>
              </table:table-cell>
              <table:table-cell office:value-type="float" office:value="84.36">
                <text:p>84.36</text:p>
              </table:table-cell>
              <table:table-cell office:value-type="float" office:value="-4.54285714285718">
                <text:p>-4.542857142857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6.4">
                <text:p>86.4</text:p>
              </table:table-cell>
              <table:table-cell office:value-type="float" office:value="-5">
                <text:p>-5</text:p>
              </table:table-cell>
              <table:table-cell office:value-type="float" office:value="84.96">
                <text:p>84.96</text:p>
              </table:table-cell>
              <table:table-cell office:value-type="float" office:value="-5.00000000000003">
                <text:p>-5.000000000000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.4">
                <text:p>86.4</text:p>
              </table:table-cell>
              <table:table-cell office:value-type="float" office:value="-5">
                <text:p>-5</text:p>
              </table:table-cell>
              <table:table-cell office:value-type="float" office:value="85.56">
                <text:p>85.56</text:p>
              </table:table-cell>
              <table:table-cell office:value-type="float" office:value="-5.45714285714289">
                <text:p>-5.457142857142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3">
                <text:p>63</text:p>
              </table:table-cell>
              <table:table-cell office:value-type="float" office:value="-11.4">
                <text:p>-11.4</text:p>
              </table:table-cell>
              <table:table-cell office:value-type="float" office:value="83.4">
                <text:p>83.4</text:p>
              </table:table-cell>
              <table:table-cell office:value-type="float" office:value="-6.14285714285718">
                <text:p>-6.142857142857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-11.4">
                <text:p>-11.4</text:p>
              </table:table-cell>
              <table:table-cell office:value-type="float" office:value="81.24">
                <text:p>81.24</text:p>
              </table:table-cell>
              <table:table-cell office:value-type="float" office:value="-6.82857142857146">
                <text:p>-6.828571428571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3">
                <text:p>63</text:p>
              </table:table-cell>
              <table:table-cell office:value-type="float" office:value="-11.4">
                <text:p>-11.4</text:p>
              </table:table-cell>
              <table:table-cell office:value-type="float" office:value="79.08">
                <text:p>79.08</text:p>
              </table:table-cell>
              <table:table-cell office:value-type="float" office:value="-7.74285714285718">
                <text:p>-7.742857142857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">
                <text:p>72</text:p>
              </table:table-cell>
              <table:table-cell office:value-type="float" office:value="-1.8">
                <text:p>-1.8</text:p>
              </table:table-cell>
              <table:table-cell office:value-type="float" office:value="77.52">
                <text:p>77.52</text:p>
              </table:table-cell>
              <table:table-cell office:value-type="float" office:value="-7.28571428571432">
                <text:p>-7.285714285714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">
                <text:p>72</text:p>
              </table:table-cell>
              <table:table-cell office:value-type="float" office:value="-1.8">
                <text:p>-1.8</text:p>
              </table:table-cell>
              <table:table-cell office:value-type="float" office:value="75.96">
                <text:p>75.96</text:p>
              </table:table-cell>
              <table:table-cell office:value-type="float" office:value="-6.82857142857146">
                <text:p>-6.828571428571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1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76.32">
                <text:p>76.32</text:p>
              </table:table-cell>
              <table:table-cell office:value-type="float" office:value="-6.14285714285718">
                <text:p>-6.142857142857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1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76.68">
                <text:p>76.68</text:p>
              </table:table-cell>
              <table:table-cell office:value-type="float" office:value="-5.45714285714289">
                <text:p>-5.457142857142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77.04">
                <text:p>77.04</text:p>
              </table:table-cell>
              <table:table-cell office:value-type="float" office:value="-3.85714285714289">
                <text:p>-3.85714285714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77.52">
                <text:p>77.52</text:p>
              </table:table-cell>
              <table:table-cell office:value-type="float" office:value="-2.25714285714289">
                <text:p>-2.257142857142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1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78">
                <text:p>78</text:p>
              </table:table-cell>
              <table:table-cell office:value-type="float" office:value="-0.657142857142893">
                <text:p>-0.6571428571428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1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77.64">
                <text:p>77.64</text:p>
              </table:table-cell>
              <table:table-cell office:value-type="float" office:value="-0.428571428571464">
                <text:p>-0.4285714285714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77.64">
                <text:p>77.64</text:p>
              </table:table-cell>
              <table:table-cell office:value-type="float" office:value="-0.428571428571464">
                <text:p>-0.4285714285714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77.64">
                <text:p>77.64</text:p>
              </table:table-cell>
              <table:table-cell office:value-type="float" office:value="-0.428571428571464">
                <text:p>-0.4285714285714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.2">
                <text:p>70.2</text:p>
              </table:table-cell>
              <table:table-cell office:value-type="float" office:value="-0.2">
                <text:p>-0.2</text:p>
              </table:table-cell>
              <table:table-cell office:value-type="float" office:value="76.56">
                <text:p>76.56</text:p>
              </table:table-cell>
              <table:table-cell office:value-type="float" office:value="-0.200000000000035">
                <text:p>-0.2000000000000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0.2">
                <text:p>70.2</text:p>
              </table:table-cell>
              <table:table-cell office:value-type="float" office:value="-0.2">
                <text:p>-0.2</text:p>
              </table:table-cell>
              <table:table-cell office:value-type="float" office:value="75.48">
                <text:p>75.48</text:p>
              </table:table-cell>
              <table:table-cell office:value-type="float" office:value="-0.200000000000035">
                <text:p>-0.2000000000000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.6">
                <text:p>75.6</text:p>
              </table:table-cell>
              <table:table-cell office:value-type="float" office:value="3">
                <text:p>3</text:p>
              </table:table-cell>
              <table:table-cell office:value-type="float" office:value="74.76">
                <text:p>74.76</text:p>
              </table:table-cell>
              <table:table-cell office:value-type="float" office:value="0.257142857142822">
                <text:p>0.2571428571428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.6">
                <text:p>75.6</text:p>
              </table:table-cell>
              <table:table-cell office:value-type="float" office:value="3">
                <text:p>3</text:p>
              </table:table-cell>
              <table:table-cell office:value-type="float" office:value="74.04">
                <text:p>74.04</text:p>
              </table:table-cell>
              <table:table-cell office:value-type="float" office:value="0.714285714285679">
                <text:p>0.7142857142856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5.6">
                <text:p>75.6</text:p>
              </table:table-cell>
              <table:table-cell office:value-type="float" office:value="3">
                <text:p>3</text:p>
              </table:table-cell>
              <table:table-cell office:value-type="float" office:value="74.88">
                <text:p>74.88</text:p>
              </table:table-cell>
              <table:table-cell office:value-type="float" office:value="1.17142857142854">
                <text:p>1.171428571428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5.6">
                <text:p>75.6</text:p>
              </table:table-cell>
              <table:table-cell office:value-type="float" office:value="3">
                <text:p>3</text:p>
              </table:table-cell>
              <table:table-cell office:value-type="float" office:value="75.72">
                <text:p>75.72</text:p>
              </table:table-cell>
              <table:table-cell office:value-type="float" office:value="1.62857142857139">
                <text:p>1.6285714285713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5.6">
                <text:p>75.6</text:p>
              </table:table-cell>
              <table:table-cell office:value-type="float" office:value="3">
                <text:p>3</text:p>
              </table:table-cell>
              <table:table-cell office:value-type="float" office:value="76.56">
                <text:p>76.56</text:p>
              </table:table-cell>
              <table:table-cell office:value-type="float" office:value="2.08571428571425">
                <text:p>2.08571428571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5.6">
                <text:p>75.6</text:p>
              </table:table-cell>
              <table:table-cell office:value-type="float" office:value="3">
                <text:p>3</text:p>
              </table:table-cell>
              <table:table-cell office:value-type="float" office:value="76.8">
                <text:p>76.8</text:p>
              </table:table-cell>
              <table:table-cell office:value-type="float" office:value="2.54285714285711">
                <text:p>2.542857142857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76.8">
                <text:p>76.8</text:p>
              </table:table-cell>
              <table:table-cell office:value-type="float" office:value="2.54285714285711">
                <text:p>2.542857142857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76.8">
                <text:p>76.8</text:p>
              </table:table-cell>
              <table:table-cell office:value-type="float" office:value="2.54285714285711">
                <text:p>2.542857142857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0.2">
                <text:p>70.2</text:p>
              </table:table-cell>
              <table:table-cell office:value-type="float" office:value="3">
                <text:p>3</text:p>
              </table:table-cell>
              <table:table-cell office:value-type="float" office:value="76.68">
                <text:p>76.68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2">
                <text:p>70.2</text:p>
              </table:table-cell>
              <table:table-cell office:value-type="float" office:value="3">
                <text:p>3</text:p>
              </table:table-cell>
              <table:table-cell office:value-type="float" office:value="75.96">
                <text:p>75.96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75.36">
                <text:p>75.36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74.76">
                <text:p>74.76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74.16">
                <text:p>74.16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73.56">
                <text:p>73.56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72.96">
                <text:p>72.96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72.96">
                <text:p>72.96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72.96">
                <text:p>72.96</text:p>
              </table:table-cell>
              <table:table-cell office:value-type="float" office:value="2.99999999999996">
                <text:p>2.999999999999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.6">
                <text:p>66.6</text:p>
              </table:table-cell>
              <table:table-cell office:value-type="float" office:value="4.6">
                <text:p>4.6</text:p>
              </table:table-cell>
              <table:table-cell office:value-type="float" office:value="72.72">
                <text:p>72.72</text:p>
              </table:table-cell>
              <table:table-cell office:value-type="float" office:value="3.22857142857139">
                <text:p>3.228571428571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6.6">
                <text:p>66.6</text:p>
              </table:table-cell>
              <table:table-cell office:value-type="float" office:value="4.6">
                <text:p>4.6</text:p>
              </table:table-cell>
              <table:table-cell office:value-type="float" office:value="72.48">
                <text:p>72.48</text:p>
              </table:table-cell>
              <table:table-cell office:value-type="float" office:value="3.45714285714282">
                <text:p>3.457142857142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6.6">
                <text:p>66.6</text:p>
              </table:table-cell>
              <table:table-cell office:value-type="float" office:value="4.6">
                <text:p>4.6</text:p>
              </table:table-cell>
              <table:table-cell office:value-type="float" office:value="71.8799999999999">
                <text:p>71.8799999999999</text:p>
              </table:table-cell>
              <table:table-cell office:value-type="float" office:value="3.68571428571425">
                <text:p>3.68571428571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.6">
                <text:p>66.6</text:p>
              </table:table-cell>
              <table:table-cell office:value-type="float" office:value="6.2">
                <text:p>6.2</text:p>
              </table:table-cell>
              <table:table-cell office:value-type="float" office:value="71.28">
                <text:p>71.28</text:p>
              </table:table-cell>
              <table:table-cell office:value-type="float" office:value="4.14285714285711">
                <text:p>4.142857142857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.6">
                <text:p>66.6</text:p>
              </table:table-cell>
              <table:table-cell office:value-type="float" office:value="6.2">
                <text:p>6.2</text:p>
              </table:table-cell>
              <table:table-cell office:value-type="float" office:value="70.6799999999999">
                <text:p>70.6799999999999</text:p>
              </table:table-cell>
              <table:table-cell office:value-type="float" office:value="4.59999999999997">
                <text:p>4.599999999999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6.6">
                <text:p>66.6</text:p>
              </table:table-cell>
              <table:table-cell office:value-type="float" office:value="6.2">
                <text:p>6.2</text:p>
              </table:table-cell>
              <table:table-cell office:value-type="float" office:value="70.0799999999999">
                <text:p>70.0799999999999</text:p>
              </table:table-cell>
              <table:table-cell office:value-type="float" office:value="5.05714285714282">
                <text:p>5.057142857142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6.6">
                <text:p>66.6</text:p>
              </table:table-cell>
              <table:table-cell office:value-type="float" office:value="6.2">
                <text:p>6.2</text:p>
              </table:table-cell>
              <table:table-cell office:value-type="float" office:value="69.48">
                <text:p>69.48</text:p>
              </table:table-cell>
              <table:table-cell office:value-type="float" office:value="5.51428571428568">
                <text:p>5.514285714285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.6">
                <text:p>66.6</text:p>
              </table:table-cell>
              <table:table-cell office:value-type="float" office:value="6.2">
                <text:p>6.2</text:p>
              </table:table-cell>
              <table:table-cell office:value-type="float" office:value="68.8799999999999">
                <text:p>68.8799999999999</text:p>
              </table:table-cell>
              <table:table-cell office:value-type="float" office:value="5.74285714285711">
                <text:p>5.742857142857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8.8799999999999">
                <text:p>68.8799999999999</text:p>
              </table:table-cell>
              <table:table-cell office:value-type="float" office:value="5.74285714285711">
                <text:p>5.742857142857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8.8799999999999">
                <text:p>68.8799999999999</text:p>
              </table:table-cell>
              <table:table-cell office:value-type="float" office:value="5.74285714285711">
                <text:p>5.742857142857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1.2">
                <text:p>61.2</text:p>
              </table:table-cell>
              <table:table-cell office:value-type="float" office:value="7.8">
                <text:p>7.8</text:p>
              </table:table-cell>
              <table:table-cell office:value-type="float" office:value="68.2799999999999">
                <text:p>68.2799999999999</text:p>
              </table:table-cell>
              <table:table-cell office:value-type="float" office:value="6.19999999999997">
                <text:p>6.19999999999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.2">
                <text:p>61.2</text:p>
              </table:table-cell>
              <table:table-cell office:value-type="float" office:value="7.8">
                <text:p>7.8</text:p>
              </table:table-cell>
              <table:table-cell office:value-type="float" office:value="67.6799999999999">
                <text:p>67.6799999999999</text:p>
              </table:table-cell>
              <table:table-cell office:value-type="float" office:value="6.65714285714282">
                <text:p>6.65714285714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.2">
                <text:p>61.2</text:p>
              </table:table-cell>
              <table:table-cell office:value-type="float" office:value="7.8">
                <text:p>7.8</text:p>
              </table:table-cell>
              <table:table-cell office:value-type="float" office:value="66.9599999999999">
                <text:p>66.9599999999999</text:p>
              </table:table-cell>
              <table:table-cell office:value-type="float" office:value="6.88571428571425">
                <text:p>6.885714285714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.2">
                <text:p>61.2</text:p>
              </table:table-cell>
              <table:table-cell office:value-type="float" office:value="7.8">
                <text:p>7.8</text:p>
              </table:table-cell>
              <table:table-cell office:value-type="float" office:value="66.2399999999999">
                <text:p>66.2399999999999</text:p>
              </table:table-cell>
              <table:table-cell office:value-type="float" office:value="7.11428571428568">
                <text:p>7.11428571428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.2">
                <text:p>61.2</text:p>
              </table:table-cell>
              <table:table-cell office:value-type="float" office:value="7.8">
                <text:p>7.8</text:p>
              </table:table-cell>
              <table:table-cell office:value-type="float" office:value="65.5199999999999">
                <text:p>65.5199999999999</text:p>
              </table:table-cell>
              <table:table-cell office:value-type="float" office:value="7.34285714285711">
                <text:p>7.342857142857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.2">
                <text:p>61.2</text:p>
              </table:table-cell>
              <table:table-cell office:value-type="float" office:value="7.8">
                <text:p>7.8</text:p>
              </table:table-cell>
              <table:table-cell office:value-type="float" office:value="64.7999999999999">
                <text:p>64.7999999999999</text:p>
              </table:table-cell>
              <table:table-cell office:value-type="float" office:value="7.57142857142854">
                <text:p>7.571428571428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1.2">
                <text:p>61.2</text:p>
              </table:table-cell>
              <table:table-cell office:value-type="float" office:value="7.8">
                <text:p>7.8</text:p>
              </table:table-cell>
              <table:table-cell office:value-type="float" office:value="64.0799999999999">
                <text:p>64.0799999999999</text:p>
              </table:table-cell>
              <table:table-cell office:value-type="float" office:value="7.79999999999996">
                <text:p>7.799999999999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1.2">
                <text:p>61.2</text:p>
              </table:table-cell>
              <table:table-cell office:value-type="float" office:value="7.8">
                <text:p>7.8</text:p>
              </table:table-cell>
              <table:table-cell office:value-type="float" office:value="63.7199999999999">
                <text:p>63.7199999999999</text:p>
              </table:table-cell>
              <table:table-cell office:value-type="float" office:value="7.79999999999996">
                <text:p>7.799999999999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3.7199999999999">
                <text:p>63.7199999999999</text:p>
              </table:table-cell>
              <table:table-cell office:value-type="float" office:value="7.79999999999996">
                <text:p>7.799999999999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3.7199999999999">
                <text:p>63.7199999999999</text:p>
              </table:table-cell>
              <table:table-cell office:value-type="float" office:value="7.79999999999996">
                <text:p>7.799999999999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7.6">
                <text:p>57.6</text:p>
              </table:table-cell>
              <table:table-cell office:value-type="float" office:value="11">
                <text:p>11</text:p>
              </table:table-cell>
              <table:table-cell office:value-type="float" office:value="63.1199999999999">
                <text:p>63.1199999999999</text:p>
              </table:table-cell>
              <table:table-cell office:value-type="float" office:value="8.25714285714282">
                <text:p>8.257142857142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.6">
                <text:p>57.6</text:p>
              </table:table-cell>
              <table:table-cell office:value-type="float" office:value="11">
                <text:p>11</text:p>
              </table:table-cell>
              <table:table-cell office:value-type="float" office:value="62.5199999999999">
                <text:p>62.5199999999999</text:p>
              </table:table-cell>
              <table:table-cell office:value-type="float" office:value="8.71428571428568">
                <text:p>8.714285714285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.6">
                <text:p>57.6</text:p>
              </table:table-cell>
              <table:table-cell office:value-type="float" office:value="11">
                <text:p>11</text:p>
              </table:table-cell>
              <table:table-cell office:value-type="float" office:value="61.92">
                <text:p>61.92</text:p>
              </table:table-cell>
              <table:table-cell office:value-type="float" office:value="9.17142857142854">
                <text:p>9.171428571428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.8">
                <text:p>55.8</text:p>
              </table:table-cell>
              <table:table-cell office:value-type="float" office:value="12.6">
                <text:p>12.6</text:p>
              </table:table-cell>
              <table:table-cell office:value-type="float" office:value="61.1999999999999">
                <text:p>61.1999999999999</text:p>
              </table:table-cell>
              <table:table-cell office:value-type="float" office:value="9.85714285714282">
                <text:p>9.857142857142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8">
                <text:p>55.8</text:p>
              </table:table-cell>
              <table:table-cell office:value-type="float" office:value="12.6">
                <text:p>12.6</text:p>
              </table:table-cell>
              <table:table-cell office:value-type="float" office:value="60.4799999999999">
                <text:p>60.4799999999999</text:p>
              </table:table-cell>
              <table:table-cell office:value-type="float" office:value="10.5428571428571">
                <text:p>10.54285714285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8">
                <text:p>55.8</text:p>
              </table:table-cell>
              <table:table-cell office:value-type="float" office:value="12.6">
                <text:p>12.6</text:p>
              </table:table-cell>
              <table:table-cell office:value-type="float" office:value="59.7599999999999">
                <text:p>59.7599999999999</text:p>
              </table:table-cell>
              <table:table-cell office:value-type="float" office:value="11.2285714285714">
                <text:p>11.2285714285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8">
                <text:p>55.8</text:p>
              </table:table-cell>
              <table:table-cell office:value-type="float" office:value="12.6">
                <text:p>12.6</text:p>
              </table:table-cell>
              <table:table-cell office:value-type="float" office:value="59.0399999999999">
                <text:p>59.0399999999999</text:p>
              </table:table-cell>
              <table:table-cell office:value-type="float" office:value="11.9142857142857">
                <text:p>11.91428571428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.8">
                <text:p>55.8</text:p>
              </table:table-cell>
              <table:table-cell office:value-type="float" office:value="12.6">
                <text:p>12.6</text:p>
              </table:table-cell>
              <table:table-cell office:value-type="float" office:value="58.6799999999999">
                <text:p>58.6799999999999</text:p>
              </table:table-cell>
              <table:table-cell office:value-type="float" office:value="12.1428571428571">
                <text:p>12.14285714285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8.6799999999999">
                <text:p>58.6799999999999</text:p>
              </table:table-cell>
              <table:table-cell office:value-type="float" office:value="12.1428571428571">
                <text:p>12.14285714285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8.6799999999999">
                <text:p>58.6799999999999</text:p>
              </table:table-cell>
              <table:table-cell office:value-type="float" office:value="12.1428571428571">
                <text:p>12.14285714285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4">
                <text:p>54</text:p>
              </table:table-cell>
              <table:table-cell office:value-type="float" office:value="12.6">
                <text:p>12.6</text:p>
              </table:table-cell>
              <table:table-cell office:value-type="float" office:value="58.1999999999999">
                <text:p>58.1999999999999</text:p>
              </table:table-cell>
              <table:table-cell office:value-type="float" office:value="12.3714285714285">
                <text:p>12.37142857142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">
                <text:p>54</text:p>
              </table:table-cell>
              <table:table-cell office:value-type="float" office:value="12.6">
                <text:p>12.6</text:p>
              </table:table-cell>
              <table:table-cell office:value-type="float" office:value="57.7199999999999">
                <text:p>57.719999999999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.2">
                <text:p>52.2</text:p>
              </table:table-cell>
              <table:table-cell office:value-type="float" office:value="14.2">
                <text:p>14.2</text:p>
              </table:table-cell>
              <table:table-cell office:value-type="float" office:value="57.1199999999999">
                <text:p>57.1199999999999</text:p>
              </table:table-cell>
              <table:table-cell office:value-type="float" office:value="12.8285714285714">
                <text:p>12.82857142857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2.2">
                <text:p>52.2</text:p>
              </table:table-cell>
              <table:table-cell office:value-type="float" office:value="14.2">
                <text:p>14.2</text:p>
              </table:table-cell>
              <table:table-cell office:value-type="float" office:value="56.5199999999999">
                <text:p>56.5199999999999</text:p>
              </table:table-cell>
              <table:table-cell office:value-type="float" office:value="13.0571428571428">
                <text:p>13.05714285714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2.2">
                <text:p>52.2</text:p>
              </table:table-cell>
              <table:table-cell office:value-type="float" office:value="14.2">
                <text:p>14.2</text:p>
              </table:table-cell>
              <table:table-cell office:value-type="float" office:value="55.9199999999999">
                <text:p>55.9199999999999</text:p>
              </table:table-cell>
              <table:table-cell office:value-type="float" office:value="13.2857142857143">
                <text:p>13.2857142857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5.9199999999999">
                <text:p>55.9199999999999</text:p>
              </table:table-cell>
              <table:table-cell office:value-type="float" office:value="13.2857142857143">
                <text:p>13.28571428571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5.9199999999999">
                <text:p>55.9199999999999</text:p>
              </table:table-cell>
              <table:table-cell office:value-type="float" office:value="13.2857142857143">
                <text:p>13.2857142857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.4">
                <text:p>50.4</text:p>
              </table:table-cell>
              <table:table-cell office:value-type="float" office:value="15.8">
                <text:p>15.8</text:p>
              </table:table-cell>
              <table:table-cell office:value-type="float" office:value="55.1999999999999">
                <text:p>55.1999999999999</text:p>
              </table:table-cell>
              <table:table-cell office:value-type="float" office:value="13.7428571428571">
                <text:p>13.74285714285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0.4">
                <text:p>50.4</text:p>
              </table:table-cell>
              <table:table-cell office:value-type="float" office:value="15.8">
                <text:p>15.8</text:p>
              </table:table-cell>
              <table:table-cell office:value-type="float" office:value="54.4799999999999">
                <text:p>54.4799999999999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.6">
                <text:p>48.6</text:p>
              </table:table-cell>
              <table:table-cell office:value-type="float" office:value="17.4">
                <text:p>17.4</text:p>
              </table:table-cell>
              <table:table-cell office:value-type="float" office:value="53.8799999999999">
                <text:p>53.8799999999999</text:p>
              </table:table-cell>
              <table:table-cell office:value-type="float" office:value="14.8857142857143">
                <text:p>14.88571428571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.6">
                <text:p>48.6</text:p>
              </table:table-cell>
              <table:table-cell office:value-type="float" office:value="17.4">
                <text:p>17.4</text:p>
              </table:table-cell>
              <table:table-cell office:value-type="float" office:value="53.2799999999999">
                <text:p>53.2799999999999</text:p>
              </table:table-cell>
              <table:table-cell office:value-type="float" office:value="15.5714285714285">
                <text:p>15.571428571428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.6">
                <text:p>48.6</text:p>
              </table:table-cell>
              <table:table-cell office:value-type="float" office:value="17.4">
                <text:p>17.4</text:p>
              </table:table-cell>
              <table:table-cell office:value-type="float" office:value="52.6799999999999">
                <text:p>52.6799999999999</text:p>
              </table:table-cell>
              <table:table-cell office:value-type="float" office:value="16.0285714285714">
                <text:p>16.028571428571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8.6">
                <text:p>48.6</text:p>
              </table:table-cell>
              <table:table-cell office:value-type="float" office:value="17.4">
                <text:p>17.4</text:p>
              </table:table-cell>
              <table:table-cell office:value-type="float" office:value="52.1999999999999">
                <text:p>52.1999999999999</text:p>
              </table:table-cell>
              <table:table-cell office:value-type="float" office:value="16.4857142857143">
                <text:p>16.48571428571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8.6">
                <text:p>48.6</text:p>
              </table:table-cell>
              <table:table-cell office:value-type="float" office:value="17.4">
                <text:p>17.4</text:p>
              </table:table-cell>
              <table:table-cell office:value-type="float" office:value="51.7199999999999">
                <text:p>51.7199999999999</text:p>
              </table:table-cell>
              <table:table-cell office:value-type="float" office:value="16.9428571428571">
                <text:p>16.94285714285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.8">
                <text:p>109.8</text:p>
              </table:table-cell>
              <table:table-cell office:value-type="float" office:value="43">
                <text:p>43</text:p>
              </table:table-cell>
              <table:table-cell office:value-type="float" office:value="55.3199999999999">
                <text:p>55.3199999999999</text:p>
              </table:table-cell>
              <table:table-cell office:value-type="float" office:value="20.8285714285714">
                <text:p>20.82857142857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.8">
                <text:p>109.8</text:p>
              </table:table-cell>
              <table:table-cell office:value-type="float" office:value="43">
                <text:p>43</text:p>
              </table:table-cell>
              <table:table-cell office:value-type="float" office:value="58.9199999999999">
                <text:p>58.9199999999999</text:p>
              </table:table-cell>
              <table:table-cell office:value-type="float" office:value="24.7142857142857">
                <text:p>24.71428571428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.8">
                <text:p>109.8</text:p>
              </table:table-cell>
              <table:table-cell office:value-type="float" office:value="43">
                <text:p>43</text:p>
              </table:table-cell>
              <table:table-cell office:value-type="float" office:value="62.5199999999999">
                <text:p>62.5199999999999</text:p>
              </table:table-cell>
              <table:table-cell office:value-type="float" office:value="28.3714285714285">
                <text:p>28.37142857142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6.8">
                <text:p>46.8</text:p>
              </table:table-cell>
              <table:table-cell office:value-type="float" office:value="20.6">
                <text:p>20.6</text:p>
              </table:table-cell>
              <table:table-cell office:value-type="float" office:value="62.0399999999999">
                <text:p>62.0399999999999</text:p>
              </table:table-cell>
              <table:table-cell office:value-type="float" office:value="28.8285714285714">
                <text:p>28.82857142857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6.8">
                <text:p>46.8</text:p>
              </table:table-cell>
              <table:table-cell office:value-type="float" office:value="20.6">
                <text:p>20.6</text:p>
              </table:table-cell>
              <table:table-cell office:value-type="float" office:value="61.5599999999999">
                <text:p>61.5599999999999</text:p>
              </table:table-cell>
              <table:table-cell office:value-type="float" office:value="29.2857142857142">
                <text:p>29.28571428571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6.8">
                <text:p>46.8</text:p>
              </table:table-cell>
              <table:table-cell office:value-type="float" office:value="20.6">
                <text:p>20.6</text:p>
              </table:table-cell>
              <table:table-cell office:value-type="float" office:value="61.1999999999999">
                <text:p>61.1999999999999</text:p>
              </table:table-cell>
              <table:table-cell office:value-type="float" office:value="29.7428571428571">
                <text:p>29.74285714285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6.8">
                <text:p>46.8</text:p>
              </table:table-cell>
              <table:table-cell office:value-type="float" office:value="20.6">
                <text:p>20.6</text:p>
              </table:table-cell>
              <table:table-cell office:value-type="float" office:value="60.8399999999999">
                <text:p>60.8399999999999</text:p>
              </table:table-cell>
              <table:table-cell office:value-type="float" office:value="30.2">
                <text:p>30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98cm" svg:height="16.019cm" xlink:href=".." xlink:type="simple" chart:class="chart:line" chart:style-name="ch1">
        <chart:legend chart:legend-position="end" svg:x="29.284cm" svg:y="6.971cm" style:legend-expansion="high" chart:style-name="ch2"/>
        <chart:plot-area chart:style-name="ch3" table:cell-range-address="fact_curve.A1:fact_curve.B303 fact_curve.D1:fact_curve.E303" svg:x="1.093cm" svg:y="1.415cm" svg:width="26.905cm" svg:height="13.864cm">
          <chartooo:coordinate-region svg:x="1.944cm" svg:y="1.612cm" svg:width="26.054cm" svg:height="13.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act_curve.A1:fact_curve.A303" chart:class="chart:line">
            <chart:data-point chart:repeated="303"/>
          </chart:series>
          <chart:series chart:style-name="ch7" chart:values-cell-range-address="fact_curve.B1:fact_curve.B303" chart:class="chart:line">
            <chart:data-point chart:repeated="303"/>
          </chart:series>
          <chart:series chart:style-name="ch8" chart:values-cell-range-address="fact_curve.D1:fact_curve.D303" chart:class="chart:line">
            <chart:data-point chart:repeated="303"/>
          </chart:series>
          <chart:series chart:style-name="ch9" chart:values-cell-range-address="fact_curve.E1:fact_curve.E303" chart:class="chart:line">
            <chart:data-point chart:repeated="30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.2">
                <text:p>106.2</text:p>
                <draw:g>
                  <svg:desc>fact_curve.A1:fact_curve.A303</svg:desc>
                </draw:g>
              </table:table-cell>
              <table:table-cell office:value-type="float" office:value="-37">
                <text:p>-37</text:p>
                <draw:g>
                  <svg:desc>fact_curve.B1:fact_curve.B303</svg:desc>
                </draw:g>
              </table:table-cell>
              <table:table-cell office:value-type="float" office:value="105.36644659241">
                <text:p>105.36644659241</text:p>
                <draw:g>
                  <svg:desc>fact_curve.D1:fact_curve.D303</svg:desc>
                </draw:g>
              </table:table-cell>
              <table:table-cell office:value-type="float" office:value="-37">
                <text:p>-37</text:p>
                <draw:g>
                  <svg:desc>fact_curve.E1:fact_curve.E3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6.2">
                <text:p>106.2</text:p>
              </table:table-cell>
              <table:table-cell office:value-type="float" office:value="-37">
                <text:p>-37</text:p>
              </table:table-cell>
              <table:table-cell office:value-type="float" office:value="105.491479603549">
                <text:p>105.49147960354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.2">
                <text:p>106.2</text:p>
              </table:table-cell>
              <table:table-cell office:value-type="float" office:value="-37">
                <text:p>-37</text:p>
              </table:table-cell>
              <table:table-cell office:value-type="float" office:value="105.597757663016">
                <text:p>105.59775766301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5.418094013564">
                <text:p>105.41809401356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5.265379911529">
                <text:p>105.26537991152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5.1355729248">
                <text:p>105.135572924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5.02523698608">
                <text:p>105.0252369860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4.931451438168">
                <text:p>104.93145143816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4.851733722443">
                <text:p>104.8517337224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4.851733722443">
                <text:p>104.8517337224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4.851733722443">
                <text:p>104.8517337224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4.851733722443">
                <text:p>104.8517337224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4.635807826451">
                <text:p>104.63580782645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4.600436652483">
                <text:p>104.60043665248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.4">
                <text:p>104.4</text:p>
              </table:table-cell>
              <table:table-cell office:value-type="float" office:value="-37">
                <text:p>-37</text:p>
              </table:table-cell>
              <table:table-cell office:value-type="float" office:value="104.570371154611">
                <text:p>104.57037115461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4.274815481419">
                <text:p>104.27481548141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4.023593159206">
                <text:p>104.02359315920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3.810054185325">
                <text:p>103.810054185325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3.628546057527">
                <text:p>103.6285460575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3.474264148898">
                <text:p>103.47426414889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3.343124526563">
                <text:p>103.3431245265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3.343124526563">
                <text:p>103.3431245265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3.343124526563">
                <text:p>103.3431245265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3.343124526563">
                <text:p>103.3431245265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2.987915647394">
                <text:p>102.98791564739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2.929728300285">
                <text:p>102.929728300285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.6">
                <text:p>102.6</text:p>
              </table:table-cell>
              <table:table-cell office:value-type="float" office:value="-37">
                <text:p>-37</text:p>
              </table:table-cell>
              <table:table-cell office:value-type="float" office:value="102.880269055242">
                <text:p>102.88026905524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.8">
                <text:p>100.8</text:p>
              </table:table-cell>
              <table:table-cell office:value-type="float" office:value="-37">
                <text:p>-37</text:p>
              </table:table-cell>
              <table:table-cell office:value-type="float" office:value="102.568228696956">
                <text:p>102.56822869695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.8">
                <text:p>100.8</text:p>
              </table:table-cell>
              <table:table-cell office:value-type="float" office:value="-37">
                <text:p>-37</text:p>
              </table:table-cell>
              <table:table-cell office:value-type="float" office:value="102.302994392413">
                <text:p>102.30299439241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.8">
                <text:p>100.8</text:p>
              </table:table-cell>
              <table:table-cell office:value-type="float" office:value="-37">
                <text:p>-37</text:p>
              </table:table-cell>
              <table:table-cell office:value-type="float" office:value="102.077545233551">
                <text:p>102.07754523355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2.077545233551">
                <text:p>102.07754523355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2.077545233551">
                <text:p>102.07754523355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02.077545233551">
                <text:p>102.07754523355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8">
                <text:p>100.8</text:p>
              </table:table-cell>
              <table:table-cell office:value-type="float" office:value="-37">
                <text:p>-37</text:p>
              </table:table-cell>
              <table:table-cell office:value-type="float" office:value="101.466886596571">
                <text:p>101.46688659657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.8">
                <text:p>100.8</text:p>
              </table:table-cell>
              <table:table-cell office:value-type="float" office:value="-37">
                <text:p>-37</text:p>
              </table:table-cell>
              <table:table-cell office:value-type="float" office:value="101.366853607085">
                <text:p>101.366853607085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.8">
                <text:p>100.8</text:p>
              </table:table-cell>
              <table:table-cell office:value-type="float" office:value="-37">
                <text:p>-37</text:p>
              </table:table-cell>
              <table:table-cell office:value-type="float" office:value="101.281825566023">
                <text:p>101.28182556602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0.939551731119">
                <text:p>100.93955173111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0.648618971451">
                <text:p>100.64861897145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0.401326125734">
                <text:p>100.40132612573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0.191127206874">
                <text:p>100.19112720687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100.012458125843">
                <text:p>100.01245812584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8605894069662">
                <text:p>99.860589406966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9.8605894069662">
                <text:p>99.860589406966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9.8605894069662">
                <text:p>99.860589406966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9.8605894069662">
                <text:p>99.860589406966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4492330491201">
                <text:p>99.449233049120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3818480917521">
                <text:p>99.3818480917521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3245708779893">
                <text:p>99.324570877989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2758852462909">
                <text:p>99.275885246290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2345024593473">
                <text:p>99.234502459347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-37">
                <text:p>-37</text:p>
              </table:table-cell>
              <table:table-cell office:value-type="float" office:value="99.1993270904452">
                <text:p>99.199327090445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.2">
                <text:p>97.2</text:p>
              </table:table-cell>
              <table:table-cell office:value-type="float" office:value="-37">
                <text:p>-37</text:p>
              </table:table-cell>
              <table:table-cell office:value-type="float" office:value="98.8994280268784">
                <text:p>98.899428026878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7.2">
                <text:p>97.2</text:p>
              </table:table-cell>
              <table:table-cell office:value-type="float" office:value="-37">
                <text:p>-37</text:p>
              </table:table-cell>
              <table:table-cell office:value-type="float" office:value="98.6445138228466">
                <text:p>98.644513822846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2">
                <text:p>97.2</text:p>
              </table:table-cell>
              <table:table-cell office:value-type="float" office:value="-37">
                <text:p>-37</text:p>
              </table:table-cell>
              <table:table-cell office:value-type="float" office:value="98.4278367494196">
                <text:p>98.427836749419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8.4278367494196">
                <text:p>98.427836749419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8.4278367494196">
                <text:p>98.427836749419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8.4278367494196">
                <text:p>98.427836749419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.2">
                <text:p>97.2</text:p>
              </table:table-cell>
              <table:table-cell office:value-type="float" office:value="-37">
                <text:p>-37</text:p>
              </table:table-cell>
              <table:table-cell office:value-type="float" office:value="97.8409384571767">
                <text:p>97.840938457176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2">
                <text:p>97.2</text:p>
              </table:table-cell>
              <table:table-cell office:value-type="float" office:value="-37">
                <text:p>-37</text:p>
              </table:table-cell>
              <table:table-cell office:value-type="float" office:value="97.7447976886002">
                <text:p>97.744797688600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2">
                <text:p>97.2</text:p>
              </table:table-cell>
              <table:table-cell office:value-type="float" office:value="-37">
                <text:p>-37</text:p>
              </table:table-cell>
              <table:table-cell office:value-type="float" office:value="97.6630780353102">
                <text:p>97.663078035310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7.3236163300136">
                <text:p>97.323616330013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7.0350738805116">
                <text:p>97.035073880511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6.7898127984349">
                <text:p>96.789812798434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6.5813408786696">
                <text:p>96.5813408786696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6.4041397468692">
                <text:p>96.404139746869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6.2535187848388">
                <text:p>96.253518784838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6.2535187848388">
                <text:p>96.253518784838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6.2535187848388">
                <text:p>96.253518784838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6.2535187848388">
                <text:p>96.253518784838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5.8455421401782">
                <text:p>95.845542140178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5.7787108191515">
                <text:p>95.7787108191515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5.7219041962788">
                <text:p>95.721904196278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.6">
                <text:p>93.6</text:p>
              </table:table-cell>
              <table:table-cell office:value-type="float" office:value="-37">
                <text:p>-37</text:p>
              </table:table-cell>
              <table:table-cell office:value-type="float" office:value="95.403618566837">
                <text:p>95.4036185668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.6">
                <text:p>93.6</text:p>
              </table:table-cell>
              <table:table-cell office:value-type="float" office:value="-37">
                <text:p>-37</text:p>
              </table:table-cell>
              <table:table-cell office:value-type="float" office:value="95.1330757818114">
                <text:p>95.1330757818114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5.1731144145397">
                <text:p>95.173114414539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5.2071472523588">
                <text:p>95.2071472523588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4">
                <text:p>95.4</text:p>
              </table:table-cell>
              <table:table-cell office:value-type="float" office:value="-37">
                <text:p>-37</text:p>
              </table:table-cell>
              <table:table-cell office:value-type="float" office:value="95.2360751645049">
                <text:p>95.236075164504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5.2360751645049">
                <text:p>95.236075164504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5.2360751645049">
                <text:p>95.236075164504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5.2360751645049">
                <text:p>95.236075164504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3.6">
                <text:p>93.6</text:p>
              </table:table-cell>
              <table:table-cell office:value-type="float" office:value="-30.6">
                <text:p>-30.6</text:p>
              </table:table-cell>
              <table:table-cell office:value-type="float" office:value="94.4540414613414">
                <text:p>94.4540414613414</text:p>
              </table:table-cell>
              <table:table-cell office:value-type="float" office:value="-32.13664">
                <text:p>-32.136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3.6">
                <text:p>93.6</text:p>
              </table:table-cell>
              <table:table-cell office:value-type="float" office:value="-30.6">
                <text:p>-30.6</text:p>
              </table:table-cell>
              <table:table-cell office:value-type="float" office:value="94.3259352421402">
                <text:p>94.3259352421402</text:p>
              </table:table-cell>
              <table:table-cell office:value-type="float" office:value="-31.675648">
                <text:p>-31.675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6">
                <text:p>93.6</text:p>
              </table:table-cell>
              <table:table-cell office:value-type="float" office:value="-30.6">
                <text:p>-30.6</text:p>
              </table:table-cell>
              <table:table-cell office:value-type="float" office:value="94.2170449558192">
                <text:p>94.2170449558192</text:p>
              </table:table-cell>
              <table:table-cell office:value-type="float" office:value="-31.3529536">
                <text:p>-31.3529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.8">
                <text:p>91.8</text:p>
              </table:table-cell>
              <table:table-cell office:value-type="float" office:value="-35.4">
                <text:p>-35.4</text:p>
              </table:table-cell>
              <table:table-cell office:value-type="float" office:value="93.8544882124463">
                <text:p>93.8544882124463</text:p>
              </table:table-cell>
              <table:table-cell office:value-type="float" office:value="-32.56706752">
                <text:p>-32.56706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.8">
                <text:p>91.8</text:p>
              </table:table-cell>
              <table:table-cell office:value-type="float" office:value="-35.4">
                <text:p>-35.4</text:p>
              </table:table-cell>
              <table:table-cell office:value-type="float" office:value="93.5463149805793">
                <text:p>93.5463149805793</text:p>
              </table:table-cell>
              <table:table-cell office:value-type="float" office:value="-33.416947264">
                <text:p>-33.4169472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.8">
                <text:p>91.8</text:p>
              </table:table-cell>
              <table:table-cell office:value-type="float" office:value="-35.4">
                <text:p>-35.4</text:p>
              </table:table-cell>
              <table:table-cell office:value-type="float" office:value="93.2843677334924">
                <text:p>93.2843677334924</text:p>
              </table:table-cell>
              <table:table-cell office:value-type="float" office:value="-34.0118630848">
                <text:p>-34.01186308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.8">
                <text:p>91.8</text:p>
              </table:table-cell>
              <table:table-cell office:value-type="float" office:value="-30.6">
                <text:p>-30.6</text:p>
              </table:table-cell>
              <table:table-cell office:value-type="float" office:value="93.0617125734686">
                <text:p>93.0617125734686</text:p>
              </table:table-cell>
              <table:table-cell office:value-type="float" office:value="-32.98830415936">
                <text:p>-32.98830415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.8">
                <text:p>91.8</text:p>
              </table:table-cell>
              <table:table-cell office:value-type="float" office:value="-30.6">
                <text:p>-30.6</text:p>
              </table:table-cell>
              <table:table-cell office:value-type="float" office:value="92.8724556874483">
                <text:p>92.8724556874483</text:p>
              </table:table-cell>
              <table:table-cell office:value-type="float" office:value="-32.271812911552">
                <text:p>-32.271812911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.8">
                <text:p>91.8</text:p>
              </table:table-cell>
              <table:table-cell office:value-type="float" office:value="-30.6">
                <text:p>-30.6</text:p>
              </table:table-cell>
              <table:table-cell office:value-type="float" office:value="92.711587334331">
                <text:p>92.711587334331</text:p>
              </table:table-cell>
              <table:table-cell office:value-type="float" office:value="-31.7702690380864">
                <text:p>-31.7702690380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2.711587334331">
                <text:p>92.711587334331</text:p>
              </table:table-cell>
              <table:table-cell office:value-type="float" office:value="-31.7702690380864">
                <text:p>-31.7702690380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2.711587334331">
                <text:p>92.711587334331</text:p>
              </table:table-cell>
              <table:table-cell office:value-type="float" office:value="-31.7702690380864">
                <text:p>-31.77026903808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2.711587334331">
                <text:p>92.711587334331</text:p>
              </table:table-cell>
              <table:table-cell office:value-type="float" office:value="-31.7702690380864">
                <text:p>-31.7702690380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.8">
                <text:p>91.8</text:p>
              </table:table-cell>
              <table:table-cell office:value-type="float" office:value="-29">
                <text:p>-29</text:p>
              </table:table-cell>
              <table:table-cell office:value-type="float" office:value="92.2758542859416">
                <text:p>92.2758542859416</text:p>
              </table:table-cell>
              <table:table-cell office:value-type="float" office:value="-29.6651415960445">
                <text:p>-29.66514159604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1.8">
                <text:p>91.8</text:p>
              </table:table-cell>
              <table:table-cell office:value-type="float" office:value="-29">
                <text:p>-29</text:p>
              </table:table-cell>
              <table:table-cell office:value-type="float" office:value="92.2044761430504">
                <text:p>92.2044761430504</text:p>
              </table:table-cell>
              <table:table-cell office:value-type="float" office:value="-29.4655991172312">
                <text:p>-29.46559911723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1.8">
                <text:p>91.8</text:p>
              </table:table-cell>
              <table:table-cell office:value-type="float" office:value="-29">
                <text:p>-29</text:p>
              </table:table-cell>
              <table:table-cell office:value-type="float" office:value="92.1438047215928">
                <text:p>92.1438047215928</text:p>
              </table:table-cell>
              <table:table-cell office:value-type="float" office:value="-29.3259193820618">
                <text:p>-29.32591938206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">
                <text:p>90</text:p>
              </table:table-cell>
              <table:table-cell office:value-type="float" office:value="-30.6">
                <text:p>-30.6</text:p>
              </table:table-cell>
              <table:table-cell office:value-type="float" office:value="91.8222340133539">
                <text:p>91.8222340133539</text:p>
              </table:table-cell>
              <table:table-cell office:value-type="float" office:value="-29.7081435674433">
                <text:p>-29.70814356744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">
                <text:p>90</text:p>
              </table:table-cell>
              <table:table-cell office:value-type="float" office:value="-30.6">
                <text:p>-30.6</text:p>
              </table:table-cell>
              <table:table-cell office:value-type="float" office:value="91.5488989113508">
                <text:p>91.5488989113508</text:p>
              </table:table-cell>
              <table:table-cell office:value-type="float" office:value="-29.9757004972103">
                <text:p>-29.9757004972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">
                <text:p>90</text:p>
              </table:table-cell>
              <table:table-cell office:value-type="float" office:value="-30.6">
                <text:p>-30.6</text:p>
              </table:table-cell>
              <table:table-cell office:value-type="float" office:value="91.3165640746482">
                <text:p>91.3165640746482</text:p>
              </table:table-cell>
              <table:table-cell office:value-type="float" office:value="-30.1629903480472">
                <text:p>-30.1629903480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">
                <text:p>90</text:p>
              </table:table-cell>
              <table:table-cell office:value-type="float" office:value="-29">
                <text:p>-29</text:p>
              </table:table-cell>
              <table:table-cell office:value-type="float" office:value="91.119079463451">
                <text:p>91.119079463451</text:p>
              </table:table-cell>
              <table:table-cell office:value-type="float" office:value="-29.814093243633">
                <text:p>-29.814093243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-29">
                <text:p>-29</text:p>
              </table:table-cell>
              <table:table-cell office:value-type="float" office:value="90.9512175439333">
                <text:p>90.9512175439333</text:p>
              </table:table-cell>
              <table:table-cell office:value-type="float" office:value="-29.5698652705431">
                <text:p>-29.56986527054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-29">
                <text:p>-29</text:p>
              </table:table-cell>
              <table:table-cell office:value-type="float" office:value="90.8085349123433">
                <text:p>90.8085349123433</text:p>
              </table:table-cell>
              <table:table-cell office:value-type="float" office:value="-29.3989056893802">
                <text:p>-29.39890568938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0.8085349123433">
                <text:p>90.8085349123433</text:p>
              </table:table-cell>
              <table:table-cell office:value-type="float" office:value="-29.3989056893802">
                <text:p>-29.39890568938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0.8085349123433">
                <text:p>90.8085349123433</text:p>
              </table:table-cell>
              <table:table-cell office:value-type="float" office:value="-29.3989056893802">
                <text:p>-29.39890568938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0.8085349123433">
                <text:p>90.8085349123433</text:p>
              </table:table-cell>
              <table:table-cell office:value-type="float" office:value="-29.3989056893802">
                <text:p>-29.39890568938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-27.4">
                <text:p>-27.4</text:p>
              </table:table-cell>
              <table:table-cell office:value-type="float" office:value="90.4220602775864">
                <text:p>90.4220602775864</text:p>
              </table:table-cell>
              <table:table-cell office:value-type="float" office:value="-27.8799372560202">
                <text:p>-27.87993725602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">
                <text:p>90</text:p>
              </table:table-cell>
              <table:table-cell office:value-type="float" office:value="-27.4">
                <text:p>-27.4</text:p>
              </table:table-cell>
              <table:table-cell office:value-type="float" office:value="90.3587512359485">
                <text:p>90.3587512359485</text:p>
              </table:table-cell>
              <table:table-cell office:value-type="float" office:value="-27.7359560792141">
                <text:p>-27.7359560792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">
                <text:p>90</text:p>
              </table:table-cell>
              <table:table-cell office:value-type="float" office:value="-27.4">
                <text:p>-27.4</text:p>
              </table:table-cell>
              <table:table-cell office:value-type="float" office:value="90.3049385505562">
                <text:p>90.3049385505562</text:p>
              </table:table-cell>
              <table:table-cell office:value-type="float" office:value="-27.6351692554499">
                <text:p>-27.63516925544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">
                <text:p>90</text:p>
              </table:table-cell>
              <table:table-cell office:value-type="float" office:value="-25.8">
                <text:p>-25.8</text:p>
              </table:table-cell>
              <table:table-cell office:value-type="float" office:value="90.2591977679728">
                <text:p>90.2591977679728</text:p>
              </table:table-cell>
              <table:table-cell office:value-type="float" office:value="-27.0846184788149">
                <text:p>-27.08461847881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">
                <text:p>90</text:p>
              </table:table-cell>
              <table:table-cell office:value-type="float" office:value="-25.8">
                <text:p>-25.8</text:p>
              </table:table-cell>
              <table:table-cell office:value-type="float" office:value="90.2203181027768">
                <text:p>90.2203181027768</text:p>
              </table:table-cell>
              <table:table-cell office:value-type="float" office:value="-26.6992329351704">
                <text:p>-26.6992329351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.2">
                <text:p>88.2</text:p>
              </table:table-cell>
              <table:table-cell office:value-type="float" office:value="-27.4">
                <text:p>-27.4</text:p>
              </table:table-cell>
              <table:table-cell office:value-type="float" office:value="89.9172703873603">
                <text:p>89.9172703873603</text:p>
              </table:table-cell>
              <table:table-cell office:value-type="float" office:value="-26.9094630546193">
                <text:p>-26.90946305461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.2">
                <text:p>88.2</text:p>
              </table:table-cell>
              <table:table-cell office:value-type="float" office:value="-27.4">
                <text:p>-27.4</text:p>
              </table:table-cell>
              <table:table-cell office:value-type="float" office:value="89.6596798292563">
                <text:p>89.6596798292563</text:p>
              </table:table-cell>
              <table:table-cell office:value-type="float" office:value="-27.0566241382335">
                <text:p>-27.05662413823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.2">
                <text:p>88.2</text:p>
              </table:table-cell>
              <table:table-cell office:value-type="float" office:value="-27.4">
                <text:p>-27.4</text:p>
              </table:table-cell>
              <table:table-cell office:value-type="float" office:value="89.4407278548678">
                <text:p>89.4407278548678</text:p>
              </table:table-cell>
              <table:table-cell office:value-type="float" office:value="-27.1596368967635">
                <text:p>-27.15963689676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.2">
                <text:p>88.2</text:p>
              </table:table-cell>
              <table:table-cell office:value-type="float" office:value="-27.4">
                <text:p>-27.4</text:p>
              </table:table-cell>
              <table:table-cell office:value-type="float" office:value="89.2546186766377">
                <text:p>89.2546186766377</text:p>
              </table:table-cell>
              <table:table-cell office:value-type="float" office:value="-27.2317458277344">
                <text:p>-27.2317458277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9.2546186766377">
                <text:p>89.2546186766377</text:p>
              </table:table-cell>
              <table:table-cell office:value-type="float" office:value="-27.2317458277344">
                <text:p>-27.23174582773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9.2546186766377">
                <text:p>89.2546186766377</text:p>
              </table:table-cell>
              <table:table-cell office:value-type="float" office:value="-27.2317458277344">
                <text:p>-27.2317458277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9.2546186766377">
                <text:p>89.2546186766377</text:p>
              </table:table-cell>
              <table:table-cell office:value-type="float" office:value="-27.2317458277344">
                <text:p>-27.23174582773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.2">
                <text:p>88.2</text:p>
              </table:table-cell>
              <table:table-cell office:value-type="float" office:value="-24.2">
                <text:p>-24.2</text:p>
              </table:table-cell>
              <table:table-cell office:value-type="float" office:value="88.7505175405716">
                <text:p>88.7505175405716</text:p>
              </table:table-cell>
              <table:table-cell office:value-type="float" office:value="-24.927922173239">
                <text:p>-24.927922173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.2">
                <text:p>88.2</text:p>
              </table:table-cell>
              <table:table-cell office:value-type="float" office:value="-24.2">
                <text:p>-24.2</text:p>
              </table:table-cell>
              <table:table-cell office:value-type="float" office:value="88.6679399094859">
                <text:p>88.6679399094859</text:p>
              </table:table-cell>
              <table:table-cell office:value-type="float" office:value="-24.7095455212673">
                <text:p>-24.70954552126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.2">
                <text:p>88.2</text:p>
              </table:table-cell>
              <table:table-cell office:value-type="float" office:value="-24.2">
                <text:p>-24.2</text:p>
              </table:table-cell>
              <table:table-cell office:value-type="float" office:value="88.597748923063">
                <text:p>88.597748923063</text:p>
              </table:table-cell>
              <table:table-cell office:value-type="float" office:value="-24.5566818648871">
                <text:p>-24.55668186488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.2">
                <text:p>88.2</text:p>
              </table:table-cell>
              <table:table-cell office:value-type="float" office:value="-25.8">
                <text:p>-25.8</text:p>
              </table:table-cell>
              <table:table-cell office:value-type="float" office:value="88.5380865846035">
                <text:p>88.5380865846035</text:p>
              </table:table-cell>
              <table:table-cell office:value-type="float" office:value="-24.929677305421">
                <text:p>-24.9296773054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.2">
                <text:p>88.2</text:p>
              </table:table-cell>
              <table:table-cell office:value-type="float" office:value="-25.8">
                <text:p>-25.8</text:p>
              </table:table-cell>
              <table:table-cell office:value-type="float" office:value="88.487373596913">
                <text:p>88.487373596913</text:p>
              </table:table-cell>
              <table:table-cell office:value-type="float" office:value="-25.1907741137947">
                <text:p>-25.1907741137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8.2">
                <text:p>88.2</text:p>
              </table:table-cell>
              <table:table-cell office:value-type="float" office:value="-25.8">
                <text:p>-25.8</text:p>
              </table:table-cell>
              <table:table-cell office:value-type="float" office:value="88.444267557376">
                <text:p>88.444267557376</text:p>
              </table:table-cell>
              <table:table-cell office:value-type="float" office:value="-25.3735418796563">
                <text:p>-25.37354187965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6.4">
                <text:p>86.4</text:p>
              </table:table-cell>
              <table:table-cell office:value-type="float" office:value="-24.2">
                <text:p>-24.2</text:p>
              </table:table-cell>
              <table:table-cell office:value-type="float" office:value="88.1376274237696">
                <text:p>88.1376274237696</text:p>
              </table:table-cell>
              <table:table-cell office:value-type="float" office:value="-25.0214793157594">
                <text:p>-25.02147931575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6.4">
                <text:p>86.4</text:p>
              </table:table-cell>
              <table:table-cell office:value-type="float" office:value="-24.2">
                <text:p>-24.2</text:p>
              </table:table-cell>
              <table:table-cell office:value-type="float" office:value="87.8769833102042">
                <text:p>87.8769833102042</text:p>
              </table:table-cell>
              <table:table-cell office:value-type="float" office:value="-24.7750355210316">
                <text:p>-24.7750355210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6.4">
                <text:p>86.4</text:p>
              </table:table-cell>
              <table:table-cell office:value-type="float" office:value="-24.2">
                <text:p>-24.2</text:p>
              </table:table-cell>
              <table:table-cell office:value-type="float" office:value="87.6554358136736">
                <text:p>87.6554358136736</text:p>
              </table:table-cell>
              <table:table-cell office:value-type="float" office:value="-24.6025248647221">
                <text:p>-24.6025248647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7.6554358136736">
                <text:p>87.6554358136736</text:p>
              </table:table-cell>
              <table:table-cell office:value-type="float" office:value="-24.6025248647221">
                <text:p>-24.60252486472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87.6554358136736">
                <text:p>87.6554358136736</text:p>
              </table:table-cell>
              <table:table-cell office:value-type="float" office:value="-24.6025248647221">
                <text:p>-24.60252486472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.4">
                <text:p>86.4</text:p>
              </table:table-cell>
              <table:table-cell office:value-type="float" office:value="-22.6">
                <text:p>-22.6</text:p>
              </table:table-cell>
              <table:table-cell office:value-type="float" office:value="87.1709945190723">
                <text:p>87.1709945190723</text:p>
              </table:table-cell>
              <table:table-cell office:value-type="float" office:value="-23.2868660285997">
                <text:p>-23.2868660285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.4">
                <text:p>86.4</text:p>
              </table:table-cell>
              <table:table-cell office:value-type="float" office:value="-22.6">
                <text:p>-22.6</text:p>
              </table:table-cell>
              <table:table-cell office:value-type="float" office:value="87.0553453412115">
                <text:p>87.0553453412115</text:p>
              </table:table-cell>
              <table:table-cell office:value-type="float" office:value="-23.0808062200198">
                <text:p>-23.0808062200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.4">
                <text:p>86.4</text:p>
              </table:table-cell>
              <table:table-cell office:value-type="float" office:value="-22.6">
                <text:p>-22.6</text:p>
              </table:table-cell>
              <table:table-cell office:value-type="float" office:value="86.9570435400297">
                <text:p>86.9570435400297</text:p>
              </table:table-cell>
              <table:table-cell office:value-type="float" office:value="-22.9365643540138">
                <text:p>-22.93656435401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.4">
                <text:p>86.4</text:p>
              </table:table-cell>
              <table:table-cell office:value-type="float" office:value="-19.4">
                <text:p>-19.4</text:p>
              </table:table-cell>
              <table:table-cell office:value-type="float" office:value="86.8734870090253">
                <text:p>86.8734870090253</text:p>
              </table:table-cell>
              <table:table-cell office:value-type="float" office:value="-21.8755950478097">
                <text:p>-21.87559504780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6.4">
                <text:p>86.4</text:p>
              </table:table-cell>
              <table:table-cell office:value-type="float" office:value="-19.4">
                <text:p>-19.4</text:p>
              </table:table-cell>
              <table:table-cell office:value-type="float" office:value="86.8024639576715">
                <text:p>86.8024639576715</text:p>
              </table:table-cell>
              <table:table-cell office:value-type="float" office:value="-21.1329165334668">
                <text:p>-21.13291653346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6.4">
                <text:p>86.4</text:p>
              </table:table-cell>
              <table:table-cell office:value-type="float" office:value="-19.4">
                <text:p>-19.4</text:p>
              </table:table-cell>
              <table:table-cell office:value-type="float" office:value="86.7420943640208">
                <text:p>86.7420943640208</text:p>
              </table:table-cell>
              <table:table-cell office:value-type="float" office:value="-20.6130415734267">
                <text:p>-20.61304157342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6.4">
                <text:p>86.4</text:p>
              </table:table-cell>
              <table:table-cell office:value-type="float" office:value="-17.8">
                <text:p>-17.8</text:p>
              </table:table-cell>
              <table:table-cell office:value-type="float" office:value="86.6907802094177">
                <text:p>86.6907802094177</text:p>
              </table:table-cell>
              <table:table-cell office:value-type="float" office:value="-19.7691291013987">
                <text:p>-19.7691291013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6.4">
                <text:p>86.4</text:p>
              </table:table-cell>
              <table:table-cell office:value-type="float" office:value="-17.8">
                <text:p>-17.8</text:p>
              </table:table-cell>
              <table:table-cell office:value-type="float" office:value="86.647163178005">
                <text:p>86.647163178005</text:p>
              </table:table-cell>
              <table:table-cell office:value-type="float" office:value="-19.1783903709791">
                <text:p>-19.17839037097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6.4">
                <text:p>86.4</text:p>
              </table:table-cell>
              <table:table-cell office:value-type="float" office:value="-17.8">
                <text:p>-17.8</text:p>
              </table:table-cell>
              <table:table-cell office:value-type="float" office:value="86.6100887013043">
                <text:p>86.6100887013043</text:p>
              </table:table-cell>
              <table:table-cell office:value-type="float" office:value="-18.7648732596854">
                <text:p>-18.76487325968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4.2">
                <text:p>124.2</text:p>
              </table:table-cell>
              <table:table-cell office:value-type="float" office:value="-37">
                <text:p>-37</text:p>
              </table:table-cell>
              <table:table-cell office:value-type="float" office:value="92.2485753961086">
                <text:p>92.2485753961086</text:p>
              </table:table-cell>
              <table:table-cell office:value-type="float" office:value="-24.2354112817798">
                <text:p>-24.23541128177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4.2">
                <text:p>124.2</text:p>
              </table:table-cell>
              <table:table-cell office:value-type="float" office:value="-37">
                <text:p>-37</text:p>
              </table:table-cell>
              <table:table-cell office:value-type="float" office:value="97.0412890866923">
                <text:p>97.0412890866923</text:p>
              </table:table-cell>
              <table:table-cell office:value-type="float" office:value="-28.0647878972458">
                <text:p>-28.06478789724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2">
                <text:p>124.2</text:p>
              </table:table-cell>
              <table:table-cell office:value-type="float" office:value="-37">
                <text:p>-37</text:p>
              </table:table-cell>
              <table:table-cell office:value-type="float" office:value="101.115095723688">
                <text:p>101.115095723688</text:p>
              </table:table-cell>
              <table:table-cell office:value-type="float" office:value="-30.7453515280721">
                <text:p>-30.74535152807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.2">
                <text:p>124.2</text:p>
              </table:table-cell>
              <table:table-cell office:value-type="float" office:value="-37">
                <text:p>-37</text:p>
              </table:table-cell>
              <table:table-cell office:value-type="float" office:value="104.577831365135">
                <text:p>104.577831365135</text:p>
              </table:table-cell>
              <table:table-cell office:value-type="float" office:value="-32.6217460696505">
                <text:p>-32.62174606965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4.2">
                <text:p>124.2</text:p>
              </table:table-cell>
              <table:table-cell office:value-type="float" office:value="-37">
                <text:p>-37</text:p>
              </table:table-cell>
              <table:table-cell office:value-type="float" office:value="107.521156660365">
                <text:p>107.521156660365</text:p>
              </table:table-cell>
              <table:table-cell office:value-type="float" office:value="-33.9352222487553">
                <text:p>-33.93522224875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4.2">
                <text:p>124.2</text:p>
              </table:table-cell>
              <table:table-cell office:value-type="float" office:value="-37">
                <text:p>-37</text:p>
              </table:table-cell>
              <table:table-cell office:value-type="float" office:value="110.02298316131">
                <text:p>110.02298316131</text:p>
              </table:table-cell>
              <table:table-cell office:value-type="float" office:value="-34.8546555741287">
                <text:p>-34.85465557412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10.02298316131">
                <text:p>110.02298316131</text:p>
              </table:table-cell>
              <table:table-cell office:value-type="float" office:value="-34.8546555741287">
                <text:p>-34.85465557412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10.02298316131">
                <text:p>110.02298316131</text:p>
              </table:table-cell>
              <table:table-cell office:value-type="float" office:value="-34.8546555741287">
                <text:p>-34.85465557412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110.02298316131">
                <text:p>110.02298316131</text:p>
              </table:table-cell>
              <table:table-cell office:value-type="float" office:value="-34.8546555741287">
                <text:p>-34.85465557412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.6">
                <text:p>84.6</text:p>
              </table:table-cell>
              <table:table-cell office:value-type="float" office:value="-13">
                <text:p>-13</text:p>
              </table:table-cell>
              <table:table-cell office:value-type="float" office:value="97.8709561038487">
                <text:p>97.8709561038487</text:p>
              </table:table-cell>
              <table:table-cell office:value-type="float" office:value="-18.2473028033483">
                <text:p>-18.24730280334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4.6">
                <text:p>84.6</text:p>
              </table:table-cell>
              <table:table-cell office:value-type="float" office:value="-13">
                <text:p>-13</text:p>
              </table:table-cell>
              <table:table-cell office:value-type="float" office:value="95.8803126882714">
                <text:p>95.8803126882714</text:p>
              </table:table-cell>
              <table:table-cell office:value-type="float" office:value="-16.6731119623438">
                <text:p>-16.67311196234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4.6">
                <text:p>84.6</text:p>
              </table:table-cell>
              <table:table-cell office:value-type="float" office:value="-13">
                <text:p>-13</text:p>
              </table:table-cell>
              <table:table-cell office:value-type="float" office:value="94.1882657850307">
                <text:p>94.1882657850307</text:p>
              </table:table-cell>
              <table:table-cell office:value-type="float" office:value="-15.5711783736407">
                <text:p>-15.57117837364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.4">
                <text:p>113.4</text:p>
              </table:table-cell>
              <table:table-cell office:value-type="float" office:value="-37">
                <text:p>-37</text:p>
              </table:table-cell>
              <table:table-cell office:value-type="float" office:value="97.0700259172761">
                <text:p>97.0700259172761</text:p>
              </table:table-cell>
              <table:table-cell office:value-type="float" office:value="-21.9998248615485">
                <text:p>-21.99982486154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3.4">
                <text:p>113.4</text:p>
              </table:table-cell>
              <table:table-cell office:value-type="float" office:value="-37">
                <text:p>-37</text:p>
              </table:table-cell>
              <table:table-cell office:value-type="float" office:value="99.5195220296847">
                <text:p>99.5195220296847</text:p>
              </table:table-cell>
              <table:table-cell office:value-type="float" office:value="-26.4998774030839">
                <text:p>-26.49987740308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3.4">
                <text:p>113.4</text:p>
              </table:table-cell>
              <table:table-cell office:value-type="float" office:value="-37">
                <text:p>-37</text:p>
              </table:table-cell>
              <table:table-cell office:value-type="float" office:value="101.601593725232">
                <text:p>101.601593725232</text:p>
              </table:table-cell>
              <table:table-cell office:value-type="float" office:value="-29.6499141821587">
                <text:p>-29.64991418215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3.4">
                <text:p>113.4</text:p>
              </table:table-cell>
              <table:table-cell office:value-type="float" office:value="-37">
                <text:p>-37</text:p>
              </table:table-cell>
              <table:table-cell office:value-type="float" office:value="103.371354666447">
                <text:p>103.371354666447</text:p>
              </table:table-cell>
              <table:table-cell office:value-type="float" office:value="-31.8549399275111">
                <text:p>-31.8549399275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3.4">
                <text:p>113.4</text:p>
              </table:table-cell>
              <table:table-cell office:value-type="float" office:value="-37">
                <text:p>-37</text:p>
              </table:table-cell>
              <table:table-cell office:value-type="float" office:value="104.87565146648">
                <text:p>104.87565146648</text:p>
              </table:table-cell>
              <table:table-cell office:value-type="float" office:value="-33.3984579492578">
                <text:p>-33.39845794925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3.4">
                <text:p>113.4</text:p>
              </table:table-cell>
              <table:table-cell office:value-type="float" office:value="-37">
                <text:p>-37</text:p>
              </table:table-cell>
              <table:table-cell office:value-type="float" office:value="106.154303746508">
                <text:p>106.154303746508</text:p>
              </table:table-cell>
              <table:table-cell office:value-type="float" office:value="-34.4789205644805">
                <text:p>-34.47892056448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.8">
                <text:p>82.8</text:p>
              </table:table-cell>
              <table:table-cell office:value-type="float" office:value="-14.6">
                <text:p>-14.6</text:p>
              </table:table-cell>
              <table:table-cell office:value-type="float" office:value="102.651158184532">
                <text:p>102.651158184532</text:p>
              </table:table-cell>
              <table:table-cell office:value-type="float" office:value="-28.5152443951363">
                <text:p>-28.51524439513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.8">
                <text:p>82.8</text:p>
              </table:table-cell>
              <table:table-cell office:value-type="float" office:value="-14.6">
                <text:p>-14.6</text:p>
              </table:table-cell>
              <table:table-cell office:value-type="float" office:value="99.6734844568521">
                <text:p>99.6734844568521</text:p>
              </table:table-cell>
              <table:table-cell office:value-type="float" office:value="-24.3406710765954">
                <text:p>-24.3406710765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2.8">
                <text:p>82.8</text:p>
              </table:table-cell>
              <table:table-cell office:value-type="float" office:value="-14.6">
                <text:p>-14.6</text:p>
              </table:table-cell>
              <table:table-cell office:value-type="float" office:value="97.1424617883243">
                <text:p>97.1424617883243</text:p>
              </table:table-cell>
              <table:table-cell office:value-type="float" office:value="-21.4184697536168">
                <text:p>-21.4184697536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.8">
                <text:p>82.8</text:p>
              </table:table-cell>
              <table:table-cell office:value-type="float" office:value="-13">
                <text:p>-13</text:p>
              </table:table-cell>
              <table:table-cell office:value-type="float" office:value="94.9910925200756">
                <text:p>94.9910925200756</text:p>
              </table:table-cell>
              <table:table-cell office:value-type="float" office:value="-18.8929288275318">
                <text:p>-18.89292882753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2.8">
                <text:p>82.8</text:p>
              </table:table-cell>
              <table:table-cell office:value-type="float" office:value="-13">
                <text:p>-13</text:p>
              </table:table-cell>
              <table:table-cell office:value-type="float" office:value="93.1624286420643">
                <text:p>93.1624286420643</text:p>
              </table:table-cell>
              <table:table-cell office:value-type="float" office:value="-17.1250501792722">
                <text:p>-17.12505017927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.8">
                <text:p>82.8</text:p>
              </table:table-cell>
              <table:table-cell office:value-type="float" office:value="-13">
                <text:p>-13</text:p>
              </table:table-cell>
              <table:table-cell office:value-type="float" office:value="91.6080643457547">
                <text:p>91.6080643457547</text:p>
              </table:table-cell>
              <table:table-cell office:value-type="float" office:value="-15.8875351254906">
                <text:p>-15.88753512549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9">
                <text:p>99</text:p>
              </table:table-cell>
              <table:table-cell office:value-type="float" office:value="-25.8">
                <text:p>-25.8</text:p>
              </table:table-cell>
              <table:table-cell office:value-type="float" office:value="92.7168546938915">
                <text:p>92.7168546938915</text:p>
              </table:table-cell>
              <table:table-cell office:value-type="float" office:value="-18.8612745878434">
                <text:p>-18.86127458784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">
                <text:p>99</text:p>
              </table:table-cell>
              <table:table-cell office:value-type="float" office:value="-25.8">
                <text:p>-25.8</text:p>
              </table:table-cell>
              <table:table-cell office:value-type="float" office:value="93.6593264898077">
                <text:p>93.6593264898077</text:p>
              </table:table-cell>
              <table:table-cell office:value-type="float" office:value="-20.9428922114904">
                <text:p>-20.94289221149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">
                <text:p>99</text:p>
              </table:table-cell>
              <table:table-cell office:value-type="float" office:value="-25.8">
                <text:p>-25.8</text:p>
              </table:table-cell>
              <table:table-cell office:value-type="float" office:value="94.4604275163366">
                <text:p>94.4604275163366</text:p>
              </table:table-cell>
              <table:table-cell office:value-type="float" office:value="-22.4000245480433">
                <text:p>-22.40002454804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">
                <text:p>99</text:p>
              </table:table-cell>
              <table:table-cell office:value-type="float" office:value="-25.8">
                <text:p>-25.8</text:p>
              </table:table-cell>
              <table:table-cell office:value-type="float" office:value="95.1413633888861">
                <text:p>95.1413633888861</text:p>
              </table:table-cell>
              <table:table-cell office:value-type="float" office:value="-23.4200171836303">
                <text:p>-23.42001718363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">
                <text:p>99</text:p>
              </table:table-cell>
              <table:table-cell office:value-type="float" office:value="-25.8">
                <text:p>-25.8</text:p>
              </table:table-cell>
              <table:table-cell office:value-type="float" office:value="95.7201588805532">
                <text:p>95.7201588805532</text:p>
              </table:table-cell>
              <table:table-cell office:value-type="float" office:value="-24.1340120285412">
                <text:p>-24.13401202854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">
                <text:p>99</text:p>
              </table:table-cell>
              <table:table-cell office:value-type="float" office:value="-25.8">
                <text:p>-25.8</text:p>
              </table:table-cell>
              <table:table-cell office:value-type="float" office:value="96.2121350484702">
                <text:p>96.2121350484702</text:p>
              </table:table-cell>
              <table:table-cell office:value-type="float" office:value="-24.6338084199788">
                <text:p>-24.63380841997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6.2121350484702">
                <text:p>96.2121350484702</text:p>
              </table:table-cell>
              <table:table-cell office:value-type="float" office:value="-24.6338084199788">
                <text:p>-24.63380841997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6.2121350484702">
                <text:p>96.2121350484702</text:p>
              </table:table-cell>
              <table:table-cell office:value-type="float" office:value="-24.6338084199788">
                <text:p>-24.63380841997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96.2121350484702">
                <text:p>96.2121350484702</text:p>
              </table:table-cell>
              <table:table-cell office:value-type="float" office:value="-24.6338084199788">
                <text:p>-24.6338084199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.2">
                <text:p>79.2</text:p>
              </table:table-cell>
              <table:table-cell office:value-type="float" office:value="-11.4">
                <text:p>-11.4</text:p>
              </table:table-cell>
              <table:table-cell office:value-type="float" office:value="88.0804408211455">
                <text:p>88.0804408211455</text:p>
              </table:table-cell>
              <table:table-cell office:value-type="float" office:value="-14.5774374016369">
                <text:p>-14.57743740163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.2">
                <text:p>79.2</text:p>
              </table:table-cell>
              <table:table-cell office:value-type="float" office:value="-11.4">
                <text:p>-11.4</text:p>
              </table:table-cell>
              <table:table-cell office:value-type="float" office:value="86.7483746979737">
                <text:p>86.7483746979737</text:p>
              </table:table-cell>
              <table:table-cell office:value-type="float" office:value="-13.6242061811458">
                <text:p>-13.62420618114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2">
                <text:p>79.2</text:p>
              </table:table-cell>
              <table:table-cell office:value-type="float" office:value="-11.4">
                <text:p>-11.4</text:p>
              </table:table-cell>
              <table:table-cell office:value-type="float" office:value="85.6161184932776">
                <text:p>85.6161184932776</text:p>
              </table:table-cell>
              <table:table-cell office:value-type="float" office:value="-12.9569443268021">
                <text:p>-12.9569443268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.6">
                <text:p>93.6</text:p>
              </table:table-cell>
              <table:table-cell office:value-type="float" office:value="-16.2">
                <text:p>-16.2</text:p>
              </table:table-cell>
              <table:table-cell office:value-type="float" office:value="86.813700719286">
                <text:p>86.813700719286</text:p>
              </table:table-cell>
              <table:table-cell office:value-type="float" office:value="-13.9298610287615">
                <text:p>-13.92986102876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.6">
                <text:p>93.6</text:p>
              </table:table-cell>
              <table:table-cell office:value-type="float" office:value="-16.2">
                <text:p>-16.2</text:p>
              </table:table-cell>
              <table:table-cell office:value-type="float" office:value="87.8316456113931">
                <text:p>87.8316456113931</text:p>
              </table:table-cell>
              <table:table-cell office:value-type="float" office:value="-14.610902720133">
                <text:p>-14.6109027201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.6">
                <text:p>93.6</text:p>
              </table:table-cell>
              <table:table-cell office:value-type="float" office:value="-16.2">
                <text:p>-16.2</text:p>
              </table:table-cell>
              <table:table-cell office:value-type="float" office:value="88.6968987696841">
                <text:p>88.6968987696841</text:p>
              </table:table-cell>
              <table:table-cell office:value-type="float" office:value="-15.0876319040931">
                <text:p>-15.08763190409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.6">
                <text:p>93.6</text:p>
              </table:table-cell>
              <table:table-cell office:value-type="float" office:value="-16.2">
                <text:p>-16.2</text:p>
              </table:table-cell>
              <table:table-cell office:value-type="float" office:value="89.4323639542315">
                <text:p>89.4323639542315</text:p>
              </table:table-cell>
              <table:table-cell office:value-type="float" office:value="-15.4213423328652">
                <text:p>-15.42134233286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.6">
                <text:p>93.6</text:p>
              </table:table-cell>
              <table:table-cell office:value-type="float" office:value="-16.2">
                <text:p>-16.2</text:p>
              </table:table-cell>
              <table:table-cell office:value-type="float" office:value="90.0575093610968">
                <text:p>90.0575093610968</text:p>
              </table:table-cell>
              <table:table-cell office:value-type="float" office:value="-15.6549396330056">
                <text:p>-15.65493963300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.6">
                <text:p>93.6</text:p>
              </table:table-cell>
              <table:table-cell office:value-type="float" office:value="-16.2">
                <text:p>-16.2</text:p>
              </table:table-cell>
              <table:table-cell office:value-type="float" office:value="90.5888829569323">
                <text:p>90.5888829569323</text:p>
              </table:table-cell>
              <table:table-cell office:value-type="float" office:value="-15.8184577431039">
                <text:p>-15.81845774310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.2">
                <text:p>61.2</text:p>
              </table:table-cell>
              <table:table-cell office:value-type="float" office:value="-1.8">
                <text:p>-1.8</text:p>
              </table:table-cell>
              <table:table-cell office:value-type="float" office:value="86.1805505133924">
                <text:p>86.1805505133924</text:p>
              </table:table-cell>
              <table:table-cell office:value-type="float" office:value="-11.6129204201728">
                <text:p>-11.61292042017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1.2">
                <text:p>61.2</text:p>
              </table:table-cell>
              <table:table-cell office:value-type="float" office:value="-1.8">
                <text:p>-1.8</text:p>
              </table:table-cell>
              <table:table-cell office:value-type="float" office:value="82.4334679363836">
                <text:p>82.4334679363836</text:p>
              </table:table-cell>
              <table:table-cell office:value-type="float" office:value="-8.66904429412093">
                <text:p>-8.669044294120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.2">
                <text:p>61.2</text:p>
              </table:table-cell>
              <table:table-cell office:value-type="float" office:value="-1.8">
                <text:p>-1.8</text:p>
              </table:table-cell>
              <table:table-cell office:value-type="float" office:value="79.248447745926">
                <text:p>79.248447745926</text:p>
              </table:table-cell>
              <table:table-cell office:value-type="float" office:value="-6.60833100588465">
                <text:p>-6.608331005884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.4">
                <text:p>77.4</text:p>
              </table:table-cell>
              <table:table-cell office:value-type="float" office:value="-8.2">
                <text:p>-8.2</text:p>
              </table:table-cell>
              <table:table-cell office:value-type="float" office:value="78.9711805840371">
                <text:p>78.9711805840371</text:p>
              </table:table-cell>
              <table:table-cell office:value-type="float" office:value="-7.08583170411926">
                <text:p>-7.085831704119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.4">
                <text:p>77.4</text:p>
              </table:table-cell>
              <table:table-cell office:value-type="float" office:value="-8.2">
                <text:p>-8.2</text:p>
              </table:table-cell>
              <table:table-cell office:value-type="float" office:value="78.7355034964316">
                <text:p>78.7355034964316</text:p>
              </table:table-cell>
              <table:table-cell office:value-type="float" office:value="-7.42008219288348">
                <text:p>-7.420082192883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.4">
                <text:p>77.4</text:p>
              </table:table-cell>
              <table:table-cell office:value-type="float" office:value="-8.2">
                <text:p>-8.2</text:p>
              </table:table-cell>
              <table:table-cell office:value-type="float" office:value="78.5351779719668">
                <text:p>78.5351779719668</text:p>
              </table:table-cell>
              <table:table-cell office:value-type="float" office:value="-7.65405753501844">
                <text:p>-7.654057535018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8.2">
                <text:p>88.2</text:p>
              </table:table-cell>
              <table:table-cell office:value-type="float" office:value="-9.8">
                <text:p>-9.8</text:p>
              </table:table-cell>
              <table:table-cell office:value-type="float" office:value="79.9849012761718">
                <text:p>79.9849012761718</text:p>
              </table:table-cell>
              <table:table-cell office:value-type="float" office:value="-8.29784027451291">
                <text:p>-8.297840274512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.2">
                <text:p>88.2</text:p>
              </table:table-cell>
              <table:table-cell office:value-type="float" office:value="-9.8">
                <text:p>-9.8</text:p>
              </table:table-cell>
              <table:table-cell office:value-type="float" office:value="81.217166084746">
                <text:p>81.217166084746</text:p>
              </table:table-cell>
              <table:table-cell office:value-type="float" office:value="-8.74848819215903">
                <text:p>-8.748488192159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.2">
                <text:p>88.2</text:p>
              </table:table-cell>
              <table:table-cell office:value-type="float" office:value="-9.8">
                <text:p>-9.8</text:p>
              </table:table-cell>
              <table:table-cell office:value-type="float" office:value="82.2645911720341">
                <text:p>82.2645911720341</text:p>
              </table:table-cell>
              <table:table-cell office:value-type="float" office:value="-9.06394173451132">
                <text:p>-9.063941734511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.2">
                <text:p>88.2</text:p>
              </table:table-cell>
              <table:table-cell office:value-type="float" office:value="-9.8">
                <text:p>-9.8</text:p>
              </table:table-cell>
              <table:table-cell office:value-type="float" office:value="83.154902496229">
                <text:p>83.154902496229</text:p>
              </table:table-cell>
              <table:table-cell office:value-type="float" office:value="-9.28475921415793">
                <text:p>-9.284759214157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.2">
                <text:p>88.2</text:p>
              </table:table-cell>
              <table:table-cell office:value-type="float" office:value="-9.8">
                <text:p>-9.8</text:p>
              </table:table-cell>
              <table:table-cell office:value-type="float" office:value="83.9116671217947">
                <text:p>83.9116671217947</text:p>
              </table:table-cell>
              <table:table-cell office:value-type="float" office:value="-9.43933144991055">
                <text:p>-9.43933144991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5.8">
                <text:p>55.8</text:p>
              </table:table-cell>
              <table:table-cell office:value-type="float" office:value="-1.8">
                <text:p>-1.8</text:p>
              </table:table-cell>
              <table:table-cell office:value-type="float" office:value="79.6949170535255">
                <text:p>79.6949170535255</text:p>
              </table:table-cell>
              <table:table-cell office:value-type="float" office:value="-7.14753201493739">
                <text:p>-7.147532014937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.8">
                <text:p>55.8</text:p>
              </table:table-cell>
              <table:table-cell office:value-type="float" office:value="-1.8">
                <text:p>-1.8</text:p>
              </table:table-cell>
              <table:table-cell office:value-type="float" office:value="76.1106794954967">
                <text:p>76.1106794954967</text:p>
              </table:table-cell>
              <table:table-cell office:value-type="float" office:value="-5.54327241045617">
                <text:p>-5.543272410456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3.8">
                <text:p>73.8</text:p>
              </table:table-cell>
              <table:table-cell office:value-type="float" office:value="-8.2">
                <text:p>-8.2</text:p>
              </table:table-cell>
              <table:table-cell office:value-type="float" office:value="75.7640775711722">
                <text:p>75.7640775711722</text:p>
              </table:table-cell>
              <table:table-cell office:value-type="float" office:value="-6.34029068731932">
                <text:p>-6.340290687319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3.8">
                <text:p>73.8</text:p>
              </table:table-cell>
              <table:table-cell office:value-type="float" office:value="-8.2">
                <text:p>-8.2</text:p>
              </table:table-cell>
              <table:table-cell office:value-type="float" office:value="75.4694659354963">
                <text:p>75.4694659354963</text:p>
              </table:table-cell>
              <table:table-cell office:value-type="float" office:value="-6.89820348112352">
                <text:p>-6.898203481123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3.8">
                <text:p>73.8</text:p>
              </table:table-cell>
              <table:table-cell office:value-type="float" office:value="-8.2">
                <text:p>-8.2</text:p>
              </table:table-cell>
              <table:table-cell office:value-type="float" office:value="75.2190460451719">
                <text:p>75.2190460451719</text:p>
              </table:table-cell>
              <table:table-cell office:value-type="float" office:value="-7.28874243678647">
                <text:p>-7.288742436786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1">
                <text:p>81</text:p>
              </table:table-cell>
              <table:table-cell office:value-type="float" office:value="-6.6">
                <text:p>-6.6</text:p>
              </table:table-cell>
              <table:table-cell office:value-type="float" office:value="76.0861891383961">
                <text:p>76.0861891383961</text:p>
              </table:table-cell>
              <table:table-cell office:value-type="float" office:value="-7.08211970575053">
                <text:p>-7.08211970575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1">
                <text:p>81</text:p>
              </table:table-cell>
              <table:table-cell office:value-type="float" office:value="-6.6">
                <text:p>-6.6</text:p>
              </table:table-cell>
              <table:table-cell office:value-type="float" office:value="76.8232607676367">
                <text:p>76.8232607676367</text:p>
              </table:table-cell>
              <table:table-cell office:value-type="float" office:value="-6.93748379402537">
                <text:p>-6.937483794025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1">
                <text:p>81</text:p>
              </table:table-cell>
              <table:table-cell office:value-type="float" office:value="-6.6">
                <text:p>-6.6</text:p>
              </table:table-cell>
              <table:table-cell office:value-type="float" office:value="77.4497716524912">
                <text:p>77.4497716524912</text:p>
              </table:table-cell>
              <table:table-cell office:value-type="float" office:value="-6.83623865581776">
                <text:p>-6.83623865581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1">
                <text:p>81</text:p>
              </table:table-cell>
              <table:table-cell office:value-type="float" office:value="-6.6">
                <text:p>-6.6</text:p>
              </table:table-cell>
              <table:table-cell office:value-type="float" office:value="77.9823059046175">
                <text:p>77.9823059046175</text:p>
              </table:table-cell>
              <table:table-cell office:value-type="float" office:value="-6.76536705907243">
                <text:p>-6.7653670590724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">
                <text:p>81</text:p>
              </table:table-cell>
              <table:table-cell office:value-type="float" office:value="-6.6">
                <text:p>-6.6</text:p>
              </table:table-cell>
              <table:table-cell office:value-type="float" office:value="78.4349600189249">
                <text:p>78.4349600189249</text:p>
              </table:table-cell>
              <table:table-cell office:value-type="float" office:value="-6.7157569413507">
                <text:p>-6.71575694135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8.4">
                <text:p>68.4</text:p>
              </table:table-cell>
              <table:table-cell office:value-type="float" office:value="-9.8">
                <text:p>-9.8</text:p>
              </table:table-cell>
              <table:table-cell office:value-type="float" office:value="76.9297160160862">
                <text:p>76.9297160160862</text:p>
              </table:table-cell>
              <table:table-cell office:value-type="float" office:value="-7.64102985894549">
                <text:p>-7.641029858945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.4">
                <text:p>68.4</text:p>
              </table:table-cell>
              <table:table-cell office:value-type="float" office:value="-9.8">
                <text:p>-9.8</text:p>
              </table:table-cell>
              <table:table-cell office:value-type="float" office:value="75.6502586136732">
                <text:p>75.6502586136732</text:p>
              </table:table-cell>
              <table:table-cell office:value-type="float" office:value="-8.28872090126185">
                <text:p>-8.288720901261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.4">
                <text:p>68.4</text:p>
              </table:table-cell>
              <table:table-cell office:value-type="float" office:value="-9.8">
                <text:p>-9.8</text:p>
              </table:table-cell>
              <table:table-cell office:value-type="float" office:value="74.5627198216223">
                <text:p>74.5627198216223</text:p>
              </table:table-cell>
              <table:table-cell office:value-type="float" office:value="-8.74210463088329">
                <text:p>-8.742104630883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74.1783118483789">
                <text:p>74.1783118483789</text:p>
              </table:table-cell>
              <table:table-cell office:value-type="float" office:value="-7.1394732416183">
                <text:p>-7.13947324161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73.8515650711221">
                <text:p>73.8515650711221</text:p>
              </table:table-cell>
              <table:table-cell office:value-type="float" office:value="-6.01763126913281">
                <text:p>-6.017631269132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73.5738303104538">
                <text:p>73.5738303104538</text:p>
              </table:table-cell>
              <table:table-cell office:value-type="float" office:value="-5.23234188839297">
                <text:p>-5.232341888392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5.6">
                <text:p>75.6</text:p>
              </table:table-cell>
              <table:table-cell office:value-type="float" office:value="-5">
                <text:p>-5</text:p>
              </table:table-cell>
              <table:table-cell office:value-type="float" office:value="73.8777557638857">
                <text:p>73.8777557638857</text:p>
              </table:table-cell>
              <table:table-cell office:value-type="float" office:value="-5.16263932187508">
                <text:p>-5.162639321875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5.6">
                <text:p>75.6</text:p>
              </table:table-cell>
              <table:table-cell office:value-type="float" office:value="-5">
                <text:p>-5</text:p>
              </table:table-cell>
              <table:table-cell office:value-type="float" office:value="74.1360923993029">
                <text:p>74.1360923993029</text:p>
              </table:table-cell>
              <table:table-cell office:value-type="float" office:value="-5.11384752531256">
                <text:p>-5.113847525312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5.6">
                <text:p>75.6</text:p>
              </table:table-cell>
              <table:table-cell office:value-type="float" office:value="-5">
                <text:p>-5</text:p>
              </table:table-cell>
              <table:table-cell office:value-type="float" office:value="74.3556785394074">
                <text:p>74.3556785394074</text:p>
              </table:table-cell>
              <table:table-cell office:value-type="float" office:value="-5.07969326771879">
                <text:p>-5.079693267718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5.6">
                <text:p>75.6</text:p>
              </table:table-cell>
              <table:table-cell office:value-type="float" office:value="-5">
                <text:p>-5</text:p>
              </table:table-cell>
              <table:table-cell office:value-type="float" office:value="74.5423267584963">
                <text:p>74.5423267584963</text:p>
              </table:table-cell>
              <table:table-cell office:value-type="float" office:value="-5.05578528740315">
                <text:p>-5.055785287403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5.6">
                <text:p>75.6</text:p>
              </table:table-cell>
              <table:table-cell office:value-type="float" office:value="-5">
                <text:p>-5</text:p>
              </table:table-cell>
              <table:table-cell office:value-type="float" office:value="74.7009777447219">
                <text:p>74.7009777447219</text:p>
              </table:table-cell>
              <table:table-cell office:value-type="float" office:value="-5.03904970118221">
                <text:p>-5.039049701182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.6">
                <text:p>48.6</text:p>
              </table:table-cell>
              <table:table-cell office:value-type="float" office:value="-16.2">
                <text:p>-16.2</text:p>
              </table:table-cell>
              <table:table-cell office:value-type="float" office:value="70.7858310830136">
                <text:p>70.7858310830136</text:p>
              </table:table-cell>
              <table:table-cell office:value-type="float" office:value="-8.38733479082755">
                <text:p>-8.387334790827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.6">
                <text:p>48.6</text:p>
              </table:table-cell>
              <table:table-cell office:value-type="float" office:value="-16.2">
                <text:p>-16.2</text:p>
              </table:table-cell>
              <table:table-cell office:value-type="float" office:value="67.4579564205616">
                <text:p>67.4579564205616</text:p>
              </table:table-cell>
              <table:table-cell office:value-type="float" office:value="-10.7311343535793">
                <text:p>-10.73113435357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8.6">
                <text:p>48.6</text:p>
              </table:table-cell>
              <table:table-cell office:value-type="float" office:value="-16.2">
                <text:p>-16.2</text:p>
              </table:table-cell>
              <table:table-cell office:value-type="float" office:value="64.6292629574773">
                <text:p>64.6292629574773</text:p>
              </table:table-cell>
              <table:table-cell office:value-type="float" office:value="-12.3717940475055">
                <text:p>-12.37179404750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8.6">
                <text:p>48.6</text:p>
              </table:table-cell>
              <table:table-cell office:value-type="float" office:value="-16.2">
                <text:p>-16.2</text:p>
              </table:table-cell>
              <table:table-cell office:value-type="float" office:value="62.2248735138557">
                <text:p>62.2248735138557</text:p>
              </table:table-cell>
              <table:table-cell office:value-type="float" office:value="-13.5202558332539">
                <text:p>-13.52025583325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.2">
                <text:p>70.2</text:p>
              </table:table-cell>
              <table:table-cell office:value-type="float" office:value="-3.4">
                <text:p>-3.4</text:p>
              </table:table-cell>
              <table:table-cell office:value-type="float" office:value="63.4211424867774">
                <text:p>63.4211424867774</text:p>
              </table:table-cell>
              <table:table-cell office:value-type="float" office:value="-10.4841790832777">
                <text:p>-10.48417908327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.2">
                <text:p>70.2</text:p>
              </table:table-cell>
              <table:table-cell office:value-type="float" office:value="-3.4">
                <text:p>-3.4</text:p>
              </table:table-cell>
              <table:table-cell office:value-type="float" office:value="64.4379711137608">
                <text:p>64.4379711137608</text:p>
              </table:table-cell>
              <table:table-cell office:value-type="float" office:value="-8.35892535829439">
                <text:p>-8.358925358294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.2">
                <text:p>70.2</text:p>
              </table:table-cell>
              <table:table-cell office:value-type="float" office:value="-3.4">
                <text:p>-3.4</text:p>
              </table:table-cell>
              <table:table-cell office:value-type="float" office:value="65.3022754466967">
                <text:p>65.3022754466967</text:p>
              </table:table-cell>
              <table:table-cell office:value-type="float" office:value="-6.87124775080607">
                <text:p>-6.871247750806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66.3069341296922">
                <text:p>66.3069341296922</text:p>
              </table:table-cell>
              <table:table-cell office:value-type="float" office:value="-5.82987342556425">
                <text:p>-5.829873425564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67.1608940102383">
                <text:p>67.1608940102383</text:p>
              </table:table-cell>
              <table:table-cell office:value-type="float" office:value="-5.10091139789498">
                <text:p>-5.100911397894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67.8867599087026">
                <text:p>67.8867599087026</text:p>
              </table:table-cell>
              <table:table-cell office:value-type="float" office:value="-4.59063797852648">
                <text:p>-4.590637978526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68.5037459223972">
                <text:p>68.5037459223972</text:p>
              </table:table-cell>
              <table:table-cell office:value-type="float" office:value="-4.23344658496854">
                <text:p>-4.23344658496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69.0281840340376">
                <text:p>69.0281840340376</text:p>
              </table:table-cell>
              <table:table-cell office:value-type="float" office:value="-3.98341260947798">
                <text:p>-3.983412609477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2">
                <text:p>72</text:p>
              </table:table-cell>
              <table:table-cell office:value-type="float" office:value="-3.4">
                <text:p>-3.4</text:p>
              </table:table-cell>
              <table:table-cell office:value-type="float" office:value="69.473956428932">
                <text:p>69.473956428932</text:p>
              </table:table-cell>
              <table:table-cell office:value-type="float" office:value="-3.80838882663458">
                <text:p>-3.8083888266345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9.473956428932">
                <text:p>69.473956428932</text:p>
              </table:table-cell>
              <table:table-cell office:value-type="float" office:value="-3.80838882663458">
                <text:p>-3.808388826634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9.473956428932">
                <text:p>69.473956428932</text:p>
              </table:table-cell>
              <table:table-cell office:value-type="float" office:value="-3.80838882663458">
                <text:p>-3.808388826634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9.473956428932">
                <text:p>69.473956428932</text:p>
              </table:table-cell>
              <table:table-cell office:value-type="float" office:value="-3.80838882663458">
                <text:p>-3.808388826634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9606119681302">
                <text:p>68.9606119681302</text:p>
              </table:table-cell>
              <table:table-cell office:value-type="float" office:value="-2.28221415727496">
                <text:p>-2.282214157274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8765201729107">
                <text:p>68.8765201729107</text:p>
              </table:table-cell>
              <table:table-cell office:value-type="float" office:value="-2.13754991009247">
                <text:p>-2.137549910092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8050421469741">
                <text:p>68.8050421469741</text:p>
              </table:table-cell>
              <table:table-cell office:value-type="float" office:value="-2.03628493706473">
                <text:p>-2.036284937064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7442858249279">
                <text:p>68.7442858249279</text:p>
              </table:table-cell>
              <table:table-cell office:value-type="float" office:value="-1.96539945594531">
                <text:p>-1.965399455945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6926429511887">
                <text:p>68.6926429511887</text:p>
              </table:table-cell>
              <table:table-cell office:value-type="float" office:value="-1.91577961916172">
                <text:p>-1.9157796191617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6487465085104">
                <text:p>68.6487465085104</text:p>
              </table:table-cell>
              <table:table-cell office:value-type="float" office:value="-1.8810457334132">
                <text:p>-1.88104573341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6114345322339">
                <text:p>68.6114345322339</text:p>
              </table:table-cell>
              <table:table-cell office:value-type="float" office:value="-1.85673201338924">
                <text:p>-1.856732013389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5797193523988">
                <text:p>68.5797193523988</text:p>
              </table:table-cell>
              <table:table-cell office:value-type="float" office:value="-1.83971240937247">
                <text:p>-1.839712409372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8.4">
                <text:p>68.4</text:p>
              </table:table-cell>
              <table:table-cell office:value-type="float" office:value="-1.8">
                <text:p>-1.8</text:p>
              </table:table-cell>
              <table:table-cell office:value-type="float" office:value="68.552761449539">
                <text:p>68.552761449539</text:p>
              </table:table-cell>
              <table:table-cell office:value-type="float" office:value="-1.82779868656073">
                <text:p>-1.827798686560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.6">
                <text:p>66.6</text:p>
              </table:table-cell>
              <table:table-cell office:value-type="float" office:value="1.4">
                <text:p>1.4</text:p>
              </table:table-cell>
              <table:table-cell office:value-type="float" office:value="68.2598472321081">
                <text:p>68.2598472321081</text:p>
              </table:table-cell>
              <table:table-cell office:value-type="float" office:value="-0.85945908059251">
                <text:p>-0.859459080592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6">
                <text:p>66.6</text:p>
              </table:table-cell>
              <table:table-cell office:value-type="float" office:value="1.4">
                <text:p>1.4</text:p>
              </table:table-cell>
              <table:table-cell office:value-type="float" office:value="68.0108701472919">
                <text:p>68.0108701472919</text:p>
              </table:table-cell>
              <table:table-cell office:value-type="float" office:value="-0.181621356414757">
                <text:p>-0.1816213564147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6">
                <text:p>66.6</text:p>
              </table:table-cell>
              <table:table-cell office:value-type="float" office:value="1.4">
                <text:p>1.4</text:p>
              </table:table-cell>
              <table:table-cell office:value-type="float" office:value="67.7992396251981">
                <text:p>67.7992396251981</text:p>
              </table:table-cell>
              <table:table-cell office:value-type="float" office:value="0.29286505050967">
                <text:p>0.292865050509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6.6">
                <text:p>66.6</text:p>
              </table:table-cell>
              <table:table-cell office:value-type="float" office:value="1.4">
                <text:p>1.4</text:p>
              </table:table-cell>
              <table:table-cell office:value-type="float" office:value="67.6193536814184">
                <text:p>67.6193536814184</text:p>
              </table:table-cell>
              <table:table-cell office:value-type="float" office:value="0.625005535356769">
                <text:p>0.6250055353567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6.6">
                <text:p>66.6</text:p>
              </table:table-cell>
              <table:table-cell office:value-type="float" office:value="1.4">
                <text:p>1.4</text:p>
              </table:table-cell>
              <table:table-cell office:value-type="float" office:value="67.4664506292056">
                <text:p>67.4664506292056</text:p>
              </table:table-cell>
              <table:table-cell office:value-type="float" office:value="0.857503874749738">
                <text:p>0.8575038747497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6.6">
                <text:p>66.6</text:p>
              </table:table-cell>
              <table:table-cell office:value-type="float" office:value="1.4">
                <text:p>1.4</text:p>
              </table:table-cell>
              <table:table-cell office:value-type="float" office:value="67.3364830348248">
                <text:p>67.3364830348248</text:p>
              </table:table-cell>
              <table:table-cell office:value-type="float" office:value="1.02025271232482">
                <text:p>1.020252712324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6.6">
                <text:p>66.6</text:p>
              </table:table-cell>
              <table:table-cell office:value-type="float" office:value="3">
                <text:p>3</text:p>
              </table:table-cell>
              <table:table-cell office:value-type="float" office:value="67.2260105796011">
                <text:p>67.2260105796011</text:p>
              </table:table-cell>
              <table:table-cell office:value-type="float" office:value="1.61417689862737">
                <text:p>1.614176898627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6.6">
                <text:p>66.6</text:p>
              </table:table-cell>
              <table:table-cell office:value-type="float" office:value="3">
                <text:p>3</text:p>
              </table:table-cell>
              <table:table-cell office:value-type="float" office:value="67.1321089926609">
                <text:p>67.1321089926609</text:p>
              </table:table-cell>
              <table:table-cell office:value-type="float" office:value="2.02992382903916">
                <text:p>2.029923829039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6.6">
                <text:p>66.6</text:p>
              </table:table-cell>
              <table:table-cell office:value-type="float" office:value="3">
                <text:p>3</text:p>
              </table:table-cell>
              <table:table-cell office:value-type="float" office:value="67.0522926437618">
                <text:p>67.0522926437618</text:p>
              </table:table-cell>
              <table:table-cell office:value-type="float" office:value="2.32094668032741">
                <text:p>2.320946680327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6.6">
                <text:p>66.6</text:p>
              </table:table-cell>
              <table:table-cell office:value-type="float" office:value="3">
                <text:p>3</text:p>
              </table:table-cell>
              <table:table-cell office:value-type="float" office:value="66.9844487471975">
                <text:p>66.9844487471975</text:p>
              </table:table-cell>
              <table:table-cell office:value-type="float" office:value="2.52466267622919">
                <text:p>2.524662676229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.6">
                <text:p>66.6</text:p>
              </table:table-cell>
              <table:table-cell office:value-type="float" office:value="3">
                <text:p>3</text:p>
              </table:table-cell>
              <table:table-cell office:value-type="float" office:value="66.9267814351179">
                <text:p>66.9267814351179</text:p>
              </table:table-cell>
              <table:table-cell office:value-type="float" office:value="2.66726387336043">
                <text:p>2.667263873360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.6">
                <text:p>66.6</text:p>
              </table:table-cell>
              <table:table-cell office:value-type="float" office:value="3">
                <text:p>3</text:p>
              </table:table-cell>
              <table:table-cell office:value-type="float" office:value="66.8777642198502">
                <text:p>66.8777642198502</text:p>
              </table:table-cell>
              <table:table-cell office:value-type="float" office:value="2.7670847113523">
                <text:p>2.76708471135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8.4">
                <text:p>68.4</text:p>
              </table:table-cell>
              <table:table-cell office:value-type="float" office:value="-0.2">
                <text:p>-0.2</text:p>
              </table:table-cell>
              <table:table-cell office:value-type="float" office:value="67.1060995868727">
                <text:p>67.1060995868727</text:p>
              </table:table-cell>
              <table:table-cell office:value-type="float" office:value="1.87695929794661">
                <text:p>1.876959297946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.4">
                <text:p>68.4</text:p>
              </table:table-cell>
              <table:table-cell office:value-type="float" office:value="-0.2">
                <text:p>-0.2</text:p>
              </table:table-cell>
              <table:table-cell office:value-type="float" office:value="67.3001846488418">
                <text:p>67.3001846488418</text:p>
              </table:table-cell>
              <table:table-cell office:value-type="float" office:value="1.25387150856263">
                <text:p>1.253871508562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8.4">
                <text:p>68.4</text:p>
              </table:table-cell>
              <table:table-cell office:value-type="float" office:value="-0.2">
                <text:p>-0.2</text:p>
              </table:table-cell>
              <table:table-cell office:value-type="float" office:value="67.4651569515155">
                <text:p>67.4651569515155</text:p>
              </table:table-cell>
              <table:table-cell office:value-type="float" office:value="0.817710055993839">
                <text:p>0.8177100559938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3">
                <text:p>63</text:p>
              </table:table-cell>
              <table:table-cell office:value-type="float" office:value="4.6">
                <text:p>4.6</text:p>
              </table:table-cell>
              <table:table-cell office:value-type="float" office:value="66.7953834087882">
                <text:p>66.7953834087882</text:p>
              </table:table-cell>
              <table:table-cell office:value-type="float" office:value="1.95239703919569">
                <text:p>1.952397039195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">
                <text:p>63</text:p>
              </table:table-cell>
              <table:table-cell office:value-type="float" office:value="4.6">
                <text:p>4.6</text:p>
              </table:table-cell>
              <table:table-cell office:value-type="float" office:value="66.22607589747">
                <text:p>66.22607589747</text:p>
              </table:table-cell>
              <table:table-cell office:value-type="float" office:value="2.74667792743698">
                <text:p>2.746677927436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3">
                <text:p>63</text:p>
              </table:table-cell>
              <table:table-cell office:value-type="float" office:value="4.6">
                <text:p>4.6</text:p>
              </table:table-cell>
              <table:table-cell office:value-type="float" office:value="65.7421645128495">
                <text:p>65.7421645128495</text:p>
              </table:table-cell>
              <table:table-cell office:value-type="float" office:value="3.30267454920589">
                <text:p>3.302674549205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65.330839835922">
                <text:p>65.330839835922</text:p>
              </table:table-cell>
              <table:table-cell office:value-type="float" office:value="3.21187218444412">
                <text:p>3.211872184444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64.9812138605337">
                <text:p>64.9812138605337</text:p>
              </table:table-cell>
              <table:table-cell office:value-type="float" office:value="3.14831052911088">
                <text:p>3.148310529110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64.6840317814537">
                <text:p>64.6840317814537</text:p>
              </table:table-cell>
              <table:table-cell office:value-type="float" office:value="3.10381737037762">
                <text:p>3.103817370377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64.4314270142356">
                <text:p>64.4314270142356</text:p>
              </table:table-cell>
              <table:table-cell office:value-type="float" office:value="3.07267215926433">
                <text:p>3.072672159264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64.2167129621003">
                <text:p>64.2167129621003</text:p>
              </table:table-cell>
              <table:table-cell office:value-type="float" office:value="3.05087051148503">
                <text:p>3.050870511485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64.0342060177852">
                <text:p>64.0342060177852</text:p>
              </table:table-cell>
              <table:table-cell office:value-type="float" office:value="3.03560935803952">
                <text:p>3.035609358039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4.0342060177852">
                <text:p>64.0342060177852</text:p>
              </table:table-cell>
              <table:table-cell office:value-type="float" office:value="3.03560935803952">
                <text:p>3.035609358039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4.0342060177852">
                <text:p>64.0342060177852</text:p>
              </table:table-cell>
              <table:table-cell office:value-type="float" office:value="3.03560935803952">
                <text:p>3.035609358039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64.0342060177852">
                <text:p>64.0342060177852</text:p>
              </table:table-cell>
              <table:table-cell office:value-type="float" office:value="3.03560935803952">
                <text:p>3.035609358039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.4">
                <text:p>59.4</text:p>
              </table:table-cell>
              <table:table-cell office:value-type="float" office:value="6.2">
                <text:p>6.2</text:p>
              </table:table-cell>
              <table:table-cell office:value-type="float" office:value="61.8190845050715">
                <text:p>61.8190845050715</text:p>
              </table:table-cell>
              <table:table-cell office:value-type="float" office:value="5.44022980686529">
                <text:p>5.440229806865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9.4">
                <text:p>59.4</text:p>
              </table:table-cell>
              <table:table-cell office:value-type="float" office:value="6.2">
                <text:p>6.2</text:p>
              </table:table-cell>
              <table:table-cell office:value-type="float" office:value="61.4562218293108">
                <text:p>61.4562218293108</text:p>
              </table:table-cell>
              <table:table-cell office:value-type="float" office:value="5.6681608648057">
                <text:p>5.66816086480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9.4">
                <text:p>59.4</text:p>
              </table:table-cell>
              <table:table-cell office:value-type="float" office:value="6.2">
                <text:p>6.2</text:p>
              </table:table-cell>
              <table:table-cell office:value-type="float" office:value="61.1477885549142">
                <text:p>61.1477885549142</text:p>
              </table:table-cell>
              <table:table-cell office:value-type="float" office:value="5.82771260536399">
                <text:p>5.827712605363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">
                <text:p>57.6</text:p>
              </table:table-cell>
              <table:table-cell office:value-type="float" office:value="7.8">
                <text:p>7.8</text:p>
              </table:table-cell>
              <table:table-cell office:value-type="float" office:value="60.615620271677">
                <text:p>60.615620271677</text:p>
              </table:table-cell>
              <table:table-cell office:value-type="float" office:value="6.4193988237548">
                <text:p>6.41939882375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6">
                <text:p>57.6</text:p>
              </table:table-cell>
              <table:table-cell office:value-type="float" office:value="7.8">
                <text:p>7.8</text:p>
              </table:table-cell>
              <table:table-cell office:value-type="float" office:value="60.1632772309255">
                <text:p>60.1632772309255</text:p>
              </table:table-cell>
              <table:table-cell office:value-type="float" office:value="6.83357917662836">
                <text:p>6.833579176628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.6">
                <text:p>57.6</text:p>
              </table:table-cell>
              <table:table-cell office:value-type="float" office:value="7.8">
                <text:p>7.8</text:p>
              </table:table-cell>
              <table:table-cell office:value-type="float" office:value="59.7787856462867">
                <text:p>59.7787856462867</text:p>
              </table:table-cell>
              <table:table-cell office:value-type="float" office:value="7.12350542363985">
                <text:p>7.123505423639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9.7787856462867">
                <text:p>59.7787856462867</text:p>
              </table:table-cell>
              <table:table-cell office:value-type="float" office:value="7.12350542363985">
                <text:p>7.123505423639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9.7787856462867">
                <text:p>59.7787856462867</text:p>
              </table:table-cell>
              <table:table-cell office:value-type="float" office:value="7.12350542363985">
                <text:p>7.123505423639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9.7787856462867">
                <text:p>59.7787856462867</text:p>
              </table:table-cell>
              <table:table-cell office:value-type="float" office:value="7.12350542363985">
                <text:p>7.123505423639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0">
                <text:p>180</text:p>
              </table:table-cell>
              <table:table-cell office:value-type="float" office:value="3">
                <text:p>3</text:p>
              </table:table-cell>
              <table:table-cell office:value-type="float" office:value="59.7787856462867">
                <text:p>59.7787856462867</text:p>
              </table:table-cell>
              <table:table-cell office:value-type="float" office:value="7.12350542363985">
                <text:p>7.123505423639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5.8">
                <text:p>55.8</text:p>
              </table:table-cell>
              <table:table-cell office:value-type="float" office:value="9.4">
                <text:p>9.4</text:p>
              </table:table-cell>
              <table:table-cell office:value-type="float" office:value="57.5654083285561">
                <text:p>57.5654083285561</text:p>
              </table:table-cell>
              <table:table-cell office:value-type="float" office:value="9.01738955655115">
                <text:p>9.017389556551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.8">
                <text:p>55.8</text:p>
              </table:table-cell>
              <table:table-cell office:value-type="float" office:value="9.4">
                <text:p>9.4</text:p>
              </table:table-cell>
              <table:table-cell office:value-type="float" office:value="57.3005970792727">
                <text:p>57.3005970792727</text:p>
              </table:table-cell>
              <table:table-cell office:value-type="float" office:value="9.13217268958581">
                <text:p>9.132172689585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.8">
                <text:p>55.8</text:p>
              </table:table-cell>
              <table:table-cell office:value-type="float" office:value="9.4">
                <text:p>9.4</text:p>
              </table:table-cell>
              <table:table-cell office:value-type="float" office:value="57.0755075173818">
                <text:p>57.0755075173818</text:p>
              </table:table-cell>
              <table:table-cell office:value-type="float" office:value="9.21252088271006">
                <text:p>9.212520882710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8">
                <text:p>55.8</text:p>
              </table:table-cell>
              <table:table-cell office:value-type="float" office:value="9.4">
                <text:p>9.4</text:p>
              </table:table-cell>
              <table:table-cell office:value-type="float" office:value="56.8841813897745">
                <text:p>56.8841813897745</text:p>
              </table:table-cell>
              <table:table-cell office:value-type="float" office:value="9.26876461789705">
                <text:p>9.268764617897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8">
                <text:p>55.8</text:p>
              </table:table-cell>
              <table:table-cell office:value-type="float" office:value="9.4">
                <text:p>9.4</text:p>
              </table:table-cell>
              <table:table-cell office:value-type="float" office:value="56.7215541813084">
                <text:p>56.7215541813084</text:p>
              </table:table-cell>
              <table:table-cell office:value-type="float" office:value="9.30813523252793">
                <text:p>9.308135232527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4">
                <text:p>54</text:p>
              </table:table-cell>
              <table:table-cell office:value-type="float" office:value="9.4">
                <text:p>9.4</text:p>
              </table:table-cell>
              <table:table-cell office:value-type="float" office:value="56.3133210541121">
                <text:p>56.3133210541121</text:p>
              </table:table-cell>
              <table:table-cell office:value-type="float" office:value="9.33569466276955">
                <text:p>9.335694662769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4">
                <text:p>54</text:p>
              </table:table-cell>
              <table:table-cell office:value-type="float" office:value="9.4">
                <text:p>9.4</text:p>
              </table:table-cell>
              <table:table-cell office:value-type="float" office:value="55.9663228959953">
                <text:p>55.9663228959953</text:p>
              </table:table-cell>
              <table:table-cell office:value-type="float" office:value="9.35498626393869">
                <text:p>9.3549862639386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4">
                <text:p>54</text:p>
              </table:table-cell>
              <table:table-cell office:value-type="float" office:value="9.4">
                <text:p>9.4</text:p>
              </table:table-cell>
              <table:table-cell office:value-type="float" office:value="55.671374461596">
                <text:p>55.671374461596</text:p>
              </table:table-cell>
              <table:table-cell office:value-type="float" office:value="9.36849038475708">
                <text:p>9.368490384757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.2">
                <text:p>160.2</text:p>
              </table:table-cell>
              <table:table-cell office:value-type="float" office:value="20.6">
                <text:p>20.6</text:p>
              </table:table-cell>
              <table:table-cell office:value-type="float" office:value="71.3506682923566">
                <text:p>71.3506682923566</text:p>
              </table:table-cell>
              <table:table-cell office:value-type="float" office:value="12.73794326933">
                <text:p>12.737943269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0.2">
                <text:p>160.2</text:p>
              </table:table-cell>
              <table:table-cell office:value-type="float" office:value="20.6">
                <text:p>20.6</text:p>
              </table:table-cell>
              <table:table-cell office:value-type="float" office:value="84.6780680485031">
                <text:p>84.6780680485031</text:p>
              </table:table-cell>
              <table:table-cell office:value-type="float" office:value="15.096560288531">
                <text:p>15.0965602885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0.2">
                <text:p>160.2</text:p>
              </table:table-cell>
              <table:table-cell office:value-type="float" office:value="20.6">
                <text:p>20.6</text:p>
              </table:table-cell>
              <table:table-cell office:value-type="float" office:value="96.0063578412276">
                <text:p>96.0063578412276</text:p>
              </table:table-cell>
              <table:table-cell office:value-type="float" office:value="16.7475922019717">
                <text:p>16.7475922019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.2">
                <text:p>52.2</text:p>
              </table:table-cell>
              <table:table-cell office:value-type="float" office:value="11">
                <text:p>11</text:p>
              </table:table-cell>
              <table:table-cell office:value-type="float" office:value="89.4354041650435">
                <text:p>89.4354041650435</text:p>
              </table:table-cell>
              <table:table-cell office:value-type="float" office:value="15.0233145413802">
                <text:p>15.02331454138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2.2">
                <text:p>52.2</text:p>
              </table:table-cell>
              <table:table-cell office:value-type="float" office:value="11">
                <text:p>11</text:p>
              </table:table-cell>
              <table:table-cell office:value-type="float" office:value="83.850093540287">
                <text:p>83.850093540287</text:p>
              </table:table-cell>
              <table:table-cell office:value-type="float" office:value="13.8163201789661">
                <text:p>13.816320178966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2.2">
                <text:p>52.2</text:p>
              </table:table-cell>
              <table:table-cell office:value-type="float" office:value="11">
                <text:p>11</text:p>
              </table:table-cell>
              <table:table-cell office:value-type="float" office:value="79.1025795092439">
                <text:p>79.1025795092439</text:p>
              </table:table-cell>
              <table:table-cell office:value-type="float" office:value="12.9714241252763">
                <text:p>12.97142412527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2.2">
                <text:p>52.2</text:p>
              </table:table-cell>
              <table:table-cell office:value-type="float" office:value="11">
                <text:p>11</text:p>
              </table:table-cell>
              <table:table-cell office:value-type="float" office:value="75.0671925828573">
                <text:p>75.0671925828573</text:p>
              </table:table-cell>
              <table:table-cell office:value-type="float" office:value="12.3799968876934">
                <text:p>12.37999688769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0.4">
                <text:p>50.4</text:p>
              </table:table-cell>
              <table:table-cell office:value-type="float" office:value="12.6">
                <text:p>12.6</text:p>
              </table:table-cell>
              <table:table-cell office:value-type="float" office:value="71.3671136954287">
                <text:p>71.3671136954287</text:p>
              </table:table-cell>
              <table:table-cell office:value-type="float" office:value="12.4459978213854">
                <text:p>12.44599782138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0.4">
                <text:p>50.4</text:p>
              </table:table-cell>
              <table:table-cell office:value-type="float" office:value="12.6">
                <text:p>12.6</text:p>
              </table:table-cell>
              <table:table-cell office:value-type="float" office:value="68.2220466411144">
                <text:p>68.2220466411144</text:p>
              </table:table-cell>
              <table:table-cell office:value-type="float" office:value="12.4921984749698">
                <text:p>12.49219847496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.4">
                <text:p>50.4</text:p>
              </table:table-cell>
              <table:table-cell office:value-type="float" office:value="12.6">
                <text:p>12.6</text:p>
              </table:table-cell>
              <table:table-cell office:value-type="float" office:value="65.5487396449472">
                <text:p>65.5487396449472</text:p>
              </table:table-cell>
              <table:table-cell office:value-type="float" office:value="12.5245389324788">
                <text:p>12.52453893247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.4">
                <text:p>50.4</text:p>
              </table:table-cell>
              <table:table-cell office:value-type="float" office:value="12.6">
                <text:p>12.6</text:p>
              </table:table-cell>
              <table:table-cell office:value-type="float" office:value="63.2764286982052">
                <text:p>63.2764286982052</text:p>
              </table:table-cell>
              <table:table-cell office:value-type="float" office:value="12.5471772527352">
                <text:p>12.54717725273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0.4">
                <text:p>50.4</text:p>
              </table:table-cell>
              <table:table-cell office:value-type="float" office:value="12.6">
                <text:p>12.6</text:p>
              </table:table-cell>
              <table:table-cell office:value-type="float" office:value="61.3449643934744">
                <text:p>61.3449643934744</text:p>
              </table:table-cell>
              <table:table-cell office:value-type="float" office:value="12.5630240769146">
                <text:p>12.5630240769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0.4">
                <text:p>50.4</text:p>
              </table:table-cell>
              <table:table-cell office:value-type="float" office:value="12.6">
                <text:p>12.6</text:p>
              </table:table-cell>
              <table:table-cell office:value-type="float" office:value="59.7032197344532">
                <text:p>59.7032197344532</text:p>
              </table:table-cell>
              <table:table-cell office:value-type="float" office:value="12.5741168538402">
                <text:p>12.57411685384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2.6">
                <text:p>102.6</text:p>
              </table:table-cell>
              <table:table-cell office:value-type="float" office:value="43">
                <text:p>43</text:p>
              </table:table-cell>
              <table:table-cell office:value-type="float" office:value="66.1377367742852">
                <text:p>66.1377367742852</text:p>
              </table:table-cell>
              <table:table-cell office:value-type="float" office:value="21.7018817976882">
                <text:p>21.70188179768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2.6">
                <text:p>102.6</text:p>
              </table:table-cell>
              <table:table-cell office:value-type="float" office:value="43">
                <text:p>43</text:p>
              </table:table-cell>
              <table:table-cell office:value-type="float" office:value="71.6070762581425">
                <text:p>71.6070762581425</text:p>
              </table:table-cell>
              <table:table-cell office:value-type="float" office:value="28.0913172583817">
                <text:p>28.09131725838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2.6">
                <text:p>102.6</text:p>
              </table:table-cell>
              <table:table-cell office:value-type="float" office:value="43">
                <text:p>43</text:p>
              </table:table-cell>
              <table:table-cell office:value-type="float" office:value="76.2560148194211">
                <text:p>76.2560148194211</text:p>
              </table:table-cell>
              <table:table-cell office:value-type="float" office:value="32.5639220808672">
                <text:p>32.56392208086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.8">
                <text:p>46.8</text:p>
              </table:table-cell>
              <table:table-cell office:value-type="float" office:value="14.2">
                <text:p>14.2</text:p>
              </table:table-cell>
              <table:table-cell office:value-type="float" office:value="71.8376125965079">
                <text:p>71.8376125965079</text:p>
              </table:table-cell>
              <table:table-cell office:value-type="float" office:value="27.054745456607">
                <text:p>27.0547454566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.8">
                <text:p>46.8</text:p>
              </table:table-cell>
              <table:table-cell office:value-type="float" office:value="14.2">
                <text:p>14.2</text:p>
              </table:table-cell>
              <table:table-cell office:value-type="float" office:value="68.0819707070317">
                <text:p>68.0819707070317</text:p>
              </table:table-cell>
              <table:table-cell office:value-type="float" office:value="23.1983218196249">
                <text:p>23.19832181962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.8">
                <text:p>46.8</text:p>
              </table:table-cell>
              <table:table-cell office:value-type="float" office:value="14.2">
                <text:p>14.2</text:p>
              </table:table-cell>
              <table:table-cell office:value-type="float" office:value="64.889675100977">
                <text:p>64.889675100977</text:p>
              </table:table-cell>
              <table:table-cell office:value-type="float" office:value="20.4988252737375">
                <text:p>20.49882527373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.8">
                <text:p>46.8</text:p>
              </table:table-cell>
              <table:table-cell office:value-type="float" office:value="14.2">
                <text:p>14.2</text:p>
              </table:table-cell>
              <table:table-cell office:value-type="float" office:value="62.1762238358304">
                <text:p>62.1762238358304</text:p>
              </table:table-cell>
              <table:table-cell office:value-type="float" office:value="18.6091776916162">
                <text:p>18.60917769161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.8">
                <text:p>46.8</text:p>
              </table:table-cell>
              <table:table-cell office:value-type="float" office:value="14.2">
                <text:p>14.2</text:p>
              </table:table-cell>
              <table:table-cell office:value-type="float" office:value="59.8697902604559">
                <text:p>59.8697902604559</text:p>
              </table:table-cell>
              <table:table-cell office:value-type="float" office:value="17.2864243841314">
                <text:p>17.28642438413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.8">
                <text:p>46.8</text:p>
              </table:table-cell>
              <table:table-cell office:value-type="float" office:value="14.2">
                <text:p>14.2</text:p>
              </table:table-cell>
              <table:table-cell office:value-type="float" office:value="57.9093217213875">
                <text:p>57.9093217213875</text:p>
              </table:table-cell>
              <table:table-cell office:value-type="float" office:value="16.3604970688919">
                <text:p>16.36049706889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.8">
                <text:p>46.8</text:p>
              </table:table-cell>
              <table:table-cell office:value-type="float" office:value="14.2">
                <text:p>14.2</text:p>
              </table:table-cell>
              <table:table-cell office:value-type="float" office:value="56.2429234631794">
                <text:p>56.2429234631794</text:p>
              </table:table-cell>
              <table:table-cell office:value-type="float" office:value="15.7123479482244">
                <text:p>15.71234794822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MacOSX_X86_64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